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75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88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4.75pt"/>
    </style:style>
    <style:style style:name="co9" style:family="table-column">
      <style:table-column-properties fo:break-before="auto" style:column-width="106.1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862.24pt"/>
    </style:style>
    <style:style style:name="co12" style:family="table-column">
      <style:table-column-properties fo:break-before="auto" style:column-width="78.6pt"/>
    </style:style>
    <style:style style:name="co13" style:family="table-column">
      <style:table-column-properties fo:break-before="auto" style:column-width="109.96pt"/>
    </style:style>
    <style:style style:name="co14" style:family="table-column">
      <style:table-column-properties fo:break-before="auto" style:column-width="231.05pt"/>
    </style:style>
    <style:style style:name="co15" style:family="table-column">
      <style:table-column-properties fo:break-before="auto" style:column-width="156.39pt"/>
    </style:style>
    <style:style style:name="co16" style:family="table-column">
      <style:table-column-properties fo:break-before="auto" style:column-width="193.55pt"/>
    </style:style>
    <style:style style:name="co17" style:family="table-column">
      <style:table-column-properties fo:break-before="auto" style:column-width="414.99pt"/>
    </style:style>
    <style:style style:name="co18" style:family="table-column">
      <style:table-column-properties fo:break-before="auto" style:column-width="106.84pt"/>
    </style:style>
    <style:style style:name="co19" style:family="table-column">
      <style:table-column-properties fo:break-before="auto" style:column-width="95.1pt"/>
    </style:style>
    <style:style style:name="co20" style:family="table-column">
      <style:table-column-properties fo:break-before="auto" style:column-width="81.69pt"/>
    </style:style>
    <style:style style:name="co21" style:family="table-column">
      <style:table-column-properties fo:break-before="auto" style:column-width="109.45pt"/>
    </style:style>
    <style:style style:name="co22" style:family="table-column">
      <style:table-column-properties fo:break-before="auto" style:column-width="209.06pt"/>
    </style:style>
    <style:style style:name="co23" style:family="table-column">
      <style:table-column-properties fo:break-before="auto" style:column-width="168.21pt"/>
    </style:style>
    <style:style style:name="co24" style:family="table-column">
      <style:table-column-properties fo:break-before="auto" style:column-width="148.56pt"/>
    </style:style>
    <style:style style:name="co25" style:family="table-column">
      <style:table-column-properties fo:break-before="auto" style:column-width="135.1pt"/>
    </style:style>
    <style:style style:name="co26" style:family="table-column">
      <style:table-column-properties fo:break-before="auto" style:column-width="192.9pt"/>
    </style:style>
    <style:style style:name="co27" style:family="table-column">
      <style:table-column-properties fo:break-before="auto" style:column-width="87.99pt"/>
    </style:style>
    <style:style style:name="co28" style:family="table-column">
      <style:table-column-properties fo:break-before="auto" style:column-width="72.4pt"/>
    </style:style>
    <style:style style:name="co29" style:family="table-column">
      <style:table-column-properties fo:break-before="auto" style:column-width="91.5pt"/>
    </style:style>
    <style:style style:name="co30" style:family="table-column">
      <style:table-column-properties fo:break-before="auto" style:column-width="93.49pt"/>
    </style:style>
    <style:style style:name="co31" style:family="table-column">
      <style:table-column-properties fo:break-before="auto" style:column-width="125.66pt"/>
    </style:style>
    <style:style style:name="co32" style:family="table-column">
      <style:table-column-properties fo:break-before="auto" style:column-width="25.31pt"/>
    </style:style>
    <style:style style:name="co33" style:family="table-column">
      <style:table-column-properties fo:break-before="auto" style:column-width="95.84pt"/>
    </style:style>
    <style:style style:name="co34" style:family="table-column">
      <style:table-column-properties fo:break-before="auto" style:column-width="110.95pt"/>
    </style:style>
    <style:style style:name="co35" style:family="table-column">
      <style:table-column-properties fo:break-before="auto" style:column-width="133.14pt"/>
    </style:style>
    <style:style style:name="co36" style:family="table-column">
      <style:table-column-properties fo:break-before="auto" style:column-width="20.64pt"/>
    </style:style>
    <style:style style:name="co37" style:family="table-column">
      <style:table-column-properties fo:break-before="auto" style:column-width="15.19pt"/>
    </style:style>
    <style:style style:name="co38" style:family="table-column">
      <style:table-column-properties fo:break-before="auto" style:column-width="75.2pt"/>
    </style:style>
    <style:style style:name="co39" style:family="table-column">
      <style:table-column-properties fo:break-before="auto" style:column-width="96.8pt"/>
    </style:style>
    <style:style style:name="co40" style:family="table-column">
      <style:table-column-properties fo:break-before="auto" style:column-width="89.6pt"/>
    </style:style>
    <style:style style:name="co41" style:family="table-column">
      <style:table-column-properties fo:break-before="auto" style:column-width="100.69pt"/>
    </style:style>
    <style:style style:name="co42" style:family="table-column">
      <style:table-column-properties fo:break-before="auto" style:column-width="94.56pt"/>
    </style:style>
    <style:style style:name="co43" style:family="table-column">
      <style:table-column-properties fo:break-before="auto" style:column-width="14.09pt"/>
    </style:style>
    <style:style style:name="co44" style:family="table-column">
      <style:table-column-properties fo:break-before="auto" style:column-width="16.3pt"/>
    </style:style>
    <style:style style:name="co45" style:family="table-column">
      <style:table-column-properties fo:break-before="auto" style:column-width="11.96pt"/>
    </style:style>
    <style:style style:name="co46" style:family="table-column">
      <style:table-column-properties fo:break-before="auto" style:column-width="282.3pt"/>
    </style:style>
    <style:style style:name="co47" style:family="table-column">
      <style:table-column-properties fo:break-before="auto" style:column-width="142.1pt"/>
    </style:style>
    <style:style style:name="co48" style:family="table-column">
      <style:table-column-properties fo:break-before="auto" style:column-width="189.04pt"/>
    </style:style>
    <style:style style:name="co49" style:family="table-column">
      <style:table-column-properties fo:break-before="auto" style:column-width="95.8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2.5pt" fo:break-before="auto" style:use-optimal-row-height="false"/>
    </style:style>
    <style:style style:name="ro8" style:family="table-row">
      <style:table-row-properties style:row-height="6.55pt" fo:break-before="auto" style:use-optimal-row-height="false"/>
    </style:style>
    <style:style style:name="ro9" style:family="table-row">
      <style:table-row-properties style:row-height="22.05pt" fo:break-before="auto" style:use-optimal-row-height="true"/>
    </style:style>
    <style:style style:name="ro10" style:family="table-row">
      <style:table-row-properties style:row-height="20.04pt" fo:break-before="auto" style:use-optimal-row-height="false"/>
    </style:style>
    <style:style style:name="ro11" style:family="table-row">
      <style:table-row-properties style:row-height="34.55pt" fo:break-before="auto" style:use-optimal-row-height="false"/>
    </style:style>
    <style:style style:name="ro1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 tableooo:tab-color="#e9967a"/>
    </style:style>
    <style:style style:name="ta2" style:family="table" style:master-page-name="Default">
      <style:table-properties table:display="true" style:writing-mode="lr-tb" tableooo:tab-color="#9932cc"/>
    </style:style>
    <style:style style:name="ta3" style:family="table" style:master-page-name="Default">
      <style:table-properties table:display="true" style:writing-mode="lr-tb" tableooo:tab-color="#ff0000"/>
    </style:style>
    <style:style style:name="ta4" style:family="table" style:master-page-name="Default">
      <style:table-properties table:display="true" style:writing-mode="lr-tb" tableooo:tab-color="#00008b"/>
    </style:style>
    <style:style style:name="ta5" style:family="table" style:master-page-name="Default">
      <style:table-properties table:display="true" style:writing-mode="lr-tb" tableooo:tab-color="#3cb371"/>
    </style:style>
    <style:style style:name="ta6" style:family="table" style:master-page-name="Default">
      <style:table-properties table:display="true" style:writing-mode="lr-tb" tableooo:tab-color="#20b2aa"/>
    </style:style>
    <style:style style:name="ta7" style:family="table" style:master-page-name="Default">
      <style:table-properties table:display="true" style:writing-mode="lr-tb" tableooo:tab-color="#708090"/>
    </style:style>
    <style:style style:name="ta8" style:family="table" style:master-page-name="Default">
      <style:table-properties table:display="true" style:writing-mode="lr-tb" tableooo:tab-color="#ffff00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" style:family="table-cell" style:parent-style-name="Default" style:data-style-name="N46">
      <style:table-cell-properties fo:border="none"/>
    </style:style>
    <style:style style:name="ce149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15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1" style:family="table-cell" style:parent-style-name="Default">
      <style:table-cell-properties fo:background-color="#000000" fo:border="none"/>
    </style:style>
    <style:style style:name="ce152" style:family="table-cell" style:parent-style-name="Default">
      <style:table-cell-properties fo:background-color="transparent" fo:border="none"/>
      <style:text-properties fo:font-size="15pt" style:font-size-asian="15pt" style:font-size-complex="15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bold" style:font-name-complex="Lohit Devanagari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="none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157" style:family="table-cell" style:parent-style-name="Default">
      <style:table-cell-properties fo:border="0.06pt solid #000000"/>
    </style:style>
    <style:style style:name="ce15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60" style:family="table-cell" style:parent-style-name="Default" style:data-style-name="N50">
      <style:table-cell-properties fo:border="none"/>
    </style:style>
    <style:style style:name="ce161" style:family="table-cell" style:parent-style-name="Default" style:data-style-name="N43">
      <style:table-cell-properties fo:border="none"/>
    </style:style>
    <style:style style:name="ce162" style:family="table-cell" style:parent-style-name="Default">
      <style:table-cell-properties fo:background-color="#000000"/>
    </style:style>
    <style:style style:name="ce163" style:family="table-cell" style:parent-style-name="Default" style:data-style-name="N46"/>
    <style:style style:name="ce164" style:family="table-cell" style:parent-style-name="Default" style:data-style-name="N50"/>
    <style:style style:name="ce165" style:family="table-cell" style:parent-style-name="Default" style:data-style-name="N43"/>
    <style:style style:name="ce16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67" style:family="table-cell" style:parent-style-name="Default" style:data-style-name="N44"/>
    <style:style style:name="ce169" style:family="table-cell" style:parent-style-name="Default">
      <style:table-cell-properties fo:background-color="#000000"/>
      <style:text-properties fo:color="#ffff00" fo:font-size="20pt" style:font-size-asian="20pt" style:font-size-complex="20pt"/>
    </style:style>
    <style:style style:name="ce17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00" fo:font-size="20pt" style:font-size-asian="20pt" style:font-size-complex="20pt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172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00" fo:font-size="12pt" style:font-size-asian="12pt" style:font-size-complex="12pt"/>
    </style:style>
    <style:style style:name="ce173" style:family="table-cell" style:parent-style-name="Default">
      <style:table-cell-properties fo:background-color="#e16173"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fo:font-size="12pt" style:font-size-asian="12pt" style:font-size-complex="12pt"/>
    </style:style>
    <style:style style:name="ce17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176" style:family="table-cell" style:parent-style-name="Default">
      <style:table-cell-properties fo:background-color="#50938a"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77" style:family="table-cell" style:parent-style-name="Default">
      <style:table-cell-properties fo:background-color="#ffaa95"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78" style:family="table-cell" style:parent-style-name="Default">
      <style:table-cell-properties fo:background-color="#afd095"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180" style:family="table-cell" style:parent-style-name="Default">
      <style:table-cell-properties fo:background-color="#342a06" style:text-align-source="fix" style:repeat-content="false"/>
      <style:paragraph-properties fo:text-align="center" fo:margin-left="0pt"/>
      <style:text-properties fo:color="#ffffff" fo:font-size="12pt" style:font-size-asian="12pt" style:font-size-complex="12pt"/>
    </style:style>
    <style:style style:name="ce181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00" fo:font-size="11pt" style:font-size-asian="11pt" style:font-size-complex="11pt"/>
    </style:style>
    <style:style style:name="ce184" style:family="table-cell" style:parent-style-name="Default">
      <style:table-cell-properties fo:border-bottom="none" fo:background-color="#e16173" fo:border-left="none" fo:border-right="0.06pt solid #000000" fo:border-top="none"/>
      <style:text-properties fo:font-size="11pt" style:font-size-asian="11pt" style:font-size-complex="11pt"/>
    </style:style>
    <style:style style:name="ce185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/>
      <style:paragraph-properties fo:text-align="center" fo:margin-left="0pt"/>
      <style:text-properties fo:color="#eeeeee" fo:font-size="11pt" style:font-size-asian="11pt" style:font-size-complex="11pt"/>
    </style:style>
    <style:style style:name="ce1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18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188" style:family="table-cell" style:parent-style-name="Default">
      <style:table-cell-properties fo:border-bottom="none" fo:background-color="#800080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189" style:family="table-cell" style:parent-style-name="Default">
      <style:table-cell-properties fo:border-bottom="none" fo:background-color="#81aca6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190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191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192" style:family="table-cell" style:parent-style-name="Default">
      <style:table-cell-properties fo:border-bottom="none" fo:background-color="#342a06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193" style:family="table-cell" style:parent-style-name="Default">
      <style:table-cell-properties fo:border-bottom="none" fo:background-color="#000000" fo:border-left="none" fo:border-right="0.06pt solid #000000" fo:border-top="none"/>
      <style:text-properties fo:font-size="11pt" style:font-size-asian="11pt" style:font-size-complex="11pt"/>
    </style:style>
    <style:style style:name="ce194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195" style:family="table-cell" style:parent-style-name="Default">
      <style:table-cell-properties fo:background-color="#000000"/>
      <style:text-properties fo:color="#ffff00"/>
    </style:style>
    <style:style style:name="ce196" style:family="table-cell" style:parent-style-name="Default">
      <style:table-cell-properties fo:background-color="#e1617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transparent" fo:border="none"/>
    </style:style>
    <style:style style:name="ce198" style:family="table-cell" style:parent-style-name="Default" style:data-style-name="N43">
      <style:table-cell-properties fo:background-color="transparent"/>
    </style:style>
    <style:style style:name="ce199" style:family="table-cell" style:parent-style-name="Default">
      <style:table-cell-properties fo:background-color="#dddddd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81aca6"/>
    </style:style>
    <style:style style:name="ce202" style:family="table-cell" style:parent-style-name="Default">
      <style:table-cell-properties fo:background-color="#ffaa95"/>
    </style:style>
    <style:style style:name="ce20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04" style:family="table-cell" style:parent-style-name="Default">
      <style:table-cell-properties fo:background-color="#afd095"/>
    </style:style>
    <style:style style:name="ce205" style:family="table-cell" style:parent-style-name="Default">
      <style:table-cell-properties fo:background-color="#ffffff"/>
    </style:style>
    <style:style style:name="ce206" style:family="table-cell" style:parent-style-name="Default">
      <style:table-cell-properties fo:background-color="#342a06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8" style:family="table-cell" style:parent-style-name="Default">
      <style:text-properties fo:font-size="15pt" style:font-size-asian="15pt" style:font-size-complex="15pt"/>
    </style:style>
    <style:style style:name="ce209" style:family="table-cell" style:parent-style-name="Default">
      <style:table-cell-properties fo:background-color="#000000"/>
      <style:text-properties fo:font-size="15pt" style:font-size-asian="15pt" style:font-size-complex="15pt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00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ffff00" fo:font-size="15pt" style:font-size-asian="15pt" style:font-size-complex="15pt"/>
    </style:style>
    <style:style style:name="ce2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1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214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215" style:family="table-cell" style:parent-style-name="Default">
      <style:table-cell-properties fo:background-color="#729fcf"/>
    </style:style>
    <style:style style:name="ce216" style:family="table-cell" style:parent-style-name="Default">
      <style:table-cell-properties fo:background-color="#ed4c05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>
      <style:table-cell-properties fo:background-color="#b85c00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fo:background-color="#a1467e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2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21" style:family="table-cell" style:parent-style-name="Default">
      <style:table-cell-properties fo:background-color="#ed4c05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5pt" style:font-size-asian="15pt" style:font-size-complex="15pt"/>
    </style:style>
    <style:style style:name="ce223" style:family="table-cell" style:parent-style-name="Default">
      <style:table-cell-properties fo:background-color="#b85c00" style:text-align-source="fix" style:repeat-content="false"/>
      <style:paragraph-properties fo:text-align="center" fo:margin-left="0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808080" fo:font-size="15pt" style:font-size-asian="15pt" style:font-size-complex="15pt"/>
    </style:style>
    <style:style style:name="ce225" style:family="table-cell" style:parent-style-name="Default">
      <style:table-cell-properties fo:background-color="#a1467e" style:text-align-source="fix" style:repeat-content="false"/>
      <style:paragraph-properties fo:text-align="center" fo:margin-left="0pt"/>
      <style:text-properties fo:color="#808080"/>
    </style:style>
    <style:style style:name="ce22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808080" fo:font-size="15pt" style:font-size-asian="15pt" style:font-size-complex="15pt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9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pt"/>
    </style:style>
    <style:style style:name="ce23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231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232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33" style:family="table-cell" style:parent-style-name="Default" style:data-style-name="N61">
      <style:table-cell-properties fo:background-color="#a1467e" style:text-align-source="fix" style:repeat-content="false" fo:border="0.06pt solid #000000"/>
      <style:paragraph-properties fo:text-align="center" fo:margin-left="0pt"/>
    </style:style>
    <style:style style:name="ce234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235" style:family="table-cell" style:parent-style-name="Default" style:data-style-name="N61">
      <style:table-cell-properties fo:background-color="#000000" style:text-align-source="fix" style:repeat-content="false" fo:border="0.06pt solid #000000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237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00" fo:font-size="12pt" style:font-size-asian="12pt" style:font-size-complex="12pt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00" fo:font-size="13pt" style:font-size-asian="13pt" style:font-size-complex="13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24" style:family="table-cell" style:parent-style-name="Default">
      <style:table-cell-properties fo:background-color="transparent"/>
      <style:text-properties style:use-window-font-color="true"/>
    </style:style>
    <style:style style:name="ce239" style:family="table-cell" style:parent-style-name="Default">
      <style:table-cell-properties fo:background-color="#333333"/>
      <style:text-properties fo:color="#ffff00" fo:font-size="20pt" style:font-size-asian="20pt" style:font-size-complex="20pt"/>
    </style:style>
    <style:style style:name="ce24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1" style:family="table-cell" style:parent-style-name="Default">
      <style:table-cell-properties fo:background-color="#333333"/>
      <style:text-properties fo:color="#ffff00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43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pt"/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44" style:family="table-cell" style:parent-style-name="Default">
      <style:table-cell-properties fo:border-bottom="none" fo:background-color="#a1467e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4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>
      <style:table-cell-properties fo:background-color="#333333"/>
      <style:text-properties fo:color="#ffff00" fo:font-size="13pt" style:font-size-asian="13pt" style:font-size-complex="13pt"/>
    </style:style>
    <style:style style:name="ce24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ackground-color="#729fcf"/>
      <style:text-properties fo:font-size="13pt" style:font-size-asian="13pt" style:font-size-complex="13pt"/>
    </style:style>
    <style:style style:name="ce249" style:family="table-cell" style:parent-style-name="Default">
      <style:table-cell-properties fo:background-color="#ed4c05" style:text-align-source="fix" style:repeat-content="false" fo:border="none"/>
      <style:paragraph-properties fo:text-align="center" fo:margin-left="0pt"/>
      <style:text-properties fo:color="#000000" fo:font-size="13pt" style:font-size-asian="13pt" style:font-size-complex="13pt"/>
    </style:style>
    <style:style style:name="ce250" style:family="table-cell" style:parent-style-name="Default">
      <style:text-properties fo:font-size="13pt" style:font-size-asian="13pt" style:font-size-complex="13pt"/>
    </style:style>
    <style:style style:name="ce251" style:family="table-cell" style:parent-style-name="Default">
      <style:table-cell-properties fo:background-color="#b85c00" style:text-align-source="fix" style:repeat-content="false" fo:border="none"/>
      <style:paragraph-properties fo:text-align="center" fo:margin-left="0pt"/>
      <style:text-properties fo:color="#ffffff" fo:font-size="13pt" style:font-size-asian="13pt" style:font-size-complex="13pt"/>
    </style:style>
    <style:style style:name="ce252" style:family="table-cell" style:parent-style-name="Default">
      <style:table-cell-properties fo:border-bottom="none" fo:background-color="#a1467e" style:text-align-source="fix" style:repeat-content="false" fo:border-left="none" fo:border-right="none" fo:border-top="0.06pt solid #000000"/>
      <style:paragraph-properties fo:text-align="center" fo:margin-left="0pt"/>
      <style:text-properties fo:color="#ffff00" fo:font-size="13pt" style:font-size-asian="13pt" style:font-size-complex="13pt"/>
    </style:style>
    <style:style style:name="ce253" style:family="table-cell" style:parent-style-name="Default">
      <style:table-cell-properties fo:background-color="#ed4c05" style:text-align-source="fix" style:repeat-content="false" fo:border="none"/>
      <style:paragraph-properties fo:text-align="center" fo:margin-left="0pt"/>
      <style:text-properties fo:font-size="13pt" style:font-size-asian="13pt" style:font-size-complex="13pt"/>
    </style:style>
    <style:style style:name="ce254" style:family="table-cell" style:parent-style-name="Default">
      <style:table-cell-properties fo:background-color="#b85c00" style:text-align-source="fix" style:repeat-content="false" fo:border="none"/>
      <style:paragraph-properties fo:text-align="center" fo:margin-left="0pt"/>
      <style:text-properties fo:font-size="13pt" style:font-size-asian="13pt" style:font-size-complex="13pt"/>
    </style:style>
    <style:style style:name="ce255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00"/>
    </style:style>
    <style:style style:name="ce256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257" style:family="table-cell" style:parent-style-name="Default">
      <style:table-cell-properties fo:background-color="#ed4c05" style:text-align-source="fix" style:repeat-content="false" fo:border="none"/>
      <style:paragraph-properties fo:text-align="center" fo:margin-left="0pt"/>
      <style:text-properties fo:color="#000000"/>
    </style:style>
    <style:style style:name="ce2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5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60" style:family="table-cell" style:parent-style-name="Default">
      <style:table-cell-properties fo:background-color="#b85c00" style:text-align-source="fix" style:repeat-content="false" fo:border="none"/>
      <style:paragraph-properties fo:text-align="center" fo:margin-left="0pt"/>
      <style:text-properties fo:color="#ffffff"/>
    </style:style>
    <style:style style:name="ce261" style:family="table-cell" style:parent-style-name="Default">
      <style:table-cell-properties fo:border-bottom="none" fo:background-color="#a1467e" style:text-align-source="fix" style:repeat-content="false" fo:border-left="none" fo:border-right="none" fo:border-top="0.06pt solid #000000"/>
      <style:paragraph-properties fo:text-align="center" fo:margin-left="0pt"/>
      <style:text-properties fo:color="#ffff00"/>
    </style:style>
    <style:style style:name="ce262" style:family="table-cell" style:parent-style-name="Default">
      <style:table-cell-properties fo:background-color="#ed4c05" style:text-align-source="fix" style:repeat-content="false" fo:border="none"/>
      <style:paragraph-properties fo:text-align="center" fo:margin-left="0pt"/>
    </style:style>
    <style:style style:name="ce263" style:family="table-cell" style:parent-style-name="Default">
      <style:table-cell-properties fo:background-color="#b85c00" style:text-align-source="fix" style:repeat-content="false" fo:border="none"/>
      <style:paragraph-properties fo:text-align="center" fo:margin-left="0pt"/>
    </style:style>
    <style:style style:name="ce264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265" style:family="table-cell" style:parent-style-name="Default">
      <style:table-cell-properties fo:background-color="#eeeeee"/>
    </style:style>
    <style:style style:name="ce266" style:family="table-cell" style:parent-style-name="Default">
      <style:table-cell-properties fo:border-bottom="none" fo:background-color="#333333" style:text-align-source="fix" style:repeat-content="false" fo:border-left="none" fo:border-right="none" fo:border-top="0.06pt solid #000000"/>
      <style:paragraph-properties fo:text-align="center" fo:margin-left="0pt"/>
    </style:style>
    <style:style style:name="ce267" style:family="table-cell" style:parent-style-name="Default">
      <style:table-cell-properties fo:background-color="#eeeeee" fo:border="0.06pt solid #000000"/>
    </style:style>
    <style:style style:name="ce268" style:family="table-cell" style:parent-style-name="Default">
      <style:table-cell-properties fo:background-color="transparent" fo:border="0.06pt solid #000000"/>
    </style:style>
    <style:style style:name="ce269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font-size-asian="10pt" style:font-size-complex="10pt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 fo:font-size="20pt" fo:font-weight="bold" style:font-size-asian="20pt" style:font-weight-asian="bold" style:font-size-complex="20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9a9a9" fo:font-size="10pt" fo:font-style="italic" style:font-size-asian="10pt" style:font-style-asian="italic" style:font-size-complex="10pt" style:font-style-complex="italic"/>
    </style:style>
    <style:style style:name="ce13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9a9a9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0pt" style:font-size-asian="10pt" style:font-size-complex="10pt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0pt" fo:font-style="italic" style:font-size-asian="10pt" style:font-style-asian="italic" style:font-size-complex="10pt" style:font-style-complex="italic"/>
    </style:style>
    <style:style style:name="ce2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277" style:family="table-cell" style:parent-style-name="Default" style:data-style-name="N41">
      <style:text-properties fo:font-size="12pt" style:font-size-asian="12pt" style:font-size-complex="12pt"/>
    </style:style>
    <style:style style:name="ce280" style:family="table-cell" style:parent-style-name="Default" style:data-style-name="N41">
      <style:table-cell-properties fo:background-color="#c0c0c0" fo:border="0.06pt solid #000000"/>
      <style:text-properties fo:font-size="12pt" style:font-size-asian="12pt" style:font-size-complex="12pt"/>
    </style:style>
    <style:style style:name="ce283" style:family="table-cell" style:parent-style-name="Default" style:data-style-name="N41">
      <style:table-cell-properties fo:background-color="transparent" fo:border="none"/>
      <style:text-properties fo:font-size="12pt" style:font-size-asian="12pt" style:font-size-complex="12pt"/>
    </style:style>
    <style:style style:name="ce284" style:family="table-cell" style:parent-style-name="Default" style:data-style-name="N41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fo:font-size="10pt" style:font-size-asian="10pt" style:font-size-complex="10pt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61">
      <style:table-cell-properties fo:background-color="transparent" fo:border="none"/>
      <style:text-properties fo:font-size="12pt" style:font-size-asian="12pt" style:font-size-complex="12pt"/>
    </style:style>
    <style:style style:name="ce301" style:family="table-cell" style:parent-style-name="Default">
      <style:table-cell-properties fo:background-color="#fffff0"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#00bfff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03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color="#000000" fo:font-size="20pt" fo:font-style="italic" style:font-size-asian="20pt" style:font-style-asian="italic" style:font-size-complex="20pt" style:font-style-complex="italic"/>
    </style:style>
    <style:style style:name="ce304" style:family="table-cell" style:parent-style-name="Default" style:data-style-name="N41"/>
    <style:style style:name="ce3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306" style:family="table-cell" style:parent-style-name="Default">
      <style:table-cell-properties fo:background-color="#ff7f5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16" style:family="table-cell" style:parent-style-name="Default">
      <style:table-cell-properties fo:background-color="#ff69b4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0pt" fo:font-style="italic" style:font-size-asian="10pt" style:font-style-asian="italic" style:font-size-complex="10pt" style:font-style-complex="italic"/>
    </style:style>
    <style:style style:name="ce3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808080" fo:font-size="10pt" fo:font-style="italic" style:font-size-asian="10pt" style:font-style-asian="italic" style:font-size-complex="10pt" style:font-style-complex="italic"/>
    </style:style>
    <style:style style:name="ce320" style:family="table-cell" style:parent-style-name="Default" style:data-style-name="N41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ext-properties fo:font-size="10pt" style:font-size-asian="10pt" style:font-size-complex="10pt"/>
    </style:style>
    <style:style style:name="ce322" style:family="table-cell" style:parent-style-name="Default" style:data-style-name="N41">
      <style:text-properties fo:font-size="10pt" style:font-size-asian="10pt" style:font-size-complex="10pt"/>
    </style:style>
    <style:style style:name="ce326" style:family="table-cell" style:parent-style-name="Default" style:data-style-name="N61"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fffff0" fo:border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ackground-color="#00bfff"/>
      <style:text-properties fo:font-size="10pt" style:font-size-asian="10pt" style:font-size-complex="10pt"/>
    </style:style>
    <style:style style:name="ce329" style:family="table-cell" style:parent-style-name="Default">
      <style:table-cell-properties fo:background-color="#c0c0c0" fo:border="0.06pt solid #000000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331" style:family="table-cell" style:parent-style-name="Default">
      <style:table-cell-properties fo:background-color="#ff7f50"/>
      <style:text-properties fo:font-size="10pt" style:font-size-asian="10pt" style:font-size-complex="10pt"/>
    </style:style>
    <style:style style:name="ce332" style:family="table-cell" style:parent-style-name="Default">
      <style:table-cell-properties fo:background-color="#3cb371" style:text-align-source="fix" style:repeat-content="false"/>
      <style:paragraph-properties fo:text-align="center" fo:margin-left="0pt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333" style:family="table-cell" style:parent-style-name="Default">
      <style:table-cell-properties fo:background-color="#00bfff" style:text-align-source="fix" style:repeat-content="fals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335" style:family="table-cell" style:parent-style-name="Default">
      <style:table-cell-properties fo:background-color="#ff7f50" style:text-align-source="fix" style:repeat-content="fals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336" style:family="table-cell" style:parent-style-name="Default">
      <style:table-cell-properties fo:background-color="#ff69b4" style:text-align-source="fix" style:repeat-content="fals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337" style:family="table-cell" style:parent-style-name="Default">
      <style:table-cell-properties fo:background-color="#784b04" style:text-align-source="fix" style:repeat-content="false"/>
      <style:paragraph-properties fo:text-align="center" fo:margin-left="0pt"/>
      <style:text-properties fo:color="#ffffff" fo:font-size="20pt" fo:font-weight="bold" style:font-size-asian="20pt" style:font-weight-asian="bold" style:font-size-complex="20pt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39" style:family="table-cell" style:parent-style-name="Default">
      <style:table-cell-properties fo:background-color="#3cb371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341" style:family="table-cell" style:parent-style-name="Default">
      <style:table-cell-properties fo:background-color="#fffff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42" style:family="table-cell" style:parent-style-name="Default">
      <style:table-cell-properties fo:background-color="#00bfff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44" style:family="table-cell" style:parent-style-name="Default">
      <style:table-cell-properties fo:background-color="#ff7f5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45" style:family="table-cell" style:parent-style-name="Default">
      <style:table-cell-properties fo:background-color="#ff69b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46" style:family="table-cell" style:parent-style-name="Default">
      <style:text-properties fo:font-size="12pt" style:font-size-asian="12pt" style:font-size-complex="12pt"/>
    </style:style>
    <style:style style:name="ce347" style:family="table-cell" style:parent-style-name="Default">
      <style:table-cell-properties fo:background-color="#3cb371"/>
      <style:text-properties fo:font-size="12pt" style:font-size-asian="12pt" style:font-size-complex="12pt"/>
    </style:style>
    <style:style style:name="ce348" style:family="table-cell" style:parent-style-name="Default">
      <style:table-cell-properties fo:background-color="#c0c0c0" fo:border="0.06pt solid #000000"/>
      <style:text-properties fo:font-size="12pt" style:font-size-asian="12pt" style:font-size-complex="12pt"/>
    </style:style>
    <style:style style:name="ce349" style:family="table-cell" style:parent-style-name="Default">
      <style:table-cell-properties fo:background-color="#fffff0" fo:border="0.06pt solid #000000"/>
      <style:text-properties fo:font-size="12pt" style:font-size-asian="12pt" style:font-size-complex="12pt"/>
    </style:style>
    <style:style style:name="ce350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351" style:family="table-cell" style:parent-style-name="Default">
      <style:table-cell-properties fo:background-color="#ff7f50"/>
      <style:text-properties fo:font-size="12pt" style:font-size-asian="12pt" style:font-size-complex="12pt"/>
    </style:style>
    <style:style style:name="ce352" style:family="table-cell" style:parent-style-name="Default">
      <style:table-cell-properties fo:background-color="#ff69b4"/>
      <style:text-properties fo:font-size="12pt" style:font-size-asian="12pt" style:font-size-complex="12pt"/>
    </style:style>
    <style:style style:name="ce353" style:family="table-cell" style:parent-style-name="Default">
      <style:table-cell-properties fo:background-color="#bf819e" style:text-align-source="fix" style:repeat-content="false"/>
      <style:paragraph-properties fo:text-align="center" fo:margin-left="0pt"/>
      <style:text-properties fo:color="#ffffff" fo:font-size="20pt" fo:font-weight="bold" style:font-size-asian="20pt" style:font-weight-asian="bold" style:font-size-complex="20pt" style:font-weight-complex="bold"/>
    </style:style>
    <style:style style:name="ce354" style:family="table-cell" style:parent-style-name="Default">
      <style:table-cell-properties fo:background-color="#81aca6" style:text-align-source="fix" style:repeat-content="false"/>
      <style:paragraph-properties fo:text-align="center" fo:margin-left="0pt"/>
      <style:text-properties fo:color="#ffffff" fo:font-size="20pt" fo:font-weight="bold" style:font-size-asian="20pt" style:font-weight-asian="bold" style:font-size-complex="20pt" style:font-weight-complex="bold"/>
    </style:style>
    <style:style style:name="ce369" style:family="table-cell" style:parent-style-name="Default">
      <style:table-cell-properties fo:border-bottom="none" fo:background-color="#ffff00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70" style:family="table-cell" style:parent-style-name="Default">
      <style:table-cell-properties fo:border-bottom="none" fo:background-color="#3cb371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371" style:family="table-cell" style:parent-style-name="Default">
      <style:table-cell-properties fo:border-bottom="none" fo:background-color="#c0c0c0" fo:border-left="1.56pt double #000000" style:border-line-width-left="0.74pt 0.74pt 0.06pt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372" style:family="table-cell" style:parent-style-name="Default">
      <style:table-cell-properties fo:border-bottom="none" fo:border-left="1.56pt double #000000" style:border-line-width-left="0.74pt 0.74pt 0.06pt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373" style:family="table-cell" style:parent-style-name="Default">
      <style:table-cell-properties fo:border-bottom="none" fo:background-color="#fffff0" fo:border-left="1.56pt double #000000" style:border-line-width-left="0.74pt 0.74pt 0.06pt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374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375" style:family="table-cell" style:parent-style-name="Default">
      <style:table-cell-properties fo:border-bottom="none" fo:background-color="#00bfff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376" style:family="table-cell" style:parent-style-name="Default">
      <style:table-cell-properties fo:border-bottom="none" fo:background-color="#ff7f50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377" style:family="table-cell" style:parent-style-name="Default">
      <style:table-cell-properties fo:border-bottom="none" fo:background-color="#ff69b4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378" style:family="table-cell" style:parent-style-name="Default">
      <style:table-cell-properties fo:border-bottom="none" fo:border-left="1.56pt double #000000" style:border-line-width-left="0.74pt 0.74pt 0.06pt" fo:border-right="none" fo:border-top="none"/>
      <style:text-properties fo:font-size="12pt" style:font-size-asian="12pt" style:font-size-complex="12pt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20pt" fo:font-style="italic" style:font-size-asian="20pt" style:font-style-asian="italic" style:font-size-complex="20pt" style:font-style-complex="italic"/>
    </style:style>
    <style:style style:name="ce380" style:family="table-cell" style:parent-style-name="Default">
      <style:table-cell-properties fo:background-color="#ff69b4"/>
      <style:text-properties fo:font-size="10pt" style:font-size-asian="10pt" style:font-size-complex="10pt"/>
    </style:style>
    <style:style style:name="ce382" style:family="table-cell" style:parent-style-name="Default">
      <style:table-cell-properties fo:background-color="#eeeeee" fo:border="none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none" fo:background-color="#3cb371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386" style:family="table-cell" style:parent-style-name="Default">
      <style:table-cell-properties fo:background-color="#c0c0c0" fo:border="1.56pt double #000000" style:border-line-width="0.74pt 0.74pt 0.06pt"/>
      <style:text-properties fo:font-size="12pt" style:font-size-asian="12pt" style:font-size-complex="12pt"/>
    </style:style>
    <style:style style:name="ce387" style:family="table-cell" style:parent-style-name="Default">
      <style:table-cell-properties fo:background-color="#fffff0" fo:border="1.56pt double #000000" style:border-line-width="0.74pt 0.74pt 0.06pt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none" fo:background-color="#00bfff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390" style:family="table-cell" style:parent-style-name="Default">
      <style:table-cell-properties fo:border-bottom="none" fo:background-color="#ff7f50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391" style:family="table-cell" style:parent-style-name="Default">
      <style:table-cell-properties fo:border-bottom="none" fo:background-color="#ff69b4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39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none" fo:background-color="#3cb371" style:text-align-source="fix" style:repeat-content="false" fo:border-left="0.06pt solid #000000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39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9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397" style:family="table-cell" style:parent-style-name="Default">
      <style:table-cell-properties fo:border-bottom="none" fo:background-color="#00bfff" style:text-align-source="fix" style:repeat-content="false" fo:border-left="0.06pt solid #000000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398" style:family="table-cell" style:parent-style-name="Default">
      <style:table-cell-properties fo:border-bottom="none" fo:background-color="#ff7f50" style:text-align-source="fix" style:repeat-content="false" fo:border-left="0.06pt solid #000000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399" style:family="table-cell" style:parent-style-name="Default">
      <style:table-cell-properties fo:border-bottom="none" fo:background-color="#ff69b4" style:text-align-source="fix" style:repeat-content="false" fo:border-left="0.06pt solid #000000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ext-properties fo:color="#000000"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61"/>
    <style:style style:name="ce405" style:family="table-cell" style:parent-style-name="Default" style:data-style-name="N46">
      <style:text-properties fo:font-size="10pt" style:font-size-asian="10pt" style:font-size-complex="10pt"/>
    </style:style>
    <style:style style:name="ce406" style:family="table-cell" style:parent-style-name="Default" style:data-style-name="N41">
      <style:table-cell-properties fo:background-color="#fffff0" fo:border="0.06pt solid #000000"/>
      <style:text-properties fo:font-size="10pt" style:font-size-asian="10pt" style:font-size-complex="10pt"/>
    </style:style>
    <style:style style:name="ce407" style:family="table-cell" style:parent-style-name="Default" style:data-style-name="N41">
      <style:table-cell-properties fo:background-color="#00bfff"/>
      <style:text-properties fo:font-size="10pt" style:font-size-asian="10pt" style:font-size-complex="10pt"/>
    </style:style>
    <style:style style:name="ce408" style:family="table-cell" style:parent-style-name="Default" style:data-style-name="N41">
      <style:table-cell-properties fo:background-color="#c0c0c0" fo:border="0.06pt solid #000000"/>
      <style:text-properties fo:font-size="10pt" style:font-size-asian="10pt" style:font-size-complex="10pt"/>
    </style:style>
    <style:style style:name="ce409" style:family="table-cell" style:parent-style-name="Default" style:data-style-name="N41">
      <style:table-cell-properties fo:background-color="#ff7f50"/>
      <style:text-properties fo:font-size="10pt" style:font-size-asian="10pt" style:font-size-complex="10pt"/>
    </style:style>
    <style:style style:name="ce410" style:family="table-cell" style:parent-style-name="Default" style:data-style-name="N41">
      <style:table-cell-properties fo:background-color="#ff69b4"/>
      <style:text-properties fo:font-size="10pt" style:font-size-asian="10pt" style:font-size-complex="10pt"/>
    </style:style>
    <style:style style:name="ce411" style:family="table-cell" style:parent-style-name="Default" style:data-style-name="N41">
      <style:table-cell-properties fo:background-color="transparent" fo:border="none"/>
      <style:text-properties fo:font-size="10pt" style:font-size-asian="10pt" style:font-size-complex="10pt"/>
    </style:style>
    <style:style style:name="ce429" style:family="table-cell" style:parent-style-name="Default" style:data-style-name="N61">
      <style:table-cell-properties fo:border="none"/>
      <style:text-properties fo:font-size="10pt" style:font-size-asian="10pt" style:font-size-complex="10pt"/>
    </style:style>
    <style:style style:name="ce430" style:family="table-cell" style:parent-style-name="Default" style:data-style-name="N61">
      <style:table-cell-properties fo:background-color="transparent" fo:border="none"/>
      <style:text-properties fo:font-size="10pt" style:font-size-asian="10pt" style:font-size-complex="10pt"/>
    </style:style>
    <style:style style:name="ce43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0pt" style:font-size-asian="10pt" style:font-size-complex="10pt"/>
    </style:style>
    <style:style style:name="ce438" style:family="table-cell" style:parent-style-name="Default" style:data-style-name="N41">
      <style:table-cell-properties fo:background-color="transparent"/>
      <style:text-properties fo:font-size="10pt" style:font-size-asian="10pt" style:font-size-complex="10pt"/>
    </style:style>
    <style:style style:name="ce465" style:family="table-cell" style:parent-style-name="Default">
      <style:text-properties fo:color="#000000"/>
    </style:style>
    <style:style style:name="ce61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9a9a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9a9a9" fo:font-size="12pt" fo:font-style="italic" style:font-size-asian="12pt" style:font-style-asian="italic" style:font-size-complex="12pt" style:font-style-complex="italic"/>
    </style:style>
    <style:style style:name="ce309" style:family="table-cell" style:parent-style-name="Default" style:data-style-name="N41">
      <style:table-cell-properties fo:background-color="#000000"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10" style:family="table-cell" style:parent-style-name="Default" style:data-style-name="N41">
      <style:table-cell-properties fo:background-color="#3cb371"/>
      <style:text-properties fo:font-size="12pt" style:font-size-asian="12pt" style:font-size-complex="12pt"/>
    </style:style>
    <style:style style:name="ce313" style:family="table-cell" style:parent-style-name="Default">
      <style:table-cell-properties fo:border-bottom="none" fo:background-color="#00bfff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314" style:family="table-cell" style:parent-style-name="Default">
      <style:table-cell-properties fo:border-bottom="none" fo:background-color="#ff7f50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315" style:family="table-cell" style:parent-style-name="Default">
      <style:table-cell-properties fo:border-bottom="none" fo:background-color="#ff69b4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468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2" style:family="table-cell" style:parent-style-name="Default" style:data-style-name="N46">
      <style:table-cell-properties fo:background-color="transparent" fo:border="none"/>
      <style:text-properties fo:font-size="10pt" style:font-size-asian="10pt" style:font-size-complex="10pt"/>
    </style:style>
    <style:style style:name="ce4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478" style:family="table-cell" style:parent-style-name="Default" style:data-style-name="N46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50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0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pt"/>
      <style:text-properties fo:font-size="10pt" style:font-size-asian="10pt" style:font-size-complex="10pt"/>
    </style:style>
    <style:style style:name="ce29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355" style:family="table-cell" style:parent-style-name="Default">
      <style:table-cell-properties fo:background-color="#55308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57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Open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2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52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523" style:family="table-cell" style:parent-style-name="Default">
      <style:table-cell-properties fo:background-color="#000000" fo:border="none"/>
    </style:style>
    <style:style style:name="ce524" style:family="table-cell" style:parent-style-name="Default">
      <style:table-cell-properties fo:background-color="transparent" fo:border="none"/>
      <style:text-properties fo:font-size="15pt" style:font-size-asian="15pt" style:font-size-complex="15pt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bold" style:font-name-complex="Lohit Devanagari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="none"/>
    </style:style>
    <style:style style:name="ce5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529" style:family="table-cell" style:parent-style-name="Default">
      <style:table-cell-properties fo:border="0.06pt solid #000000"/>
    </style:style>
    <style:style style:name="ce53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32" style:family="table-cell" style:parent-style-name="Default" style:data-style-name="N50">
      <style:table-cell-properties fo:border="none"/>
    </style:style>
    <style:style style:name="ce533" style:family="table-cell" style:parent-style-name="Default" style:data-style-name="N43">
      <style:table-cell-properties fo:border="none"/>
    </style:style>
    <style:style style:name="ce534" style:family="table-cell" style:parent-style-name="Default" style:data-style-name="N46">
      <style:table-cell-properties fo:border="none"/>
    </style:style>
    <style:style style:name="ce535" style:family="table-cell" style:parent-style-name="Default">
      <style:table-cell-properties fo:background-color="#000000"/>
    </style:style>
    <style:style style:name="ce536" style:family="table-cell" style:parent-style-name="Default" style:data-style-name="N46"/>
    <style:style style:name="ce537" style:family="table-cell" style:parent-style-name="Default" style:data-style-name="N50"/>
    <style:style style:name="ce538" style:family="table-cell" style:parent-style-name="Default" style:data-style-name="N43"/>
    <style:style style:name="ce539" style:family="table-cell" style:parent-style-name="Default" style:data-style-name="N44"/>
    <style:style style:name="ce54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41" style:family="table-cell" style:parent-style-name="Default">
      <style:table-cell-properties fo:background-color="#000000"/>
      <style:text-properties fo:color="#ffff00" fo:font-size="20pt" style:font-size-asian="20pt" style:font-size-complex="20pt"/>
    </style:style>
    <style:style style:name="ce54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00" fo:font-size="20pt" style:font-size-asian="20pt" style:font-size-complex="20pt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544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00" fo:font-size="12pt" style:font-size-asian="12pt" style:font-size-complex="12pt"/>
    </style:style>
    <style:style style:name="ce545" style:family="table-cell" style:parent-style-name="Default">
      <style:table-cell-properties fo:background-color="#e16173"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fo:font-size="12pt" style:font-size-asian="12pt" style:font-size-complex="12pt"/>
    </style:style>
    <style:style style:name="ce54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548" style:family="table-cell" style:parent-style-name="Default">
      <style:table-cell-properties fo:background-color="#50938a"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549" style:family="table-cell" style:parent-style-name="Default">
      <style:table-cell-properties fo:background-color="#ffaa95"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550" style:family="table-cell" style:parent-style-name="Default">
      <style:table-cell-properties fo:background-color="#afd095"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552" style:family="table-cell" style:parent-style-name="Default">
      <style:table-cell-properties fo:background-color="#342a06" style:text-align-source="fix" style:repeat-content="false"/>
      <style:paragraph-properties fo:text-align="center" fo:margin-left="0pt"/>
      <style:text-properties fo:color="#ffffff" fo:font-size="12pt" style:font-size-asian="12pt" style:font-size-complex="12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55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556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00" fo:font-size="11pt" style:font-size-asian="11pt" style:font-size-complex="11pt"/>
    </style:style>
    <style:style style:name="ce557" style:family="table-cell" style:parent-style-name="Default">
      <style:table-cell-properties fo:border-bottom="none" fo:background-color="#e16173" fo:border-left="none" fo:border-right="0.06pt solid #000000" fo:border-top="none"/>
      <style:text-properties fo:font-size="11pt" style:font-size-asian="11pt" style:font-size-complex="11pt"/>
    </style:style>
    <style:style style:name="ce558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/>
      <style:paragraph-properties fo:text-align="center" fo:margin-left="0pt"/>
      <style:text-properties fo:color="#eeeeee" fo:font-size="11pt" style:font-size-asian="11pt" style:font-size-complex="11pt"/>
    </style:style>
    <style:style style:name="ce5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56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561" style:family="table-cell" style:parent-style-name="Default">
      <style:table-cell-properties fo:border-bottom="none" fo:background-color="#800080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562" style:family="table-cell" style:parent-style-name="Default">
      <style:table-cell-properties fo:border-bottom="none" fo:background-color="#81aca6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563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564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565" style:family="table-cell" style:parent-style-name="Default">
      <style:table-cell-properties fo:border-bottom="none" fo:background-color="#342a06" style:text-align-source="fix" style:repeat-content="false" fo:border-left="none" fo:border-right="0.06pt solid #000000" fo:border-top="none"/>
      <style:paragraph-properties fo:text-align="center" fo:margin-left="0pt"/>
      <style:text-properties fo:font-size="11pt" style:font-size-asian="11pt" style:font-size-complex="11pt"/>
    </style:style>
    <style:style style:name="ce566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567" style:family="table-cell" style:parent-style-name="Default">
      <style:table-cell-properties fo:border-bottom="none" fo:background-color="#000000" fo:border-left="none" fo:border-right="0.06pt solid #000000" fo:border-top="none"/>
      <style:text-properties fo:font-size="11pt" style:font-size-asian="11pt" style:font-size-complex="11pt"/>
    </style:style>
    <style:style style:name="ce568" style:family="table-cell" style:parent-style-name="Default">
      <style:table-cell-properties fo:background-color="#000000"/>
      <style:text-properties fo:color="#ffff00"/>
    </style:style>
    <style:style style:name="ce569" style:family="table-cell" style:parent-style-name="Default">
      <style:table-cell-properties fo:background-color="#e1617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70" style:family="table-cell" style:parent-style-name="Default">
      <style:table-cell-properties fo:background-color="transparent" fo:border="none"/>
    </style:style>
    <style:style style:name="ce571" style:family="table-cell" style:parent-style-name="Default" style:data-style-name="N43">
      <style:table-cell-properties fo:background-color="transparent"/>
    </style:style>
    <style:style style:name="ce572" style:family="table-cell" style:parent-style-name="Default">
      <style:table-cell-properties fo:background-color="#dddddd"/>
    </style:style>
    <style:style style:name="ce573" style:family="table-cell" style:parent-style-name="Default">
      <style:table-cell-properties fo:background-color="transparent"/>
    </style:style>
    <style:style style:name="ce574" style:family="table-cell" style:parent-style-name="Default">
      <style:table-cell-properties fo:background-color="#81aca6"/>
    </style:style>
    <style:style style:name="ce575" style:family="table-cell" style:parent-style-name="Default">
      <style:table-cell-properties fo:background-color="#ffaa95"/>
    </style:style>
    <style:style style:name="ce576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77" style:family="table-cell" style:parent-style-name="Default">
      <style:table-cell-properties fo:background-color="#afd095"/>
    </style:style>
    <style:style style:name="ce578" style:family="table-cell" style:parent-style-name="Default">
      <style:table-cell-properties fo:background-color="#ffffff"/>
    </style:style>
    <style:style style:name="ce579" style:family="table-cell" style:parent-style-name="Default">
      <style:table-cell-properties fo:background-color="#342a06"/>
    </style:style>
    <style:style style:name="ce58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00" fo:font-size="12pt" style:font-size-asian="12pt" style:font-size-complex="12pt"/>
    </style:style>
    <style:style style:name="ce581" style:family="table-cell" style:parent-style-name="Default">
      <style:text-properties fo:font-size="15pt" style:font-size-asian="15pt" style:font-size-complex="15pt"/>
    </style:style>
    <style:style style:name="ce582" style:family="table-cell" style:parent-style-name="Default">
      <style:table-cell-properties fo:background-color="#000000"/>
      <style:text-properties fo:font-size="15pt" style:font-size-asian="15pt" style:font-size-complex="15pt"/>
    </style:style>
    <style:style style:name="ce58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00" fo:font-size="13pt" style:font-size-asian="13pt" style:font-size-complex="13pt"/>
    </style:style>
    <style:style style:name="ce58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00"/>
    </style:style>
    <style:style style:name="ce5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ffff00" fo:font-size="15pt" style:font-size-asian="15pt" style:font-size-complex="15pt"/>
    </style:style>
    <style:style style:name="ce58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8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588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589" style:family="table-cell" style:parent-style-name="Default">
      <style:table-cell-properties fo:background-color="#729fcf"/>
    </style:style>
    <style:style style:name="ce590" style:family="table-cell" style:parent-style-name="Default">
      <style:table-cell-properties fo:background-color="#ed4c05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91" style:family="table-cell" style:parent-style-name="Default">
      <style:table-cell-properties fo:background-color="#b85c00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92" style:family="table-cell" style:parent-style-name="Default">
      <style:table-cell-properties fo:background-color="#a1467e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95" style:family="table-cell" style:parent-style-name="Default">
      <style:table-cell-properties fo:background-color="#ed4c05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5pt" style:font-size-asian="15pt" style:font-size-complex="15pt"/>
    </style:style>
    <style:style style:name="ce597" style:family="table-cell" style:parent-style-name="Default">
      <style:table-cell-properties fo:background-color="#b85c00" style:text-align-source="fix" style:repeat-content="false"/>
      <style:paragraph-properties fo:text-align="center" fo:margin-left="0pt"/>
    </style:style>
    <style:style style:name="ce59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808080" fo:font-size="15pt" style:font-size-asian="15pt" style:font-size-complex="15pt"/>
    </style:style>
    <style:style style:name="ce599" style:family="table-cell" style:parent-style-name="Default">
      <style:table-cell-properties fo:background-color="#a1467e" style:text-align-source="fix" style:repeat-content="false"/>
      <style:paragraph-properties fo:text-align="center" fo:margin-left="0pt"/>
      <style:text-properties fo:color="#808080"/>
    </style:style>
    <style:style style:name="ce60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808080" fo:font-size="15pt" style:font-size-asian="15pt" style:font-size-complex="15pt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6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603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pt"/>
    </style:style>
    <style:style style:name="ce6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605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606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607" style:family="table-cell" style:parent-style-name="Default" style:data-style-name="N61">
      <style:table-cell-properties fo:background-color="#a1467e" style:text-align-source="fix" style:repeat-content="false" fo:border="0.06pt solid #000000"/>
      <style:paragraph-properties fo:text-align="center" fo:margin-left="0pt"/>
    </style:style>
    <style:style style:name="ce60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609" style:family="table-cell" style:parent-style-name="Default" style:data-style-name="N61">
      <style:table-cell-properties fo:background-color="#000000" style:text-align-source="fix" style:repeat-content="false" fo:border="0.06pt solid #000000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612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614" style:family="table-cell" style:parent-style-name="Default">
      <style:table-cell-properties fo:background-color="#333333"/>
      <style:text-properties fo:color="#ffff00"/>
    </style:style>
    <style:style style:name="ce615" style:family="table-cell" style:parent-style-name="Default">
      <style:table-cell-properties fo:background-color="#333333"/>
      <style:text-properties fo:color="#ffff00" fo:font-size="20pt" style:font-size-asian="20pt" style:font-size-complex="20pt"/>
    </style:style>
    <style:style style:name="ce6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1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619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pt"/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620" style:family="table-cell" style:parent-style-name="Default">
      <style:table-cell-properties fo:border-bottom="none" fo:background-color="#a1467e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6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22" style:family="table-cell" style:parent-style-name="Default">
      <style:table-cell-properties fo:background-color="#333333"/>
      <style:text-properties fo:color="#ffff00" fo:font-size="13pt" style:font-size-asian="13pt" style:font-size-complex="13pt"/>
    </style:style>
    <style:style style:name="ce62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624" style:family="table-cell" style:parent-style-name="Default">
      <style:table-cell-properties fo:background-color="#729fcf"/>
      <style:text-properties fo:font-size="13pt" style:font-size-asian="13pt" style:font-size-complex="13pt"/>
    </style:style>
    <style:style style:name="ce625" style:family="table-cell" style:parent-style-name="Default">
      <style:table-cell-properties fo:background-color="#ed4c05" style:text-align-source="fix" style:repeat-content="false" fo:border="none"/>
      <style:paragraph-properties fo:text-align="center" fo:margin-left="0pt"/>
      <style:text-properties fo:color="#000000" fo:font-size="13pt" style:font-size-asian="13pt" style:font-size-complex="13pt"/>
    </style:style>
    <style:style style:name="ce626" style:family="table-cell" style:parent-style-name="Default">
      <style:text-properties fo:font-size="13pt" style:font-size-asian="13pt" style:font-size-complex="13pt"/>
    </style:style>
    <style:style style:name="ce627" style:family="table-cell" style:parent-style-name="Default">
      <style:table-cell-properties fo:background-color="#b85c00" style:text-align-source="fix" style:repeat-content="false" fo:border="none"/>
      <style:paragraph-properties fo:text-align="center" fo:margin-left="0pt"/>
      <style:text-properties fo:color="#ffffff" fo:font-size="13pt" style:font-size-asian="13pt" style:font-size-complex="13pt"/>
    </style:style>
    <style:style style:name="ce628" style:family="table-cell" style:parent-style-name="Default">
      <style:table-cell-properties fo:border-bottom="none" fo:background-color="#a1467e" style:text-align-source="fix" style:repeat-content="false" fo:border-left="none" fo:border-right="none" fo:border-top="0.06pt solid #000000"/>
      <style:paragraph-properties fo:text-align="center" fo:margin-left="0pt"/>
      <style:text-properties fo:color="#ffff00" fo:font-size="13pt" style:font-size-asian="13pt" style:font-size-complex="13pt"/>
    </style:style>
    <style:style style:name="ce629" style:family="table-cell" style:parent-style-name="Default">
      <style:table-cell-properties fo:background-color="#ed4c05" style:text-align-source="fix" style:repeat-content="false" fo:border="none"/>
      <style:paragraph-properties fo:text-align="center" fo:margin-left="0pt"/>
      <style:text-properties fo:font-size="13pt" style:font-size-asian="13pt" style:font-size-complex="13pt"/>
    </style:style>
    <style:style style:name="ce630" style:family="table-cell" style:parent-style-name="Default">
      <style:table-cell-properties fo:background-color="#b85c00" style:text-align-source="fix" style:repeat-content="false" fo:border="none"/>
      <style:paragraph-properties fo:text-align="center" fo:margin-left="0pt"/>
      <style:text-properties fo:font-size="13pt" style:font-size-asian="13pt" style:font-size-complex="13pt"/>
    </style:style>
    <style:style style:name="ce631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00"/>
    </style:style>
    <style:style style:name="ce632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633" style:family="table-cell" style:parent-style-name="Default">
      <style:table-cell-properties fo:background-color="#ed4c05" style:text-align-source="fix" style:repeat-content="false" fo:border="none"/>
      <style:paragraph-properties fo:text-align="center" fo:margin-left="0pt"/>
      <style:text-properties fo:color="#000000"/>
    </style:style>
    <style:style style:name="ce6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636" style:family="table-cell" style:parent-style-name="Default">
      <style:table-cell-properties fo:background-color="#b85c00" style:text-align-source="fix" style:repeat-content="false" fo:border="none"/>
      <style:paragraph-properties fo:text-align="center" fo:margin-left="0pt"/>
      <style:text-properties fo:color="#ffffff"/>
    </style:style>
    <style:style style:name="ce637" style:family="table-cell" style:parent-style-name="Default">
      <style:table-cell-properties fo:border-bottom="none" fo:background-color="#a1467e" style:text-align-source="fix" style:repeat-content="false" fo:border-left="none" fo:border-right="none" fo:border-top="0.06pt solid #000000"/>
      <style:paragraph-properties fo:text-align="center" fo:margin-left="0pt"/>
      <style:text-properties fo:color="#ffff00"/>
    </style:style>
    <style:style style:name="ce638" style:family="table-cell" style:parent-style-name="Default">
      <style:table-cell-properties fo:background-color="#ed4c05" style:text-align-source="fix" style:repeat-content="false" fo:border="none"/>
      <style:paragraph-properties fo:text-align="center" fo:margin-left="0pt"/>
    </style:style>
    <style:style style:name="ce639" style:family="table-cell" style:parent-style-name="Default">
      <style:table-cell-properties fo:background-color="#b85c00" style:text-align-source="fix" style:repeat-content="false" fo:border="none"/>
      <style:paragraph-properties fo:text-align="center" fo:margin-left="0pt"/>
    </style:style>
    <style:style style:name="ce640" style:family="table-cell" style:parent-style-name="Default">
      <style:table-cell-properties fo:background-color="#333333" style:text-align-source="fix" style:repeat-content="false"/>
      <style:paragraph-properties fo:text-align="center" fo:margin-left="0pt"/>
    </style:style>
    <style:style style:name="ce641" style:family="table-cell" style:parent-style-name="Default">
      <style:table-cell-properties fo:background-color="#eeeeee"/>
    </style:style>
    <style:style style:name="ce642" style:family="table-cell" style:parent-style-name="Default">
      <style:table-cell-properties fo:background-color="transparent"/>
      <style:text-properties style:use-window-font-color="true"/>
    </style:style>
    <style:style style:name="ce643" style:family="table-cell" style:parent-style-name="Default">
      <style:table-cell-properties fo:border-bottom="none" fo:background-color="#333333" style:text-align-source="fix" style:repeat-content="false" fo:border-left="none" fo:border-right="none" fo:border-top="0.06pt solid #000000"/>
      <style:paragraph-properties fo:text-align="center" fo:margin-left="0pt"/>
    </style:style>
    <style:style style:name="ce644" style:family="table-cell" style:parent-style-name="Default">
      <style:table-cell-properties fo:background-color="#eeeeee" fo:border="0.06pt solid #000000"/>
    </style:style>
    <style:style style:name="ce645" style:family="table-cell" style:parent-style-name="Default">
      <style:table-cell-properties fo:background-color="transparent" fo:border="0.06pt solid #000000"/>
    </style:style>
    <style:style style:name="ce646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4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font-size-asian="10pt" style:font-size-complex="10pt"/>
    </style:style>
    <style:style style:name="ce6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65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 fo:font-size="20pt" fo:font-weight="bold" style:font-size-asian="20pt" style:font-weight-asian="bold" style:font-size-complex="20pt" style:font-weight-complex="bold"/>
    </style:style>
    <style:style style:name="ce651" style:family="table-cell" style:parent-style-name="Default">
      <style:table-cell-properties fo:background-color="#3cb371" style:text-align-source="fix" style:repeat-content="false"/>
      <style:paragraph-properties fo:text-align="center" fo:margin-left="0pt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652" style:family="table-cell" style:parent-style-name="Default">
      <style:table-cell-properties fo:background-color="#00bfff" style:text-align-source="fix" style:repeat-content="fals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654" style:family="table-cell" style:parent-style-name="Default">
      <style:table-cell-properties fo:background-color="#ff7f50" style:text-align-source="fix" style:repeat-content="fals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655" style:family="table-cell" style:parent-style-name="Default">
      <style:table-cell-properties fo:background-color="#ff69b4" style:text-align-source="fix" style:repeat-content="fals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656" style:family="table-cell" style:parent-style-name="Default">
      <style:table-cell-properties fo:background-color="#784b04" style:text-align-source="fix" style:repeat-content="false"/>
      <style:paragraph-properties fo:text-align="center" fo:margin-left="0pt"/>
      <style:text-properties fo:color="#ffffff" fo:font-size="20pt" fo:font-weight="bold" style:font-size-asian="20pt" style:font-weight-asian="bold" style:font-size-complex="20pt" style:font-weight-complex="bold"/>
    </style:style>
    <style:style style:name="ce657" style:family="table-cell" style:parent-style-name="Default">
      <style:text-properties fo:font-size="10pt" style:font-size-asian="10pt" style:font-size-complex="10pt"/>
    </style:style>
    <style:style style:name="ce65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9a9a9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9a9a9" fo:font-size="10pt" fo:font-style="italic" style:font-size-asian="10pt" style:font-style-asian="italic" style:font-size-complex="10pt" style:font-style-complex="italic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0pt" style:font-size-asian="10pt" style:font-size-complex="10pt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0pt" fo:font-style="italic" style:font-size-asian="10pt" style:font-style-asian="italic" style:font-size-complex="10pt" style:font-style-complex="italic"/>
    </style:style>
    <style:style style:name="ce662" style:family="table-cell" style:parent-style-name="Default">
      <style:table-cell-properties fo:border="none"/>
      <style:text-properties fo:font-size="10pt" style:font-size-asian="10pt" style:font-size-complex="10pt"/>
    </style:style>
    <style:style style:name="ce66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664" style:family="table-cell" style:parent-style-name="Default">
      <style:table-cell-properties fo:background-color="#3cb371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666" style:family="table-cell" style:parent-style-name="Default">
      <style:table-cell-properties fo:background-color="#fffff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67" style:family="table-cell" style:parent-style-name="Default">
      <style:table-cell-properties fo:background-color="#00bfff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6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69" style:family="table-cell" style:parent-style-name="Default">
      <style:table-cell-properties fo:background-color="#ff7f5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70" style:family="table-cell" style:parent-style-name="Default">
      <style:table-cell-properties fo:background-color="#ff69b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fo:font-size="10pt" style:font-size-asian="10pt" style:font-size-complex="10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ackground-color="#fffff0"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676" style:family="table-cell" style:parent-style-name="Default">
      <style:table-cell-properties fo:background-color="#00bfff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ff7f5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79" style:family="table-cell" style:parent-style-name="Default">
      <style:table-cell-properties fo:background-color="#ff69b4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0pt" fo:font-style="italic" style:font-size-asian="10pt" style:font-style-asian="italic" style:font-size-complex="10pt" style:font-style-complex="italic"/>
    </style:style>
    <style:style style:name="ce6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808080" fo:font-size="10pt" fo:font-style="italic" style:font-size-asian="10pt" style:font-style-asian="italic" style:font-size-complex="10pt" style:font-style-complex="italic"/>
    </style:style>
    <style:style style:name="ce682" style:family="table-cell" style:parent-style-name="Default">
      <style:table-cell-properties fo:background-color="#3cb371"/>
      <style:text-properties fo:font-size="12pt" style:font-size-asian="12pt" style:font-size-complex="12pt"/>
    </style:style>
    <style:style style:name="ce683" style:family="table-cell" style:parent-style-name="Default">
      <style:table-cell-properties fo:background-color="#c0c0c0" fo:border="0.06pt solid #000000"/>
      <style:text-properties fo:font-size="12pt" style:font-size-asian="12pt" style:font-size-complex="12pt"/>
    </style:style>
    <style:style style:name="ce684" style:family="table-cell" style:parent-style-name="Default" style:data-style-name="N61"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fffff0" fo:border="0.06pt solid #000000"/>
      <style:text-properties fo:font-size="10pt" style:font-size-asian="10pt" style:font-size-complex="10pt"/>
    </style:style>
    <style:style style:name="ce686" style:family="table-cell" style:parent-style-name="Default">
      <style:table-cell-properties fo:background-color="#00bfff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c0c0c0" fo:border="0.06pt solid #000000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689" style:family="table-cell" style:parent-style-name="Default">
      <style:table-cell-properties fo:background-color="#ff7f50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ff69b4"/>
      <style:text-properties fo:font-size="10pt" style:font-size-asian="10pt" style:font-size-complex="10pt"/>
    </style:style>
    <style:style style:name="ce69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92" style:family="table-cell" style:parent-style-name="Default">
      <style:table-cell-properties fo:background-color="#eeeeee" fo:border="none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bf819e" style:text-align-source="fix" style:repeat-content="false"/>
      <style:paragraph-properties fo:text-align="center" fo:margin-left="0pt"/>
      <style:text-properties fo:color="#ffffff" fo:font-size="20pt" fo:font-weight="bold" style:font-size-asian="20pt" style:font-weight-asian="bold" style:font-size-complex="20pt" style:font-weight-complex="bold"/>
    </style:style>
    <style:style style:name="ce6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ext-properties fo:color="#000000" fo:font-size="10pt" style:font-size-asian="10pt" style:font-size-complex="1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7" style:family="table-cell" style:parent-style-name="Default" style:data-style-name="N41">
      <style:text-properties fo:font-size="10pt" style:font-size-asian="10pt" style:font-size-complex="10pt"/>
    </style:style>
    <style:style style:name="ce698" style:family="table-cell" style:parent-style-name="Default" style:data-style-name="N46">
      <style:text-properties fo:font-size="10pt" style:font-size-asian="10pt" style:font-size-complex="10pt"/>
    </style:style>
    <style:style style:name="ce699" style:family="table-cell" style:parent-style-name="Default" style:data-style-name="N41">
      <style:table-cell-properties fo:background-color="#fffff0" fo:border="0.06pt solid #000000"/>
      <style:text-properties fo:font-size="10pt" style:font-size-asian="10pt" style:font-size-complex="10pt"/>
    </style:style>
    <style:style style:name="ce700" style:family="table-cell" style:parent-style-name="Default" style:data-style-name="N41">
      <style:table-cell-properties fo:background-color="#00bfff"/>
      <style:text-properties fo:font-size="10pt" style:font-size-asian="10pt" style:font-size-complex="10pt"/>
    </style:style>
    <style:style style:name="ce701" style:family="table-cell" style:parent-style-name="Default" style:data-style-name="N41">
      <style:table-cell-properties fo:background-color="#c0c0c0" fo:border="0.06pt solid #000000"/>
      <style:text-properties fo:font-size="10pt" style:font-size-asian="10pt" style:font-size-complex="10pt"/>
    </style:style>
    <style:style style:name="ce702" style:family="table-cell" style:parent-style-name="Default" style:data-style-name="N41">
      <style:table-cell-properties fo:background-color="#ff7f50"/>
      <style:text-properties fo:font-size="10pt" style:font-size-asian="10pt" style:font-size-complex="10pt"/>
    </style:style>
    <style:style style:name="ce703" style:family="table-cell" style:parent-style-name="Default" style:data-style-name="N41">
      <style:table-cell-properties fo:background-color="#ff69b4"/>
      <style:text-properties fo:font-size="10pt" style:font-size-asian="10pt" style:font-size-complex="10pt"/>
    </style:style>
    <style:style style:name="ce704" style:family="table-cell" style:parent-style-name="Default" style:data-style-name="N41">
      <style:table-cell-properties fo:background-color="transparent" fo:border="none"/>
      <style:text-properties fo:font-size="10pt" style:font-size-asian="10pt" style:font-size-complex="10pt"/>
    </style:style>
    <style:style style:name="ce705" style:family="table-cell" style:parent-style-name="Default" style:data-style-name="N41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fo:border-bottom="none" fo:border-left="1.56pt double #000000" style:border-line-width-left="0.74pt 0.74pt 0.06pt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707" style:family="table-cell" style:parent-style-name="Default">
      <style:table-cell-properties fo:background-color="#00bfff"/>
      <style:text-properties fo:font-size="12pt" style:font-size-asian="12pt" style:font-size-complex="12pt"/>
    </style:style>
    <style:style style:name="ce708" style:family="table-cell" style:parent-style-name="Default" style:data-style-name="N41">
      <style:table-cell-properties fo:background-color="#c0c0c0" fo:border="0.06pt solid #000000"/>
      <style:text-properties fo:font-size="12pt" style:font-size-asian="12pt" style:font-size-complex="12pt"/>
    </style:style>
    <style:style style:name="ce709" style:family="table-cell" style:parent-style-name="Default">
      <style:table-cell-properties fo:background-color="#ff7f50"/>
      <style:text-properties fo:font-size="12pt" style:font-size-asian="12pt" style:font-size-complex="12pt"/>
    </style:style>
    <style:style style:name="ce710" style:family="table-cell" style:parent-style-name="Default">
      <style:table-cell-properties fo:background-color="#ff69b4"/>
      <style:text-properties fo:font-size="12pt" style:font-size-asian="12pt" style:font-size-complex="12pt"/>
    </style:style>
    <style:style style:name="ce7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>
      <style:table-cell-properties fo:border-bottom="none" fo:background-color="#ffff00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713" style:family="table-cell" style:parent-style-name="Default">
      <style:table-cell-properties fo:border-bottom="none" fo:background-color="#3cb371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714" style:family="table-cell" style:parent-style-name="Default">
      <style:table-cell-properties fo:border-bottom="none" fo:background-color="#c0c0c0" fo:border-left="1.56pt double #000000" style:border-line-width-left="0.74pt 0.74pt 0.06pt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715" style:family="table-cell" style:parent-style-name="Default">
      <style:table-cell-properties fo:border-bottom="none" fo:background-color="#fffff0" fo:border-left="1.56pt double #000000" style:border-line-width-left="0.74pt 0.74pt 0.06pt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716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717" style:family="table-cell" style:parent-style-name="Default">
      <style:table-cell-properties fo:border-bottom="none" fo:background-color="#00bfff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718" style:family="table-cell" style:parent-style-name="Default">
      <style:table-cell-properties fo:border-bottom="none" fo:background-color="#ff7f50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719" style:family="table-cell" style:parent-style-name="Default">
      <style:table-cell-properties fo:border-bottom="none" fo:background-color="#ff69b4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fo:font-style="italic" style:font-size-asian="15pt" style:font-style-asian="italic" style:font-size-complex="15pt" style:font-style-complex="italic"/>
    </style:style>
    <style:style style:name="ce720" style:family="table-cell" style:parent-style-name="Default">
      <style:table-cell-properties fo:border-bottom="none" fo:border-left="1.56pt double #000000" style:border-line-width-left="0.74pt 0.74pt 0.06pt" fo:border-right="none" fo:border-top="none"/>
      <style:text-properties fo:font-size="12pt" style:font-size-asian="12pt" style:font-size-complex="12pt"/>
    </style:style>
    <style:style style:name="ce721" style:family="table-cell" style:parent-style-name="Default">
      <style:table-cell-properties fo:background-color="#81aca6" style:text-align-source="fix" style:repeat-content="false"/>
      <style:paragraph-properties fo:text-align="center" fo:margin-left="0pt"/>
      <style:text-properties fo:color="#ffffff" fo:font-size="20pt" fo:font-weight="bold" style:font-size-asian="20pt" style:font-weight-asian="bold" style:font-size-complex="20pt" style:font-weight-complex="bold"/>
    </style:style>
    <style:style style:name="ce722" style:family="table-cell" style:parent-style-name="Default" style:data-style-name="N61">
      <style:table-cell-properties fo:border="none"/>
      <style:text-properties fo:font-size="10pt" style:font-size-asian="10pt" style:font-size-complex="10pt"/>
    </style:style>
    <style:style style:name="ce723" style:family="table-cell" style:parent-style-name="Default" style:data-style-name="N61">
      <style:table-cell-properties fo:background-color="transparent" fo:border="none"/>
      <style:text-properties fo:font-size="10pt" style:font-size-asian="10pt" style:font-size-complex="10pt"/>
    </style:style>
    <style:style style:name="ce72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20pt" fo:font-style="italic" style:font-size-asian="20pt" style:font-style-asian="italic" style:font-size-complex="20pt" style:font-style-complex="italic"/>
    </style:style>
    <style:style style:name="ce727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color="#000000" fo:font-size="20pt" fo:font-style="italic" style:font-size-asian="20pt" style:font-style-asian="italic" style:font-size-complex="20pt" style:font-style-complex="italic"/>
    </style:style>
    <style:style style:name="ce728" style:family="table-cell" style:parent-style-name="Default" style:data-style-name="N41">
      <style:table-cell-properties fo:background-color="transparent"/>
      <style:text-properties fo:font-size="10pt" style:font-size-asian="10pt" style:font-size-complex="10pt"/>
    </style:style>
    <style:style style:name="ce729" style:family="table-cell" style:parent-style-name="Default" style:data-style-name="N41"/>
    <style:style style:name="ce730" style:family="table-cell" style:parent-style-name="Default" style:data-style-name="N41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 style:data-style-name="N41">
      <style:text-properties fo:font-size="12pt" style:font-size-asian="12pt" style:font-size-complex="12pt"/>
    </style:style>
    <style:style style:name="ce732" style:family="table-cell" style:parent-style-name="Default">
      <style:text-properties fo:font-size="12pt" style:font-size-asian="12pt" style:font-size-complex="12pt"/>
    </style:style>
    <style:style style:name="ce73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34" style:family="table-cell" style:parent-style-name="Default">
      <style:table-cell-properties fo:border-bottom="none" fo:background-color="#3cb371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735" style:family="table-cell" style:parent-style-name="Default">
      <style:table-cell-properties fo:background-color="#c0c0c0" fo:border="1.56pt double #000000" style:border-line-width="0.74pt 0.74pt 0.06pt"/>
      <style:text-properties fo:font-size="12pt" style:font-size-asian="12pt" style:font-size-complex="12pt"/>
    </style:style>
    <style:style style:name="ce736" style:family="table-cell" style:parent-style-name="Default">
      <style:table-cell-properties fo:background-color="#fffff0" fo:border="1.56pt double #000000" style:border-line-width="0.74pt 0.74pt 0.06pt"/>
      <style:text-properties fo:font-size="12pt" style:font-size-asian="12pt" style:font-size-complex="12pt"/>
    </style:style>
    <style:style style:name="ce737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738" style:family="table-cell" style:parent-style-name="Default">
      <style:table-cell-properties fo:border-bottom="none" fo:background-color="#00bfff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739" style:family="table-cell" style:parent-style-name="Default">
      <style:table-cell-properties fo:border-bottom="none" fo:background-color="#ff7f50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740" style:family="table-cell" style:parent-style-name="Default">
      <style:table-cell-properties fo:border-bottom="none" fo:background-color="#ff69b4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74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none" fo:background-color="#3cb371" style:text-align-source="fix" style:repeat-content="false" fo:border-left="0.06pt solid #000000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74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745" style:family="table-cell" style:parent-style-name="Default">
      <style:table-cell-properties fo:background-color="#fffff0" fo:border="0.06pt solid #000000"/>
      <style:text-properties fo:font-size="12pt" style:font-size-asian="12pt" style:font-size-complex="12pt"/>
    </style:style>
    <style:style style:name="ce7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747" style:family="table-cell" style:parent-style-name="Default">
      <style:table-cell-properties fo:border-bottom="none" fo:background-color="#00bfff" style:text-align-source="fix" style:repeat-content="false" fo:border-left="0.06pt solid #000000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748" style:family="table-cell" style:parent-style-name="Default">
      <style:table-cell-properties fo:border-bottom="none" fo:background-color="#ff7f50" style:text-align-source="fix" style:repeat-content="false" fo:border-left="0.06pt solid #000000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749" style:family="table-cell" style:parent-style-name="Default">
      <style:table-cell-properties fo:border-bottom="none" fo:background-color="#ff69b4" style:text-align-source="fix" style:repeat-content="false" fo:border-left="0.06pt solid #000000" fo:border-right="none" fo:border-top="none"/>
      <style:paragraph-properties fo:text-align="center" fo:margin-left="0pt"/>
      <style:text-properties fo:font-size="15pt" style:font-size-asian="15pt" style:font-size-complex="15pt"/>
    </style:style>
    <style:style style:name="ce750" style:family="table-cell" style:parent-style-name="Default" style:data-style-name="N61">
      <style:table-cell-properties fo:background-color="transparent" fo:border="none"/>
      <style:text-properties fo:font-size="12pt" style:font-size-asian="12pt" style:font-size-complex="12pt"/>
    </style:style>
    <style:style style:name="ce751" style:family="table-cell" style:parent-style-name="Default" style:data-style-name="N61"/>
    <style:style style:name="ce752" style:family="table-cell" style:parent-style-name="Default" style:data-style-name="N41">
      <style:table-cell-properties fo:background-color="transparent" fo:border="none"/>
      <style:text-properties fo:font-size="12pt" style:font-size-asian="12pt" style:font-size-complex="12pt"/>
    </style:style>
    <style:style style:name="ce753" style:family="table-cell" style:parent-style-name="Default">
      <style:text-properties fo:color="#000000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9a9a9" fo:font-size="12pt" fo:font-style="italic" style:font-size-asian="12pt" style:font-style-asian="italic" style:font-size-complex="12pt" style:font-style-complex="italic"/>
    </style:style>
    <style:style style:name="ce75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a9a9a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56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757" style:family="table-cell" style:parent-style-name="Default" style:data-style-name="N41">
      <style:table-cell-properties fo:background-color="#000000"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758" style:family="table-cell" style:parent-style-name="Default" style:data-style-name="N41">
      <style:table-cell-properties fo:background-color="#3cb371"/>
      <style:text-properties fo:font-size="12pt" style:font-size-asian="12pt" style:font-size-complex="12pt"/>
    </style:style>
    <style:style style:name="ce759" style:family="table-cell" style:parent-style-name="Default" style:data-style-name="N46">
      <style:table-cell-properties fo:background-color="transparent" fo:border="none"/>
      <style:text-properties fo:font-size="10pt" style:font-size-asian="10pt" style:font-size-complex="10pt"/>
    </style:style>
    <style:style style:name="ce760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761" style:family="table-cell" style:parent-style-name="Default" style:data-style-name="N121">
      <style:table-cell-properties style:text-align-source="fix" style:repeat-content="false" fo:border="none"/>
      <style:paragraph-properties fo:text-align="center" fo:margin-left="0pt"/>
      <style:text-properties fo:font-size="10pt" style:font-size-asian="10pt" style:font-size-complex="10pt"/>
    </style:style>
    <style:style style:name="ce762" style:family="table-cell" style:parent-style-name="Default">
      <style:table-cell-properties fo:border-bottom="none" fo:background-color="#00bfff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763" style:family="table-cell" style:parent-style-name="Default">
      <style:table-cell-properties fo:border-bottom="none" fo:background-color="#ff7f50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764" style:family="table-cell" style:parent-style-name="Default">
      <style:table-cell-properties fo:border-bottom="none" fo:background-color="#ff69b4" style:text-align-source="fix" style:repeat-content="false" fo:border-left="1.56pt double #000000" style:border-line-width-left="0.74pt 0.74pt 0.06pt" fo:border-right="none" fo:border-top="none"/>
      <style:paragraph-properties fo:text-align="center" fo:margin-left="0pt"/>
      <style:text-properties fo:font-size="12pt" fo:font-style="italic" style:font-size-asian="12pt" style:font-style-asian="italic" style:font-size-complex="12pt" style:font-style-complex="italic"/>
    </style:style>
    <style:style style:name="ce7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767" style:family="table-cell" style:parent-style-name="Default" style:data-style-name="N46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768" style:family="table-cell" style:parent-style-name="Default">
      <style:table-cell-properties fo:background-color="#55308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7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77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77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Open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25" style:family="table-cell" style:parent-style-name="Default">
      <style:table-cell-properties fo:background-color="#bf819e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61" style:family="table-cell" style:parent-style-name="Default">
      <style:table-cell-properties fo:background-color="#b3cac7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65" style:family="table-cell" style:parent-style-name="Default">
      <style:table-cell-properties fo:background-color="#ffd8ce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56" style:family="table-cell" style:parent-style-name="Default">
      <style:table-cell-properties fo:background-color="#dddddd" fo:border="0.06pt solid #000000"/>
    </style:style>
    <style:style style:name="ce457" style:family="table-cell" style:parent-style-name="Default">
      <style:table-cell-properties fo:background-color="#ffffff" fo:border="0.06pt solid #000000"/>
    </style:style>
    <style:style style:name="ce492" style:family="table-cell" style:parent-style-name="Default">
      <style:table-cell-properties fo:background-color="#dee7e5" fo:border="none"/>
    </style:style>
    <style:style style:name="ce493" style:family="table-cell" style:parent-style-name="Default">
      <style:table-cell-properties fo:background-color="#bf819e" fo:border="none"/>
    </style:style>
    <style:style style:name="ce49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9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w data infos" table:style-name="ta1">
        <office:forms form:automatic-focus="false" form:apply-design-mode="false"/>
        <table:table-column table:style-name="co1" table:default-cell-style-name="ce522"/>
        <table:table-column table:style-name="co2" table:default-cell-style-name="ce527"/>
        <table:table-column table:style-name="co3" table:default-cell-style-name="ce527"/>
        <table:table-column table:style-name="co4" table:default-cell-style-name="ce527"/>
        <table:table-column table:style-name="co5" table:default-cell-style-name="ce527"/>
        <table:table-column table:style-name="co3" table:default-cell-style-name="ce527"/>
        <table:table-column table:style-name="co3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521" office:value-type="string" calcext:value-type="string">
            <text:p>SWAT A6</text:p>
          </table:table-cell>
          <table:table-cell table:style-name="ce523" table:number-columns-repeated="5"/>
          <table:table-cell table:style-name="ce535" table:number-columns-repeated="1018"/>
        </table:table-row>
        <table:table-row table:style-name="ro2">
          <table:table-cell/>
          <table:table-cell table:style-name="ce524"/>
          <table:table-cell table:style-name="ce528" office:value-type="string" calcext:value-type="string">
            <text:p>train</text:p>
          </table:table-cell>
          <table:table-cell table:style-name="ce528" office:value-type="string" calcext:value-type="string">
            <text:p>vali</text:p>
          </table:table-cell>
          <table:table-cell table:style-name="ce528" office:value-type="string" calcext:value-type="string">
            <text:p>fit</text:p>
          </table:table-cell>
          <table:table-cell table:style-name="ce528" office:value-type="string" calcext:value-type="string">
            <text:p>predict</text:p>
          </table:table-cell>
          <table:table-cell table:style-name="ce528" office:value-type="string" calcext:value-type="string">
            <text:p>eval</text:p>
          </table:table-cell>
          <table:table-cell table:style-name="ce528" office:value-type="string" calcext:value-type="string">
            <text:p>eval_d</text:p>
          </table:table-cell>
          <table:table-cell table:style-name="ce528" office:value-type="string" calcext:value-type="string">
            <text:p>eval_e</text:p>
          </table:table-cell>
          <table:table-cell table:style-name="ce528" office:value-type="string" calcext:value-type="string">
            <text:p>eval_r</text:p>
          </table:table-cell>
          <table:table-cell table:style-name="ce540" table:number-columns-repeated="1014"/>
        </table:table-row>
        <table:table-row table:style-name="ro3">
          <table:table-cell/>
          <table:table-cell table:style-name="ce525" office:value-type="string" calcext:value-type="string">
            <text:p>Duration [sec]</text:p>
          </table:table-cell>
          <table:table-cell table:style-name="ce529" office:value-type="string" calcext:value-type="string">
            <text:p>898,6</text:p>
          </table:table-cell>
          <table:table-cell table:style-name="ce529" office:value-type="string" calcext:value-type="string">
            <text:p>1,4</text:p>
          </table:table-cell>
          <table:table-cell table:style-name="ce529" office:value-type="string" calcext:value-type="string">
            <text:p>408,5</text:p>
          </table:table-cell>
          <table:table-cell table:style-name="Default" office:value-type="string" calcext:value-type="string">
            <text:p>4,1</text:p>
          </table:table-cell>
          <table:table-cell table:style-name="ce529" office:value-type="string" calcext:value-type="string">
            <text:p>299,7</text:p>
          </table:table-cell>
          <table:table-cell table:style-name="ce531" office:value-type="string" calcext:value-type="string">
            <text:p>487,6</text:p>
          </table:table-cell>
          <table:table-cell table:style-name="ce531" office:value-type="string" calcext:value-type="string">
            <text:p>487,2</text:p>
          </table:table-cell>
          <table:table-cell table:style-name="ce531" office:value-type="string" calcext:value-type="string">
            <text:p>486,9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Size [GB]</text:p>
          </table:table-cell>
          <table:table-cell table:style-name="ce529" office:value-type="string" calcext:value-type="string">
            <text:p>1,4</text:p>
          </table:table-cell>
          <table:table-cell table:style-name="ce529" office:value-type="string" calcext:value-type="string">
            <text:p>0,14</text:p>
          </table:table-cell>
          <table:table-cell table:style-name="ce529" office:value-type="string" calcext:value-type="string">
            <text:p>1,4</text:p>
          </table:table-cell>
          <table:table-cell table:style-name="ce529" office:value-type="string" calcext:value-type="string">
            <text:p>0,14</text:p>
          </table:table-cell>
          <table:table-cell table:style-name="ce529" office:value-type="string" calcext:value-type="string">
            <text:p>1,1</text:p>
          </table:table-cell>
          <table:table-cell table:number-columns-repeated="3" table:style-name="ce531" office:value-type="string" calcext:value-type="string">
            <text:p>1,3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Packets </text:p>
          </table:table-cell>
          <table:table-cell table:style-name="ce529" office:value-type="float" office:value="10000000" calcext:value-type="float">
            <text:p>10000000</text:p>
          </table:table-cell>
          <table:table-cell table:style-name="ce529" office:value-type="float" office:value="100000" calcext:value-type="float">
            <text:p>100000</text:p>
          </table:table-cell>
          <table:table-cell table:style-name="ce529" office:value-type="float" office:value="10000000" calcext:value-type="float">
            <text:p>10000000</text:p>
          </table:table-cell>
          <table:table-cell table:style-name="ce529" office:value-type="float" office:value="100000" calcext:value-type="float">
            <text:p>100000</text:p>
          </table:table-cell>
          <table:table-cell table:style-name="ce529" office:value-type="float" office:value="7350000" calcext:value-type="float">
            <text:p>7350000</text:p>
          </table:table-cell>
          <table:table-cell table:style-name="ce531" office:value-type="float" office:value="6284294" calcext:value-type="float">
            <text:p>6284294</text:p>
          </table:table-cell>
          <table:table-cell table:style-name="ce531" office:value-type="float" office:value="6194072" calcext:value-type="float">
            <text:p>6194072</text:p>
          </table:table-cell>
          <table:table-cell table:style-name="ce531" office:value-type="float" office:value="6194576" calcext:value-type="float">
            <text:p>6194576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Anomalies [%]</text:p>
          </table:table-cell>
          <table:table-cell table:number-columns-repeated="4" table:style-name="ce529" office:value-type="float" office:value="0" calcext:value-type="float">
            <text:p>0</text:p>
          </table:table-cell>
          <table:table-cell table:style-name="ce529" office:value-type="string" calcext:value-type="string">
            <text:p>18900 (0,25)</text:p>
          </table:table-cell>
          <table:table-cell table:style-name="ce531" office:value-type="string" calcext:value-type="string">
            <text:p>170608 (2.7)</text:p>
          </table:table-cell>
          <table:table-cell table:style-name="ce531" office:value-type="string" calcext:value-type="string">
            <text:p>516 (0.008)</text:p>
          </table:table-cell>
          <table:table-cell table:style-name="ce531" office:value-type="string" calcext:value-type="string">
            <text:p>148 (0.002)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unique MACs</text:p>
          </table:table-cell>
          <table:table-cell table:style-name="ce529" office:value-type="float" office:value="54" calcext:value-type="float">
            <text:p>54</text:p>
          </table:table-cell>
          <table:table-cell table:style-name="ce529" office:value-type="float" office:value="31" calcext:value-type="float">
            <text:p>31</text:p>
          </table:table-cell>
          <table:table-cell table:style-name="ce529" office:value-type="float" office:value="57" calcext:value-type="float">
            <text:p>57</text:p>
          </table:table-cell>
          <table:table-cell table:style-name="ce529" office:value-type="float" office:value="33" calcext:value-type="float">
            <text:p>33</text:p>
          </table:table-cell>
          <table:table-cell table:style-name="ce529" office:value-type="float" office:value="56" calcext:value-type="float">
            <text:p>56</text:p>
          </table:table-cell>
          <table:table-cell table:style-name="ce531" office:value-type="float" office:value="56" calcext:value-type="float">
            <text:p>56</text:p>
          </table:table-cell>
          <table:table-cell table:style-name="ce531" office:value-type="float" office:value="67" calcext:value-type="float">
            <text:p>67</text:p>
          </table:table-cell>
          <table:table-cell table:style-name="ce531"/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unique protocols</text:p>
          </table:table-cell>
          <table:table-cell table:style-name="ce529" office:value-type="float" office:value="36" calcext:value-type="float">
            <text:p>36</text:p>
          </table:table-cell>
          <table:table-cell table:style-name="ce529" office:value-type="float" office:value="21" calcext:value-type="float">
            <text:p>21</text:p>
          </table:table-cell>
          <table:table-cell table:style-name="ce529" office:value-type="float" office:value="39" calcext:value-type="float">
            <text:p>39</text:p>
          </table:table-cell>
          <table:table-cell table:style-name="ce529" office:value-type="float" office:value="21" calcext:value-type="float">
            <text:p>21</text:p>
          </table:table-cell>
          <table:table-cell table:style-name="ce529" office:value-type="float" office:value="37" calcext:value-type="float">
            <text:p>37</text:p>
          </table:table-cell>
          <table:table-cell table:style-name="ce531"/>
          <table:table-cell table:style-name="ce531" office:value-type="float" office:value="36" calcext:value-type="float">
            <text:p>36</text:p>
          </table:table-cell>
          <table:table-cell table:style-name="ce531" office:value-type="float" office:value="33" calcext:value-type="float">
            <text:p>33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unique Ips</text:p>
          </table:table-cell>
          <table:table-cell table:style-name="ce529" office:value-type="float" office:value="51" calcext:value-type="float">
            <text:p>51</text:p>
          </table:table-cell>
          <table:table-cell table:style-name="ce529" office:value-type="float" office:value="32" calcext:value-type="float">
            <text:p>32</text:p>
          </table:table-cell>
          <table:table-cell table:style-name="ce529" office:value-type="float" office:value="60" calcext:value-type="float">
            <text:p>60</text:p>
          </table:table-cell>
          <table:table-cell table:style-name="ce529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 table:style-name="ce531" office:value-type="float" office:value="48" calcext:value-type="float">
            <text:p>48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unique flows [tcp/udp]</text:p>
          </table:table-cell>
          <table:table-cell table:style-name="Default" office:value-type="string" calcext:value-type="string">
            <text:p>87961 / 172</text:p>
          </table:table-cell>
          <table:table-cell table:style-name="ce531" office:value-type="string" calcext:value-type="string">
            <text:p>971/19</text:p>
          </table:table-cell>
          <table:table-cell table:style-name="ce531" office:value-type="string" calcext:value-type="string">
            <text:p>87368/236</text:p>
          </table:table-cell>
          <table:table-cell table:style-name="ce531" office:value-type="string" calcext:value-type="string">
            <text:p>1572/21</text:p>
          </table:table-cell>
          <table:table-cell table:style-name="ce531" office:value-type="string" calcext:value-type="string">
            <text:p>70316/148</text:p>
          </table:table-cell>
          <table:table-cell table:number-columns-repeated="2" table:style-name="ce531" office:value-type="string" calcext:value-type="string">
            <text:p>28649/119</text:p>
          </table:table-cell>
          <table:table-cell table:style-name="ce531" office:value-type="string" calcext:value-type="string">
            <text:p>28649/122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ATU [bytes] (std)</text:p>
          </table:table-cell>
          <table:table-cell table:style-name="ce529" office:value-type="string" calcext:value-type="string">
            <text:p>113,23 (105)</text:p>
          </table:table-cell>
          <table:table-cell table:style-name="ce529" office:value-type="string" calcext:value-type="string">
            <text:p>108,23 (104)</text:p>
          </table:table-cell>
          <table:table-cell table:style-name="ce529" office:value-type="string" calcext:value-type="string">
            <text:p>113,38 (105)</text:p>
          </table:table-cell>
          <table:table-cell table:style-name="ce529" office:value-type="string" calcext:value-type="string">
            <text:p>112,55 (105)</text:p>
          </table:table-cell>
          <table:table-cell table:style-name="ce529" office:value-type="string" calcext:value-type="string">
            <text:p>114,44 (117)</text:p>
          </table:table-cell>
          <table:table-cell table:style-name="ce531" office:value-type="string" calcext:value-type="string">
            <text:p>113,65 (322)</text:p>
          </table:table-cell>
          <table:table-cell table:style-name="ce531" office:value-type="string" calcext:value-type="string">
            <text:p>113,12 (101)</text:p>
          </table:table-cell>
          <table:table-cell table:style-name="ce531" office:value-type="string" calcext:value-type="string">
            <text:p>113,41 (103)</text:p>
          </table:table-cell>
          <table:table-cell table:number-columns-repeated="1014"/>
        </table:table-row>
        <table:table-row table:style-name="ro4">
          <table:table-cell/>
          <table:table-cell table:style-name="ce526" office:value-type="string" calcext:value-type="string">
            <text:p>kpackets/s</text:p>
          </table:table-cell>
          <table:table-cell table:number-columns-repeated="5" table:style-name="ce529" office:value-type="string" calcext:value-type="string">
            <text:p>24,0</text:p>
          </table:table-cell>
          <table:table-cell table:number-columns-repeated="3" table:style-name="ce531" office:value-type="string" calcext:value-type="string">
            <text:p>24,0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info</text:p>
          </table:table-cell>
          <table:table-cell table:style-name="ce529" office:value-type="string" calcext:value-type="string">
            <text:p>editcap -r Dec2019_00007_20191206114500.pcap train.pcap 0-10000000</text:p>
          </table:table-cell>
          <table:table-cell table:style-name="ce529" office:value-type="string" calcext:value-type="string">
            <text:p>editcap -r Dec2019_00007_20191206114500.pcap vali.pcap 11000001-11100000</text:p>
          </table:table-cell>
          <table:table-cell table:style-name="ce529" office:value-type="string" calcext:value-type="string">
            <text:p>editcap -r Dec2019_00008_20191206120000.pcap fit.pcap 0-1000000</text:p>
          </table:table-cell>
          <table:table-cell table:style-name="ce529"/>
          <table:table-cell table:style-name="ce529" office:value-type="string" calcext:value-type="string">
            <text:p>editcap -r Dec2019_00008_20191206120000.pcap predict.pcap 1100000-1200000</text:p>
          </table:table-cell>
          <table:table-cell table:style-name="ce531" table:number-columns-repeated="3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5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521" office:value-type="string" calcext:value-type="string">
            <text:p>VOERDE</text:p>
          </table:table-cell>
          <table:table-cell table:style-name="ce522" table:number-columns-repeated="1023"/>
        </table:table-row>
        <table:table-row table:style-name="ro2">
          <table:table-cell/>
          <table:table-cell table:style-name="ce524"/>
          <table:table-cell table:style-name="ce528" office:value-type="string" calcext:value-type="string">
            <text:p>train</text:p>
          </table:table-cell>
          <table:table-cell table:style-name="ce528" office:value-type="string" calcext:value-type="string">
            <text:p>vali</text:p>
          </table:table-cell>
          <table:table-cell table:style-name="ce528" office:value-type="string" calcext:value-type="string">
            <text:p>fit=train</text:p>
          </table:table-cell>
          <table:table-cell table:style-name="ce528" office:value-type="string" calcext:value-type="string">
            <text:p>predict=vali</text:p>
          </table:table-cell>
          <table:table-cell table:style-name="ce528" office:value-type="string" calcext:value-type="string">
            <text:p>eval_p</text:p>
          </table:table-cell>
          <table:table-cell table:style-name="ce528" office:value-type="string" calcext:value-type="string">
            <text:p>eval_d</text:p>
          </table:table-cell>
          <table:table-cell table:style-name="ce528" office:value-type="string" calcext:value-type="string">
            <text:p>eval_e</text:p>
          </table:table-cell>
          <table:table-cell table:style-name="ce528" office:value-type="string" calcext:value-type="string">
            <text:p>eval_r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Duration [sec]</text:p>
          </table:table-cell>
          <table:table-cell table:style-name="ce529" office:value-type="string" calcext:value-type="string">
            <text:p>1139,7</text:p>
          </table:table-cell>
          <table:table-cell table:style-name="ce529" office:value-type="float" office:value="162" calcext:value-type="float">
            <text:p>162</text:p>
          </table:table-cell>
          <table:table-cell table:style-name="ce529" office:value-type="string" calcext:value-type="string">
            <text:p>1139,7</text:p>
          </table:table-cell>
          <table:table-cell table:style-name="ce529" office:value-type="float" office:value="162" calcext:value-type="float">
            <text:p>162</text:p>
          </table:table-cell>
          <table:table-cell table:style-name="ce529" office:value-type="float" office:value="2907" calcext:value-type="float">
            <text:p>2907</text:p>
          </table:table-cell>
          <table:table-cell table:number-columns-repeated="3" table:style-name="ce531" office:value-type="float" office:value="702" calcext:value-type="float">
            <text:p>702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Size [GB]</text:p>
          </table:table-cell>
          <table:table-cell table:style-name="ce529" office:value-type="string" calcext:value-type="string">
            <text:p>1,7</text:p>
          </table:table-cell>
          <table:table-cell table:style-name="ce529" office:value-type="string" calcext:value-type="string">
            <text:p>0,24</text:p>
          </table:table-cell>
          <table:table-cell table:style-name="ce529" office:value-type="string" calcext:value-type="string">
            <text:p>1,7</text:p>
          </table:table-cell>
          <table:table-cell table:style-name="ce529" office:value-type="string" calcext:value-type="string">
            <text:p>0,24</text:p>
          </table:table-cell>
          <table:table-cell table:style-name="ce529" office:value-type="string" calcext:value-type="string">
            <text:p>0,72</text:p>
          </table:table-cell>
          <table:table-cell table:number-columns-repeated="3" table:style-name="ce531" office:value-type="float" office:value="1.2" calcext:value-type="float">
            <text:p>1.2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Packets</text:p>
          </table:table-cell>
          <table:table-cell table:style-name="ce529" office:value-type="float" office:value="10774388" calcext:value-type="float">
            <text:p>10774388</text:p>
          </table:table-cell>
          <table:table-cell table:style-name="ce529" office:value-type="float" office:value="1539556" calcext:value-type="float">
            <text:p>1539556</text:p>
          </table:table-cell>
          <table:table-cell table:style-name="ce529" office:value-type="float" office:value="10774388" calcext:value-type="float">
            <text:p>10774388</text:p>
          </table:table-cell>
          <table:table-cell table:style-name="ce529" office:value-type="float" office:value="1539556" calcext:value-type="float">
            <text:p>1539556</text:p>
          </table:table-cell>
          <table:table-cell table:style-name="ce529" office:value-type="float" office:value="1518761" calcext:value-type="float">
            <text:p>1518761</text:p>
          </table:table-cell>
          <table:table-cell table:style-name="ce531" office:value-type="float" office:value="3521649" calcext:value-type="float">
            <text:p>3521649</text:p>
          </table:table-cell>
          <table:table-cell table:style-name="ce531" office:value-type="float" office:value="6157648" calcext:value-type="float">
            <text:p>6157648</text:p>
          </table:table-cell>
          <table:table-cell table:style-name="ce531" office:value-type="float" office:value="5232729" calcext:value-type="float">
            <text:p>5232729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Anomalies</text:p>
          </table:table-cell>
          <table:table-cell table:number-columns-repeated="4" table:style-name="ce529" office:value-type="float" office:value="0" calcext:value-type="float">
            <text:p>0</text:p>
          </table:table-cell>
          <table:table-cell table:style-name="ce529" office:value-type="string" calcext:value-type="string">
            <text:p>424364 (27.9)</text:p>
          </table:table-cell>
          <table:table-cell table:style-name="ce531" office:value-type="string" calcext:value-type="string">
            <text:p>135048 (3.8)</text:p>
          </table:table-cell>
          <table:table-cell table:style-name="ce531" office:value-type="string" calcext:value-type="string">
            <text:p>2460 (0.04)</text:p>
          </table:table-cell>
          <table:table-cell table:style-name="ce531" office:value-type="string" calcext:value-type="string">
            <text:p>1930 (0.037)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unique MACs</text:p>
          </table:table-cell>
          <table:table-cell table:style-name="ce529" office:value-type="float" office:value="39" calcext:value-type="float">
            <text:p>39</text:p>
          </table:table-cell>
          <table:table-cell table:style-name="ce529" office:value-type="float" office:value="33" calcext:value-type="float">
            <text:p>33</text:p>
          </table:table-cell>
          <table:table-cell table:style-name="ce529" office:value-type="float" office:value="39" calcext:value-type="float">
            <text:p>39</text:p>
          </table:table-cell>
          <table:table-cell table:style-name="ce529" office:value-type="float" office:value="33" calcext:value-type="float">
            <text:p>33</text:p>
          </table:table-cell>
          <table:table-cell table:style-name="ce531" office:value-type="float" office:value="110" calcext:value-type="float">
            <text:p>110</text:p>
          </table:table-cell>
          <table:table-cell table:style-name="ce531" office:value-type="float" office:value="37" calcext:value-type="float">
            <text:p>37</text:p>
          </table:table-cell>
          <table:table-cell table:style-name="ce531" office:value-type="float" office:value="57" calcext:value-type="float">
            <text:p>57</text:p>
          </table:table-cell>
          <table:table-cell table:style-name="ce531" office:value-type="float" office:value="54" calcext:value-type="float">
            <text:p>54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unique protocols</text:p>
          </table:table-cell>
          <table:table-cell table:style-name="ce530" office:value-type="float" office:value="25" calcext:value-type="float">
            <text:p>25</text:p>
          </table:table-cell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25" calcext:value-type="float">
            <text:p>25</text:p>
          </table:table-cell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20" calcext:value-type="float">
            <text:p>20</text:p>
          </table:table-cell>
          <table:table-cell table:number-columns-repeated="2" table:style-name="ce531" office:value-type="float" office:value="22" calcext:value-type="float">
            <text:p>22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unique Ips</text:p>
          </table:table-cell>
          <table:table-cell table:style-name="ce531" office:value-type="float" office:value="42" calcext:value-type="float">
            <text:p>42</text:p>
          </table:table-cell>
          <table:table-cell table:style-name="ce531" office:value-type="float" office:value="34" calcext:value-type="float">
            <text:p>34</text:p>
          </table:table-cell>
          <table:table-cell table:style-name="ce531" office:value-type="float" office:value="42" calcext:value-type="float">
            <text:p>42</text:p>
          </table:table-cell>
          <table:table-cell table:number-columns-repeated="2" table:style-name="ce531" office:value-type="float" office:value="34" calcext:value-type="float">
            <text:p>34</text:p>
          </table:table-cell>
          <table:table-cell table:style-name="ce531" office:value-type="float" office:value="38" calcext:value-type="float">
            <text:p>38</text:p>
          </table:table-cell>
          <table:table-cell table:number-columns-repeated="2" table:style-name="ce531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# unique flows [tcp/udp]</text:p>
          </table:table-cell>
          <table:table-cell table:style-name="ce531" office:value-type="string" calcext:value-type="string">
            <text:p>993/417</text:p>
          </table:table-cell>
          <table:table-cell table:style-name="ce531" office:value-type="string" calcext:value-type="string">
            <text:p>144/51</text:p>
          </table:table-cell>
          <table:table-cell table:style-name="ce531" office:value-type="string" calcext:value-type="string">
            <text:p>993/417</text:p>
          </table:table-cell>
          <table:table-cell table:style-name="ce531" office:value-type="string" calcext:value-type="string">
            <text:p>144/51</text:p>
          </table:table-cell>
          <table:table-cell table:style-name="ce531" office:value-type="string" calcext:value-type="string">
            <text:p>6648/39</text:p>
          </table:table-cell>
          <table:table-cell table:style-name="ce531" office:value-type="string" calcext:value-type="string">
            <text:p>255/95</text:p>
          </table:table-cell>
          <table:table-cell table:style-name="ce531" office:value-type="string" calcext:value-type="string">
            <text:p>448/161</text:p>
          </table:table-cell>
          <table:table-cell table:style-name="ce531" office:value-type="string" calcext:value-type="string">
            <text:p>377/136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ATU [bytes] (std)</text:p>
          </table:table-cell>
          <table:table-cell table:style-name="ce529" office:value-type="string" calcext:value-type="string">
            <text:p>146,3 (166)</text:p>
          </table:table-cell>
          <table:table-cell table:style-name="ce529" office:value-type="string" calcext:value-type="string">
            <text:p>145,6 (158)</text:p>
          </table:table-cell>
          <table:table-cell table:style-name="ce529" office:value-type="string" calcext:value-type="string">
            <text:p>146,3 (166)</text:p>
          </table:table-cell>
          <table:table-cell table:style-name="ce529" office:value-type="string" calcext:value-type="string">
            <text:p>145,6 (158)</text:p>
          </table:table-cell>
          <table:table-cell table:style-name="ce529" office:value-type="string" calcext:value-type="string">
            <text:p>477,8 (1228)</text:p>
          </table:table-cell>
          <table:table-cell table:style-name="ce531" office:value-type="string" calcext:value-type="string">
            <text:p>144.6 (12)</text:p>
          </table:table-cell>
          <table:table-cell table:number-columns-repeated="2" table:style-name="ce531" office:value-type="string" calcext:value-type="string">
            <text:p>146.3(0.5)</text:p>
          </table:table-cell>
          <table:table-cell table:number-columns-repeated="1014"/>
        </table:table-row>
        <table:table-row table:style-name="ro4">
          <table:table-cell/>
          <table:table-cell table:style-name="ce526" office:value-type="string" calcext:value-type="string">
            <text:p>kpackets/s</text:p>
          </table:table-cell>
          <table:table-cell table:number-columns-repeated="4" table:style-name="ce529" office:value-type="float" office:value="10" calcext:value-type="float">
            <text:p>10</text:p>
          </table:table-cell>
          <table:table-cell table:style-name="ce529" office:value-type="float" office:value="12" calcext:value-type="float">
            <text:p>12</text:p>
          </table:table-cell>
          <table:table-cell table:style-name="ce531" office:value-type="float" office:value="12" calcext:value-type="float">
            <text:p>12</text:p>
          </table:table-cell>
          <table:table-cell table:style-name="ce531" office:value-type="float" office:value="9.5" calcext:value-type="float">
            <text:p>9.5</text:p>
          </table:table-cell>
          <table:table-cell table:style-name="ce531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/>
          <table:table-cell table:style-name="ce525" office:value-type="string" calcext:value-type="string">
            <text:p>info</text:p>
          </table:table-cell>
          <table:table-cell table:style-name="ce529" office:value-type="string" calcext:value-type="string">
            <text:p>Capture 1-35</text:p>
          </table:table-cell>
          <table:table-cell table:style-name="ce529" office:value-type="string" calcext:value-type="string">
            <text:p>Capture 328-332</text:p>
          </table:table-cell>
          <table:table-cell table:style-name="ce529" office:value-type="string" calcext:value-type="string">
            <text:p>Capture 1-35</text:p>
          </table:table-cell>
          <table:table-cell table:style-name="ce529" office:value-type="string" calcext:value-type="string">
            <text:p>Capture 328-332</text:p>
          </table:table-cell>
          <table:table-cell table:style-name="ce529" office:value-type="string" calcext:value-type="string">
            <text:p>Capture 110-224</text:p>
          </table:table-cell>
          <table:table-cell table:style-name="ce531" table:number-columns-repeated="3"/>
          <table:table-cell table:number-columns-repeated="101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7"/>
          <table:table-cell table:style-name="ce539"/>
          <table:table-cell table:number-columns-repeated="1016"/>
        </table:table-row>
        <table:table-row table:style-name="ro5" table:number-rows-repeated="2">
          <table:table-cell table:number-columns-repeated="6"/>
          <table:table-cell table:style-name="ce536"/>
          <table:table-cell table:number-columns-repeated="1017"/>
        </table:table-row>
        <table:table-row table:style-name="ro5">
          <table:table-cell table:number-columns-repeated="7"/>
          <table:table-cell table:style-name="ce538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ce536"/>
          <table:table-cell table:number-columns-repeated="1017"/>
        </table:table-row>
        <table:table-row table:style-name="ro5">
          <table:table-cell table:number-columns-repeated="4"/>
          <table:table-cell table:style-name="ce532"/>
          <table:table-cell/>
          <table:table-cell table:style-name="ce536"/>
          <table:table-cell table:number-columns-repeated="1017"/>
        </table:table-row>
        <table:table-row table:style-name="ro5">
          <table:table-cell table:number-columns-repeated="4"/>
          <table:table-cell table:style-name="ce532"/>
          <table:table-cell table:style-name="ce534"/>
          <table:table-cell table:style-name="ce537"/>
          <table:table-cell table:number-columns-repeated="1017"/>
        </table:table-row>
        <table:table-row table:style-name="ro5">
          <table:table-cell table:number-columns-repeated="5"/>
          <table:table-cell table:style-name="ce534"/>
          <table:table-cell table:style-name="ce538"/>
          <table:table-cell table:number-columns-repeated="1017"/>
        </table:table-row>
        <table:table-row table:style-name="ro5">
          <table:table-cell table:number-columns-repeated="4"/>
          <table:table-cell table:style-name="ce533"/>
          <table:table-cell/>
          <table:table-cell table:style-name="ce538"/>
          <table:table-cell table:number-columns-repeated="1017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 preprocessig" table:style-name="ta2">
        <office:forms form:automatic-focus="false" form:apply-design-mode="false"/>
        <table:table-column table:style-name="co8" table:default-cell-style-name="ce543"/>
        <table:table-column table:style-name="co9" table:default-cell-style-name="ce554"/>
        <table:table-column table:style-name="co10" table:default-cell-style-name="ce566"/>
        <table:table-column table:style-name="co11" table:default-cell-style-name="Default"/>
        <table:table-column table:style-name="co12" table:default-cell-style-name="Default"/>
        <table:table-column table:style-name="co7" table:number-columns-repeated="1019" table:default-cell-style-name="Default"/>
        <table:table-row table:style-name="ro1">
          <table:table-cell table:style-name="ce541" office:value-type="string" calcext:value-type="string">
            <text:p>SWAT_A6</text:p>
          </table:table-cell>
          <table:table-cell table:style-name="ce544" office:value-type="string" calcext:value-type="string">
            <text:p>preprocessing conducted on ‘alaska’ raw data is hosted on ‘yoda’</text:p>
          </table:table-cell>
          <table:table-cell table:style-name="ce556"/>
          <table:table-cell table:style-name="ce568"/>
          <table:table-cell table:number-columns-repeated="1020"/>
        </table:table-row>
        <table:table-row table:style-name="ro3">
          <table:table-cell table:style-name="Default"/>
          <table:table-cell table:style-name="ce545" office:value-type="string" calcext:value-type="string">
            <text:p>AE trianing</text:p>
          </table:table-cell>
          <table:table-cell table:style-name="ce557"/>
          <table:table-cell table:style-name="ce569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1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0" office:value-type="string" calcext:value-type="string">
            <text:p>python3 pcap2ds.py -p /home/koppfabi/DATEN/SWaT/A6/train.pcap -o byte_swatA6/train_byte -m byte --chunk 1024 --threads 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0" office:value-type="string" calcext:value-type="string">
            <text:p>extracted 1,105,363 byte fragments (a 1024 bytes) from 10,000,000 packets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1" office:value-type="string" calcext:value-type="string">
            <text:p>00:13:55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7"/>
          <table:table-cell table:style-name="ce560"/>
          <table:table-cell table:style-name="ce572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2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46"/>
          <table:table-cell table:style-name="ce559"/>
          <table:table-cell office:value-type="string" calcext:value-type="string">
            <text:p>python3 pcap2ds.py -p /home/koppfabi/DATEN/SWaT/A6/train.pcap -o flow_swatA6/train_flow -m flow --chunk 1024 --threads 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482,366 flow fragments (a 1024 bytes) from 10,000,000 packets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1" office:value-type="string" calcext:value-type="string">
            <text:p>01:21:55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8" office:value-type="string" calcext:value-type="string">
            <text:p>validation</text:p>
          </table:table-cell>
          <table:table-cell table:style-name="ce562"/>
          <table:table-cell table:style-name="ce574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3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python3 pcap2ds.py -p /home/koppfabi/DATEN/SWaT/A6/vali.pcap -o byte_swatA6/vali_byte -m byte --chunk 102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11,103 byte fragments (a 1024 bytes) from 100,000 packets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1" office:value-type="string" calcext:value-type="string">
            <text:p>00:00:37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7"/>
          <table:table-cell table:style-name="ce560"/>
          <table:table-cell table:style-name="ce572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4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46"/>
          <table:table-cell table:style-name="ce559"/>
          <table:table-cell office:value-type="string" calcext:value-type="string">
            <text:p>python3 pcap2ds.py -p /home/koppfabi/DATEN/SWaT/A6/vali.pcap -o flow_swatA6/vali_flow -m flow --chunk 102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4,699 flow fragments (a 1024 bytes) from 100,000 packets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1" office:value-type="string" calcext:value-type="string">
            <text:p>0:01:13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9" office:value-type="string" calcext:value-type="string">
            <text:p>FIT</text:p>
          </table:table-cell>
          <table:table-cell table:style-name="ce563"/>
          <table:table-cell table:style-name="ce575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5</text:p>
          </table:table-cell>
          <table:table-cell table:style-name="ce558" office:value-type="string" calcext:value-type="string">
            <text:p>byte</text:p>
          </table:table-cell>
          <table:table-cell table:style-name="ce573"/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python3 pcap2ds.py -p /home/koppfabi/DATEN/SwaT/A6/fit.cap -o byte_swat/fit_byte -m byte --chunk 1024 --threads 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1,107,198 byte fragments (a 1024 bytes) from 10,000,000 packets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0:15:32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7"/>
          <table:table-cell table:style-name="ce560"/>
          <table:table-cell table:style-name="ce576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6</text:p>
          </table:table-cell>
          <table:table-cell table:style-name="ce561" office:value-type="string" calcext:value-type="string">
            <text:p>flow</text:p>
          </table:table-cell>
          <table:table-cell table:style-name="ce573"/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python3 pcap2ds.py -p /home/koppfabi/DATEN/SwaT/A6/fit.cap -o flow_swat/fit_flow -m flow --chunk 1024 --threads 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482,280 flow fragments (a 1024 bytes) from 10,000,000 packets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0:21:23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50" office:value-type="string" calcext:value-type="string">
            <text:p>PREDICT</text:p>
          </table:table-cell>
          <table:table-cell table:style-name="ce564"/>
          <table:table-cell table:style-name="ce577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7</text:p>
          </table:table-cell>
          <table:table-cell table:style-name="ce558" office:value-type="string" calcext:value-type="string">
            <text:p>byte</text:p>
          </table:table-cell>
          <table:table-cell table:style-name="ce573"/>
          <table:table-cell table:number-columns-repeated="1020"/>
        </table:table-row>
        <table:table-row table:style-name="ro3">
          <table:table-cell table:style-name="Default"/>
          <table:table-cell table:style-name="ce551"/>
          <table:table-cell table:style-name="ce559"/>
          <table:table-cell table:style-name="ce573" office:value-type="string" calcext:value-type="string">
            <text:p>python3 pcap2ds.py -p /home/koppfabi/DATEN/SWaT/A6/predict.pcap -o byte_swatA6/predict_byte -m byte --chunk 1024 --threads 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10,990 byte fragments (a 1024 bytes) from 100,000 packets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 office:value-type="string" calcext:value-type="string">
            <text:p>x</text:p>
          </table:table-cell>
          <table:table-cell table:style-name="ce571" office:value-type="string" calcext:value-type="string">
            <text:p>00:00:23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7"/>
          <table:table-cell table:style-name="ce560"/>
          <table:table-cell table:style-name="ce572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8</text:p>
          </table:table-cell>
          <table:table-cell table:style-name="ce561" office:value-type="string" calcext:value-type="string">
            <text:p>flow</text:p>
          </table:table-cell>
          <table:table-cell table:style-name="ce573"/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8" office:value-type="string" calcext:value-type="string">
            <text:p>python3 pcap2ds.py -p /home/koppfabi/DATEN/SWaT/A6/predict.pcap -o flow_swatA6/predict_flow -m flow --chunk 1024 --threads 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4,624 flow fragments (a 1024 bytes) from 100,000 packets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 office:value-type="string" calcext:value-type="string">
            <text:p>x</text:p>
          </table:table-cell>
          <table:table-cell table:style-name="ce571" office:value-type="string" calcext:value-type="string">
            <text:p>00:00:49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52" office:value-type="string" calcext:value-type="string">
            <text:p>EVAL</text:p>
          </table:table-cell>
          <table:table-cell table:style-name="ce565"/>
          <table:table-cell table:style-name="ce579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9</text:p>
          </table:table-cell>
          <table:table-cell table:style-name="ce558" office:value-type="string" calcext:value-type="string">
            <text:p>byte</text:p>
          </table:table-cell>
          <table:table-cell table:style-name="ce573"/>
          <table:table-cell table:number-columns-repeated="1020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python3 pcap2ds.py -p /home/koppfabi/DATEN/SWaT/A6/Dec_10_first_5min.pcap -o byte_swatA6/eval_byte -m byte -g ../../DATEN/SwaT/A6/dec_10_min_GT.csv --chunk 1024 --threads 4</text:p>
          </table:table-cell>
          <table:table-cell office:value-type="string" calcext:value-type="string">
            <text:p>rough lables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821,442 byte fragments (a 1024 bytes) from 7,350,000 packets</text:p>
          </table:table-cell>
          <table:table-cell office:value-type="string" calcext:value-type="string">
            <text:p>Normal – ANOMALIE – Normal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1" office:value-type="string" calcext:value-type="string">
            <text:p>00:05:13 (h:m:s)</text:p>
          </table:table-cell>
          <table:table-cell office:value-type="string" calcext:value-type="string">
            <text:p>1115399 - 18900 - 6215701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47"/>
          <table:table-cell table:style-name="ce560"/>
          <table:table-cell table:style-name="ce576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10</text:p>
          </table:table-cell>
          <table:table-cell table:style-name="ce561" office:value-type="string" calcext:value-type="string">
            <text:p>flow</text:p>
          </table:table-cell>
          <table:table-cell table:style-name="ce573"/>
          <table:table-cell office:value-type="string" calcext:value-type="string">
            <text:p>rough lables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python3 pcap2ds.py -p /home/koppfabi/DATEN/SWaT/A6/Dec_10_first_5min.pcap -o flow_swatA6/eval_flow -m flow -g ../../DATEN/SwaT/A6/dec_10_min_GT.csv --chunk 1024 --threads 4</text:p>
          </table:table-cell>
          <table:table-cell office:value-type="string" calcext:value-type="string">
            <text:p>Normal – ANOMALIE – Normal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3" office:value-type="string" calcext:value-type="string">
            <text:p>extracted 346,786 flow fragments (a 1024 bytes) from 7,350,000 packets</text:p>
          </table:table-cell>
          <table:table-cell office:value-type="string" calcext:value-type="string">
            <text:p>1115399 - 18900 - 6215701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546"/>
          <table:table-cell table:style-name="ce559"/>
          <table:table-cell table:style-name="ce571" office:value-type="string" calcext:value-type="string">
            <text:p>00:45:42 (h:m:s)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552" office:value-type="string" calcext:value-type="string">
            <text:p>SYNTH_DOS</text:p>
          </table:table-cell>
          <table:table-cell table:style-name="ce565"/>
          <table:table-cell table:style-name="ce579"/>
          <table:table-cell table:number-columns-repeated="1020"/>
        </table:table-row>
        <table:table-row table:style-name="ro3">
          <table:table-cell table:style-name="Default"/>
          <table:table-cell table:style-name="ce546" office:value-type="string" calcext:value-type="string">
            <text:p>p19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559"/>
          <table:table-cell table:style-name="ce573" office:value-type="string" calcext:value-type="string">
            <text:p>pcap2ds.py -p SWAT_synth_dos.list -g ~/synth/SWAT/dos/master_gt.txt -o synth_out/swat/dos_byte -m byte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559"/>
          <table:table-cell office:value-type="string" calcext:value-type="string">
            <text:p>extracted 697,304 byte fragments (a 1024 bytes) from 6,284,294 packets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559"/>
          <table:table-cell office:value-type="string" calcext:value-type="string">
            <text:p>297.154342058 s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560"/>
          <table:table-cell table:style-name="ce576"/>
          <table:table-cell table:number-columns-repeated="1020"/>
        </table:table-row>
        <table:table-row table:style-name="ro6">
          <table:table-cell table:style-name="Default"/>
          <table:table-cell table:style-name="ce553" office:value-type="string" calcext:value-type="string">
            <text:p>p20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6">
          <table:table-cell table:style-name="Default" table:number-columns-repeated="2"/>
          <table:table-cell table:style-name="ce559"/>
          <table:table-cell office:value-type="string" calcext:value-type="string">
            <text:p>pcap2ds.py -p SWAT_synth_dos.list -g ~/synth/SWAT/dos/master_gt.txt -o synth_out/swat/dos_flow -m flow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 table:style-name="ce559"/>
          <table:table-cell office:value-type="string" calcext:value-type="string">
            <text:p>extracted 295,128 flow fragments (a 1024 bytes) from 6,284,294 packets</text:p>
          </table:table-cell>
          <table:table-cell table:number-columns-repeated="1020"/>
        </table:table-row>
        <table:table-row table:style-name="ro6">
          <table:table-cell table:style-name="Default" table:number-columns-repeated="2"/>
          <table:table-cell/>
          <table:table-cell office:value-type="string" calcext:value-type="string">
            <text:p>2701.91877722 s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52" office:value-type="string" calcext:value-type="string">
            <text:p>SYNTH_MITM_EAV</text:p>
          </table:table-cell>
          <table:table-cell table:style-name="ce565"/>
          <table:table-cell table:style-name="ce579"/>
          <table:table-cell table:number-columns-repeated="1020"/>
        </table:table-row>
        <table:table-row table:style-name="ro7">
          <table:table-cell table:style-name="Default"/>
          <table:table-cell table:style-name="ce546" office:value-type="string" calcext:value-type="string">
            <text:p>p19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pcap2ds.py -p swat_synth_mimt_eva_pcaps.txt -g ~/synth/SWAT/mitm_eav/master_gt.txt -o synth_out/swat/mimt_eav_byte -m byte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extracted 684,501 byte fragments (a 1024 bytes) from 6,194,072 packets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283.35860792899996 s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46"/>
          <table:table-cell table:style-name="ce560"/>
          <table:table-cell table:style-name="ce576"/>
          <table:table-cell table:number-columns-repeated="1020"/>
        </table:table-row>
        <table:table-row table:style-name="ro7">
          <table:table-cell table:style-name="Default"/>
          <table:table-cell table:style-name="ce546" office:value-type="string" calcext:value-type="string">
            <text:p>p20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pcap2ds.py -p swat_synth_mimt_eva_pcaps.txt -g ~/synth/SWAT/mitm_eav/master_gt.txt -o synth_out/swat/mimt_eav_flow -m flow --force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extracted 291,373 flow fragments (a 1024 bytes) from 6,194,072 packets</text:p>
          </table:table-cell>
          <table:table-cell table:number-columns-repeated="1020"/>
        </table:table-row>
        <table:table-row table:style-name="ro7">
          <table:table-cell table:style-name="Default"/>
          <table:table-cell table:number-columns-repeated="2"/>
          <table:table-cell office:value-type="string" calcext:value-type="string">
            <text:p>2262.390145677 s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52" office:value-type="string" calcext:value-type="string">
            <text:p>SYTH_MIM_REJ</text:p>
          </table:table-cell>
          <table:table-cell table:style-name="ce565"/>
          <table:table-cell table:style-name="ce579"/>
          <table:table-cell table:number-columns-repeated="1020"/>
        </table:table-row>
        <table:table-row table:style-name="ro7">
          <table:table-cell table:style-name="Default"/>
          <table:table-cell table:style-name="ce546" office:value-type="string" calcext:value-type="string">
            <text:p>p19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pcap2ds.py -p swat_synth_mimt_rej_pcaps.txt -g ~/synth/SWAT/mitm_rej/master_gt.txt -o synth_out/swat/mimt_rej_byte -m byte --force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extracted 684,426 byte fragments (a 1024 bytes) from 6,194,576 packets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278.988046476 s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46"/>
          <table:table-cell table:style-name="ce560"/>
          <table:table-cell table:style-name="ce576"/>
          <table:table-cell table:number-columns-repeated="1020"/>
        </table:table-row>
        <table:table-row table:style-name="ro7">
          <table:table-cell table:style-name="Default"/>
          <table:table-cell table:style-name="ce546" office:value-type="string" calcext:value-type="string">
            <text:p>p20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pcap2ds.py -p swat_synth_mimt_rej_pcaps.txt -g ~/synth/SWAT/mitm_rej/master_gt.txt -o synth_out/swat/mimt_rej_flow -m flow --force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546"/>
          <table:table-cell table:style-name="ce559"/>
          <table:table-cell office:value-type="string" calcext:value-type="string">
            <text:p>extracted 291,443 flow fragments (a 1024 bytes) from 6,194,576 packets</text:p>
          </table:table-cell>
          <table:table-cell table:number-columns-repeated="1020"/>
        </table:table-row>
        <table:table-row table:style-name="ro7">
          <table:table-cell table:style-name="Default"/>
          <table:table-cell table:number-columns-repeated="2"/>
          <table:table-cell office:value-type="string" calcext:value-type="string">
            <text:p>2409.84589217 s</text:p>
          </table:table-cell>
          <table:table-cell table:number-columns-repeated="1020"/>
        </table:table-row>
        <table:table-row table:style-name="ro7">
          <table:table-cell table:style-name="ce535" table:number-columns-repeated="13"/>
          <table:table-cell table:number-columns-repeated="1011"/>
        </table:table-row>
        <table:table-row table:style-name="ro8">
          <table:table-cell table:style-name="ce535"/>
          <table:table-cell table:style-name="ce555"/>
          <table:table-cell table:style-name="ce567"/>
          <table:table-cell table:style-name="ce535" table:number-columns-repeated="1021"/>
        </table:table-row>
        <table:table-row table:style-name="ro1">
          <table:table-cell table:style-name="ce542" office:value-type="string" calcext:value-type="string">
            <text:p>VOERDE</text:p>
          </table:table-cell>
          <table:table-cell table:style-name="ce544" office:value-type="string" calcext:value-type="string">
            <text:p>preprocessing conducted on ‘alaska’ raw data is hosted on ‘yoda’</text:p>
          </table:table-cell>
          <table:table-cell table:style-name="ce567"/>
          <table:table-cell table:style-name="ce535" table:number-columns-repeated="1021"/>
        </table:table-row>
        <table:table-row table:style-name="ro3">
          <table:table-cell/>
          <table:table-cell table:style-name="ce545" office:value-type="string" calcext:value-type="string">
            <text:p>AE trianing</text:p>
          </table:table-cell>
          <table:table-cell table:style-name="ce557"/>
          <table:table-cell table:style-name="ce569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1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train_voerdeW.txt -o byte_voerde/train_byte -m byte --chunk 1024 --threads 4 --force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1,540,638 byte fragments (a 1024 bytes) from 10,774,388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0:32:12 (h:m:s)</text:p>
          </table:table-cell>
          <table:table-cell table:number-columns-repeated="1020"/>
        </table:table-row>
        <table:table-row table:style-name="ro3">
          <table:table-cell/>
          <table:table-cell table:style-name="ce547"/>
          <table:table-cell table:style-name="ce560"/>
          <table:table-cell table:style-name="ce572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2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train_voerdeW.txt -o flow_voerde/train_flow -m flow --chunk 1024 --threads 4 --force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73,164 flow fragments (a 1024 bytes) from 1,539,556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1:26:54 (h:m:s)</text:p>
          </table:table-cell>
          <table:table-cell table:number-columns-repeated="1020"/>
        </table:table-row>
        <table:table-row table:style-name="ro3">
          <table:table-cell/>
          <table:table-cell table:style-name="ce548" office:value-type="string" calcext:value-type="string">
            <text:p>validation</text:p>
          </table:table-cell>
          <table:table-cell table:style-name="ce562"/>
          <table:table-cell table:style-name="ce574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3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table:style-name="ce573" office:value-type="string" calcext:value-type="string">
            <text:p>python3 pcap2ds.py -p vali_voerde.txt -o flow_voerde/vali_flow -m flow --chunk 1024 --threads 4 --force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3" office:value-type="string" calcext:value-type="string">
            <text:p>extracted 220,089 byte fragments (a 1024 bytes) from 1,539,556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0:04:43 (h:m:s)</text:p>
          </table:table-cell>
          <table:table-cell table:number-columns-repeated="1020"/>
        </table:table-row>
        <table:table-row table:style-name="ro3">
          <table:table-cell/>
          <table:table-cell table:style-name="ce547"/>
          <table:table-cell table:style-name="ce560"/>
          <table:table-cell table:style-name="ce572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4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table:style-name="ce573" office:value-type="string" calcext:value-type="string">
            <text:p>python3 pcap2ds.py -p vali_voerde.txt -o flow_voerde/vali_flow -m flow --chunk 1024 --threads 4 --force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3" office:value-type="string" calcext:value-type="string">
            <text:p>extracted 73,164 flow fragments (a 1024 bytes) from 1,539,556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0:10:44 (h:m:s)</text:p>
          </table:table-cell>
          <table:table-cell table:number-columns-repeated="1020"/>
        </table:table-row>
        <table:table-row table:style-name="ro3">
          <table:table-cell/>
          <table:table-cell table:style-name="ce549" office:value-type="string" calcext:value-type="string">
            <text:p>FIT = AE training</text:p>
          </table:table-cell>
          <table:table-cell table:style-name="ce563"/>
          <table:table-cell table:style-name="ce575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1</text:p>
          </table:table-cell>
          <table:table-cell table:style-name="ce558" office:value-type="string" calcext:value-type="string">
            <text:p>byte</text:p>
          </table:table-cell>
          <table:table-cell table:style-name="ce573"/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train_voerdeW.txt -o byte_voerde/fit_byte -m byte --chunk 1024 --threads 4 --force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1,540,638 byte fragments (a 1024 bytes) from 10,774,388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0:32:12 (h:m:s)</text:p>
          </table:table-cell>
          <table:table-cell table:number-columns-repeated="1020"/>
        </table:table-row>
        <table:table-row table:style-name="ro3">
          <table:table-cell/>
          <table:table-cell table:style-name="ce547"/>
          <table:table-cell table:style-name="ce560"/>
          <table:table-cell table:style-name="ce576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2</text:p>
          </table:table-cell>
          <table:table-cell table:style-name="ce561" office:value-type="string" calcext:value-type="string">
            <text:p>flow</text:p>
          </table:table-cell>
          <table:table-cell table:style-name="ce573"/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train_voerdeW.txt -o flow_voerde/fit_flow -m flow --chunk 1024 --threads 4 --force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73,164 flow fragments (a 1024 bytes) from 1,539,556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1:26:54 (h:m:s)</text:p>
          </table:table-cell>
          <table:table-cell table:number-columns-repeated="1020"/>
        </table:table-row>
        <table:table-row table:style-name="ro3">
          <table:table-cell/>
          <table:table-cell table:style-name="ce550" office:value-type="string" calcext:value-type="string">
            <text:p>PREDICT = validation</text:p>
          </table:table-cell>
          <table:table-cell table:style-name="ce564"/>
          <table:table-cell table:style-name="ce577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3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/>
          <table:table-cell table:style-name="ce551"/>
          <table:table-cell table:style-name="ce559"/>
          <table:table-cell table:style-name="ce573" office:value-type="string" calcext:value-type="string">
            <text:p>python3 pcap2ds.py -p vali_voerde.txt -o flow_voerde/predict_flow -m flow --chunk 1024 --threads 4 --force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3" office:value-type="string" calcext:value-type="string">
            <text:p>extracted 220,089 byte fragments (a 1024 bytes) from 1,539,556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0:04:43 (h:m:s)</text:p>
          </table:table-cell>
          <table:table-cell table:number-columns-repeated="1020"/>
        </table:table-row>
        <table:table-row table:style-name="ro3">
          <table:table-cell/>
          <table:table-cell table:style-name="ce547"/>
          <table:table-cell table:style-name="ce560"/>
          <table:table-cell table:style-name="ce572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4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table:style-name="ce573" office:value-type="string" calcext:value-type="string">
            <text:p>python3 pcap2ds.py -p vali_voerde.txt -o flow_voerde/predict_flow -m flow --chunk 1024 --threads 4 --force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3" office:value-type="string" calcext:value-type="string">
            <text:p>extracted 73,164 flow fragments (a 1024 bytes) from 1,539,556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0:10:44 (h:m:s)</text:p>
          </table:table-cell>
          <table:table-cell table:number-columns-repeated="1020"/>
        </table:table-row>
        <table:table-row table:style-name="ro3">
          <table:table-cell/>
          <table:table-cell table:style-name="ce552" office:value-type="string" calcext:value-type="string">
            <text:p>EVAL_NMAP</text:p>
          </table:table-cell>
          <table:table-cell table:style-name="ce565"/>
          <table:table-cell table:style-name="ce579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9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eval_pcaps.txt -o byte_voerde/eval_byte -m byte --chunk 1024 --threads 4 -g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708,697 byte fragments (a 1024 bytes) from 1,518,761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0:11:14 (h:m:s)</text:p>
          </table:table-cell>
          <table:table-cell table:number-columns-repeated="1020"/>
        </table:table-row>
        <table:table-row table:style-name="ro3">
          <table:table-cell/>
          <table:table-cell table:style-name="ce547"/>
          <table:table-cell table:style-name="ce560"/>
          <table:table-cell table:style-name="ce576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20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eval_pcaps.txt -o flow_voerde/eval_flow -m flow --chunk 1024 --threads 4 -g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70,908 flow fragments (a 1024 bytes) from 1,518,761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table:style-name="ce571" office:value-type="string" calcext:value-type="string">
            <text:p>00:17:36 (h:m:s)</text:p>
          </table:table-cell>
          <table:table-cell table:number-columns-repeated="1020"/>
        </table:table-row>
        <table:table-row table:style-name="ro3">
          <table:table-cell/>
          <table:table-cell table:style-name="ce552" office:value-type="string" calcext:value-type="string">
            <text:p>SYNTH_DOS</text:p>
          </table:table-cell>
          <table:table-cell table:style-name="ce565"/>
          <table:table-cell table:style-name="ce579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19</text:p>
          </table:table-cell>
          <table:table-cell table:style-name="ce558" office:value-type="string" calcext:value-type="string">
            <text:p>byte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synth_dos.list -o synth_out/dos/byte -m byte --chunk 1024 --threads 4 --force -g ~/synth/dos/dos_GT.label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497,315 byte fragments (a 1024 bytes) from 3,521,649 packet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371.74745842899995 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60"/>
          <table:table-cell table:style-name="ce576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20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synth_dos.list -o synth_out/dos/flow -m flow --chunk 1024 --threads 4 --force -g ~/synth/dos/dos_GT.label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167,410 flow fragments (a 1024 bytes) from 3,521,649 packets</text:p>
          </table:table-cell>
          <table:table-cell/>
          <table:table-cell office:value-type="string" calcext:value-type="string">
            <text:p><text:s/>eval_pcaps.txt</text:p>
          </table:table-cell>
          <table:table-cell table:number-columns-repeated="6"/>
          <table:table-cell office:value-type="string" calcext:value-type="string">
            <text:p>110-124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string" calcext:value-type="string">
            <text:p>1433.439000465 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10</text:p>
          </table:table-cell>
          <table:table-cell table:number-columns-repeated="1017"/>
        </table:table-row>
        <table:table-row table:style-name="ro3">
          <table:table-cell/>
          <table:table-cell table:style-name="ce552" office:value-type="string" calcext:value-type="string">
            <text:p>SYNTH_MITM_EAV</text:p>
          </table:table-cell>
          <table:table-cell table:style-name="ce565"/>
          <table:table-cell table:style-name="ce579"/>
          <table:table-cell table:number-columns-repeated="2"/>
          <table:table-cell office:value-type="string" calcext:value-type="string">
            <text:p>../../DATEN/2017-08-08_STEAG_KW-Voerde_PLT/Voerde_Toshiba/capture.pcap111</text:p>
          </table:table-cell>
          <table:table-cell table:number-columns-repeated="1017"/>
        </table:table-row>
        <table:table-row table:style-name="ro3">
          <table:table-cell/>
          <table:table-cell table:style-name="ce546" office:value-type="string" calcext:value-type="string">
            <text:p>p19</text:p>
          </table:table-cell>
          <table:table-cell table:style-name="ce558" office:value-type="string" calcext:value-type="string">
            <text:p>byte</text:p>
          </table:table-cell>
          <table:table-cell table:number-columns-repeated="3"/>
          <table:table-cell office:value-type="string" calcext:value-type="string">
            <text:p>../../DATEN/2017-08-08_STEAG_KW-Voerde_PLT/Voerde_Toshiba/capture.pcap112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synth_mitm_eav.list -o synth_out/mitm_eav/byte -m byte --chunk 1024 --threads 4 --force -g ~/synth/mitm_eav/mitm_eav_GT.label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13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880,363 byte fragments (a 1024 bytes) from 6,157,648 packet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14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674.195401367 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15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60"/>
          <table:table-cell table:style-name="ce576"/>
          <table:table-cell table:number-columns-repeated="2"/>
          <table:table-cell office:value-type="string" calcext:value-type="string">
            <text:p>../../DATEN/2017-08-08_STEAG_KW-Voerde_PLT/Voerde_Toshiba/capture.pcap116</text:p>
          </table:table-cell>
          <table:table-cell table:number-columns-repeated="1017"/>
        </table:table-row>
        <table:table-row table:style-name="ro3">
          <table:table-cell/>
          <table:table-cell table:style-name="ce546" office:value-type="string" calcext:value-type="string">
            <text:p>p20</text:p>
          </table:table-cell>
          <table:table-cell table:style-name="ce561" office:value-type="string" calcext:value-type="string">
            <text:p>flow</text:p>
          </table:table-cell>
          <table:table-cell table:number-columns-repeated="3"/>
          <table:table-cell office:value-type="string" calcext:value-type="string">
            <text:p>../../DATEN/2017-08-08_STEAG_KW-Voerde_PLT/Voerde_Toshiba/capture.pcap117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synth_mitm_eav.list -o synth_out/mitm_eav/flow -m flow --chunk 1024 --threads 4 --force -g ~/synth/mitm_eav/mitm_eav_GT.label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18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292,702 flow fragments (a 1024 bytes) from 6,157,648 packet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1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2396.8935936010002 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20</text:p>
          </table:table-cell>
          <table:table-cell table:number-columns-repeated="1017"/>
        </table:table-row>
        <table:table-row table:style-name="ro3">
          <table:table-cell/>
          <table:table-cell table:style-name="ce552" office:value-type="string" calcext:value-type="string">
            <text:p>SYTH_MIM_REJ</text:p>
          </table:table-cell>
          <table:table-cell table:style-name="ce565"/>
          <table:table-cell table:style-name="ce579"/>
          <table:table-cell table:number-columns-repeated="2"/>
          <table:table-cell office:value-type="string" calcext:value-type="string">
            <text:p>../../DATEN/2017-08-08_STEAG_KW-Voerde_PLT/Voerde_Toshiba/capture.pcap121</text:p>
          </table:table-cell>
          <table:table-cell table:number-columns-repeated="1017"/>
        </table:table-row>
        <table:table-row table:style-name="ro3">
          <table:table-cell/>
          <table:table-cell table:style-name="ce546" office:value-type="string" calcext:value-type="string">
            <text:p>p19</text:p>
          </table:table-cell>
          <table:table-cell table:style-name="ce558" office:value-type="string" calcext:value-type="string">
            <text:p>byte</text:p>
          </table:table-cell>
          <table:table-cell table:number-columns-repeated="3"/>
          <table:table-cell office:value-type="string" calcext:value-type="string">
            <text:p>../../DATEN/2017-08-08_STEAG_KW-Voerde_PLT/Voerde_Toshiba/capture.pcap122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synth_mitm_rej.list -o synth_out/mitm_rej/byte -m byte --chunk 1024 --threads 4 --force -g ~/synth/mitm_rej/mitm_rej_GT.label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23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747,924 byte fragments (a 1024 bytes) from 5,232,729 packet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24</text:p>
          </table:table-cell>
          <table:table-cell table:number-columns-repeated="1017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506.412326723 s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60"/>
          <table:table-cell table:style-name="ce576"/>
          <table:table-cell table:number-columns-repeated="1020"/>
        </table:table-row>
        <table:table-row table:style-name="ro3">
          <table:table-cell/>
          <table:table-cell table:style-name="ce546" office:value-type="string" calcext:value-type="string">
            <text:p>p20</text:p>
          </table:table-cell>
          <table:table-cell table:style-name="ce561" office:value-type="string" calcext:value-type="string">
            <text:p>flow</text:p>
          </table:table-cell>
          <table:table-cell table:number-columns-repeated="1021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python3 pcap2ds.py -p synth_mitm_rej.list -o synth_out/mitm_rej/flow -m flow --chunk 1024 --threads 4 --force -g ~/synth/mitm_rej/mitm_rej_GT.labels </text:p>
          </table:table-cell>
          <table:table-cell table:number-columns-repeated="1020"/>
        </table:table-row>
        <table:table-row table:style-name="ro3">
          <table:table-cell/>
          <table:table-cell table:style-name="ce546"/>
          <table:table-cell table:style-name="ce559"/>
          <table:table-cell office:value-type="string" calcext:value-type="string">
            <text:p>extracted 248,764 flow fragments (a 1024 bytes) from 5,232,729 packets</text:p>
          </table:table-cell>
          <table:table-cell/>
          <table:table-cell office:value-type="string" calcext:value-type="string">
            <text:p>train_voerdeW.txt</text:p>
          </table:table-cell>
          <table:table-cell table:number-columns-repeated="6"/>
          <table:table-cell office:value-type="string" calcext:value-type="string">
            <text:p>1-35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string" calcext:value-type="string">
            <text:p>2141.117219501 s</text:p>
          </table:table-cell>
          <table:table-cell table:number-columns-repeated="2"/>
          <table:table-cell office:value-type="string" calcext:value-type="string">
            <text:p>../../DATEN/2017-08-08_STEAG_KW-Voerde_PLT/Voerde_Toshiba/capture.pcap1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4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5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6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7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8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9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0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1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2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3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4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5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6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7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8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19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0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1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2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3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4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5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6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7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8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29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0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1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2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3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4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5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vali_voerde.txt</text:p>
          </table:table-cell>
          <table:table-cell table:number-columns-repeated="6"/>
          <table:table-cell office:value-type="string" calcext:value-type="string">
            <text:p>328-332</text:p>
          </table:table-cell>
          <table:table-cell table:number-columns-repeated="1011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28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29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30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31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../../DATEN/2017-08-08_STEAG_KW-Voerde_PLT/Voerde_Toshiba/capture.pcap332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~/synth/mitm_eav/mitm_eav_GT.labels</text:p>
          </table:table-cell>
          <table:table-cell table:number-columns-repeated="6"/>
          <table:table-cell office:value-type="string" calcext:value-type="string">
            <text:p>300-320</text:p>
          </table:table-cell>
          <table:table-cell table:number-columns-repeated="1011"/>
        </table:table-row>
        <table:table-row table:style-name="ro3" table:number-rows-repeated="10483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ining overview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ce55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number-columns-repeated="1013" table:default-cell-style-name="Default"/>
        <table:table-row table:style-name="ro9">
          <table:table-cell/>
          <table:table-cell table:style-name="ce586" office:value-type="string" calcext:value-type="string">
            <text:p>fragment Orientation</text:p>
          </table:table-cell>
          <table:table-cell table:style-name="ce586" office:value-type="string" calcext:value-type="string">
            <text:p>input seq length</text:p>
          </table:table-cell>
          <table:table-cell table:style-name="ce586" office:value-type="string" calcext:value-type="string">
            <text:p>exp tag</text:p>
          </table:table-cell>
          <table:table-cell table:style-name="ce586" office:value-type="string" calcext:value-type="string">
            <text:p>name</text:p>
          </table:table-cell>
          <table:table-cell table:style-name="ce586" office:value-type="string" calcext:value-type="string">
            <text:p>Train time</text:p>
          </table:table-cell>
          <table:table-cell table:style-name="ce586" office:value-type="string" calcext:value-type="string">
            <text:p>last loss</text:p>
          </table:table-cell>
          <table:table-cell table:style-name="ce586" office:value-type="string" calcext:value-type="string">
            <text:p>epochs</text:p>
          </table:table-cell>
          <table:table-cell table:number-columns-repeated="1016"/>
        </table:table-row>
        <table:table-row table:style-name="ro3">
          <table:table-cell table:number-columns-repeated="8" table:style-name="ce580" office:value-type="string" calcext:value-type="string">
            <text:p>SWAT_A6</text:p>
          </table:table-cell>
          <table:table-cell table:style-name="ce554" table:number-columns-repeated="1016"/>
        </table:table-row>
        <table:table-row table:style-name="ro4">
          <table:table-cell/>
          <table:table-cell table:style-name="ce587" office:value-type="string" calcext:value-type="string">
            <text:p>byte</text:p>
          </table:table-cell>
          <table:table-cell table:style-name="ce589" table:number-columns-repeated="6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ce590" office:value-type="string" calcext:value-type="string">
            <text:p>Finput-1</text:p>
          </table:table-cell>
          <table:table-cell table:style-name="ce595" table:number-columns-repeated="5"/>
          <table:table-cell table:number-columns-repeated="1016"/>
        </table:table-row>
        <table:table-row table:style-name="ro2">
          <table:table-cell table:style-name="ce581" table:number-columns-repeated="3"/>
          <table:table-cell table:style-name="ce596" office:value-type="string" calcext:value-type="string">
            <text:p>t1</text:p>
          </table:table-cell>
          <table:table-cell table:style-name="ce581" office:value-type="string" calcext:value-type="string">
            <text:p>runs/save_model/SWAT_A6/byte_F1_L0.00005_S2_CGRU</text:p>
          </table:table-cell>
          <table:table-cell table:style-name="ce601" office:value-type="string" calcext:value-type="string">
            <text:p>7h_9m</text:p>
          </table:table-cell>
          <table:table-cell table:style-name="ce605" office:value-type="float" office:value="0.00035" calcext:value-type="float">
            <text:p>3.50E-04</text:p>
          </table:table-cell>
          <table:table-cell table:style-name="ce601" office:value-type="float" office:value="3" calcext:value-type="float">
            <text:p>3</text:p>
          </table:table-cell>
          <table:table-cell table:style-name="ce581" table:number-columns-repeated="1016"/>
        </table:table-row>
        <table:table-row table:style-name="ro5">
          <table:table-cell/>
          <table:table-cell table:style-name="Default"/>
          <table:table-cell table:style-name="ce591" office:value-type="string" calcext:value-type="string">
            <text:p>Finput-3</text:p>
          </table:table-cell>
          <table:table-cell table:style-name="ce597" table:number-columns-repeated="5"/>
          <table:table-cell table:number-columns-repeated="1016"/>
        </table:table-row>
        <table:table-row table:style-name="ro2">
          <table:table-cell table:style-name="ce581" table:number-columns-repeated="3"/>
          <table:table-cell table:style-name="ce598" office:value-type="string" calcext:value-type="string">
            <text:p>t4</text:p>
          </table:table-cell>
          <table:table-cell table:style-name="ce540" office:value-type="string" calcext:value-type="string">
            <text:p>runs/save_model/SWAT_A6/byte_F3_L0.00005_S2_CGRU</text:p>
          </table:table-cell>
          <table:table-cell table:style-name="ce602" office:value-type="string" calcext:value-type="string">
            <text:p>17h_8m</text:p>
          </table:table-cell>
          <table:table-cell table:style-name="ce606" office:value-type="float" office:value="0.01" calcext:value-type="float">
            <text:p>1.00E-02</text:p>
          </table:table-cell>
          <table:table-cell table:style-name="ce602" office:value-type="float" office:value="3" calcext:value-type="float">
            <text:p>3</text:p>
          </table:table-cell>
          <table:table-cell table:style-name="ce581" table:number-columns-repeated="1016"/>
        </table:table-row>
        <table:table-row table:style-name="ro4">
          <table:table-cell/>
          <table:table-cell table:style-name="ce588" office:value-type="string" calcext:value-type="string">
            <text:p>flow</text:p>
          </table:table-cell>
          <table:table-cell table:style-name="ce592"/>
          <table:table-cell table:style-name="ce599"/>
          <table:table-cell table:style-name="ce592"/>
          <table:table-cell table:style-name="ce603"/>
          <table:table-cell table:style-name="ce607"/>
          <table:table-cell table:style-name="ce60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ce590" office:value-type="string" calcext:value-type="string">
            <text:p>Finput-1</text:p>
          </table:table-cell>
          <table:table-cell table:style-name="ce595" table:number-columns-repeated="5"/>
          <table:table-cell table:number-columns-repeated="1016"/>
        </table:table-row>
        <table:table-row table:style-name="ro2">
          <table:table-cell table:style-name="ce581" table:number-columns-repeated="3"/>
          <table:table-cell table:style-name="ce596" office:value-type="string" calcext:value-type="string">
            <text:p>t3</text:p>
          </table:table-cell>
          <table:table-cell table:style-name="ce581" office:value-type="string" calcext:value-type="string">
            <text:p>runs/save_model/SWAT_A6/flow_F1_L0.00005_S2_CGRU</text:p>
          </table:table-cell>
          <table:table-cell table:style-name="ce601" office:value-type="string" calcext:value-type="string">
            <text:p>3d_6h_43m</text:p>
          </table:table-cell>
          <table:table-cell table:style-name="ce608" office:value-type="float" office:value="0.02" calcext:value-type="float">
            <text:p>2.00E-02</text:p>
          </table:table-cell>
          <table:table-cell table:style-name="ce601" office:value-type="float" office:value="6" calcext:value-type="float">
            <text:p>6</text:p>
          </table:table-cell>
          <table:table-cell table:style-name="ce581" table:number-columns-repeated="1016"/>
        </table:table-row>
        <table:table-row table:style-name="ro5">
          <table:table-cell/>
          <table:table-cell table:style-name="Default"/>
          <table:table-cell table:style-name="ce591" office:value-type="string" calcext:value-type="string">
            <text:p>Finput-3</text:p>
          </table:table-cell>
          <table:table-cell table:style-name="ce597" table:number-columns-repeated="5"/>
          <table:table-cell table:number-columns-repeated="1016"/>
        </table:table-row>
        <table:table-row table:style-name="ro2">
          <table:table-cell table:style-name="ce581" table:number-columns-repeated="2"/>
          <table:table-cell table:style-name="ce593"/>
          <table:table-cell table:style-name="ce596" office:value-type="string" calcext:value-type="string">
            <text:p>t6</text:p>
          </table:table-cell>
          <table:table-cell table:style-name="ce581" office:value-type="string" calcext:value-type="string">
            <text:p>runs/save_model/SWAT_A6/flow_F3_L0.00005_S2_CGRU</text:p>
          </table:table-cell>
          <table:table-cell table:style-name="ce601" office:value-type="string" calcext:value-type="string">
            <text:p>4d_16h_43m</text:p>
          </table:table-cell>
          <table:table-cell table:style-name="ce605" office:value-type="float" office:value="0.0095" calcext:value-type="float">
            <text:p>9.50E-03</text:p>
          </table:table-cell>
          <table:table-cell table:style-name="ce601" office:value-type="float" office:value="6" calcext:value-type="float">
            <text:p>6</text:p>
          </table:table-cell>
          <table:table-cell table:style-name="ce581" table:number-columns-repeated="1016"/>
        </table:table-row>
        <table:table-row table:style-name="ro10">
          <table:table-cell table:style-name="ce582" table:number-columns-repeated="2"/>
          <table:table-cell table:style-name="ce594"/>
          <table:table-cell table:style-name="ce600"/>
          <table:table-cell table:style-name="ce582"/>
          <table:table-cell table:style-name="ce604"/>
          <table:table-cell table:style-name="ce609"/>
          <table:table-cell table:style-name="ce604"/>
          <table:table-cell table:style-name="ce581" table:number-columns-repeated="1016"/>
        </table:table-row>
        <table:table-row table:style-name="ro9">
          <table:table-cell table:style-name="ce581"/>
          <table:table-cell table:style-name="ce586" office:value-type="string" calcext:value-type="string">
            <text:p>fragment Orientation</text:p>
          </table:table-cell>
          <table:table-cell table:style-name="ce586" office:value-type="string" calcext:value-type="string">
            <text:p>input seq length</text:p>
          </table:table-cell>
          <table:table-cell table:style-name="ce586" office:value-type="string" calcext:value-type="string">
            <text:p>exp tag</text:p>
          </table:table-cell>
          <table:table-cell table:style-name="ce586" office:value-type="string" calcext:value-type="string">
            <text:p>name</text:p>
          </table:table-cell>
          <table:table-cell table:style-name="ce586" office:value-type="string" calcext:value-type="string">
            <text:p>Train time</text:p>
          </table:table-cell>
          <table:table-cell table:style-name="ce586" office:value-type="string" calcext:value-type="string">
            <text:p>last loss</text:p>
          </table:table-cell>
          <table:table-cell table:style-name="ce586" office:value-type="string" calcext:value-type="string">
            <text:p>epochs</text:p>
          </table:table-cell>
          <table:table-cell table:style-name="ce581" table:number-columns-repeated="1016"/>
        </table:table-row>
        <table:table-row table:style-name="ro11">
          <table:table-cell table:number-columns-repeated="8" table:style-name="ce583" office:value-type="string" calcext:value-type="string">
            <text:p>VOERDE</text:p>
          </table:table-cell>
          <table:table-cell table:style-name="ce613" table:number-columns-repeated="1016"/>
        </table:table-row>
        <table:table-row table:style-name="ro4">
          <table:table-cell table:style-name="ce573"/>
          <table:table-cell table:style-name="ce587" office:value-type="string" calcext:value-type="string">
            <text:p>byte</text:p>
          </table:table-cell>
          <table:table-cell table:style-name="ce589" table:number-columns-repeated="6"/>
          <table:table-cell table:number-columns-repeated="1016"/>
        </table:table-row>
        <table:table-row table:style-name="ro5">
          <table:table-cell table:style-name="ce584"/>
          <table:table-cell table:style-name="Default"/>
          <table:table-cell table:style-name="ce590" office:value-type="string" calcext:value-type="string">
            <text:p>Finput-1</text:p>
          </table:table-cell>
          <table:table-cell table:style-name="ce595" table:number-columns-repeated="5"/>
          <table:table-cell table:number-columns-repeated="1016"/>
        </table:table-row>
        <table:table-row table:style-name="ro2">
          <table:table-cell table:style-name="ce585"/>
          <table:table-cell table:style-name="ce581" table:number-columns-repeated="2"/>
          <table:table-cell table:style-name="ce596" office:value-type="string" calcext:value-type="string">
            <text:p>t11</text:p>
          </table:table-cell>
          <table:table-cell table:style-name="ce581" office:value-type="string" calcext:value-type="string">
            <text:p>runs/save_model/VOERDE/byte_F1_L0.00005_S2_CGRU</text:p>
          </table:table-cell>
          <table:table-cell table:style-name="ce601" office:value-type="string" calcext:value-type="string">
            <text:p>20h_31m</text:p>
          </table:table-cell>
          <table:table-cell table:style-name="ce610" office:value-type="float" office:value="0.000742591" calcext:value-type="float">
            <text:p>0.000742591</text:p>
          </table:table-cell>
          <table:table-cell table:style-name="ce601" office:value-type="float" office:value="3" calcext:value-type="float">
            <text:p>3</text:p>
          </table:table-cell>
          <table:table-cell table:style-name="ce581" table:number-columns-repeated="1016"/>
        </table:table-row>
        <table:table-row table:style-name="ro5">
          <table:table-cell/>
          <table:table-cell table:style-name="Default"/>
          <table:table-cell table:style-name="ce591" office:value-type="string" calcext:value-type="string">
            <text:p>Finput-3</text:p>
          </table:table-cell>
          <table:table-cell table:style-name="ce597" table:number-columns-repeated="5"/>
          <table:table-cell table:number-columns-repeated="1016"/>
        </table:table-row>
        <table:table-row table:style-name="ro2">
          <table:table-cell table:style-name="ce581" table:number-columns-repeated="3"/>
          <table:table-cell table:style-name="ce598" office:value-type="string" calcext:value-type="string">
            <text:p>t12</text:p>
          </table:table-cell>
          <table:table-cell table:style-name="ce581" office:value-type="string" calcext:value-type="string">
            <text:p>runs/save_model/VOERDE/byte_F3_L0.00005_S2_CGRU</text:p>
          </table:table-cell>
          <table:table-cell table:style-name="ce601" office:value-type="string" calcext:value-type="string">
            <text:p>36_12m</text:p>
          </table:table-cell>
          <table:table-cell table:style-name="ce605" office:value-type="float" office:value="0.002333328" calcext:value-type="float">
            <text:p>2.33E-03</text:p>
          </table:table-cell>
          <table:table-cell table:style-name="ce601" office:value-type="float" office:value="3" calcext:value-type="float">
            <text:p>3</text:p>
          </table:table-cell>
          <table:table-cell table:style-name="ce581" table:number-columns-repeated="1016"/>
        </table:table-row>
        <table:table-row table:style-name="ro4">
          <table:table-cell/>
          <table:table-cell table:style-name="ce588" office:value-type="string" calcext:value-type="string">
            <text:p>flow</text:p>
          </table:table-cell>
          <table:table-cell table:style-name="ce592"/>
          <table:table-cell table:style-name="ce599"/>
          <table:table-cell table:style-name="ce592"/>
          <table:table-cell table:style-name="ce603"/>
          <table:table-cell table:style-name="ce607"/>
          <table:table-cell table:style-name="ce60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ce590" office:value-type="string" calcext:value-type="string">
            <text:p>Finput-1</text:p>
          </table:table-cell>
          <table:table-cell table:style-name="ce595" table:number-columns-repeated="5"/>
          <table:table-cell table:number-columns-repeated="1016"/>
        </table:table-row>
        <table:table-row table:style-name="ro2">
          <table:table-cell table:style-name="ce581" table:number-columns-repeated="3"/>
          <table:table-cell table:style-name="ce596" office:value-type="string" calcext:value-type="string">
            <text:p>t13</text:p>
          </table:table-cell>
          <table:table-cell table:style-name="ce540" office:value-type="string" calcext:value-type="string">
            <text:p>runs/save_model/VOERDE/flow_F1_L0.00005_S2_CGRU <text:s/></text:p>
          </table:table-cell>
          <table:table-cell table:style-name="ce601" office:value-type="string" calcext:value-type="string">
            <text:p>12h_08m</text:p>
          </table:table-cell>
          <table:table-cell table:style-name="ce606" office:value-type="float" office:value="0.000413389" calcext:value-type="float">
            <text:p>4.13E-04</text:p>
          </table:table-cell>
          <table:table-cell table:style-name="ce601" office:value-type="float" office:value="6" calcext:value-type="float">
            <text:p>6</text:p>
          </table:table-cell>
          <table:table-cell/>
          <table:table-cell table:style-name="ce581" table:number-columns-repeated="1015"/>
        </table:table-row>
        <table:table-row table:style-name="ro5">
          <table:table-cell/>
          <table:table-cell table:style-name="Default"/>
          <table:table-cell table:style-name="ce591" office:value-type="string" calcext:value-type="string">
            <text:p>Finput-3</text:p>
          </table:table-cell>
          <table:table-cell table:style-name="ce597" table:number-columns-repeated="5"/>
          <table:table-cell table:number-columns-repeated="1016"/>
        </table:table-row>
        <table:table-row table:style-name="ro2">
          <table:table-cell table:style-name="ce581" table:number-columns-repeated="2"/>
          <table:table-cell table:style-name="ce593"/>
          <table:table-cell table:style-name="ce596" office:value-type="string" calcext:value-type="string">
            <text:p>t14</text:p>
          </table:table-cell>
          <table:table-cell table:style-name="ce540" office:value-type="string" calcext:value-type="string">
            <text:p>runs/save_model/VOERDE/flow_F3_L0.00005_S2_CGRU <text:s/></text:p>
          </table:table-cell>
          <table:table-cell table:style-name="ce601" office:value-type="string" calcext:value-type="string">
            <text:p>23h_27m</text:p>
          </table:table-cell>
          <table:table-cell table:style-name="ce612" office:value-type="float" office:value="0.003236684" calcext:value-type="float">
            <text:p>0.003236684</text:p>
          </table:table-cell>
          <table:table-cell table:style-name="ce601" office:value-type="float" office:value="6" calcext:value-type="float">
            <text:p>6</text:p>
          </table:table-cell>
          <table:table-cell table:style-name="ce581" table:number-columns-repeated="1016"/>
        </table:table-row>
        <table:table-row table:style-name="ro10">
          <table:table-cell table:style-name="ce582"/>
          <table:table-cell table:style-name="Default"/>
          <table:table-cell table:number-columns-repeated="6"/>
          <table:table-cell table:style-name="ce581" table:number-columns-repeated="1016"/>
        </table:table-row>
        <table:table-row table:style-name="ro5" table:number-rows-repeated="5">
          <table:table-cell/>
          <table:table-cell table:style-name="Default"/>
          <table:table-cell table:number-columns-repeated="5"/>
          <table:table-cell table:style-name="ce573"/>
          <table:table-cell table:number-columns-repeated="1016"/>
        </table:table-row>
        <table:table-row table:style-name="ro5">
          <table:table-cell/>
          <table:table-cell table:style-name="Default"/>
          <table:table-cell/>
          <table:table-cell table:style-name="ce538"/>
          <table:table-cell table:number-columns-repeated="1020"/>
        </table:table-row>
        <table:table-row table:style-name="ro5" table:number-rows-repeated="6">
          <table:table-cell/>
          <table:table-cell table:style-name="Default"/>
          <table:table-cell table:number-columns-repeated="102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 compression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626"/>
        <table:table-column table:style-name="co7" table:default-cell-style-name="ce553"/>
        <table:table-column table:style-name="co24" table:default-cell-style-name="Default"/>
        <table:table-column table:style-name="co7" table:default-cell-style-name="Default"/>
        <table:table-column table:style-name="co7" table:default-cell-style-name="ce553"/>
        <table:table-column table:style-name="co25" table:default-cell-style-name="ce553"/>
        <table:table-column table:style-name="co26" table:default-cell-style-name="Default"/>
        <table:table-column table:style-name="co7" table:number-columns-repeated="4" table:default-cell-style-name="Default"/>
        <table:table-row table:style-name="ro4">
          <table:table-cell table:number-columns-repeated="2" table:style-name="ce614" office:value-type="string" calcext:value-type="string">
            <text:p><text:s/></text:p>
          </table:table-cell>
          <table:table-cell table:style-name="ce622" office:value-type="string" calcext:value-type="string">
            <text:p><text:s/></text:p>
          </table:table-cell>
          <table:table-cell table:style-name="ce631" office:value-type="string" calcext:value-type="string">
            <text:p><text:s/></text:p>
          </table:table-cell>
          <table:table-cell table:number-columns-repeated="3" table:style-name="ce614" office:value-type="string" calcext:value-type="string">
            <text:p><text:s/></text:p>
          </table:table-cell>
          <table:table-cell table:style-name="ce614"/>
          <table:table-cell table:number-columns-repeated="2" table:style-name="ce61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615" office:value-type="string" calcext:value-type="string">
            <text:p>SWAT_A6</text:p>
          </table:table-cell>
          <table:table-cell table:style-name="ce618" office:value-type="string" calcext:value-type="string">
            <text:p>fragment Orientation</text:p>
          </table:table-cell>
          <table:table-cell table:style-name="ce623" office:value-type="string" calcext:value-type="string">
            <text:p>input seq length</text:p>
          </table:table-cell>
          <table:table-cell table:style-name="ce618" office:value-type="string" calcext:value-type="string">
            <text:p>set</text:p>
          </table:table-cell>
          <table:table-cell table:style-name="ce573" table:number-columns-repeated="2"/>
          <table:table-cell table:style-name="ce617" table:number-columns-repeated="2"/>
          <table:table-cell table:style-name="ce573"/>
          <table:table-cell table:number-columns-repeated="4"/>
        </table:table-row>
        <table:table-row table:style-name="ro2">
          <table:table-cell table:style-name="ce617"/>
          <table:table-cell table:style-name="ce619" office:value-type="string" calcext:value-type="string">
            <text:p>byte</text:p>
          </table:table-cell>
          <table:table-cell table:style-name="ce624"/>
          <table:table-cell table:style-name="ce632"/>
          <table:table-cell table:style-name="ce589" table:number-columns-repeated="2"/>
          <table:table-cell table:style-name="ce632" table:number-columns-repeated="2"/>
          <table:table-cell table:style-name="ce589" table:number-columns-repeated="2"/>
          <table:table-cell table:number-columns-repeated="3"/>
        </table:table-row>
        <table:table-row table:style-name="ro4">
          <table:table-cell table:style-name="ce617"/>
          <table:table-cell/>
          <table:table-cell table:style-name="ce625" office:value-type="string" calcext:value-type="string">
            <text:p>f1</text:p>
          </table:table-cell>
          <table:table-cell table:style-name="ce633" office:value-type="string" calcext:value-type="string">
            <text:p><text:s/></text:p>
          </table:table-cell>
          <table:table-cell table:style-name="ce640" office:value-type="string" calcext:value-type="string">
            <text:p>time</text:p>
          </table:table-cell>
          <table:table-cell table:style-name="ce640" office:value-type="string" calcext:value-type="string">
            <text:p>path</text:p>
          </table:table-cell>
          <table:table-cell table:style-name="ce640" office:value-type="string" calcext:value-type="string">
            <text:p>#all samples</text:p>
          </table:table-cell>
          <table:table-cell table:style-name="ce640" office:value-type="string" calcext:value-type="string">
            <text:p>#anos</text:p>
          </table:table-cell>
          <table:table-cell table:style-name="ce640" office:value-type="string" calcext:value-type="string">
            <text:p><text:s/>model</text:p>
          </table:table-cell>
          <table:table-cell table:style-name="ce640" office:value-type="string" calcext:value-type="string">
            <text:p>tag</text:p>
          </table:table-cell>
          <table:table-cell table:number-columns-repeated="3"/>
        </table:table-row>
        <table:table-row table:style-name="ro4">
          <table:table-cell table:style-name="ce617"/>
          <table:table-cell table:number-columns-repeated="2"/>
          <table:table-cell table:style-name="ce634" office:value-type="string" calcext:value-type="string">
            <text:p>fit</text:p>
          </table:table-cell>
          <table:table-cell office:value-type="string" calcext:value-type="string">
            <text:p>1:17:12&lt;00:00, 239.02 fragments/s</text:p>
          </table:table-cell>
          <table:table-cell table:style-name="ce529" office:value-type="string" calcext:value-type="string">
            <text:p>runs/redu_data/SWAT_A6/byte_F1_L0.00005_S2_CGRU/</text:p>
          </table:table-cell>
          <table:table-cell table:style-name="ce617" office:value-type="float" office:value="1107198" calcext:value-type="float">
            <text:p>1107198</text:p>
          </table:table-cell>
          <table:table-cell table:style-name="ce617" office:value-type="float" office:value="0" calcext:value-type="float">
            <text:p>0</text:p>
          </table:table-cell>
          <table:table-cell table:style-name="ce573" office:value-type="string" calcext:value-type="string">
            <text:p>runs/save_model/SWAT_A6/byte_F1_L0.00005_S2_CGRU/best/checkpoint_2_0_0.0005887985925278736.pth.tar</text:p>
          </table:table-cell>
          <table:table-cell table:style-name="ce649" office:value-type="string" calcext:value-type="string">
            <text:p>cr1</text:p>
          </table:table-cell>
          <table:table-cell table:number-columns-repeated="3"/>
        </table:table-row>
        <table:table-row table:style-name="ro4">
          <table:table-cell table:style-name="ce617"/>
          <table:table-cell table:number-columns-repeated="2"/>
          <table:table-cell table:style-name="ce635" office:value-type="string" calcext:value-type="string">
            <text:p>predict</text:p>
          </table:table-cell>
          <table:table-cell table:style-name="ce641" office:value-type="string" calcext:value-type="string">
            <text:p>00:44&lt;00:00, 248.16 fragments/s</text:p>
          </table:table-cell>
          <table:table-cell table:style-name="ce644" office:value-type="string" calcext:value-type="string">
            <text:p>runs/redu_data/SWAT_A6/byte_F1_L0.00005_S2_CGRU/</text:p>
          </table:table-cell>
          <table:table-cell table:style-name="ce646" office:value-type="float" office:value="10990" calcext:value-type="float">
            <text:p>10990</text:p>
          </table:table-cell>
          <table:table-cell table:style-name="ce646" office:value-type="float" office:value="0" calcext:value-type="float">
            <text:p>0</text:p>
          </table:table-cell>
          <table:table-cell table:style-name="ce573" office:value-type="string" calcext:value-type="string">
            <text:p>runs/save_model/SWAT_A6/byte_F1_L0.00005_S2_CGRU/best/checkpoint_2_0_0.0005887985925278736.pth.tar</text:p>
          </table:table-cell>
          <table:table-cell table:style-name="ce649" office:value-type="string" calcext:value-type="string">
            <text:p>cr2</text:p>
          </table:table-cell>
          <table:table-cell/>
          <table:table-cell table:style-name="ce553"/>
          <table:table-cell/>
        </table:table-row>
        <table:table-row table:style-name="ro4">
          <table:table-cell table:style-name="ce617"/>
          <table:table-cell table:number-columns-repeated="2"/>
          <table:table-cell table:style-name="ce634" office:value-type="string" calcext:value-type="string">
            <text:p>eval</text:p>
          </table:table-cell>
          <table:table-cell table:style-name="ce573" office:value-type="string" calcext:value-type="string">
            <text:p>1:06:35&lt;00:00, 205.60 fragments/s</text:p>
          </table:table-cell>
          <table:table-cell office:value-type="string" calcext:value-type="string">
            <text:p>runs/redu_data/SWAT_A6/byte_F1_L0.00005_S2_CGRU/ </text:p>
          </table:table-cell>
          <table:table-cell table:style-name="ce617" office:value-type="float" office:value="821442" calcext:value-type="float">
            <text:p>821442</text:p>
          </table:table-cell>
          <table:table-cell table:style-name="ce617" office:value-type="float" office:value="11208" calcext:value-type="float">
            <text:p>11208</text:p>
          </table:table-cell>
          <table:table-cell office:value-type="string" calcext:value-type="string">
            <text:p>runs/save_model/SWAT_A6/byte_F1_L0.00005_S2_CGRU/best/checkpoint_2_0_0.0005887985925278736.pth.tar </text:p>
          </table:table-cell>
          <table:table-cell table:style-name="ce649" office:value-type="string" calcext:value-type="string">
            <text:p>cr3</text:p>
          </table:table-cell>
          <table:table-cell/>
          <table:table-cell table:style-name="ce553"/>
          <table:table-cell/>
        </table:table-row>
        <table:table-row table:style-name="ro4">
          <table:table-cell table:style-name="ce617"/>
          <table:table-cell table:number-columns-repeated="2"/>
          <table:table-cell table:style-name="ce634" office:value-type="string" calcext:value-type="string">
            <text:p>MITM_EAV</text:p>
          </table:table-cell>
          <table:table-cell office:value-type="string" calcext:value-type="string">
            <text:p>42:25&lt;00:00, 268.86 fragments/s</text:p>
          </table:table-cell>
          <table:table-cell office:value-type="string" calcext:value-type="string">
            <text:p>runs/redu_data/SWAT_A6/byte_F1_L0.00005_S2_CGRU/ </text:p>
          </table:table-cell>
          <table:table-cell office:value-type="float" office:value="684501" calcext:value-type="float">
            <text:p>684501</text:p>
          </table:table-cell>
          <table:table-cell table:style-name="ce647" office:value-type="float" office:value="288" calcext:value-type="float">
            <text:p>288</text:p>
          </table:table-cell>
          <table:table-cell office:value-type="string" calcext:value-type="string">
            <text:p>runs/save_model/SWAT_A6/byte_F1_L0.00005_S2_CGRU/best/checkpoint_2_0_0.0005887985925278736.pth.tar </text:p>
          </table:table-cell>
          <table:table-cell table:style-name="ce649" office:value-type="string" calcext:value-type="string">
            <text:p>.</text:p>
          </table:table-cell>
          <table:table-cell/>
          <table:table-cell table:style-name="ce553"/>
          <table:table-cell/>
        </table:table-row>
        <table:table-row table:style-name="ro4">
          <table:table-cell table:style-name="ce617"/>
          <table:table-cell table:number-columns-repeated="2"/>
          <table:table-cell table:style-name="ce634" office:value-type="string" calcext:value-type="string">
            <text:p>DOS</text:p>
          </table:table-cell>
          <table:table-cell table:style-name="ce573" office:value-type="string" calcext:value-type="string">
            <text:p>40:44&lt;00:00, 285.21 fragments/s</text:p>
          </table:table-cell>
          <table:table-cell office:value-type="string" calcext:value-type="string">
            <text:p>runs/redu_data/SWAT_A6/byte_F1_L0.00005_S2_CGRU/ </text:p>
          </table:table-cell>
          <table:table-cell table:style-name="ce617" office:value-type="float" office:value="697304" calcext:value-type="float">
            <text:p>697304</text:p>
          </table:table-cell>
          <table:table-cell table:style-name="ce617" office:value-type="float" office:value="25883" calcext:value-type="float">
            <text:p>25883</text:p>
          </table:table-cell>
          <table:table-cell office:value-type="string" calcext:value-type="string">
            <text:p>runs/save_model/SWAT_A6/byte_F1_L0.00005_S2_CGRU/best/checkpoint_2_0_0.0005887985925278736.pth.tar </text:p>
          </table:table-cell>
          <table:table-cell table:style-name="ce649" office:value-type="string" calcext:value-type="string">
            <text:p>.</text:p>
          </table:table-cell>
          <table:table-cell/>
          <table:table-cell table:style-name="ce553"/>
          <table:table-cell/>
        </table:table-row>
        <table:table-row table:style-name="ro4">
          <table:table-cell table:style-name="ce617"/>
          <table:table-cell table:number-columns-repeated="2"/>
          <table:table-cell table:style-name="ce634" office:value-type="string" calcext:value-type="string">
            <text:p>MITM_REJ</text:p>
          </table:table-cell>
          <table:table-cell table:style-name="ce573" office:value-type="string" calcext:value-type="string">
            <text:p>49:32&lt;00:00, 230.23 fragments/s</text:p>
          </table:table-cell>
          <table:table-cell office:value-type="string" calcext:value-type="string">
            <text:p>runs/redu_data/SWAT_A6/byte_F1_L0.00005_S2_CGRU/ </text:p>
          </table:table-cell>
          <table:table-cell table:style-name="ce617" office:value-type="float" office:value="684426" calcext:value-type="float">
            <text:p>684426</text:p>
          </table:table-cell>
          <table:table-cell table:style-name="ce647" office:value-type="float" office:value="101" calcext:value-type="float">
            <text:p>101</text:p>
          </table:table-cell>
          <table:table-cell office:value-type="string" calcext:value-type="string">
            <text:p>runs/save_model/SWAT_A6/byte_F1_L0.00005_S2_CGRU/best/checkpoint_2_0_0.0005887985925278736.pth.tar </text:p>
          </table:table-cell>
          <table:table-cell table:style-name="ce649" office:value-type="string" calcext:value-type="string">
            <text:p>.</text:p>
          </table:table-cell>
          <table:table-cell/>
          <table:table-cell table:style-name="ce553"/>
          <table:table-cell/>
        </table:table-row>
        <table:table-row table:style-name="ro4">
          <table:table-cell table:style-name="ce573"/>
          <table:table-cell/>
          <table:table-cell table:style-name="ce627" office:value-type="string" calcext:value-type="string">
            <text:p>f3</text:p>
          </table:table-cell>
          <table:table-cell table:number-columns-repeated="4" table:style-name="ce636" office:value-type="string" calcext:value-type="string">
            <text:p><text:s/></text:p>
          </table:table-cell>
          <table:table-cell table:style-name="ce636"/>
          <table:table-cell table:number-columns-repeated="2" table:style-name="ce636" office:value-type="string" calcext:value-type="string">
            <text:p><text:s/></text:p>
          </table:table-cell>
          <table:table-cell/>
          <table:table-cell table:style-name="ce553"/>
          <table:table-cell/>
        </table:table-row>
        <table:table-row table:style-name="ro4">
          <table:table-cell table:style-name="ce573"/>
          <table:table-cell table:number-columns-repeated="2"/>
          <table:table-cell table:style-name="ce634" office:value-type="string" calcext:value-type="string">
            <text:p>fit</text:p>
          </table:table-cell>
          <table:table-cell table:style-name="ce573" office:value-type="string" calcext:value-type="string">
            <text:p>3:06:50&lt;00:00, 98.77 fragments/s</text:p>
          </table:table-cell>
          <table:table-cell table:style-name="ce645" office:value-type="string" calcext:value-type="string">
            <text:p>runs/redu_data/SWAT_A6/byte_F3_L0.00005_S2_CGRU/</text:p>
          </table:table-cell>
          <table:table-cell table:style-name="ce617" office:value-type="float" office:value="1107196" calcext:value-type="float">
            <text:p>1107196</text:p>
          </table:table-cell>
          <table:table-cell table:style-name="ce617" office:value-type="float" office:value="0" calcext:value-type="float">
            <text:p>0</text:p>
          </table:table-cell>
          <table:table-cell table:style-name="ce573" office:value-type="string" calcext:value-type="string">
            <text:p>runs/save_model/SWAT_A6/byte_F3_L0.00005_S2_CGRU/best/checkpoint_2_0_0.003979485273436719.pth.tar</text:p>
          </table:table-cell>
          <table:table-cell table:style-name="ce649" office:value-type="string" calcext:value-type="string">
            <text:p>cr4</text:p>
          </table:table-cell>
          <table:table-cell/>
          <table:table-cell table:style-name="ce553"/>
          <table:table-cell/>
        </table:table-row>
        <table:table-row table:style-name="ro4">
          <table:table-cell table:style-name="ce573"/>
          <table:table-cell table:number-columns-repeated="2"/>
          <table:table-cell table:style-name="ce635" office:value-type="string" calcext:value-type="string">
            <text:p>predict</text:p>
          </table:table-cell>
          <table:table-cell table:style-name="ce641" office:value-type="string" calcext:value-type="string">
            <text:p>01:47&lt;00:00, 102.15 fragments/s</text:p>
          </table:table-cell>
          <table:table-cell table:style-name="ce644" office:value-type="string" calcext:value-type="string">
            <text:p>runs/redu_data/SWAT_A6/byte_F3_L0.00005_S2_CGRU</text:p>
          </table:table-cell>
          <table:table-cell table:style-name="ce646" office:value-type="float" office:value="10988" calcext:value-type="float">
            <text:p>10988</text:p>
          </table:table-cell>
          <table:table-cell table:style-name="ce646" office:value-type="float" office:value="0" calcext:value-type="float">
            <text:p>0</text:p>
          </table:table-cell>
          <table:table-cell table:style-name="ce573" office:value-type="string" calcext:value-type="string">
            <text:p>runs/save_model/SWAT_A6/byte_F3_L0.00005_S2_CGRU/best/checkpoint_2_0_0.003979485273436719.pth.tar</text:p>
          </table:table-cell>
          <table:table-cell table:style-name="ce649" office:value-type="string" calcext:value-type="string">
            <text:p>cr5</text:p>
          </table:table-cell>
          <table:table-cell/>
          <table:table-cell table:style-name="ce553"/>
          <table:table-cell/>
        </table:table-row>
        <table:table-row table:style-name="ro4">
          <table:table-cell table:style-name="ce573"/>
          <table:table-cell table:number-columns-repeated="2"/>
          <table:table-cell table:style-name="ce634" office:value-type="string" calcext:value-type="string">
            <text:p>eval</text:p>
          </table:table-cell>
          <table:table-cell table:style-name="ce573" office:value-type="string" calcext:value-type="string">
            <text:p>2:12:25&lt;00:00, 103.38 fragments/s</text:p>
          </table:table-cell>
          <table:table-cell office:value-type="string" calcext:value-type="string">
            <text:p>runs/redu_data/SWAT_A6/byte_F3_L0.00005_S2_CGRU/</text:p>
          </table:table-cell>
          <table:table-cell table:style-name="ce617" office:value-type="float" office:value="821440" calcext:value-type="float">
            <text:p>821440</text:p>
          </table:table-cell>
          <table:table-cell table:style-name="ce617" office:value-type="float" office:value="11210" calcext:value-type="float">
            <text:p>11210</text:p>
          </table:table-cell>
          <table:table-cell office:value-type="string" calcext:value-type="string">
            <text:p>runs/save_model/SWAT_A6/byte_F3_L0.00005_S2_CGRU/best/checkpoint_2_0_0.003979485273436719.pth.tar</text:p>
          </table:table-cell>
          <table:table-cell table:style-name="ce649" office:value-type="string" calcext:value-type="string">
            <text:p>cr6</text:p>
          </table:table-cell>
          <table:table-cell table:number-columns-repeated="3"/>
        </table:table-row>
        <table:table-row table:style-name="ro4">
          <table:table-cell table:style-name="ce573"/>
          <table:table-cell table:number-columns-repeated="2"/>
          <table:table-cell table:style-name="ce634" office:value-type="string" calcext:value-type="string">
            <text:p>MITM_EAV</text:p>
          </table:table-cell>
          <table:table-cell office:value-type="string" calcext:value-type="string">
            <text:p>1:35:33&lt;00:00, 119.38 fragments/</text:p>
          </table:table-cell>
          <table:table-cell office:value-type="string" calcext:value-type="string">
            <text:p>runs/redu_data/SWAT_A6/byte_F3_L0.00005_S2_CGRU/</text:p>
          </table:table-cell>
          <table:table-cell office:value-type="float" office:value="684499" calcext:value-type="float">
            <text:p>684499</text:p>
          </table:table-cell>
          <table:table-cell table:style-name="ce647" office:value-type="float" office:value="578" calcext:value-type="float">
            <text:p>578</text:p>
          </table:table-cell>
          <table:table-cell office:value-type="string" calcext:value-type="string">
            <text:p>runs/save_model/SWAT_A6/byte_F3_L0.00005_S2_CGRU/best/checkpoint_2_0_0.003979485273436719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style-name="ce573"/>
          <table:table-cell table:number-columns-repeated="2"/>
          <table:table-cell table:style-name="ce634" office:value-type="string" calcext:value-type="string">
            <text:p>DOS</text:p>
          </table:table-cell>
          <table:table-cell table:style-name="ce573" office:value-type="string" calcext:value-type="string">
            <text:p>1:32:32&lt;00:00, 125.59 fragments/s</text:p>
          </table:table-cell>
          <table:table-cell office:value-type="string" calcext:value-type="string">
            <text:p>runs/redu_data/SWAT_A6/byte_F3_L0.00005_S2_CGRU/</text:p>
          </table:table-cell>
          <table:table-cell table:style-name="ce617" office:value-type="float" office:value="697302" calcext:value-type="float">
            <text:p>697302</text:p>
          </table:table-cell>
          <table:table-cell table:style-name="ce617" office:value-type="float" office:value="35642" calcext:value-type="float">
            <text:p>35642</text:p>
          </table:table-cell>
          <table:table-cell office:value-type="string" calcext:value-type="string">
            <text:p>runs/save_model/SWAT_A6/byte_F3_L0.00005_S2_CGRU/best/checkpoint_2_0_0.003979485273436719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style-name="ce573"/>
          <table:table-cell table:number-columns-repeated="2"/>
          <table:table-cell table:style-name="ce634" office:value-type="string" calcext:value-type="string">
            <text:p>MITM_REJ</text:p>
          </table:table-cell>
          <table:table-cell table:style-name="ce642" office:value-type="string" calcext:value-type="string">
            <text:p>49:32&lt;00:00, 230.23 fragments/s</text:p>
          </table:table-cell>
          <table:table-cell office:value-type="string" calcext:value-type="string">
            <text:p>runs/redu_data/SWAT_A6/byte_F3_L0.00005_S2_CGRU/</text:p>
          </table:table-cell>
          <table:table-cell table:style-name="ce617" office:value-type="float" office:value="684424" calcext:value-type="float">
            <text:p>684424</text:p>
          </table:table-cell>
          <table:table-cell table:style-name="ce647" office:value-type="float" office:value="232" calcext:value-type="float">
            <text:p>232</text:p>
          </table:table-cell>
          <table:table-cell office:value-type="string" calcext:value-type="string">
            <text:p>runs/save_model/SWAT_A6/byte_F3_L0.00005_S2_CGRU/best/checkpoint_2_0_0.003979485273436719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2">
          <table:table-cell table:style-name="ce573"/>
          <table:table-cell table:style-name="ce620" office:value-type="string" calcext:value-type="string">
            <text:p>flow</text:p>
          </table:table-cell>
          <table:table-cell table:style-name="ce628"/>
          <table:table-cell table:style-name="ce637" table:number-columns-repeated="7"/>
          <table:table-cell table:number-columns-repeated="3"/>
        </table:table-row>
        <table:table-row table:style-name="ro4">
          <table:table-cell table:style-name="ce573"/>
          <table:table-cell/>
          <table:table-cell table:style-name="ce629" office:value-type="string" calcext:value-type="string">
            <text:p>f1</text:p>
          </table:table-cell>
          <table:table-cell table:style-name="ce638" office:value-type="string" calcext:value-type="string">
            <text:p><text:s/></text:p>
          </table:table-cell>
          <table:table-cell table:style-name="ce643" office:value-type="string" calcext:value-type="string">
            <text:p>time</text:p>
          </table:table-cell>
          <table:table-cell table:style-name="ce643" office:value-type="string" calcext:value-type="string">
            <text:p>path</text:p>
          </table:table-cell>
          <table:table-cell table:style-name="ce643" office:value-type="string" calcext:value-type="string">
            <text:p>#samples</text:p>
          </table:table-cell>
          <table:table-cell table:style-name="ce640" office:value-type="string" calcext:value-type="string">
            <text:p>#anos</text:p>
          </table:table-cell>
          <table:table-cell table:style-name="ce643" office:value-type="string" calcext:value-type="string">
            <text:p><text:s/>model</text:p>
          </table:table-cell>
          <table:table-cell table:style-name="ce640" office:value-type="string" calcext:value-type="string">
            <text:p>tag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fit</text:p>
          </table:table-cell>
          <table:table-cell office:value-type="string" calcext:value-type="string">
            <text:p>27:18&lt;00:00, 294.37 fragments/s</text:p>
          </table:table-cell>
          <table:table-cell office:value-type="string" calcext:value-type="string">
            <text:p>runs/redu_data/SWAT_A6/flow_F1_L0.00005_S2_CGRU </text:p>
          </table:table-cell>
          <table:table-cell office:value-type="float" office:value="482280" calcext:value-type="float">
            <text:p>482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s/save_model/SWAT_A6/flow_F1_L0.00005_S2_CGRU/best/checkpoint_5_0_0.0019281360568804706.pth.tar </text:p>
          </table:table-cell>
          <table:table-cell table:style-name="ce649" office:value-type="string" calcext:value-type="string">
            <text:p>cr7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5" office:value-type="string" calcext:value-type="string">
            <text:p>predict</text:p>
          </table:table-cell>
          <table:table-cell table:style-name="ce641" office:value-type="string" calcext:value-type="string">
            <text:p>00:16&lt;00:00, 279.99 fragments/s</text:p>
          </table:table-cell>
          <table:table-cell office:value-type="string" calcext:value-type="string">
            <text:p>runs/redu_data/SWAT_A6/flow_F1_L0.00005_S2_CGRU </text:p>
          </table:table-cell>
          <table:table-cell table:style-name="ce646" office:value-type="float" office:value="4624" calcext:value-type="float">
            <text:p>4624</text:p>
          </table:table-cell>
          <table:table-cell table:style-name="ce646" office:value-type="float" office:value="0" calcext:value-type="float">
            <text:p>0</text:p>
          </table:table-cell>
          <table:table-cell office:value-type="string" calcext:value-type="string">
            <text:p>runs/save_model/SWAT_A6/flow_F1_L0.00005_S2_CGRU/best/checkpoint_5_0_0.0019281360568804706.pth.tar </text:p>
          </table:table-cell>
          <table:table-cell table:style-name="ce649" office:value-type="string" calcext:value-type="string">
            <text:p>cr8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eval</text:p>
          </table:table-cell>
          <table:table-cell office:value-type="string" calcext:value-type="string">
            <text:p>22:09&lt;00:00, 260.85 fragments/s</text:p>
          </table:table-cell>
          <table:table-cell office:value-type="string" calcext:value-type="string">
            <text:p>runs/redu_data/SWAT_A6/flow_F1_L0.00005_S2_CGRU </text:p>
          </table:table-cell>
          <table:table-cell office:value-type="float" office:value="346786" calcext:value-type="float">
            <text:p>346786</text:p>
          </table:table-cell>
          <table:table-cell table:style-name="ce648" office:value-type="float" office:value="1123" calcext:value-type="float">
            <text:p>1123</text:p>
          </table:table-cell>
          <table:table-cell office:value-type="string" calcext:value-type="string">
            <text:p>runs/save_model/SWAT_A6/flow_F1_L0.00005_S2_CGRU/best/checkpoint_5_0_0.0019281360568804706.pth.tar </text:p>
          </table:table-cell>
          <table:table-cell table:style-name="ce649" office:value-type="string" calcext:value-type="string">
            <text:p>cr9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EAV</text:p>
          </table:table-cell>
          <table:table-cell/>
          <table:table-cell office:value-type="string" calcext:value-type="string">
            <text:p>runs/redu_data/SWAT_A6/flow_F3_L0.00005_S2_CGRU/</text:p>
          </table:table-cell>
          <table:table-cell office:value-type="float" office:value="291373" calcext:value-type="float">
            <text:p>291373</text:p>
          </table:table-cell>
          <table:table-cell table:style-name="ce647" office:value-type="float" office:value="29" calcext:value-type="float">
            <text:p>29</text:p>
          </table:table-cell>
          <table:table-cell office:value-type="string" calcext:value-type="string">
            <text:p>runs/save_model/SWAT_A6/flow_F1_L0.00005_S2_CGRU/best/checkpoint_5_0_0.0019281360568804706.pth.tar 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DOS</text:p>
          </table:table-cell>
          <table:table-cell office:value-type="string" calcext:value-type="string">
            <text:p>18:03&lt;00:00, 272.40 fragments/s</text:p>
          </table:table-cell>
          <table:table-cell office:value-type="string" calcext:value-type="string">
            <text:p>runs/redu_data/SWAT_A6/flow_F3_L0.00005_S2_CGRU/</text:p>
          </table:table-cell>
          <table:table-cell office:value-type="float" office:value="295128" calcext:value-type="float">
            <text:p>295128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runs/save_model/SWAT_A6/flow_F1_L0.00005_S2_CGRU/best/checkpoint_5_0_0.0019281360568804706.pth.tar 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REJ</text:p>
          </table:table-cell>
          <table:table-cell table:style-name="ce573" office:value-type="string" calcext:value-type="string">
            <text:p>18:45&lt;00:00, 258.83 fragments/s</text:p>
          </table:table-cell>
          <table:table-cell office:value-type="string" calcext:value-type="string">
            <text:p>runs/redu_data/SWAT_A6/flow_F3_L0.00005_S2_CGRU/</text:p>
          </table:table-cell>
          <table:table-cell table:style-name="ce617" office:value-type="float" office:value="291443" calcext:value-type="float">
            <text:p>291443</text:p>
          </table:table-cell>
          <table:table-cell table:style-name="ce647" office:value-type="float" office:value="14" calcext:value-type="float">
            <text:p>14</text:p>
          </table:table-cell>
          <table:table-cell office:value-type="string" calcext:value-type="string">
            <text:p>runs/save_model/SWAT_A6/flow_F1_L0.00005_S2_CGRU/best/checkpoint_5_0_0.0019281360568804706.pth.tar 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30" office:value-type="string" calcext:value-type="string">
            <text:p>f3</text:p>
          </table:table-cell>
          <table:table-cell table:number-columns-repeated="4" table:style-name="ce639" office:value-type="string" calcext:value-type="string">
            <text:p><text:s/></text:p>
          </table:table-cell>
          <table:table-cell table:style-name="ce639"/>
          <table:table-cell table:number-columns-repeated="2" table:style-name="ce639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fit</text:p>
          </table:table-cell>
          <table:table-cell office:value-type="string" calcext:value-type="string">
            <text:p>28:08&lt;00:00, 285.55 fragments/s</text:p>
          </table:table-cell>
          <table:table-cell office:value-type="string" calcext:value-type="string">
            <text:p>runs/redu_data/SWAT_A6/flow_F3_L0.00005_S2_CGRU/</text:p>
          </table:table-cell>
          <table:table-cell office:value-type="float" office:value="482280" calcext:value-type="float">
            <text:p>482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s/save_model/SWAT_A6/flow_F3_L0.00005_S2_CGRU/best/checkpoint_5_0_0.0012069100101111956.pth.tar</text:p>
          </table:table-cell>
          <table:table-cell table:style-name="ce649" office:value-type="string" calcext:value-type="string">
            <text:p>cr10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5" office:value-type="string" calcext:value-type="string">
            <text:p>predict</text:p>
          </table:table-cell>
          <table:table-cell table:style-name="ce641" office:value-type="string" calcext:value-type="string">
            <text:p>00:16&lt;00:00, 283.50 fragments/s</text:p>
          </table:table-cell>
          <table:table-cell office:value-type="string" calcext:value-type="string">
            <text:p>runs/redu_data/SWAT_A6/flow_F3_L0.00005_S2_CGRU/</text:p>
          </table:table-cell>
          <table:table-cell table:style-name="ce646" office:value-type="float" office:value="4624" calcext:value-type="float">
            <text:p>4624</text:p>
          </table:table-cell>
          <table:table-cell table:style-name="ce646" office:value-type="float" office:value="0" calcext:value-type="float">
            <text:p>0</text:p>
          </table:table-cell>
          <table:table-cell office:value-type="string" calcext:value-type="string">
            <text:p>runs/save_model/SWAT_A6/flow_F3_L0.00005_S2_CGRU/best/checkpoint_5_0_0.0012069100101111956.pth.tar</text:p>
          </table:table-cell>
          <table:table-cell table:style-name="ce649" office:value-type="string" calcext:value-type="string">
            <text:p>cr11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eval</text:p>
          </table:table-cell>
          <table:table-cell office:value-type="string" calcext:value-type="string">
            <text:p>21:33&lt;00:00, 268.11 fragments/s</text:p>
          </table:table-cell>
          <table:table-cell office:value-type="string" calcext:value-type="string">
            <text:p>runs/redu_data/SWAT_A6/flow_F3_L0.00005_S2_CGRU/</text:p>
          </table:table-cell>
          <table:table-cell office:value-type="float" office:value="346786" calcext:value-type="float">
            <text:p>346786</text:p>
          </table:table-cell>
          <table:table-cell table:style-name="ce648" office:value-type="float" office:value="1349" calcext:value-type="float">
            <text:p>1349</text:p>
          </table:table-cell>
          <table:table-cell office:value-type="string" calcext:value-type="string">
            <text:p>runs/save_model/SWAT_A6/flow_F3_L0.00005_S2_CGRU/best/checkpoint_5_0_0.0012069100101111956.pth.tar</text:p>
          </table:table-cell>
          <table:table-cell table:style-name="ce649" office:value-type="string" calcext:value-type="string">
            <text:p>cr12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EAV</text:p>
          </table:table-cell>
          <table:table-cell office:value-type="string" calcext:value-type="string">
            <text:p>45:10&lt;00:00, 107.49 fragments/s</text:p>
          </table:table-cell>
          <table:table-cell office:value-type="string" calcext:value-type="string">
            <text:p>runs/redu_data/SWAT_A6/flow_F3_L0.00005_S2_CGRU/</text:p>
          </table:table-cell>
          <table:table-cell office:value-type="float" office:value="291371" calcext:value-type="float">
            <text:p>291371</text:p>
          </table:table-cell>
          <table:table-cell table:style-name="ce647" office:value-type="float" office:value="55" calcext:value-type="float">
            <text:p>55</text:p>
          </table:table-cell>
          <table:table-cell office:value-type="string" calcext:value-type="string">
            <text:p>runs/save_model/SWAT_A6/flow_F3_L0.00005_S2_CGRU/best/checkpoint_5_0_0.0012069100101111956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DOS</text:p>
          </table:table-cell>
          <table:table-cell office:value-type="string" calcext:value-type="string">
            <text:p>38:51&lt;00:00, 126.57 fragments/s</text:p>
          </table:table-cell>
          <table:table-cell office:value-type="string" calcext:value-type="string">
            <text:p>runs/redu_data/SWAT_A6/flow_F3_L0.00005_S2_CGRU/</text:p>
          </table:table-cell>
          <table:table-cell office:value-type="float" office:value="295126" calcext:value-type="float">
            <text:p>295126</text:p>
          </table:table-cell>
          <table:table-cell table:style-name="ce647" office:value-type="float" office:value="3808" calcext:value-type="float">
            <text:p>3808</text:p>
          </table:table-cell>
          <table:table-cell office:value-type="string" calcext:value-type="string">
            <text:p>runs/save_model/SWAT_A6/flow_F3_L0.00005_S2_CGRU/best/checkpoint_5_0_0.0012069100101111956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REJ</text:p>
          </table:table-cell>
          <table:table-cell table:style-name="ce573" office:value-type="string" calcext:value-type="string">
            <text:p>17:32&lt;00:00, 232.22 fragments/s</text:p>
          </table:table-cell>
          <table:table-cell office:value-type="string" calcext:value-type="string">
            <text:p>runs/redu_data/SWAT_A6/flow_F3_L0.00005_S2_CGRU/</text:p>
          </table:table-cell>
          <table:table-cell table:style-name="ce617" office:value-type="float" office:value="291441" calcext:value-type="float">
            <text:p>291441</text:p>
          </table:table-cell>
          <table:table-cell table:style-name="ce647" office:value-type="float" office:value="42" calcext:value-type="float">
            <text:p>42</text:p>
          </table:table-cell>
          <table:table-cell office:value-type="string" calcext:value-type="string">
            <text:p>runs/save_model/SWAT_A6/flow_F3_L0.00005_S2_CGRU/best/checkpoint_5_0_0.0012069100101111956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8">
          <table:table-cell table:number-columns-repeated="2" table:style-name="ce614" office:value-type="string" calcext:value-type="string">
            <text:p><text:s/></text:p>
          </table:table-cell>
          <table:table-cell table:style-name="ce622" office:value-type="string" calcext:value-type="string">
            <text:p><text:s/></text:p>
          </table:table-cell>
          <table:table-cell table:style-name="ce631" office:value-type="string" calcext:value-type="string">
            <text:p><text:s/></text:p>
          </table:table-cell>
          <table:table-cell table:number-columns-repeated="3" table:style-name="ce614" office:value-type="string" calcext:value-type="string">
            <text:p><text:s/></text:p>
          </table:table-cell>
          <table:table-cell table:style-name="ce631"/>
          <table:table-cell table:number-columns-repeated="2" table:style-name="ce61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615" office:value-type="string" calcext:value-type="string">
            <text:p>VOERDE</text:p>
          </table:table-cell>
          <table:table-cell table:style-name="ce614" office:value-type="string" calcext:value-type="string">
            <text:p><text:s/></text:p>
          </table:table-cell>
          <table:table-cell table:style-name="ce622" office:value-type="string" calcext:value-type="string">
            <text:p><text:s/></text:p>
          </table:table-cell>
          <table:table-cell table:style-name="ce631" office:value-type="string" calcext:value-type="string">
            <text:p><text:s/></text:p>
          </table:table-cell>
          <table:table-cell table:number-columns-repeated="3" table:style-name="ce614" office:value-type="string" calcext:value-type="string">
            <text:p><text:s/></text:p>
          </table:table-cell>
          <table:table-cell table:style-name="ce631"/>
          <table:table-cell table:number-columns-repeated="2" table:style-name="ce614"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/>
          <table:table-cell table:style-name="ce619" office:value-type="string" calcext:value-type="string">
            <text:p>byte</text:p>
          </table:table-cell>
          <table:table-cell table:style-name="ce624"/>
          <table:table-cell table:style-name="ce632"/>
          <table:table-cell table:style-name="ce589" table:number-columns-repeated="2"/>
          <table:table-cell table:style-name="ce632" table:number-columns-repeated="2"/>
          <table:table-cell table:style-name="ce589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ce625" office:value-type="string" calcext:value-type="string">
            <text:p>f1</text:p>
          </table:table-cell>
          <table:table-cell table:style-name="ce633" office:value-type="string" calcext:value-type="string">
            <text:p><text:s/></text:p>
          </table:table-cell>
          <table:table-cell table:style-name="ce640" office:value-type="string" calcext:value-type="string">
            <text:p>time</text:p>
          </table:table-cell>
          <table:table-cell table:style-name="ce640" office:value-type="string" calcext:value-type="string">
            <text:p>path</text:p>
          </table:table-cell>
          <table:table-cell table:style-name="ce640" office:value-type="string" calcext:value-type="string">
            <text:p>#samples</text:p>
          </table:table-cell>
          <table:table-cell table:style-name="ce640" office:value-type="string" calcext:value-type="string">
            <text:p>#anos</text:p>
          </table:table-cell>
          <table:table-cell table:style-name="ce640" office:value-type="string" calcext:value-type="string">
            <text:p><text:s/>model</text:p>
          </table:table-cell>
          <table:table-cell table:style-name="ce640" office:value-type="string" calcext:value-type="string">
            <text:p>tag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fit</text:p>
          </table:table-cell>
          <table:table-cell office:value-type="string" calcext:value-type="string">
            <text:p>2:09:22&lt;00:00, 198.47 fragments/s</text:p>
          </table:table-cell>
          <table:table-cell office:value-type="string" calcext:value-type="string">
            <text:p>runs/redu_data/VOERDE/byte_F1_L0.00005_S2_CGRU/VOERDE_fit_byte_cpd</text:p>
          </table:table-cell>
          <table:table-cell table:style-name="ce617" office:value-type="float" office:value="1540638" calcext:value-type="float">
            <text:p>1540638</text:p>
          </table:table-cell>
          <table:table-cell table:style-name="ce617" office:value-type="float" office:value="0" calcext:value-type="float">
            <text:p>0</text:p>
          </table:table-cell>
          <table:table-cell table:style-name="ce573" office:value-type="string" calcext:value-type="string">
            <text:p>runs/save_model/VOERDE/byte_F1_L0.00005_S2_CGRU/best/</text:p>
          </table:table-cell>
          <table:table-cell table:style-name="ce649" office:value-type="string" calcext:value-type="string">
            <text:p>cr1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5" office:value-type="string" calcext:value-type="string">
            <text:p>predict</text:p>
          </table:table-cell>
          <table:table-cell table:style-name="ce641" office:value-type="string" calcext:value-type="string">
            <text:p>17:08&lt;00:00, 213.95 fragments/s</text:p>
          </table:table-cell>
          <table:table-cell table:style-name="ce644" office:value-type="string" calcext:value-type="string">
            <text:p>runs/redu_data/VOERDE/byte_F1_L0.00005_S2_CGRU/VOERDE_predict_byte_cpd</text:p>
          </table:table-cell>
          <table:table-cell table:style-name="ce646" office:value-type="float" office:value="220089" calcext:value-type="float">
            <text:p>220089</text:p>
          </table:table-cell>
          <table:table-cell table:style-name="ce646" office:value-type="float" office:value="0" calcext:value-type="float">
            <text:p>0</text:p>
          </table:table-cell>
          <table:table-cell table:style-name="ce573" office:value-type="string" calcext:value-type="string">
            <text:p>runs/save_model/VOERDE/byte_F1_L0.00005_S2_CGRU/best/</text:p>
          </table:table-cell>
          <table:table-cell table:style-name="ce649" office:value-type="string" calcext:value-type="string">
            <text:p>cr2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eval</text:p>
          </table:table-cell>
          <table:table-cell table:style-name="ce573" office:value-type="string" calcext:value-type="string">
            <text:p>55:20&lt;00:00, 213.44 fragments/s</text:p>
          </table:table-cell>
          <table:table-cell office:value-type="string" calcext:value-type="string">
            <text:p>runs/redu_data/VOERDE/byte_F1_L0.00005_S2_CGRU/VOERDE_eval_byte_cpd</text:p>
          </table:table-cell>
          <table:table-cell table:style-name="ce617" office:value-type="float" office:value="708697" calcext:value-type="float">
            <text:p>708697</text:p>
          </table:table-cell>
          <table:table-cell table:style-name="ce647" office:value-type="float" office:value="620150" calcext:value-type="float">
            <text:p>620150</text:p>
          </table:table-cell>
          <table:table-cell office:value-type="string" calcext:value-type="string">
            <text:p>runs/save_model/VOERDE/byte_F1_L0.00005_S2_CGRU/best/checkpoint_2_0_0.00035242628872920057.pth.tar</text:p>
          </table:table-cell>
          <table:table-cell table:style-name="ce649" office:value-type="string" calcext:value-type="string">
            <text:p>cr3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EAV</text:p>
          </table:table-cell>
          <table:table-cell table:style-name="ce573" office:value-type="string" calcext:value-type="string">
            <text:p>1:17:17, 189.85 fragments/s</text:p>
          </table:table-cell>
          <table:table-cell office:value-type="string" calcext:value-type="string">
            <text:p>runs//redu_data/voerde_mitm_eav_f1_byte/</text:p>
          </table:table-cell>
          <table:table-cell table:style-name="ce617" office:value-type="float" office:value="880363" calcext:value-type="float">
            <text:p>880363</text:p>
          </table:table-cell>
          <table:table-cell table:style-name="ce647" office:value-type="float" office:value="1125" calcext:value-type="float">
            <text:p>1125</text:p>
          </table:table-cell>
          <table:table-cell office:value-type="string" calcext:value-type="string">
            <text:p>runs/save_model/VOERDE/byte_F1_L0.00005_S2_CGRU/best/checkpoint_2_0_0.00035242628872920057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DOS</text:p>
          </table:table-cell>
          <table:table-cell table:style-name="ce539" office:value-type="string" calcext:value-type="string">
            <text:p>38:34, 214.89 fragments/s</text:p>
          </table:table-cell>
          <table:table-cell office:value-type="string" calcext:value-type="string">
            <text:p>runs//redu_data/voerde_dos_f1_byte/</text:p>
          </table:table-cell>
          <table:table-cell table:style-name="ce617" office:value-type="float" office:value="497315" calcext:value-type="float">
            <text:p>497315</text:p>
          </table:table-cell>
          <table:table-cell table:style-name="ce647" office:value-type="float" office:value="22871" calcext:value-type="float">
            <text:p>22871</text:p>
          </table:table-cell>
          <table:table-cell office:value-type="string" calcext:value-type="string">
            <text:p>runs/save_model/VOERDE/byte_F1_L0.00005_S2_CGRU/best/checkpoint_2_0_0.00035242628872920057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REJ</text:p>
          </table:table-cell>
          <table:table-cell table:style-name="ce573" office:value-type="string" calcext:value-type="string">
            <text:p>57:52, 215.41 fragments/s</text:p>
          </table:table-cell>
          <table:table-cell office:value-type="string" calcext:value-type="string">
            <text:p>runs//redu_data/voerde_mitm_rej_f1_byte/</text:p>
          </table:table-cell>
          <table:table-cell table:style-name="ce617" office:value-type="float" office:value="747924" calcext:value-type="float">
            <text:p>747924</text:p>
          </table:table-cell>
          <table:table-cell table:style-name="ce647" office:value-type="float" office:value="1302" calcext:value-type="float">
            <text:p>1302</text:p>
          </table:table-cell>
          <table:table-cell office:value-type="string" calcext:value-type="string">
            <text:p>runs/save_model/VOERDE/byte_F1_L0.00005_S2_CGRU/best/checkpoint_2_0_0.00035242628872920057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27" office:value-type="string" calcext:value-type="string">
            <text:p>f3</text:p>
          </table:table-cell>
          <table:table-cell table:number-columns-repeated="4" table:style-name="ce636" office:value-type="string" calcext:value-type="string">
            <text:p><text:s/></text:p>
          </table:table-cell>
          <table:table-cell table:style-name="ce636"/>
          <table:table-cell table:number-columns-repeated="2" table:style-name="ce636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fit</text:p>
          </table:table-cell>
          <table:table-cell table:style-name="ce573" office:value-type="string" calcext:value-type="string">
            <text:p>4:03:09&lt;00:00, 105.60 fragments/s</text:p>
          </table:table-cell>
          <table:table-cell table:style-name="ce645" office:value-type="string" calcext:value-type="string">
            <text:p>runs/redu_data/VOERDE/byte_F3_L0.00005_S2_CGRU/VOERDE_fit_byte_cpd</text:p>
          </table:table-cell>
          <table:table-cell office:value-type="float" office:value="1540636" calcext:value-type="float">
            <text:p>1540636</text:p>
          </table:table-cell>
          <table:table-cell office:value-type="float" office:value="0" calcext:value-type="float">
            <text:p>0</text:p>
          </table:table-cell>
          <table:table-cell table:style-name="ce573" office:value-type="string" calcext:value-type="string">
            <text:p>runs/save_model/VOERDE/byte_F3_L0.00005_S2_CGRU/best/checkpoint_2_0_0.0024837261983772303.pth.tar</text:p>
          </table:table-cell>
          <table:table-cell table:style-name="ce649" office:value-type="string" calcext:value-type="string">
            <text:p>cr4_v</text:p>
          </table:table-cell>
          <table:table-cell table:number-columns-repeated="2"/>
          <table:table-cell table:style-name="ce553"/>
        </table:table-row>
        <table:table-row table:style-name="ro4">
          <table:table-cell table:number-columns-repeated="3"/>
          <table:table-cell table:style-name="ce635" office:value-type="string" calcext:value-type="string">
            <text:p>predict</text:p>
          </table:table-cell>
          <table:table-cell table:style-name="ce641" office:value-type="string" calcext:value-type="string">
            <text:p>33:26&lt;00:00, 109.69 fragments/s</text:p>
          </table:table-cell>
          <table:table-cell table:style-name="ce644" office:value-type="string" calcext:value-type="string">
            <text:p>runs/redu_data/VOERDE/byte_F3_L0.00005_S2_CGRU/VOERDE_predict_byte_cpd</text:p>
          </table:table-cell>
          <table:table-cell office:value-type="float" office:value="220087" calcext:value-type="float">
            <text:p>220087</text:p>
          </table:table-cell>
          <table:table-cell office:value-type="float" office:value="0" calcext:value-type="float">
            <text:p>0</text:p>
          </table:table-cell>
          <table:table-cell table:style-name="ce573" office:value-type="string" calcext:value-type="string">
            <text:p>runs/save_model/VOERDE/byte_F3_L0.00005_S2_CGRU/best/checkpoint_2_0_0.0024837261983772303.pth.tar</text:p>
          </table:table-cell>
          <table:table-cell table:style-name="ce649" office:value-type="string" calcext:value-type="string">
            <text:p>cr5_v</text:p>
          </table:table-cell>
          <table:table-cell table:number-columns-repeated="2"/>
          <table:table-cell table:style-name="ce553"/>
        </table:table-row>
        <table:table-row table:style-name="ro4">
          <table:table-cell table:number-columns-repeated="3"/>
          <table:table-cell table:style-name="ce634" office:value-type="string" calcext:value-type="string">
            <text:p>eval</text:p>
          </table:table-cell>
          <table:table-cell table:style-name="ce573" office:value-type="string" calcext:value-type="string">
            <text:p>2:01:29&lt;00:00, 97.22 fragments/s</text:p>
          </table:table-cell>
          <table:table-cell office:value-type="string" calcext:value-type="string">
            <text:p>runs/redu_data/VOERDE/byte_F3_L0.00005_S2_CGRU/VOERDE_eval_byte_cpd</text:p>
          </table:table-cell>
          <table:table-cell table:style-name="ce617" office:value-type="float" office:value="708695" calcext:value-type="float">
            <text:p>708695</text:p>
          </table:table-cell>
          <table:table-cell office:value-type="float" office:value="675240" calcext:value-type="float">
            <text:p>675240</text:p>
          </table:table-cell>
          <table:table-cell office:value-type="string" calcext:value-type="string">
            <text:p>runs/save_model/VOERDE/byte_F3_L0.00005_S2_CGRU/best/checkpoint_2_0_0.0024837261983772303.pth.tar</text:p>
          </table:table-cell>
          <table:table-cell table:style-name="ce649" office:value-type="string" calcext:value-type="string">
            <text:p>cr6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EAV</text:p>
          </table:table-cell>
          <table:table-cell table:style-name="ce573" office:value-type="string" calcext:value-type="string">
            <text:p>2:46:01, 88.38 fragments/s</text:p>
          </table:table-cell>
          <table:table-cell office:value-type="string" calcext:value-type="string">
            <text:p>runs//redu_data/voerde_mitm_eav_f3_byte/</text:p>
          </table:table-cell>
          <table:table-cell table:style-name="ce617" office:value-type="float" office:value="880361" calcext:value-type="float">
            <text:p>880361</text:p>
          </table:table-cell>
          <table:table-cell table:style-name="ce647" office:value-type="float" office:value="2930" calcext:value-type="float">
            <text:p>2930</text:p>
          </table:table-cell>
          <table:table-cell office:value-type="string" calcext:value-type="string">
            <text:p>runs//redu_data/voerde_mitm_rej_f3_byte/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DOS</text:p>
          </table:table-cell>
          <table:table-cell table:style-name="ce573" office:value-type="string" calcext:value-type="string">
            <text:p>1:32:51 a</text:p>
          </table:table-cell>
          <table:table-cell office:value-type="string" calcext:value-type="string">
            <text:p>runs//redu_data/voerde_dos_f3_byte/</text:p>
          </table:table-cell>
          <table:table-cell table:style-name="ce617" office:value-type="float" office:value="497313" calcext:value-type="float">
            <text:p>497313</text:p>
          </table:table-cell>
          <table:table-cell table:style-name="ce647" office:value-type="float" office:value="24441" calcext:value-type="float">
            <text:p>24441</text:p>
          </table:table-cell>
          <table:table-cell office:value-type="string" calcext:value-type="string">
            <text:p>runs//redu_data/voerde_mitm_rej_f3_byte/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REJ</text:p>
          </table:table-cell>
          <table:table-cell table:style-name="ce573" office:value-type="string" calcext:value-type="string">
            <text:p>2:21:21, 88.18 fragments/s</text:p>
          </table:table-cell>
          <table:table-cell office:value-type="string" calcext:value-type="string">
            <text:p>runs//redu_data/voerde_mitm_rej_f3_byte/</text:p>
          </table:table-cell>
          <table:table-cell table:style-name="ce617" office:value-type="float" office:value="747922" calcext:value-type="float">
            <text:p>747922</text:p>
          </table:table-cell>
          <table:table-cell table:style-name="ce647" office:value-type="float" office:value="2979" calcext:value-type="float">
            <text:p>2979</text:p>
          </table:table-cell>
          <table:table-cell office:value-type="string" calcext:value-type="string">
            <text:p>runs//redu_data/voerde_mitm_rej_f3_byte/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2">
          <table:table-cell/>
          <table:table-cell table:style-name="ce620" office:value-type="string" calcext:value-type="string">
            <text:p>flow</text:p>
          </table:table-cell>
          <table:table-cell table:style-name="ce628"/>
          <table:table-cell table:style-name="ce637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629" office:value-type="string" calcext:value-type="string">
            <text:p>f1</text:p>
          </table:table-cell>
          <table:table-cell table:style-name="ce638" office:value-type="string" calcext:value-type="string">
            <text:p><text:s/></text:p>
          </table:table-cell>
          <table:table-cell table:style-name="ce643" office:value-type="string" calcext:value-type="string">
            <text:p>time</text:p>
          </table:table-cell>
          <table:table-cell table:style-name="ce643" office:value-type="string" calcext:value-type="string">
            <text:p>path</text:p>
          </table:table-cell>
          <table:table-cell table:style-name="ce643" office:value-type="string" calcext:value-type="string">
            <text:p>#samples</text:p>
          </table:table-cell>
          <table:table-cell table:style-name="ce640" office:value-type="string" calcext:value-type="string">
            <text:p>#anos</text:p>
          </table:table-cell>
          <table:table-cell table:style-name="ce643" office:value-type="string" calcext:value-type="string">
            <text:p><text:s/>model</text:p>
          </table:table-cell>
          <table:table-cell table:style-name="ce640" office:value-type="string" calcext:value-type="string">
            <text:p>tag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fit</text:p>
          </table:table-cell>
          <table:table-cell office:value-type="string" calcext:value-type="string">
            <text:p>42:55&lt;00:00, 196.27 fragments/s</text:p>
          </table:table-cell>
          <table:table-cell office:value-type="string" calcext:value-type="string">
            <text:p>runs/redu_data/VOERDE/flow_F1_L0.00005_S2_CGRU/VOERDE_fit_flow_cpd</text:p>
          </table:table-cell>
          <table:table-cell office:value-type="float" office:value="505539" calcext:value-type="float">
            <text:p>505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s/save_model/VOERDE/flow_F1_L0.00005_S2_CGRU/best/checkpoint_5_0_0.004632859781264584.pth.tar</text:p>
          </table:table-cell>
          <table:table-cell table:style-name="ce649" office:value-type="string" calcext:value-type="string">
            <text:p>cr7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5" office:value-type="string" calcext:value-type="string">
            <text:p>predict</text:p>
          </table:table-cell>
          <table:table-cell table:style-name="ce641" office:value-type="string" calcext:value-type="string">
            <text:p>06:11&lt;00:00, 197.12 fragments/s</text:p>
          </table:table-cell>
          <table:table-cell office:value-type="string" calcext:value-type="string">
            <text:p>runs/redu_data/VOERDE/flow_F1_L0.00005_S2_CGRU/VOERDE_predict_flow_cpd</text:p>
          </table:table-cell>
          <table:table-cell table:style-name="ce646" office:value-type="float" office:value="73164" calcext:value-type="float">
            <text:p>73164</text:p>
          </table:table-cell>
          <table:table-cell table:style-name="ce646" office:value-type="float" office:value="0" calcext:value-type="float">
            <text:p>0</text:p>
          </table:table-cell>
          <table:table-cell office:value-type="string" calcext:value-type="string">
            <text:p>runs/save_model/VOERDE/flow_F1_L0.00005_S2_CGRU/best/checkpoint_5_0_0.004632859781264584.pth.tar</text:p>
          </table:table-cell>
          <table:table-cell table:style-name="ce649" office:value-type="string" calcext:value-type="string">
            <text:p>cr8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eval</text:p>
          </table:table-cell>
          <table:table-cell office:value-type="string" calcext:value-type="string">
            <text:p>05:03&lt;00:00, 233.55 fragments/s</text:p>
          </table:table-cell>
          <table:table-cell office:value-type="string" calcext:value-type="string">
            <text:p>runs/redu_data/VOERDE/flow_F1_L0.00005_S2_CGRU/VOERDE_eval_flow_cpd</text:p>
          </table:table-cell>
          <table:table-cell office:value-type="float" office:value="70908" calcext:value-type="float">
            <text:p>70908</text:p>
          </table:table-cell>
          <table:table-cell table:style-name="ce647" office:value-type="float" office:value="19456" calcext:value-type="float">
            <text:p>19456</text:p>
          </table:table-cell>
          <table:table-cell office:value-type="string" calcext:value-type="string">
            <text:p>runs/save_model/VOERDE/flow_F1_L0.00005_S2_CGRU/best/checkpoint_5_0_0.004632859781264584.pth.tar</text:p>
          </table:table-cell>
          <table:table-cell table:style-name="ce649" office:value-type="string" calcext:value-type="string">
            <text:p>cr9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EAV</text:p>
          </table:table-cell>
          <table:table-cell table:style-name="ce573" office:value-type="string" calcext:value-type="string">
            <text:p>1:32:02v</text:p>
          </table:table-cell>
          <table:table-cell office:value-type="string" calcext:value-type="string">
            <text:p>runs//redu_data/voerde_dos_f1_flow/</text:p>
          </table:table-cell>
          <table:table-cell office:value-type="float" office:value="292702" calcext:value-type="float">
            <text:p>292702</text:p>
          </table:table-cell>
          <table:table-cell table:style-name="ce647" office:value-type="float" office:value="39" calcext:value-type="float">
            <text:p>39</text:p>
          </table:table-cell>
          <table:table-cell office:value-type="string" calcext:value-type="string">
            <text:p>runs/save_model/VOERDE/flow_F1_L0.00005_S2_CGRU/best/checkpoint_5_0_0.004632859781264584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DOS</text:p>
          </table:table-cell>
          <table:table-cell table:style-name="ce538" office:value-type="string" calcext:value-type="string">
            <text:p>13:01 v</text:p>
          </table:table-cell>
          <table:table-cell office:value-type="string" calcext:value-type="string">
            <text:p>runs//redu_data/voerde_dos_f1_flow/</text:p>
          </table:table-cell>
          <table:table-cell office:value-type="float" office:value="167410" calcext:value-type="float">
            <text:p>167410</text:p>
          </table:table-cell>
          <table:table-cell office:value-type="float" office:value="9293" calcext:value-type="float">
            <text:p>9293</text:p>
          </table:table-cell>
          <table:table-cell office:value-type="string" calcext:value-type="string">
            <text:p>runs/save_model/VOERDE/flow_F1_L0.00005_S2_CGRU/best/checkpoint_5_0_0.004632859781264584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REJ</text:p>
          </table:table-cell>
          <table:table-cell table:style-name="ce538" office:value-type="string" calcext:value-type="string">
            <text:p>19:14 v</text:p>
          </table:table-cell>
          <table:table-cell office:value-type="string" calcext:value-type="string">
            <text:p>runs//redu_data/voerde_mitm_rej_f1_flow/</text:p>
          </table:table-cell>
          <table:table-cell office:value-type="float" office:value="248764" calcext:value-type="float">
            <text:p>248764</text:p>
          </table:table-cell>
          <table:table-cell table:style-name="ce647" office:value-type="float" office:value="1158" calcext:value-type="float">
            <text:p>1158</text:p>
          </table:table-cell>
          <table:table-cell office:value-type="string" calcext:value-type="string">
            <text:p>runs/save_model/VOERDE/flow_F1_L0.00005_S2_CGRU/best/checkpoint_5_0_0.004632859781264584.pth.tar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630" office:value-type="string" calcext:value-type="string">
            <text:p>f3</text:p>
          </table:table-cell>
          <table:table-cell table:number-columns-repeated="4" table:style-name="ce639" office:value-type="string" calcext:value-type="string">
            <text:p><text:s/></text:p>
          </table:table-cell>
          <table:table-cell table:style-name="ce639"/>
          <table:table-cell table:number-columns-repeated="2" table:style-name="ce639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fit</text:p>
          </table:table-cell>
          <table:table-cell office:value-type="string" calcext:value-type="string">
            <text:p>1:23:16&lt;00:00, 101.18 fragments/s</text:p>
          </table:table-cell>
          <table:table-cell office:value-type="string" calcext:value-type="string">
            <text:p>runs/redu_data/VOERDE/flow_F3_L0.00005_S2_CGRU/VOERDE_fit_flow_cpd</text:p>
          </table:table-cell>
          <table:table-cell office:value-type="float" office:value="505537" calcext:value-type="float">
            <text:p>505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s/save_model/VOERDE/flow_F3_L0.00005_S2_CGRU/best/checkpoint_5_0_0.012911904814095874.pth.tar</text:p>
          </table:table-cell>
          <table:table-cell table:style-name="ce649" office:value-type="string" calcext:value-type="string">
            <text:p>cr10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5" office:value-type="string" calcext:value-type="string">
            <text:p>predict</text:p>
          </table:table-cell>
          <table:table-cell table:style-name="ce641" office:value-type="string" calcext:value-type="string">
            <text:p>11:46&lt;00:00, 103.58 fragments/s</text:p>
          </table:table-cell>
          <table:table-cell office:value-type="string" calcext:value-type="string">
            <text:p>runs/redu_data/VOERDE/flow_F3_L0.00005_S2_CGRU/VOERDE_predict_flow_cpd</text:p>
          </table:table-cell>
          <table:table-cell table:style-name="ce646" office:value-type="float" office:value="73162" calcext:value-type="float">
            <text:p>73162</text:p>
          </table:table-cell>
          <table:table-cell table:style-name="ce646" office:value-type="float" office:value="0" calcext:value-type="float">
            <text:p>0</text:p>
          </table:table-cell>
          <table:table-cell office:value-type="string" calcext:value-type="string">
            <text:p>runs/save_model/VOERDE/flow_F3_L0.00005_S2_CGRU/best/checkpoint_5_0_0.012911904814095874.pth.tar</text:p>
          </table:table-cell>
          <table:table-cell table:style-name="ce649" office:value-type="string" calcext:value-type="string">
            <text:p>cr11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eval</text:p>
          </table:table-cell>
          <table:table-cell office:value-type="string" calcext:value-type="string">
            <text:p>11:43&lt;00:00, 100.75 fragments/s</text:p>
          </table:table-cell>
          <table:table-cell office:value-type="string" calcext:value-type="string">
            <text:p>runs/redu_data/VOERDE/flow_F3_L0.00005_S2_CGRU/VOERDE_eval_flow_cpd</text:p>
          </table:table-cell>
          <table:table-cell office:value-type="float" office:value="70906" calcext:value-type="float">
            <text:p>70906</text:p>
          </table:table-cell>
          <table:table-cell table:style-name="ce647" office:value-type="float" office:value="19493" calcext:value-type="float">
            <text:p>19493</text:p>
          </table:table-cell>
          <table:table-cell office:value-type="string" calcext:value-type="string">
            <text:p>runs/save_model/VOERDE/flow_F3_L0.00005_S2_CGRU/best/checkpoint_5_0_0.012911904814095874.pth.tar</text:p>
          </table:table-cell>
          <table:table-cell table:style-name="ce649" office:value-type="string" calcext:value-type="string">
            <text:p>cr12_v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634" office:value-type="string" calcext:value-type="string">
            <text:p>MITM_EAV</text:p>
          </table:table-cell>
          <table:table-cell table:style-name="ce573" office:value-type="string" calcext:value-type="string">
            <text:p>1:41:44 a</text:p>
          </table:table-cell>
          <table:table-cell office:value-type="string" calcext:value-type="string">
            <text:p>runs/redu_data/VOERDE/flow_F3_L0.00005_S2_CGRU/VOERDE_eval_flow_cpd</text:p>
          </table:table-cell>
          <table:table-cell office:value-type="float" office:value="292700" calcext:value-type="float">
            <text:p>292700</text:p>
          </table:table-cell>
          <table:table-cell table:style-name="ce647" office:value-type="float" office:value="53" calcext:value-type="float">
            <text:p>53</text:p>
          </table:table-cell>
          <table:table-cell office:value-type="string" calcext:value-type="string">
            <text:p>runs/save_model/VOERDE/flow_F3_L0.00005_S2_CGRU/best/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/>
          <table:table-cell table:style-name="ce621"/>
          <table:table-cell/>
          <table:table-cell table:style-name="ce634" office:value-type="string" calcext:value-type="string">
            <text:p>DOS</text:p>
          </table:table-cell>
          <table:table-cell table:style-name="ce538" office:value-type="time" office:time-value="PT00H12M41S" calcext:value-type="time">
            <text:p>12:12:41 AM</text:p>
          </table:table-cell>
          <table:table-cell office:value-type="string" calcext:value-type="string">
            <text:p>redu_data/voerde_dos_f3_flow/</text:p>
          </table:table-cell>
          <table:table-cell office:value-type="float" office:value="167408" calcext:value-type="float">
            <text:p>167408</text:p>
          </table:table-cell>
          <table:table-cell office:value-type="float" office:value="10089" calcext:value-type="float">
            <text:p>10089</text:p>
          </table:table-cell>
          <table:table-cell office:value-type="string" calcext:value-type="string">
            <text:p>runs/save_model/VOERDE/flow_F3_L0.00005_S2_CGRU/best/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>
          <table:table-cell/>
          <table:table-cell table:style-name="ce621"/>
          <table:table-cell/>
          <table:table-cell table:style-name="ce634" office:value-type="string" calcext:value-type="string">
            <text:p>MITM_REJ</text:p>
          </table:table-cell>
          <table:table-cell table:style-name="ce538" office:value-type="time" office:time-value="PT00H07M54S" calcext:value-type="time">
            <text:p>12:07:54 AM</text:p>
          </table:table-cell>
          <table:table-cell office:value-type="string" calcext:value-type="string">
            <text:p>redu_data/voerde_mitm_rej_f3_flow</text:p>
          </table:table-cell>
          <table:table-cell office:value-type="float" office:value="248762" calcext:value-type="float">
            <text:p>248762</text:p>
          </table:table-cell>
          <table:table-cell table:style-name="ce647" office:value-type="float" office:value="2968" calcext:value-type="float">
            <text:p>2968</text:p>
          </table:table-cell>
          <table:table-cell office:value-type="string" calcext:value-type="string">
            <text:p>runs/save_model/VOERDE/flow_F3_L0.00005_S2_CGRU/best/</text:p>
          </table:table-cell>
          <table:table-cell table:style-name="ce649" office:value-type="string" calcext:value-type="string">
            <text:p>.</text:p>
          </table:table-cell>
          <table:table-cell table:number-columns-repeated="3"/>
        </table:table-row>
        <table:table-row table:style-name="ro4" table:number-rows-repeated="1048511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AD results SWAT" table:style-name="ta5">
        <office:forms form:automatic-focus="false" form:apply-design-mode="false"/>
        <table:table-column table:style-name="co7" table:number-columns-repeated="2" table:default-cell-style-name="ce657"/>
        <table:table-column table:style-name="co27" table:default-cell-style-name="ce657"/>
        <table:table-column table:style-name="co7" table:default-cell-style-name="ce657"/>
        <table:table-column table:style-name="co28" table:default-cell-style-name="ce657"/>
        <table:table-column table:style-name="co29" table:default-cell-style-name="ce657"/>
        <table:table-column table:style-name="co7" table:default-cell-style-name="ce657"/>
        <table:table-column table:style-name="co30" table:default-cell-style-name="ce657"/>
        <table:table-column table:style-name="co31" table:default-cell-style-name="ce657"/>
        <table:table-column table:style-name="co32" table:default-cell-style-name="ce657"/>
        <table:table-column table:style-name="co7" table:number-columns-repeated="2" table:default-cell-style-name="ce657"/>
        <table:table-column table:style-name="co33" table:default-cell-style-name="ce657"/>
        <table:table-column table:style-name="co7" table:number-columns-repeated="2" table:default-cell-style-name="ce657"/>
        <table:table-column table:style-name="co34" table:default-cell-style-name="ce657"/>
        <table:table-column table:style-name="co35" table:default-cell-style-name="ce657"/>
        <table:table-column table:style-name="co7" table:default-cell-style-name="ce657"/>
        <table:table-column table:style-name="co36" table:default-cell-style-name="ce657"/>
        <table:table-column table:style-name="co7" table:number-columns-repeated="6" table:default-cell-style-name="ce657"/>
        <table:table-column table:style-name="co7" table:number-columns-repeated="2" table:default-cell-style-name="Default"/>
        <table:table-column table:style-name="co36" table:default-cell-style-name="Default"/>
        <table:table-column table:style-name="co7" table:number-columns-repeated="8" table:default-cell-style-name="Default"/>
        <table:table-column table:style-name="co37" table:default-cell-style-name="Default"/>
        <table:table-column table:style-name="co7" table:number-columns-repeated="19" table:default-cell-style-name="Default"/>
        <table:table-row table:style-name="ro1">
          <table:table-cell table:style-name="ce650" office:value-type="string" calcext:value-type="string">
            <text:p>train</text:p>
          </table:table-cell>
          <table:table-cell table:style-name="ce663" office:value-type="string" calcext:value-type="string">
            <text:p>PP</text:p>
          </table:table-cell>
          <table:table-cell table:style-name="ce663" office:value-type="string" calcext:value-type="string">
            <text:p>MODEL</text:p>
          </table:table-cell>
          <table:table-cell table:style-name="ce663" office:value-type="string" calcext:value-type="string">
            <text:p>fpr</text:p>
          </table:table-cell>
          <table:table-cell table:style-name="ce663" office:value-type="string" calcext:value-type="string">
            <text:p>PR</text:p>
          </table:table-cell>
          <table:table-cell table:style-name="ce663" office:value-type="string" calcext:value-type="string">
            <text:p>RC</text:p>
          </table:table-cell>
          <table:table-cell table:style-name="ce663" office:value-type="string" calcext:value-type="string">
            <text:p>f1</text:p>
          </table:table-cell>
          <table:table-cell table:style-name="ce663" office:value-type="string" calcext:value-type="string">
            <text:p>time</text:p>
          </table:table-cell>
          <table:table-cell table:style-name="ce663" office:value-type="string" calcext:value-type="string">
            <text:p>train time</text:p>
          </table:table-cell>
          <table:table-cell table:style-name="ce706"/>
          <table:table-cell table:style-name="ce712" office:value-type="string" calcext:value-type="string">
            <text:p>eval</text:p>
          </table:table-cell>
          <table:table-cell table:style-name="ce663" office:value-type="string" calcext:value-type="string">
            <text:p>PP</text:p>
          </table:table-cell>
          <table:table-cell table:style-name="ce663" office:value-type="string" calcext:value-type="string">
            <text:p>MODEL</text:p>
          </table:table-cell>
          <table:table-cell table:style-name="ce663" office:value-type="string" calcext:value-type="string">
            <text:p>fpr</text:p>
          </table:table-cell>
          <table:table-cell table:style-name="ce663" office:value-type="string" calcext:value-type="string">
            <text:p>PR</text:p>
          </table:table-cell>
          <table:table-cell table:style-name="ce663" office:value-type="string" calcext:value-type="string">
            <text:p>RC</text:p>
          </table:table-cell>
          <table:table-cell table:style-name="ce663" office:value-type="string" calcext:value-type="string">
            <text:p>f1</text:p>
          </table:table-cell>
          <table:table-cell table:style-name="ce663" office:value-type="string" calcext:value-type="string">
            <text:p>time</text:p>
          </table:table-cell>
          <table:table-cell table:style-name="Default"/>
          <table:table-cell table:style-name="ce733" office:value-type="string" calcext:value-type="string">
            <text:p>MITM_EAV</text:p>
          </table:table-cell>
          <table:table-cell table:style-name="ce741" office:value-type="string" calcext:value-type="string">
            <text:p>PP</text:p>
          </table:table-cell>
          <table:table-cell table:style-name="ce741" office:value-type="string" calcext:value-type="string">
            <text:p>MODEL</text:p>
          </table:table-cell>
          <table:table-cell table:style-name="ce741" office:value-type="string" calcext:value-type="string">
            <text:p>fpr</text:p>
          </table:table-cell>
          <table:table-cell table:style-name="ce741" office:value-type="string" calcext:value-type="string">
            <text:p>PR</text:p>
          </table:table-cell>
          <table:table-cell table:style-name="ce741" office:value-type="string" calcext:value-type="string">
            <text:p>RC</text:p>
          </table:table-cell>
          <table:table-cell table:style-name="ce741" office:value-type="string" calcext:value-type="string">
            <text:p>f1</text:p>
          </table:table-cell>
          <table:table-cell table:style-name="ce741" office:value-type="string" calcext:value-type="string">
            <text:p>time</text:p>
          </table:table-cell>
          <table:table-cell/>
          <table:table-cell table:style-name="ce733" office:value-type="string" calcext:value-type="string">
            <text:p>MITM_rej</text:p>
          </table:table-cell>
          <table:table-cell table:style-name="ce741" office:value-type="string" calcext:value-type="string">
            <text:p>PP</text:p>
          </table:table-cell>
          <table:table-cell table:style-name="ce741" office:value-type="string" calcext:value-type="string">
            <text:p>MODEL</text:p>
          </table:table-cell>
          <table:table-cell table:style-name="ce741" office:value-type="string" calcext:value-type="string">
            <text:p>fpr</text:p>
          </table:table-cell>
          <table:table-cell table:style-name="ce741" office:value-type="string" calcext:value-type="string">
            <text:p>PR</text:p>
          </table:table-cell>
          <table:table-cell table:style-name="ce741" office:value-type="string" calcext:value-type="string">
            <text:p>RC</text:p>
          </table:table-cell>
          <table:table-cell table:style-name="ce741" office:value-type="string" calcext:value-type="string">
            <text:p>f1</text:p>
          </table:table-cell>
          <table:table-cell table:style-name="ce741" office:value-type="string" calcext:value-type="string">
            <text:p>time</text:p>
          </table:table-cell>
          <table:table-cell/>
          <table:table-cell table:style-name="ce733" office:value-type="string" calcext:value-type="string">
            <text:p>DOS</text:p>
          </table:table-cell>
          <table:table-cell table:style-name="ce741" office:value-type="string" calcext:value-type="string">
            <text:p>PP</text:p>
          </table:table-cell>
          <table:table-cell table:style-name="ce741" office:value-type="string" calcext:value-type="string">
            <text:p>MODEL</text:p>
          </table:table-cell>
          <table:table-cell table:style-name="ce741" office:value-type="string" calcext:value-type="string">
            <text:p>fpr</text:p>
          </table:table-cell>
          <table:table-cell table:style-name="ce741" office:value-type="string" calcext:value-type="string">
            <text:p>PR</text:p>
          </table:table-cell>
          <table:table-cell table:style-name="ce741" office:value-type="string" calcext:value-type="string">
            <text:p>RC</text:p>
          </table:table-cell>
          <table:table-cell table:style-name="ce741" office:value-type="string" calcext:value-type="string">
            <text:p>f1</text:p>
          </table:table-cell>
          <table:table-cell table:style-name="ce741" office:value-type="string" calcext:value-type="string">
            <text:p>time</text:p>
          </table:table-cell>
          <table:table-cell table:number-columns-repeated="11"/>
        </table:table-row>
        <table:table-row table:style-name="ro2">
          <table:table-cell table:style-name="ce651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7"/>
          <table:table-cell table:style-name="ce713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5"/>
          <table:table-cell table:style-name="Default"/>
          <table:table-cell table:style-name="ce734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5"/>
          <table:table-cell/>
          <table:table-cell table:style-name="ce743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5"/>
          <table:table-cell/>
          <table:table-cell table:style-name="ce743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5"/>
          <table:table-cell table:number-columns-repeated="11"/>
        </table:table-row>
        <table:table-row table:style-name="ro3">
          <table:table-cell table:style-name="ce554"/>
          <table:table-cell table:style-name="ce665" office:value-type="string" calcext:value-type="string">
            <text:p>byte</text:p>
          </table:table-cell>
          <table:table-cell table:style-name="ce668"/>
          <table:table-cell table:style-name="ce683" table:number-columns-repeated="7"/>
          <table:table-cell table:style-name="ce714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 table:style-name="Default"/>
          <table:table-cell table:style-name="ce735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 table:number-columns-repeated="11"/>
        </table:table-row>
        <table:table-row table:style-name="ro3">
          <table:table-cell table:style-name="ce554"/>
          <table:table-cell table:style-name="ce658" office:value-type="string" calcext:value-type="string">
            <text:p>AD111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3M56S" calcext:value-type="time">
            <text:p>00:03:56</text:p>
          </table:table-cell>
          <table:table-cell table:style-name="ce705" office:value-type="time" office:time-value="PT00H07M31S" calcext:value-type="time">
            <text:p>00:07:31</text:p>
          </table:table-cell>
          <table:table-cell table:style-name="ce706" table:number-columns-repeated="2"/>
          <table:table-cell table:style-name="ce658" office:value-type="string" calcext:value-type="string">
            <text:p>E111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7" office:value-type="time" office:time-value="PT00H13M29S" calcext:value-type="time">
            <text:p>00:13:29</text:p>
          </table:table-cell>
          <table:table-cell table:style-name="ce730"/>
          <table:table-cell table:style-name="ce720"/>
          <table:table-cell table:style-name="ce554"/>
          <table:table-cell table:style-name="ce647" office:value-type="string" calcext:value-type="string">
            <text:p>Finput-1</text:p>
          </table:table-cell>
          <table:table-cell office:value-type="float" office:value="0.999940077139721" calcext:value-type="float">
            <text:p>0.999940077139721</text:p>
          </table:table-cell>
          <table:table-cell office:value-type="float" office:value="0.000420769657832452" calcext:value-type="float">
            <text:p>0.000420769657832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841185370384433" calcext:value-type="float">
            <text:p>0.000841185370384</text:p>
          </table:table-cell>
          <table:table-cell table:style-name="ce698" office:value-type="time" office:time-value="PT00H00M44.899486S" calcext:value-type="time">
            <text:p>00:00:44.90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99912322361451" calcext:value-type="float">
            <text:p>0.999912322361451</text:p>
          </table:table-cell>
          <table:table-cell office:value-type="float" office:value="0.000147581849478203" calcext:value-type="float">
            <text:p>0.000147581849478</text:p>
          </table:table-cell>
          <table:table-cell office:value-type="float" office:value="1" calcext:value-type="float">
            <text:p>1</text:p>
          </table:table-cell>
          <table:table-cell office:value-type="float" office:value="0.000295120144579651" calcext:value-type="float">
            <text:p>0.00029512014458</text:p>
          </table:table-cell>
          <table:table-cell table:style-name="ce536" office:value-type="time" office:time-value="PT00H00M59.107279S" calcext:value-type="time">
            <text:p>00:00:59.11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99918084182651" calcext:value-type="float">
            <text:p>0.999918084182651</text:p>
          </table:table-cell>
          <table:table-cell office:value-type="float" office:value="0.0371174592611503" calcext:value-type="float">
            <text:p>0.03711745926115</text:p>
          </table:table-cell>
          <table:table-cell office:value-type="float" office:value="0.999884093806746" calcext:value-type="float">
            <text:p>0.999884093806746</text:p>
          </table:table-cell>
          <table:table-cell office:value-type="float" office:value="0.0715778235971729" calcext:value-type="float">
            <text:p>0.071577823597173</text:p>
          </table:table-cell>
          <table:table-cell table:style-name="ce536" office:value-type="time" office:time-value="PT00H01M08.244988S" calcext:value-type="time">
            <text:p>00:01:08.24</text:p>
          </table:table-cell>
          <table:table-cell table:number-columns-repeated="5"/>
          <table:table-cell table:style-name="ce742"/>
          <table:table-cell table:number-columns-repeated="5"/>
        </table:table-row>
        <table:table-row table:style-name="ro3">
          <table:table-cell table:style-name="ce554"/>
          <table:table-cell table:style-name="ce658" office:value-type="string" calcext:value-type="string">
            <text:p>AD11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2M44S" calcext:value-type="time">
            <text:p>00:02:44</text:p>
          </table:table-cell>
          <table:table-cell table:style-name="ce697" office:value-type="time" office:time-value="PT00H05M58S" calcext:value-type="time">
            <text:p>00:05:58</text:p>
          </table:table-cell>
          <table:table-cell table:style-name="ce706" table:number-columns-repeated="2"/>
          <table:table-cell table:style-name="ce658" office:value-type="string" calcext:value-type="string">
            <text:p>E11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.00000289299115034007" calcext:value-type="float">
            <text:p>2.89299115034007E-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7" office:value-type="time" office:time-value="PT00H11M38S" calcext:value-type="time">
            <text:p>00:11:38</text:p>
          </table:table-cell>
          <table:table-cell table:style-name="ce731"/>
          <table:table-cell table:style-name="ce720"/>
          <table:table-cell table:style-name="ce554"/>
          <table:table-cell table:style-name="ce647" office:value-type="string" calcext:value-type="string">
            <text:p>Finput-3</text:p>
          </table:table-cell>
          <table:table-cell office:value-type="float" office:value="0.998682596381746" calcext:value-type="float">
            <text:p>0.998682596381746</text:p>
          </table:table-cell>
          <table:table-cell office:value-type="float" office:value="0.000845526171814429" calcext:value-type="float">
            <text:p>0.000845526171814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168962372255092" calcext:value-type="float">
            <text:p>0.001689623722551</text:p>
          </table:table-cell>
          <table:table-cell table:style-name="ce698" office:value-type="time" office:time-value="PT00H00M45.534965S" calcext:value-type="time">
            <text:p>00:00:45.53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998700657125485" calcext:value-type="float">
            <text:p>0.998700657125485</text:p>
          </table:table-cell>
          <table:table-cell office:value-type="float" office:value="0.000337949538720824" calcext:value-type="float">
            <text:p>0.000337949538721</text:p>
          </table:table-cell>
          <table:table-cell office:value-type="float" office:value="0.995689655172414" calcext:value-type="float">
            <text:p>0.995689655172414</text:p>
          </table:table-cell>
          <table:table-cell office:value-type="float" office:value="0.00067566974666772" calcext:value-type="float">
            <text:p>0.000675669746668</text:p>
          </table:table-cell>
          <table:table-cell table:style-name="ce536" office:value-type="time" office:time-value="PT00H00M59.619656S" calcext:value-type="time">
            <text:p>00:00:59.62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998676057189493" calcext:value-type="float">
            <text:p>0.998676057189493</text:p>
          </table:table-cell>
          <table:table-cell office:value-type="float" office:value="0.0511375711520457" calcext:value-type="float">
            <text:p>0.051137571152046</text:p>
          </table:table-cell>
          <table:table-cell office:value-type="float" office:value="0.999158296391897" calcext:value-type="float">
            <text:p>0.999158296391897</text:p>
          </table:table-cell>
          <table:table-cell office:value-type="float" office:value="0.0972954955890268" calcext:value-type="float">
            <text:p>0.097295495589027</text:p>
          </table:table-cell>
          <table:table-cell table:style-name="ce536" office:value-type="time" office:time-value="PT00H01M09.326696S" calcext:value-type="time">
            <text:p>00:01:09.33</text:p>
          </table:table-cell>
          <table:table-cell table:number-columns-repeated="5"/>
          <table:table-cell table:style-name="ce742"/>
          <table:table-cell table:number-columns-repeated="5"/>
        </table:table-row>
        <table:table-row table:style-name="ro3">
          <table:table-cell table:style-name="ce554"/>
          <table:table-cell table:style-name="ce658" office:value-type="string" calcext:value-type="string">
            <text:p>AD113</text:p>
          </table:table-cell>
          <table:table-cell table:style-name="ce647" office:value-type="string" calcext:value-type="string">
            <text:p>BASELINE</text:p>
          </table:table-cell>
          <table:table-cell table:style-name="ce684" office:value-type="float" office:value="0.0000909918107370337" calcext:value-type="float">
            <text:p>9.10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0H50M27.161826S" calcext:value-type="time">
            <text:p>00:50:27.16</text:p>
          </table:table-cell>
          <table:table-cell table:style-name="ce698" office:value-type="time" office:time-value="PT00H45M13.83426S" calcext:value-type="time">
            <text:p>00:45:13.83</text:p>
          </table:table-cell>
          <table:table-cell table:style-name="ce706" table:number-columns-repeated="2"/>
          <table:table-cell table:style-name="ce658" office:value-type="string" calcext:value-type="string">
            <text:p>E113</text:p>
          </table:table-cell>
          <table:table-cell table:style-name="ce647" office:value-type="string" calcext:value-type="string">
            <text:p>BASELINE</text:p>
          </table:table-cell>
          <table:table-cell table:style-name="ce723" office:value-type="float" office:value="0.00000370263405386592" calcext:value-type="float">
            <text:p>3.70E-06</text:p>
          </table:table-cell>
          <table:table-cell table:style-name="ce688" office:value-type="float" office:value="0.978260869565217" calcext:value-type="float">
            <text:p>0.978260869565217</text:p>
          </table:table-cell>
          <table:table-cell table:style-name="ce688" office:value-type="float" office:value="0.0120449678800857" calcext:value-type="float">
            <text:p>0.012044967880086</text:p>
          </table:table-cell>
          <table:table-cell table:style-name="ce688" office:value-type="float" office:value="0.0237969328397673" calcext:value-type="float">
            <text:p>0.023796932839767</text:p>
          </table:table-cell>
          <table:table-cell table:style-name="ce704" office:value-type="time" office:time-value="PT01H15M11.267048S" calcext:value-type="time">
            <text:p>01:15:11</text:p>
          </table:table-cell>
          <table:table-cell table:style-name="ce731"/>
          <table:table-cell table:style-name="ce720"/>
          <table:table-cell table:style-name="ce554"/>
          <table:table-cell table:style-name="ce647" office:value-type="string" calcext:value-type="string">
            <text:p>BASELINE</text:p>
          </table:table-cell>
          <table:table-cell office:value-type="float" office:value="0.999998538466822" calcext:value-type="float">
            <text:p>0.999998538466822</text:p>
          </table:table-cell>
          <table:table-cell office:value-type="float" office:value="0.000420745069393718" calcext:value-type="float">
            <text:p>0.000420745069394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841136234863929" calcext:value-type="float">
            <text:p>0.000841136234864</text:p>
          </table:table-cell>
          <table:table-cell table:style-name="ce698" office:value-type="time" office:time-value="PT00H18M57.110838S" calcext:value-type="time">
            <text:p>00:18:57.11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999997077412048" calcext:value-type="float">
            <text:p>0.999997077412048</text:p>
          </table:table-cell>
          <table:table-cell office:value-type="float" office:value="0.000147569342980375" calcext:value-type="float">
            <text:p>0.00014756934298</text:p>
          </table:table-cell>
          <table:table-cell office:value-type="float" office:value="1" calcext:value-type="float">
            <text:p>1</text:p>
          </table:table-cell>
          <table:table-cell office:value-type="float" office:value="0.000295095138964976" calcext:value-type="float">
            <text:p>0.000295095138965</text:p>
          </table:table-cell>
          <table:table-cell table:style-name="ce536" office:value-type="time" office:time-value="PT00H19M10.572919S" calcext:value-type="time">
            <text:p>00:19:10.57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999997021243006" calcext:value-type="float">
            <text:p>0.999997021243006</text:p>
          </table:table-cell>
          <table:table-cell office:value-type="float" office:value="0.0371187806717893" calcext:value-type="float">
            <text:p>0.037118780671789</text:p>
          </table:table-cell>
          <table:table-cell office:value-type="float" office:value="1" calcext:value-type="float">
            <text:p>1</text:p>
          </table:table-cell>
          <table:table-cell office:value-type="float" office:value="0.0715805775838824" calcext:value-type="float">
            <text:p>0.071580577583882</text:p>
          </table:table-cell>
          <table:table-cell table:style-name="ce536" office:value-type="time" office:time-value="PT00H18M27.231405S" calcext:value-type="time">
            <text:p>00:18:27.23</text:p>
          </table:table-cell>
          <table:table-cell table:number-columns-repeated="11"/>
        </table:table-row>
        <table:table-row table:style-name="ro3">
          <table:table-cell table:style-name="ce554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 table:number-columns-repeated="2"/>
          <table:table-cell table:style-name="ce706"/>
          <table:table-cell table:style-name="ce715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/>
          <table:table-cell table:style-name="Default"/>
          <table:table-cell table:style-name="ce736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74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745" table:number-columns-repeated="5"/>
          <table:table-cell table:number-columns-repeated="7"/>
          <table:table-cell table:style-name="ce753" table:number-columns-repeated="4"/>
        </table:table-row>
        <table:table-row table:style-name="ro3">
          <table:table-cell table:style-name="ce554"/>
          <table:table-cell table:style-name="ce659" office:value-type="string" calcext:value-type="string">
            <text:p>AD121 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1M23S" calcext:value-type="time">
            <text:p>00:01:23</text:p>
          </table:table-cell>
          <table:table-cell table:style-name="ce697" office:value-type="time" office:time-value="PT00H05M15S" calcext:value-type="time">
            <text:p>00:05:15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121 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.00000289299115034007" calcext:value-type="float">
            <text:p>2.89299115034007E-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7" office:value-type="time" office:time-value="PT00H09M32S" calcext:value-type="time">
            <text:p>00:09:32</text:p>
          </table:table-cell>
          <table:table-cell table:style-name="ce730"/>
          <table:table-cell table:style-name="ce737"/>
          <table:table-cell table:style-name="ce554"/>
          <table:table-cell table:style-name="ce647" office:value-type="string" calcext:value-type="string">
            <text:p>Finput-1</text:p>
          </table:table-cell>
          <table:table-cell office:value-type="float" office:value="0.0705557691251579" calcext:value-type="float">
            <text:p>0.070555769125158</text:p>
          </table:table-cell>
          <table:table-cell office:value-type="float" office:value="0.000145921494236101" calcext:value-type="float">
            <text:p>0.000145921494236</text:p>
          </table:table-cell>
          <table:table-cell office:value-type="float" office:value="0.103448275862069" calcext:value-type="float">
            <text:p>0.103448275862069</text:p>
          </table:table-cell>
          <table:table-cell table:style-name="ce657" office:value-type="float" office:value="0.000291431902078881" calcext:value-type="float">
            <text:p>0.000291431902079</text:p>
          </table:table-cell>
          <table:table-cell table:style-name="ce698" office:value-type="time" office:time-value="PT00H00M17.826873S" calcext:value-type="time">
            <text:p>00:00:17.83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0705866609019693" calcext:value-type="float">
            <text:p>0.07058666090196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36" office:value-type="time" office:time-value="PT00H00M26.998008S" calcext:value-type="time">
            <text:p>00:00:27.00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0705469672423735" calcext:value-type="float">
            <text:p>0.070546967242374</text:p>
          </table:table-cell>
          <table:table-cell office:value-type="float" office:value="0.0260614101592115" calcext:value-type="float">
            <text:p>0.026061410159212</text:p>
          </table:table-cell>
          <table:table-cell office:value-type="float" office:value="0.145656779661017" calcext:value-type="float">
            <text:p>0.145656779661017</text:p>
          </table:table-cell>
          <table:table-cell office:value-type="float" office:value="0.0442122186495177" calcext:value-type="float">
            <text:p>0.044212218649518</text:p>
          </table:table-cell>
          <table:table-cell table:style-name="ce536" office:value-type="time" office:time-value="PT00H00M27.644146S" calcext:value-type="time">
            <text:p>00:00:27.64</text:p>
          </table:table-cell>
          <table:table-cell table:number-columns-repeated="5"/>
          <table:table-cell table:style-name="ce742"/>
          <table:table-cell table:number-columns-repeated="5"/>
        </table:table-row>
        <table:table-row table:style-name="ro3">
          <table:table-cell table:style-name="ce554"/>
          <table:table-cell table:style-name="ce659" office:value-type="string" calcext:value-type="string">
            <text:p>AD12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1M43S" calcext:value-type="time">
            <text:p>00:01:43</text:p>
          </table:table-cell>
          <table:table-cell table:style-name="ce697" office:value-type="time" office:time-value="PT00H05M11S" calcext:value-type="time">
            <text:p>00:05:11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12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7" office:value-type="time" office:time-value="PT00H03M33S" calcext:value-type="time">
            <text:p>00:03:33</text:p>
          </table:table-cell>
          <table:table-cell table:style-name="ce731"/>
          <table:table-cell table:style-name="ce737"/>
          <table:table-cell table:style-name="ce554"/>
          <table:table-cell table:style-name="ce647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98" office:value-type="time" office:time-value="PT00H00M18.97273S" calcext:value-type="time">
            <text:p>00:00:18.97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36" office:value-type="time" office:time-value="PT00H00M26.186783S" calcext:value-type="time">
            <text:p>00:00:26.19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36" office:value-type="time" office:time-value="PT00H00M17.158215S" calcext:value-type="time">
            <text:p>00:00:17.16</text:p>
          </table:table-cell>
          <table:table-cell table:number-columns-repeated="5"/>
          <table:table-cell table:style-name="ce742"/>
          <table:table-cell table:number-columns-repeated="5"/>
        </table:table-row>
        <table:table-row table:style-name="ro3">
          <table:table-cell table:style-name="ce554"/>
          <table:table-cell table:style-name="ce659" office:value-type="string" calcext:value-type="string">
            <text:p>AD123</text:p>
          </table:table-cell>
          <table:table-cell table:style-name="ce647" office:value-type="string" calcext:value-type="string">
            <text:p>BASELINE</text:p>
          </table:table-cell>
          <table:table-cell table:style-name="ce684" office:value-type="float" office:value="0.00896542493" calcext:value-type="float">
            <text:p>8.97E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0H21M38.507491S" calcext:value-type="time">
            <text:p>00:21:38.51</text:p>
          </table:table-cell>
          <table:table-cell table:style-name="ce698" office:value-type="time" office:time-value="PT00H36M11.59221S" calcext:value-type="time">
            <text:p>00:36:11.59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123</text:p>
          </table:table-cell>
          <table:table-cell table:style-name="ce647" office:value-type="string" calcext:value-type="string">
            <text:p>BASELINE</text:p>
          </table:table-cell>
          <table:table-cell table:style-name="ce684" office:value-type="float" office:value="0.00000289299115034007" calcext:value-type="float">
            <text:p>2.89E-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0H31M26.663673S" calcext:value-type="time">
            <text:p>00:31:26.66</text:p>
          </table:table-cell>
          <table:table-cell table:style-name="ce731"/>
          <table:table-cell table:style-name="ce737"/>
          <table:table-cell table:style-name="ce554"/>
          <table:table-cell table:style-name="ce647" office:value-type="string" calcext:value-type="string">
            <text:p>BASELINE</text:p>
          </table:table-cell>
          <table:table-cell office:value-type="float" office:value="0.934589351419628" calcext:value-type="float">
            <text:p>0.934589351419628</text:p>
          </table:table-cell>
          <table:table-cell office:value-type="float" office:value="0.000106493926174004" calcext:value-type="float">
            <text:p>0.000106493926174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212965172850612" calcext:value-type="float">
            <text:p>0.000212965172851</text:p>
          </table:table-cell>
          <table:table-cell table:style-name="ce698" office:value-type="time" office:time-value="PT00H07M56.034005S" calcext:value-type="time">
            <text:p>00:07:56.03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934580978557384" calcext:value-type="float">
            <text:p>0.934580978557384</text:p>
          </table:table-cell>
          <table:table-cell table:style-name="ce751" office:value-type="float" office:value="0.0000513991585223476" calcext:value-type="float">
            <text:p>5.14E-05</text:p>
          </table:table-cell>
          <table:table-cell office:value-type="float" office:value="1" calcext:value-type="float">
            <text:p>1</text:p>
          </table:table-cell>
          <table:table-cell office:value-type="float" office:value="0.000102793033569268" calcext:value-type="float">
            <text:p>0.000102793033569</text:p>
          </table:table-cell>
          <table:table-cell table:style-name="ce536" office:value-type="time" office:time-value="PT00H07M59.142769S" calcext:value-type="time">
            <text:p>00:07:59.14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934591147477965" calcext:value-type="float">
            <text:p>0.934591147477965</text:p>
          </table:table-cell>
          <table:table-cell office:value-type="float" office:value="0.0136776408967258" calcext:value-type="float">
            <text:p>0.013677640896726</text:p>
          </table:table-cell>
          <table:table-cell office:value-type="float" office:value="1" calcext:value-type="float">
            <text:p>1</text:p>
          </table:table-cell>
          <table:table-cell office:value-type="float" office:value="0.0269861745882572" calcext:value-type="float">
            <text:p>0.026986174588257</text:p>
          </table:table-cell>
          <table:table-cell table:style-name="ce536" office:value-type="time" office:time-value="PT00H08M06.564574S" calcext:value-type="time">
            <text:p>00:08:06.56</text:p>
          </table:table-cell>
          <table:table-cell table:number-columns-repeated="8"/>
          <table:table-cell table:style-name="ce753" table:number-columns-repeated="3"/>
        </table:table-row>
        <table:table-row table:style-name="ro2">
          <table:table-cell table:style-name="ce652" office:value-type="string" calcext:value-type="string">
            <text:p>OCSVM</text:p>
          </table:table-cell>
          <table:table-cell table:style-name="ce667"/>
          <table:table-cell table:style-name="ce676"/>
          <table:table-cell table:style-name="ce686" table:number-columns-repeated="4"/>
          <table:table-cell table:style-name="ce700" table:number-columns-repeated="2"/>
          <table:table-cell table:style-name="ce707"/>
          <table:table-cell table:style-name="ce717" office:value-type="string" calcext:value-type="string">
            <text:p>OCSVM</text:p>
          </table:table-cell>
          <table:table-cell table:style-name="ce667"/>
          <table:table-cell table:style-name="ce676"/>
          <table:table-cell table:style-name="ce686" table:number-columns-repeated="4"/>
          <table:table-cell table:style-name="ce700"/>
          <table:table-cell table:style-name="Default"/>
          <table:table-cell table:style-name="ce738" office:value-type="string" calcext:value-type="string">
            <text:p>OCSVM</text:p>
          </table:table-cell>
          <table:table-cell table:style-name="ce667"/>
          <table:table-cell table:style-name="ce676"/>
          <table:table-cell table:style-name="ce686" table:number-columns-repeated="5"/>
          <table:table-cell/>
          <table:table-cell table:style-name="ce747" office:value-type="string" calcext:value-type="string">
            <text:p>OCSVM</text:p>
          </table:table-cell>
          <table:table-cell table:style-name="ce667" table:number-columns-repeated="2"/>
          <table:table-cell table:style-name="ce707" table:number-columns-repeated="5"/>
          <table:table-cell/>
          <table:table-cell table:style-name="ce747" office:value-type="string" calcext:value-type="string">
            <text:p>OCSVM</text:p>
          </table:table-cell>
          <table:table-cell table:style-name="ce667" table:number-columns-repeated="2"/>
          <table:table-cell table:style-name="ce707" table:number-columns-repeated="5"/>
          <table:table-cell table:number-columns-repeated="7"/>
          <table:table-cell table:style-name="ce753" table:number-columns-repeated="4"/>
        </table:table-row>
        <table:table-row table:style-name="ro3">
          <table:table-cell table:style-name="ce653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 table:number-columns-repeated="2"/>
          <table:table-cell table:style-name="ce708"/>
          <table:table-cell table:style-name="ce714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/>
          <table:table-cell table:style-name="Default"/>
          <table:table-cell table:style-name="ce735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 table:number-columns-repeated="5"/>
          <table:table-cell table:style-name="ce742"/>
          <table:table-cell table:number-columns-repeated="5"/>
        </table:table-row>
        <table:table-row table:style-name="ro3">
          <table:table-cell table:style-name="ce653"/>
          <table:table-cell table:style-name="ce659" office:value-type="string" calcext:value-type="string">
            <text:p>AD211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5M52S" calcext:value-type="time">
            <text:p>00:05:52</text:p>
          </table:table-cell>
          <table:table-cell table:style-name="ce697" office:value-type="time" office:time-value="PT00H09M05S" calcext:value-type="time">
            <text:p>00:09:05</text:p>
          </table:table-cell>
          <table:table-cell table:style-name="ce706" table:number-columns-repeated="2"/>
          <table:table-cell table:style-name="ce659" office:value-type="string" calcext:value-type="string">
            <text:p>E211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7" office:value-type="time" office:time-value="PT00H03M36S" calcext:value-type="time">
            <text:p>00:03:36</text:p>
          </table:table-cell>
          <table:table-cell table:style-name="ce730"/>
          <table:table-cell table:style-name="ce720"/>
          <table:table-cell table:style-name="ce554"/>
          <table:table-cell table:style-name="ce647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table:style-name="ce684" office:value-type="float" office:value="0.0000480368373918742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style-name="ce684" office:value-type="float" office:value="0.0000960690599299382" calcext:value-type="float">
            <text:p>9.61E-05</text:p>
          </table:table-cell>
          <table:table-cell table:style-name="ce698" office:value-type="time" office:time-value="PT00H00M12.353451S" calcext:value-type="time">
            <text:p>00:00:12.35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office:value-type="float" office:value="0.000147568911759635" calcext:value-type="float">
            <text:p>0.00014756891176</text:p>
          </table:table-cell>
          <table:table-cell office:value-type="float" office:value="1" calcext:value-type="float">
            <text:p>1</text:p>
          </table:table-cell>
          <table:table-cell office:value-type="float" office:value="0.00029509427677798" calcext:value-type="float">
            <text:p>0.000295094276778</text:p>
          </table:table-cell>
          <table:table-cell table:style-name="ce536" office:value-type="time" office:time-value="PT00H00M28.069332S" calcext:value-type="time">
            <text:p>00:00:28.07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office:value-type="float" office:value="0.0371186742080929" calcext:value-type="float">
            <text:p>0.037118674208093</text:p>
          </table:table-cell>
          <table:table-cell office:value-type="float" office:value="1" calcext:value-type="float">
            <text:p>1</text:p>
          </table:table-cell>
          <table:table-cell office:value-type="float" office:value="0.0715803796251869" calcext:value-type="float">
            <text:p>0.071580379625187</text:p>
          </table:table-cell>
          <table:table-cell table:style-name="ce536" office:value-type="time" office:time-value="PT00H00M35.906049S" calcext:value-type="time">
            <text:p>00:00:35.91</text:p>
          </table:table-cell>
          <table:table-cell table:number-columns-repeated="5"/>
          <table:table-cell table:style-name="ce742"/>
          <table:table-cell table:number-columns-repeated="5"/>
        </table:table-row>
        <table:table-row table:style-name="ro3">
          <table:table-cell table:style-name="ce653"/>
          <table:table-cell table:style-name="ce659" office:value-type="string" calcext:value-type="string">
            <text:p>AD21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.78694939934474" calcext:value-type="float">
            <text:p>0.78694939934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7" office:value-type="time" office:time-value="PT00H04M32S" calcext:value-type="time">
            <text:p>00:04:32</text:p>
          </table:table-cell>
          <table:table-cell table:style-name="ce697" office:value-type="time" office:time-value="PT00H08M16S" calcext:value-type="time">
            <text:p>00:08:16</text:p>
          </table:table-cell>
          <table:table-cell table:style-name="ce706" table:number-columns-repeated="2"/>
          <table:table-cell table:style-name="ce659" office:value-type="string" calcext:value-type="string">
            <text:p>E21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.791457981067104" calcext:value-type="float">
            <text:p>0.791457981067104</text:p>
          </table:table-cell>
          <table:table-cell office:value-type="float" office:value="0.01320622610007" calcext:value-type="float">
            <text:p>0.01320622610007</text:p>
          </table:table-cell>
          <table:table-cell office:value-type="float" office:value="0.765566458519179" calcext:value-type="float">
            <text:p>0.765566458519179</text:p>
          </table:table-cell>
          <table:table-cell office:value-type="float" office:value="0.0259645566556489" calcext:value-type="float">
            <text:p>0.025964556655649</text:p>
          </table:table-cell>
          <table:table-cell table:style-name="ce697" office:value-type="time" office:time-value="PT00H03M14S" calcext:value-type="time">
            <text:p>00:03:14</text:p>
          </table:table-cell>
          <table:table-cell table:style-name="ce731"/>
          <table:table-cell table:style-name="ce720"/>
          <table:table-cell table:style-name="ce554"/>
          <table:table-cell table:style-name="ce647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00144111501127158" calcext:value-type="float">
            <text:p>0.000144111501127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28818147198979" calcext:value-type="float">
            <text:p>0.00028818147199</text:p>
          </table:table-cell>
          <table:table-cell table:style-name="ce698" office:value-type="time" office:time-value="PT00H00M11.790839S" calcext:value-type="time">
            <text:p>00:00:11.7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00577323324446939" calcext:value-type="float">
            <text:p>0.00057732332444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36" office:value-type="time" office:time-value="PT00H00M28.438867S" calcext:value-type="time">
            <text:p>00:00:28.44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00530483934346946" calcext:value-type="float">
            <text:p>0.000530483934347</text:p>
          </table:table-cell>
          <table:table-cell office:value-type="float" office:value="0.0383561643835616" calcext:value-type="float">
            <text:p>0.038356164383562</text:p>
          </table:table-cell>
          <table:table-cell office:value-type="float" office:value="0.00039279501711464" calcext:value-type="float">
            <text:p>0.000392795017115</text:p>
          </table:table-cell>
          <table:table-cell office:value-type="float" office:value="0.000777626572610881" calcext:value-type="float">
            <text:p>0.000777626572611</text:p>
          </table:table-cell>
          <table:table-cell table:style-name="ce536" office:value-type="time" office:time-value="PT00H00M37.662782S" calcext:value-type="time">
            <text:p>00:00:37.66</text:p>
          </table:table-cell>
          <table:table-cell table:number-columns-repeated="11"/>
        </table:table-row>
        <table:table-row table:style-name="ro3">
          <table:table-cell table:style-name="Default"/>
          <table:table-cell table:style-name="ce659" office:value-type="string" calcext:value-type="string">
            <text:p>AD213</text:p>
          </table:table-cell>
          <table:table-cell table:style-name="ce647" office:value-type="string" calcext:value-type="string">
            <text:p>BASELINE</text:p>
          </table:table-cell>
          <table:table-cell table:style-name="ce684" office:value-type="float" office:value="0.522058823529412" calcext:value-type="float">
            <text:p>5.22E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9H51M56.604609S" calcext:value-type="time">
            <text:p>19:51:56.60</text:p>
          </table:table-cell>
          <table:table-cell table:style-name="ce698" office:value-type="time" office:time-value="PT20H16M04.664309S" calcext:value-type="time">
            <text:p>20:16:04.66</text:p>
          </table:table-cell>
          <table:table-cell table:style-name="ce706" table:number-columns-repeated="2"/>
          <table:table-cell table:style-name="ce659" office:value-type="string" calcext:value-type="string">
            <text:p>E213</text:p>
          </table:table-cell>
          <table:table-cell table:style-name="ce647" office:value-type="string" calcext:value-type="string">
            <text:p>BASELINE</text:p>
          </table:table-cell>
          <table:table-cell office:value-type="float" office:value="0.431585098781183" calcext:value-type="float">
            <text:p>0.431585098781183</text:p>
          </table:table-cell>
          <table:table-cell office:value-type="float" office:value="0.00216044841009725" calcext:value-type="float">
            <text:p>0.002160448410097</text:p>
          </table:table-cell>
          <table:table-cell office:value-type="float" office:value="0.287622439893143" calcext:value-type="float">
            <text:p>0.287622439893143</text:p>
          </table:table-cell>
          <table:table-cell office:value-type="float" office:value="0.00428868279016657" calcext:value-type="float">
            <text:p>0.004288682790167</text:p>
          </table:table-cell>
          <table:table-cell table:style-name="ce697" office:value-type="string" calcext:value-type="string">
            <text:p>62:53:53a</text:p>
          </table:table-cell>
          <table:table-cell table:style-name="ce731"/>
          <table:table-cell table:style-name="ce720"/>
          <table:table-cell table:style-name="ce554"/>
          <table:table-cell table:style-name="ce647" office:value-type="string" calcext:value-type="string">
            <text:p>BASELINE</text:p>
          </table:table-cell>
          <table:table-cell office:value-type="float" office:value="0.016949152542373" calcext:value-type="float">
            <text:p>0.016949152542373</text:p>
          </table:table-cell>
          <table:table-cell office:value-type="float" office:value="0.000409339370114" calcext:value-type="float">
            <text:p>0.000409339370114</text:p>
          </table:table-cell>
          <table:table-cell office:value-type="float" office:value="0.016949152542373" calcext:value-type="float">
            <text:p>0.016949152542373</text:p>
          </table:table-cell>
          <table:table-cell table:style-name="ce657" office:value-type="float" office:value="0.000799373063126" calcext:value-type="float">
            <text:p>0.000799373063126</text:p>
          </table:table-cell>
          <table:table-cell table:style-name="ce698" office:value-type="time" office:time-value="PT06H54M34.660594S" calcext:value-type="time">
            <text:p>06:54:34.66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00037223152801" calcext:value-type="float">
            <text:p>0.00037223152801</text:p>
          </table:table-cell>
          <table:table-cell office:value-type="float" office:value="0.000145791271079" calcext:value-type="float">
            <text:p>0.000145791271079</text:p>
          </table:table-cell>
          <table:table-cell office:value-type="float" office:value="0.00037223152801" calcext:value-type="float">
            <text:p>0.00037223152801</text:p>
          </table:table-cell>
          <table:table-cell office:value-type="float" office:value="0.000209520151235" calcext:value-type="float">
            <text:p>0.000209520151235</text:p>
          </table:table-cell>
          <table:table-cell table:style-name="ce536" office:value-type="time" office:time-value="PT06H08M07.34675S" calcext:value-type="time">
            <text:p>06:08:07.35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999991063729016" calcext:value-type="float">
            <text:p>0.999991063729016</text:p>
          </table:table-cell>
          <table:table-cell office:value-type="float" office:value="0.03694082783371" calcext:value-type="float">
            <text:p>0.03694082783371</text:p>
          </table:table-cell>
          <table:table-cell office:value-type="float" office:value="0.995016033690067" calcext:value-type="float">
            <text:p>0.995016033690067</text:p>
          </table:table-cell>
          <table:table-cell office:value-type="float" office:value="0.071236923485448" calcext:value-type="float">
            <text:p>0.071236923485448</text:p>
          </table:table-cell>
          <table:table-cell table:style-name="ce536" office:value-type="time" office:time-value="PT07H14M04.2394S" calcext:value-type="time">
            <text:p>07:14:04.24</text:p>
          </table:table-cell>
          <table:table-cell table:number-columns-repeated="11"/>
        </table:table-row>
        <table:table-row table:style-name="ro3">
          <table:table-cell table:style-name="Default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 table:number-columns-repeated="2"/>
          <table:table-cell table:style-name="ce706"/>
          <table:table-cell table:style-name="ce715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/>
          <table:table-cell table:style-name="Default"/>
          <table:table-cell table:style-name="ce736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74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745" table:number-columns-repeated="5"/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221 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1M02S" calcext:value-type="time">
            <text:p>00:01:02</text:p>
          </table:table-cell>
          <table:table-cell table:style-name="ce697" office:value-type="time" office:time-value="PT00H02M10S" calcext:value-type="time">
            <text:p>00:02:10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221 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7" office:value-type="time" office:time-value="PT00H02M45S" calcext:value-type="time">
            <text:p>00:02:45</text:p>
          </table:table-cell>
          <table:table-cell table:style-name="ce730"/>
          <table:table-cell table:style-name="ce737"/>
          <table:table-cell table:style-name="ce554"/>
          <table:table-cell table:style-name="ce647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table:style-name="ce684" office:value-type="float" office:value="0.0000995287826943471" calcext:value-type="float">
            <text:p>9.95E-05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199037755403189" calcext:value-type="float">
            <text:p>0.000199037755403</text:p>
          </table:table-cell>
          <table:table-cell table:style-name="ce698" office:value-type="time" office:time-value="PT00H00M18.096228S" calcext:value-type="time">
            <text:p>00:00:18.10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office:value-type="float" office:value="0.0127944485104768" calcext:value-type="float">
            <text:p>0.012794448510477</text:p>
          </table:table-cell>
          <table:table-cell office:value-type="float" office:value="1" calcext:value-type="float">
            <text:p>1</text:p>
          </table:table-cell>
          <table:table-cell office:value-type="float" office:value="0.0252656371276396" calcext:value-type="float">
            <text:p>0.02526563712764</text:p>
          </table:table-cell>
          <table:table-cell table:style-name="ce536" office:value-type="time" office:time-value="PT00H00M15.516858S" calcext:value-type="time">
            <text:p>00:00:15.52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office:value-type="float" office:value="0.0127944485104768" calcext:value-type="float">
            <text:p>0.012794448510477</text:p>
          </table:table-cell>
          <table:table-cell office:value-type="float" office:value="1" calcext:value-type="float">
            <text:p>1</text:p>
          </table:table-cell>
          <table:table-cell office:value-type="float" office:value="0.0252656371276396" calcext:value-type="float">
            <text:p>0.02526563712764</text:p>
          </table:table-cell>
          <table:table-cell table:style-name="ce536" office:value-type="time" office:time-value="PT00H00M15.516858S" calcext:value-type="time">
            <text:p>00:00:15.52</text:p>
          </table:table-cell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22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1M07S" calcext:value-type="time">
            <text:p>00:01:07</text:p>
          </table:table-cell>
          <table:table-cell table:style-name="ce697" office:value-type="time" office:time-value="PT00H02M05S" calcext:value-type="time">
            <text:p>00:02:05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22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7" office:value-type="time" office:time-value="PT00H01M14S" calcext:value-type="time">
            <text:p>00:01:14</text:p>
          </table:table-cell>
          <table:table-cell table:style-name="ce731"/>
          <table:table-cell table:style-name="ce737"/>
          <table:table-cell table:style-name="ce554"/>
          <table:table-cell table:style-name="ce647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00188762780098225" calcext:value-type="float">
            <text:p>0.000188762780098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37745431087137" calcext:value-type="float">
            <text:p>0.000377454310871</text:p>
          </table:table-cell>
          <table:table-cell table:style-name="ce698" office:value-type="time" office:time-value="PT00H00M11.870063S" calcext:value-type="time">
            <text:p>00:00:11.87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129029634800052" calcext:value-type="float">
            <text:p>0.012902963480005</text:p>
          </table:table-cell>
          <table:table-cell office:value-type="float" office:value="1" calcext:value-type="float">
            <text:p>1</text:p>
          </table:table-cell>
          <table:table-cell office:value-type="float" office:value="0.0254771956351569" calcext:value-type="float">
            <text:p>0.025477195635157</text:p>
          </table:table-cell>
          <table:table-cell table:style-name="ce536" office:value-type="time" office:time-value="PT00H00M17.587267S" calcext:value-type="time">
            <text:p>00:00:17.59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129029634800052" calcext:value-type="float">
            <text:p>0.012902963480005</text:p>
          </table:table-cell>
          <table:table-cell office:value-type="float" office:value="1" calcext:value-type="float">
            <text:p>1</text:p>
          </table:table-cell>
          <table:table-cell office:value-type="float" office:value="0.0254771956351569" calcext:value-type="float">
            <text:p>0.025477195635157</text:p>
          </table:table-cell>
          <table:table-cell table:style-name="ce536" office:value-type="time" office:time-value="PT00H00M17.587267S" calcext:value-type="time">
            <text:p>00:00:17.59</text:p>
          </table:table-cell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223</text:p>
          </table:table-cell>
          <table:table-cell table:style-name="ce647" office:value-type="string" calcext:value-type="string">
            <text:p>BASELINE</text:p>
          </table:table-cell>
          <table:table-cell table:style-name="ce688" office:value-type="float" office:value="0.522058823529412" calcext:value-type="float">
            <text:p>0.522058823529412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697" office:value-type="time" office:time-value="PT10H13M46S" calcext:value-type="time">
            <text:p>10:13:46</text:p>
          </table:table-cell>
          <table:table-cell table:style-name="ce697" office:value-type="time" office:time-value="PT11H43M56S" calcext:value-type="time">
            <text:p>11:43:56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223</text:p>
          </table:table-cell>
          <table:table-cell table:style-name="ce647" office:value-type="string" calcext:value-type="string">
            <text:p>BASELINE</text:p>
          </table:table-cell>
          <table:table-cell table:style-name="ce688" office:value-type="float" office:value="0.431585098781183" calcext:value-type="float">
            <text:p>0.431585098781183</text:p>
          </table:table-cell>
          <table:table-cell table:style-name="ce688" office:value-type="float" office:value="0.00216044841009725" calcext:value-type="float">
            <text:p>0.002160448410097</text:p>
          </table:table-cell>
          <table:table-cell table:style-name="ce688" office:value-type="float" office:value="0.287622439893143" calcext:value-type="float">
            <text:p>0.287622439893143</text:p>
          </table:table-cell>
          <table:table-cell table:style-name="ce688" office:value-type="float" office:value="0.00428868279016657" calcext:value-type="float">
            <text:p>0.004288682790167</text:p>
          </table:table-cell>
          <table:table-cell table:style-name="ce704" office:value-type="string" calcext:value-type="string">
            <text:p>2 days, 14:53:53.317560</text:p>
          </table:table-cell>
          <table:table-cell table:style-name="ce731"/>
          <table:table-cell table:style-name="ce737"/>
          <table:table-cell table:style-name="ce554"/>
          <table:table-cell table:style-name="ce647" office:value-type="string" calcext:value-type="string">
            <text:p>BASELINE</text:p>
          </table:table-cell>
          <table:table-cell office:value-type="float" office:value="0.001011122345804" calcext:value-type="float">
            <text:p>0.001011122345804</text:p>
          </table:table-cell>
          <table:table-cell table:style-name="ce684" office:value-type="float" office:value="0.0000932980873892085" calcext:value-type="float">
            <text:p>9.33E-05</text:p>
          </table:table-cell>
          <table:table-cell office:value-type="float" office:value="0.001011122345804" calcext:value-type="float">
            <text:p>0.001011122345804</text:p>
          </table:table-cell>
          <table:table-cell table:style-name="ce657" office:value-type="float" office:value="0.000170833096065" calcext:value-type="float">
            <text:p>0.000170833096065</text:p>
          </table:table-cell>
          <table:table-cell table:style-name="ce698" office:value-type="time" office:time-value="PT02H48M17.31023S" calcext:value-type="time">
            <text:p>02:48:17.31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" calcext:value-type="float">
            <text:p>0</text:p>
          </table:table-cell>
          <table:table-cell table:style-name="ce751" office:value-type="float" office:value="0.0000481258422022385" calcext:value-type="float">
            <text:p>4.81E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36" office:value-type="time" office:time-value="PT02H46M22.945304S" calcext:value-type="time">
            <text:p>02:46:22.95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0.012670667692339" calcext:value-type="float">
            <text:p>0.012670667692339</text:p>
          </table:table-cell>
          <table:table-cell office:value-type="float" office:value="0.990201271186441" calcext:value-type="float">
            <text:p>0.990201271186441</text:p>
          </table:table-cell>
          <table:table-cell office:value-type="float" office:value="0.025021163259912" calcext:value-type="float">
            <text:p>0.025021163259912</text:p>
          </table:table-cell>
          <table:table-cell table:style-name="ce536" office:value-type="time" office:time-value="PT03H52M21.753S" calcext:value-type="time">
            <text:p>03:52:21.75</text:p>
          </table:table-cell>
          <table:table-cell table:number-columns-repeated="11"/>
        </table:table-row>
        <table:table-row table:style-name="ro2">
          <table:table-cell table:style-name="ce654" office:value-type="string" calcext:value-type="string">
            <text:p>LOF</text:p>
          </table:table-cell>
          <table:table-cell table:style-name="ce669"/>
          <table:table-cell table:style-name="ce678"/>
          <table:table-cell table:style-name="ce689" table:number-columns-repeated="4"/>
          <table:table-cell table:style-name="ce702" table:number-columns-repeated="2"/>
          <table:table-cell table:style-name="ce709"/>
          <table:table-cell table:style-name="ce718" office:value-type="string" calcext:value-type="string">
            <text:p>LOF</text:p>
          </table:table-cell>
          <table:table-cell table:style-name="ce669"/>
          <table:table-cell table:style-name="ce678"/>
          <table:table-cell table:style-name="ce689" table:number-columns-repeated="4"/>
          <table:table-cell table:style-name="ce702"/>
          <table:table-cell table:style-name="Default"/>
          <table:table-cell table:style-name="ce739" office:value-type="string" calcext:value-type="string">
            <text:p>LOF</text:p>
          </table:table-cell>
          <table:table-cell table:style-name="ce669"/>
          <table:table-cell table:style-name="ce678"/>
          <table:table-cell table:style-name="ce689" table:number-columns-repeated="5"/>
          <table:table-cell/>
          <table:table-cell table:style-name="ce748" office:value-type="string" calcext:value-type="string">
            <text:p>LOF</text:p>
          </table:table-cell>
          <table:table-cell table:style-name="ce669" table:number-columns-repeated="2"/>
          <table:table-cell table:style-name="ce709" table:number-columns-repeated="5"/>
          <table:table-cell/>
          <table:table-cell table:style-name="ce748" office:value-type="string" calcext:value-type="string">
            <text:p>LOF</text:p>
          </table:table-cell>
          <table:table-cell table:style-name="ce669" table:number-columns-repeated="2"/>
          <table:table-cell table:style-name="ce709" table:number-columns-repeated="5"/>
          <table:table-cell table:number-columns-repeated="11"/>
        </table:table-row>
        <table:table-row table:style-name="ro3">
          <table:table-cell table:style-name="ce653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 table:number-columns-repeated="2"/>
          <table:table-cell table:style-name="ce708"/>
          <table:table-cell table:style-name="ce714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/>
          <table:table-cell table:style-name="Default"/>
          <table:table-cell table:style-name="ce735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311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1M19.35502S" calcext:value-type="time">
            <text:p>00:01:19</text:p>
          </table:table-cell>
          <table:table-cell table:style-name="ce697" office:value-type="time" office:time-value="PT02H23M06.465057S" calcext:value-type="time">
            <text:p>02:23:06</text:p>
          </table:table-cell>
          <table:table-cell table:style-name="ce706" table:number-columns-repeated="2"/>
          <table:table-cell table:style-name="ce659" office:value-type="string" calcext:value-type="string">
            <text:p>E311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7" office:value-type="time" office:time-value="PT01H32M54S" calcext:value-type="time">
            <text:p>01:32:54</text:p>
          </table:table-cell>
          <table:table-cell table:style-name="ce730"/>
          <table:table-cell table:style-name="ce720"/>
          <table:table-cell table:style-name="ce554"/>
          <table:table-cell table:style-name="ce647" office:value-type="string" calcext:value-type="string">
            <text:p>Finput-1</text:p>
          </table:table-cell>
          <table:table-cell office:value-type="float" office:value="0.999903538810283" calcext:value-type="float">
            <text:p>0.999903538810283</text:p>
          </table:table-cell>
          <table:table-cell office:value-type="float" office:value="0.00042078502706612" calcext:value-type="float">
            <text:p>0.000420785027066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841216082999987" calcext:value-type="float">
            <text:p>0.000841216083</text:p>
          </table:table-cell>
          <table:table-cell table:style-name="ce698" office:value-type="time" office:time-value="PT06H31M27.218929S" calcext:value-type="time">
            <text:p>06:31:27.22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99896248127717" calcext:value-type="float">
            <text:p>0.999896248127717</text:p>
          </table:table-cell>
          <table:table-cell office:value-type="float" office:value="0.000147584221639354" calcext:value-type="float">
            <text:p>0.000147584221639</text:p>
          </table:table-cell>
          <table:table-cell office:value-type="float" office:value="1" calcext:value-type="float">
            <text:p>1</text:p>
          </table:table-cell>
          <table:table-cell office:value-type="float" office:value="0.000295124887501899" calcext:value-type="float">
            <text:p>0.000295124887502</text:p>
          </table:table-cell>
          <table:table-cell table:style-name="ce536" office:value-type="time" office:time-value="PT05H10M38.26098S" calcext:value-type="time">
            <text:p>05:10:38.26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99895743505193" calcext:value-type="float">
            <text:p>0.999895743505193</text:p>
          </table:table-cell>
          <table:table-cell office:value-type="float" office:value="0.0371210198025624" calcext:value-type="float">
            <text:p>0.037121019802562</text:p>
          </table:table-cell>
          <table:table-cell office:value-type="float" office:value="0.999961364602249" calcext:value-type="float">
            <text:p>0.999961364602249</text:p>
          </table:table-cell>
          <table:table-cell office:value-type="float" office:value="0.0715846420214737" calcext:value-type="float">
            <text:p>0.071584642021474</text:p>
          </table:table-cell>
          <table:table-cell table:style-name="ce536" office:value-type="time" office:time-value="PT06H33M01.381661S" calcext:value-type="time">
            <text:p>06:33:01.38</text:p>
          </table:table-cell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31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5M49.719349S" calcext:value-type="time">
            <text:p>00:05:50</text:p>
          </table:table-cell>
          <table:table-cell table:style-name="ce697" office:value-type="time" office:time-value="PT10H27M05.883449S" calcext:value-type="time">
            <text:p>10:27:06</text:p>
          </table:table-cell>
          <table:table-cell table:style-name="ce706" table:number-columns-repeated="2"/>
          <table:table-cell table:style-name="ce659" office:value-type="string" calcext:value-type="string">
            <text:p>E31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.0000148106093331523" calcext:value-type="float">
            <text:p>1.48106093331523E-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7" office:value-type="time" office:time-value="PT06H03M28S" calcext:value-type="time">
            <text:p>06:03:28</text:p>
          </table:table-cell>
          <table:table-cell table:style-name="ce731"/>
          <table:table-cell table:style-name="ce720"/>
          <table:table-cell table:style-name="ce554"/>
          <table:table-cell table:style-name="ce647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00844413213167587" calcext:value-type="float">
            <text:p>0.000844413213168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168740156216017" calcext:value-type="float">
            <text:p>0.00168740156216</text:p>
          </table:table-cell>
          <table:table-cell table:style-name="ce698" office:value-type="time" office:time-value="PT06H08M43.892524S" calcext:value-type="time">
            <text:p>06:08:43.8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00338971164073732" calcext:value-type="float">
            <text:p>0.000338971164074</text:p>
          </table:table-cell>
          <table:table-cell office:value-type="float" office:value="1" calcext:value-type="float">
            <text:p>1</text:p>
          </table:table-cell>
          <table:table-cell office:value-type="float" office:value="0.000677712603117478" calcext:value-type="float">
            <text:p>0.000677712603117</text:p>
          </table:table-cell>
          <table:table-cell table:style-name="ce536" office:value-type="time" office:time-value="PT04H33M09.012159S" calcext:value-type="time">
            <text:p>04:33:09.01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511141514006844" calcext:value-type="float">
            <text:p>0.051114151400684</text:p>
          </table:table-cell>
          <table:table-cell office:value-type="float" office:value="1" calcext:value-type="float">
            <text:p>1</text:p>
          </table:table-cell>
          <table:table-cell office:value-type="float" office:value="0.0972570892182759" calcext:value-type="float">
            <text:p>0.097257089218276</text:p>
          </table:table-cell>
          <table:table-cell table:style-name="ce536" office:value-type="time" office:time-value="PT06H14M50.094069S" calcext:value-type="time">
            <text:p>06:14:50.09</text:p>
          </table:table-cell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313</text:p>
          </table:table-cell>
          <table:table-cell table:style-name="ce647" office:value-type="string" calcext:value-type="string">
            <text:p>BASELI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8" office:value-type="time" office:time-value="PT40H13M40S" calcext:value-type="time">
            <text:p>40:13:40.00</text:p>
          </table:table-cell>
          <table:table-cell table:style-name="ce698" office:value-type="time" office:time-value="PT44H45M12.43322S" calcext:value-type="time">
            <text:p>44:45:12.43</text:p>
          </table:table-cell>
          <table:table-cell table:style-name="ce706" table:number-columns-repeated="2"/>
          <table:table-cell table:style-name="ce659" office:value-type="string" calcext:value-type="string">
            <text:p>E313</text:p>
          </table:table-cell>
          <table:table-cell table:style-name="ce647" office:value-type="string" calcext:value-type="string">
            <text:p>BASELINE</text:p>
          </table:table-cell>
          <table:table-cell table:style-name="ce684" office:value-type="float" office:value="0.00000987369081030912" calcext:value-type="float">
            <text:p>9.87E-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00802997858672377" calcext:value-type="float">
            <text:p>0.000802997858672</text:p>
          </table:table-cell>
          <table:table-cell office:value-type="float" office:value="0.00160356347438753" calcext:value-type="float">
            <text:p>0.001603563474388</text:p>
          </table:table-cell>
          <table:table-cell table:style-name="ce698" office:value-type="time" office:time-value="PT69H04M37.295926S" calcext:value-type="time">
            <text:p>69:04:37.30</text:p>
          </table:table-cell>
          <table:table-cell table:style-name="ce731"/>
          <table:table-cell table:style-name="ce720"/>
          <table:table-cell table:style-name="ce554"/>
          <table:table-cell table:style-name="ce647" office:value-type="string" calcext:value-type="string">
            <text:p>BASELINE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328994986116" calcext:value-type="float">
            <text:p>0.000328994986116</text:p>
          </table:table-cell>
          <table:table-cell office:value-type="float" office:value="0.105" calcext:value-type="float">
            <text:p>0.105</text:p>
          </table:table-cell>
          <table:table-cell table:style-name="ce657" office:value-type="float" office:value="0.000655934741365" calcext:value-type="float">
            <text:p>0.000655934741365</text:p>
          </table:table-cell>
          <table:table-cell table:style-name="ce704" office:value-type="string" calcext:value-type="string">
            <text:p>09:46:53:0948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" calcext:value-type="float">
            <text:p>0</text:p>
          </table:table-cell>
          <table:table-cell office:value-type="float" office:value="0.000147595220838" calcext:value-type="float">
            <text:p>0.0001475952208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2" office:value-type="time" office:time-value="PT08H44M23.17065S" calcext:value-type="time">
            <text:p>08:44:23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0.0371186742080929" calcext:value-type="float">
            <text:p>0.037118674208093</text:p>
          </table:table-cell>
          <table:table-cell office:value-type="float" office:value="1" calcext:value-type="float">
            <text:p>1</text:p>
          </table:table-cell>
          <table:table-cell office:value-type="float" office:value="0.0715803796251869" calcext:value-type="float">
            <text:p>0.071580379625187</text:p>
          </table:table-cell>
          <table:table-cell table:style-name="ce536" office:value-type="time" office:time-value="PT11H13M28.050734S" calcext:value-type="time">
            <text:p>11:13:28.05</text:p>
          </table:table-cell>
          <table:table-cell table:number-columns-repeated="11"/>
        </table:table-row>
        <table:table-row table:style-name="ro3">
          <table:table-cell table:style-name="ce653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 table:number-columns-repeated="2"/>
          <table:table-cell table:style-name="ce706"/>
          <table:table-cell table:style-name="ce715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/>
          <table:table-cell table:style-name="Default"/>
          <table:table-cell table:style-name="ce736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74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745" table:number-columns-repeated="5"/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321 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0H01M11.634302S" calcext:value-type="time">
            <text:p>00:01:12</text:p>
          </table:table-cell>
          <table:table-cell table:style-name="ce697" office:value-type="time" office:time-value="PT02H01M46.644057S" calcext:value-type="time">
            <text:p>02:01:47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321 </text:p>
          </table:table-cell>
          <table:table-cell table:style-name="ce647" office:value-type="string" calcext:value-type="string">
            <text:p>Finput-1</text:p>
          </table:table-cell>
          <table:table-cell office:value-type="float" office:value="0.0000231439292027206" calcext:value-type="float">
            <text:p>2.31439292027206E-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7" office:value-type="time" office:time-value="PT01H28M06S" calcext:value-type="time">
            <text:p>01:28:06</text:p>
          </table:table-cell>
          <table:table-cell table:style-name="ce730"/>
          <table:table-cell table:style-name="ce737"/>
          <table:table-cell table:style-name="ce554"/>
          <table:table-cell table:style-name="ce647" office:value-type="string" calcext:value-type="string">
            <text:p>Finput-1</text:p>
          </table:table-cell>
          <table:table-cell office:value-type="float" office:value="0.938739085067824" calcext:value-type="float">
            <text:p>0.938739085067824</text:p>
          </table:table-cell>
          <table:table-cell office:value-type="float" office:value="0.000106023215428206" calcext:value-type="float">
            <text:p>0.000106023215428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212023951395337" calcext:value-type="float">
            <text:p>0.000212023951395</text:p>
          </table:table-cell>
          <table:table-cell table:style-name="ce698" office:value-type="time" office:time-value="PT01H05M38.954773S" calcext:value-type="time">
            <text:p>01:05:38.95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38684894090842" calcext:value-type="float">
            <text:p>0.938684894090842</text:p>
          </table:table-cell>
          <table:table-cell table:style-name="ce751" office:value-type="float" office:value="0.0000511744537127066" calcext:value-type="float">
            <text:p>5.12E-05</text:p>
          </table:table-cell>
          <table:table-cell office:value-type="float" office:value="1" calcext:value-type="float">
            <text:p>1</text:p>
          </table:table-cell>
          <table:table-cell office:value-type="float" office:value="0.000102343670044008" calcext:value-type="float">
            <text:p>0.000102343670044</text:p>
          </table:table-cell>
          <table:table-cell table:style-name="ce536" office:value-type="time" office:time-value="PT00H44M55.176668S" calcext:value-type="time">
            <text:p>00:44:55.18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38740767181965" calcext:value-type="float">
            <text:p>0.938740767181965</text:p>
          </table:table-cell>
          <table:table-cell office:value-type="float" office:value="0.0136180034622043" calcext:value-type="float">
            <text:p>0.013618003462204</text:p>
          </table:table-cell>
          <table:table-cell office:value-type="float" office:value="1" calcext:value-type="float">
            <text:p>1</text:p>
          </table:table-cell>
          <table:table-cell office:value-type="float" office:value="0.0268700899464875" calcext:value-type="float">
            <text:p>0.026870089946488</text:p>
          </table:table-cell>
          <table:table-cell table:style-name="ce536" office:value-type="time" office:time-value="PT01H05M50.941733S" calcext:value-type="time">
            <text:p>01:05:50.94</text:p>
          </table:table-cell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32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1H24M37.399776S" calcext:value-type="time">
            <text:p>01:24:37</text:p>
          </table:table-cell>
          <table:table-cell table:style-name="ce697" office:value-type="time" office:time-value="PT01H56M17.366628S" calcext:value-type="time">
            <text:p>01:56:17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322</text:p>
          </table:table-cell>
          <table:table-cell table:style-name="ce647" office:value-type="string" calcext:value-type="string">
            <text:p>Finput-3</text:p>
          </table:table-cell>
          <table:table-cell office:value-type="float" office:value="0.00000578598230068014" calcext:value-type="float">
            <text:p>5.78598230068014E-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7" office:value-type="time" office:time-value="PT00H21M47S" calcext:value-type="time">
            <text:p>00:21:47</text:p>
          </table:table-cell>
          <table:table-cell table:style-name="ce731"/>
          <table:table-cell table:style-name="ce737"/>
          <table:table-cell table:style-name="ce554"/>
          <table:table-cell table:style-name="ce647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00188762780098225" calcext:value-type="float">
            <text:p>0.000188762780098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37745431087137" calcext:value-type="float">
            <text:p>0.000377454310871</text:p>
          </table:table-cell>
          <table:table-cell table:style-name="ce698" office:value-type="time" office:time-value="PT00H42M48.478255S" calcext:value-type="time">
            <text:p>00:42:48.48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00144111501127158" calcext:value-type="float">
            <text:p>0.000144111501127</text:p>
          </table:table-cell>
          <table:table-cell office:value-type="float" office:value="1" calcext:value-type="float">
            <text:p>1</text:p>
          </table:table-cell>
          <table:table-cell office:value-type="float" office:value="0.00028818147198979" calcext:value-type="float">
            <text:p>0.00028818147199</text:p>
          </table:table-cell>
          <table:table-cell table:style-name="ce536" office:value-type="time" office:time-value="PT00H42M12.944702S" calcext:value-type="time">
            <text:p>00:42:12.94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129029634800052" calcext:value-type="float">
            <text:p>0.012902963480005</text:p>
          </table:table-cell>
          <table:table-cell office:value-type="float" office:value="1" calcext:value-type="float">
            <text:p>1</text:p>
          </table:table-cell>
          <table:table-cell office:value-type="float" office:value="0.0254771956351569" calcext:value-type="float">
            <text:p>0.025477195635157</text:p>
          </table:table-cell>
          <table:table-cell table:style-name="ce536" office:value-type="time" office:time-value="PT00H48M11.562565S" calcext:value-type="time">
            <text:p>00:48:11.56</text:p>
          </table:table-cell>
          <table:table-cell table:number-columns-repeated="11"/>
        </table:table-row>
        <table:table-row table:style-name="ro3">
          <table:table-cell table:style-name="ce653"/>
          <table:table-cell table:style-name="ce659" office:value-type="string" calcext:value-type="string">
            <text:p>AD323</text:p>
          </table:table-cell>
          <table:table-cell table:style-name="ce647" office:value-type="string" calcext:value-type="string">
            <text:p>BASELI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6H00M32.824275S" calcext:value-type="time">
            <text:p>06:00:33</text:p>
          </table:table-cell>
          <table:table-cell table:style-name="ce697" office:value-type="time" office:time-value="PT08H11M08.443203S" calcext:value-type="time">
            <text:p>08:11:08</text:p>
          </table:table-cell>
          <table:table-cell table:style-name="ce706"/>
          <table:table-cell table:style-name="ce716"/>
          <table:table-cell table:style-name="ce659" office:value-type="string" calcext:value-type="string">
            <text:p>E323</text:p>
          </table:table-cell>
          <table:table-cell table:style-name="ce647" office:value-type="string" calcext:value-type="string">
            <text:p>BASELINE</text:p>
          </table:table-cell>
          <table:table-cell table:style-name="ce684" office:value-type="float" office:value="0.000007859432874" calcext:value-type="float">
            <text:p>7.86E-06</text:p>
          </table:table-cell>
          <table:table-cell office:value-type="float" office:value="0.034948882" calcext:value-type="float">
            <text:p>0.034948882</text:p>
          </table:table-cell>
          <table:table-cell office:value-type="float" office:value="0.0000598371123" calcext:value-type="float">
            <text:p>5.98371123E-05</text:p>
          </table:table-cell>
          <table:table-cell office:value-type="float" office:value="0.00010284548753" calcext:value-type="float">
            <text:p>0.00010284548753</text:p>
          </table:table-cell>
          <table:table-cell table:style-name="ce697" office:value-type="time" office:time-value="PT10H14M00.11403S" calcext:value-type="time">
            <text:p>10:14:00</text:p>
          </table:table-cell>
          <table:table-cell table:style-name="ce731"/>
          <table:table-cell table:style-name="ce737"/>
          <table:table-cell table:style-name="ce554"/>
          <table:table-cell table:style-name="ce647" office:value-type="string" calcext:value-type="string">
            <text:p>BASELINE</text:p>
          </table:table-cell>
          <table:table-cell office:value-type="float" office:value="0.096774193548387" calcext:value-type="float">
            <text:p>0.096774193548387</text:p>
          </table:table-cell>
          <table:table-cell table:style-name="ce684" office:value-type="float" office:value="0.0000892421964563983" calcext:value-type="float">
            <text:p>8.92E-05</text:p>
          </table:table-cell>
          <table:table-cell office:value-type="float" office:value="0.096774193548387" calcext:value-type="float">
            <text:p>0.096774193548387</text:p>
          </table:table-cell>
          <table:table-cell table:style-name="ce657" office:value-type="float" office:value="0.000178319951716" calcext:value-type="float">
            <text:p>0.000178319951716</text:p>
          </table:table-cell>
          <table:table-cell table:style-name="ce704" office:value-type="time" office:time-value="PT04H17M46.8329S" calcext:value-type="time">
            <text:p>04:17:47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750" office:value-type="float" office:value="0" calcext:value-type="float">
            <text:p>0.00E+00</text:p>
          </table:table-cell>
          <table:table-cell table:style-name="ce750" office:value-type="float" office:value="0.0000480376615266369" calcext:value-type="float">
            <text:p>4.80E-05</text:p>
          </table:table-cell>
          <table:table-cell table:number-columns-repeated="2" table:style-name="ce742" office:value-type="float" office:value="0" calcext:value-type="float">
            <text:p>0</text:p>
          </table:table-cell>
          <table:table-cell table:style-name="ce752" office:value-type="time" office:time-value="PT04H01M58.4235S" calcext:value-type="time">
            <text:p>04:01:58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0.012734234692149" calcext:value-type="float">
            <text:p>0.012734234692149</text:p>
          </table:table-cell>
          <table:table-cell office:value-type="float" office:value="0.995233050847458" calcext:value-type="float">
            <text:p>0.995233050847458</text:p>
          </table:table-cell>
          <table:table-cell office:value-type="float" office:value="0.025146711455204" calcext:value-type="float">
            <text:p>0.025146711455204</text:p>
          </table:table-cell>
          <table:table-cell table:style-name="ce536" office:value-type="time" office:time-value="PT05H32M55.68S" calcext:value-type="time">
            <text:p>05:32:55.68</text:p>
          </table:table-cell>
          <table:table-cell table:number-columns-repeated="11"/>
        </table:table-row>
        <table:table-row table:style-name="ro2">
          <table:table-cell table:style-name="ce655" office:value-type="string" calcext:value-type="string">
            <text:p>naive</text:p>
          </table:table-cell>
          <table:table-cell table:style-name="ce670"/>
          <table:table-cell table:style-name="ce679"/>
          <table:table-cell table:style-name="ce690" table:number-columns-repeated="4"/>
          <table:table-cell table:style-name="ce703" table:number-columns-repeated="2"/>
          <table:table-cell table:style-name="ce710"/>
          <table:table-cell table:style-name="ce719" office:value-type="string" calcext:value-type="string">
            <text:p>naive</text:p>
          </table:table-cell>
          <table:table-cell table:style-name="ce670"/>
          <table:table-cell table:style-name="ce679"/>
          <table:table-cell table:style-name="ce690" table:number-columns-repeated="4"/>
          <table:table-cell table:style-name="ce703"/>
          <table:table-cell table:style-name="Default"/>
          <table:table-cell table:style-name="ce740" office:value-type="string" calcext:value-type="string">
            <text:p>naive</text:p>
          </table:table-cell>
          <table:table-cell table:style-name="ce670"/>
          <table:table-cell table:style-name="ce679"/>
          <table:table-cell table:style-name="ce690" table:number-columns-repeated="5"/>
          <table:table-cell/>
          <table:table-cell table:style-name="ce749" office:value-type="string" calcext:value-type="string">
            <text:p>naive</text:p>
          </table:table-cell>
          <table:table-cell table:style-name="ce670" table:number-columns-repeated="2"/>
          <table:table-cell table:style-name="ce710" table:number-columns-repeated="5"/>
          <table:table-cell/>
          <table:table-cell table:style-name="ce749" office:value-type="string" calcext:value-type="string">
            <text:p>naive</text:p>
          </table:table-cell>
          <table:table-cell table:style-name="ce670" table:number-columns-repeated="2"/>
          <table:table-cell table:style-name="ce710" table:number-columns-repeated="5"/>
          <table:table-cell table:number-columns-repeated="11"/>
        </table:table-row>
        <table:table-row table:style-name="ro3">
          <table:table-cell table:style-name="ce554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 table:number-columns-repeated="2"/>
          <table:table-cell table:style-name="ce708"/>
          <table:table-cell table:style-name="ce714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/>
          <table:table-cell table:style-name="Default"/>
          <table:table-cell table:style-name="ce735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 table:number-columns-repeated="11"/>
        </table:table-row>
        <table:table-row table:style-name="ro3">
          <table:table-cell table:style-name="ce554"/>
          <table:table-cell table:style-name="ce659" office:value-type="string" calcext:value-type="string">
            <text:p>AD411 </text:p>
          </table:table-cell>
          <table:table-cell table:style-name="ce647" office:value-type="string" calcext:value-type="string">
            <text:p>Finput-1</text:p>
          </table:table-cell>
          <table:table-cell table:style-name="ce688" office:value-type="float" office:value="0.00351256417184545" calcext:value-type="float">
            <text:p>0.003512564171845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5H31M36.735215S" calcext:value-type="time">
            <text:p>05:31:37</text:p>
          </table:table-cell>
          <table:table-cell table:style-name="ce704" office:value-type="time" office:time-value="PT05H28M03.523301S" calcext:value-type="time">
            <text:p>05:28:04</text:p>
          </table:table-cell>
          <table:table-cell table:style-name="ce706" table:number-columns-repeated="2"/>
          <table:table-cell table:style-name="ce659" office:value-type="string" calcext:value-type="string">
            <text:p>E411 </text:p>
          </table:table-cell>
          <table:table-cell table:style-name="ce647" office:value-type="string" calcext:value-type="string">
            <text:p>Finput-1</text:p>
          </table:table-cell>
          <table:table-cell table:style-name="ce688" office:value-type="float" office:value="0.00995391454814289" calcext:value-type="float">
            <text:p>0.009953914548143</text:p>
          </table:table-cell>
          <table:table-cell table:style-name="ce688" office:value-type="float" office:value="0.495905994124633" calcext:value-type="float">
            <text:p>0.495905994124633</text:p>
          </table:table-cell>
          <table:table-cell table:style-name="ce688" office:value-type="float" office:value="0.707887223411849" calcext:value-type="float">
            <text:p>0.707887223411849</text:p>
          </table:table-cell>
          <table:table-cell table:style-name="ce688" office:value-type="float" office:value="0.583232256404602" calcext:value-type="float">
            <text:p>0.583232256404602</text:p>
          </table:table-cell>
          <table:table-cell table:style-name="ce704" office:value-type="time" office:time-value="PT05H31M38.541025S" calcext:value-type="time">
            <text:p>05:31:39</text:p>
          </table:table-cell>
          <table:table-cell table:style-name="ce732"/>
          <table:table-cell table:style-name="ce720"/>
          <table:table-cell table:style-name="ce554"/>
          <table:table-cell table:style-name="ce647" office:value-type="string" calcext:value-type="string">
            <text:p>Finput-1</text:p>
          </table:table-cell>
          <table:table-cell office:value-type="float" office:value="0.00899281364136606" calcext:value-type="float">
            <text:p>0.0089928136413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98" office:value-type="time" office:time-value="PT05H28M48.989989S" calcext:value-type="time">
            <text:p>05:28:48.9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00889343513681365" calcext:value-type="float">
            <text:p>0.008893435136814</text:p>
          </table:table-cell>
          <table:table-cell office:value-type="float" office:value="0.000492691739201839" calcext:value-type="float">
            <text:p>0.000492691739202</text:p>
          </table:table-cell>
          <table:table-cell office:value-type="float" office:value="0.0297029702970297" calcext:value-type="float">
            <text:p>0.02970297029703</text:p>
          </table:table-cell>
          <table:table-cell office:value-type="float" office:value="0.000969305331179321" calcext:value-type="float">
            <text:p>0.000969305331179</text:p>
          </table:table-cell>
          <table:table-cell table:style-name="ce536" office:value-type="time" office:time-value="PT05H24M23.090948S" calcext:value-type="time">
            <text:p>05:24:23.0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00907180442673077" calcext:value-type="float">
            <text:p>0.009071804426731</text:p>
          </table:table-cell>
          <table:table-cell office:value-type="float" office:value="0.0151980598221504" calcext:value-type="float">
            <text:p>0.01519805982215</text:p>
          </table:table-cell>
          <table:table-cell office:value-type="float" office:value="0.00363172738863347" calcext:value-type="float">
            <text:p>0.003631727388633</text:p>
          </table:table-cell>
          <table:table-cell office:value-type="float" office:value="0.00586254209804166" calcext:value-type="float">
            <text:p>0.005862542098042</text:p>
          </table:table-cell>
          <table:table-cell table:style-name="ce536" office:value-type="time" office:time-value="PT05H32M02.162749S" calcext:value-type="time">
            <text:p>05:32:02.16</text:p>
          </table:table-cell>
          <table:table-cell table:number-columns-repeated="11"/>
        </table:table-row>
        <table:table-row table:style-name="ro3">
          <table:table-cell table:style-name="ce554"/>
          <table:table-cell table:style-name="ce659" office:value-type="string" calcext:value-type="string">
            <text:p>AD412</text:p>
          </table:table-cell>
          <table:table-cell table:style-name="ce647" office:value-type="string" calcext:value-type="string">
            <text:p>Finput-3</text:p>
          </table:table-cell>
          <table:table-cell table:style-name="ce688" office:value-type="float" office:value="0.0234213133951896" calcext:value-type="float">
            <text:p>0.02342131339519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11H07M54.204653S" calcext:value-type="time">
            <text:p>11:07:54</text:p>
          </table:table-cell>
          <table:table-cell table:style-name="ce704" office:value-type="time" office:time-value="PT11H04M10.369082S" calcext:value-type="time">
            <text:p>11:04:10</text:p>
          </table:table-cell>
          <table:table-cell table:style-name="ce706" table:number-columns-repeated="2"/>
          <table:table-cell table:style-name="ce659" office:value-type="string" calcext:value-type="string">
            <text:p>E412</text:p>
          </table:table-cell>
          <table:table-cell table:style-name="ce647" office:value-type="string" calcext:value-type="string">
            <text:p>Finput-3</text:p>
          </table:table-cell>
          <table:table-cell table:style-name="ce688" office:value-type="float" office:value="0.0302013008651864" calcext:value-type="float">
            <text:p>0.030201300865186</text:p>
          </table:table-cell>
          <table:table-cell table:style-name="ce688" office:value-type="float" office:value="0.305894366596698" calcext:value-type="float">
            <text:p>0.305894366596698</text:p>
          </table:table-cell>
          <table:table-cell table:style-name="ce688" office:value-type="float" office:value="0.96199821587868" calcext:value-type="float">
            <text:p>0.96199821587868</text:p>
          </table:table-cell>
          <table:table-cell table:style-name="ce688" office:value-type="float" office:value="0.464187327823691" calcext:value-type="float">
            <text:p>0.464187327823691</text:p>
          </table:table-cell>
          <table:table-cell table:style-name="ce704" office:value-type="time" office:time-value="PT11H07M56.043106S" calcext:value-type="time">
            <text:p>11:07:56</text:p>
          </table:table-cell>
          <table:table-cell table:style-name="ce732"/>
          <table:table-cell table:style-name="ce720"/>
          <table:table-cell table:style-name="ce554"/>
          <table:table-cell table:style-name="ce647" office:value-type="string" calcext:value-type="string">
            <text:p>Finput-3</text:p>
          </table:table-cell>
          <table:table-cell office:value-type="float" office:value="0.0277897593435499" calcext:value-type="float">
            <text:p>0.02778975934355</text:p>
          </table:table-cell>
          <table:table-cell office:value-type="float" office:value="0.00147105180203846" calcext:value-type="float">
            <text:p>0.001471051802038</text:p>
          </table:table-cell>
          <table:table-cell office:value-type="float" office:value="0.0484429065743945" calcext:value-type="float">
            <text:p>0.048442906574395</text:p>
          </table:table-cell>
          <table:table-cell table:style-name="ce657" office:value-type="float" office:value="0.00285539465633286" calcext:value-type="float">
            <text:p>0.002855394656333</text:p>
          </table:table-cell>
          <table:table-cell table:style-name="ce698" office:value-type="time" office:time-value="PT11H05M07.713079S" calcext:value-type="time">
            <text:p>11:05:07.71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276194401571489" calcext:value-type="float">
            <text:p>0.027619440157149</text:p>
          </table:table-cell>
          <table:table-cell office:value-type="float" office:value="0.000528904638493679" calcext:value-type="float">
            <text:p>0.000528904638494</text:p>
          </table:table-cell>
          <table:table-cell office:value-type="float" office:value="0.0431034482758621" calcext:value-type="float">
            <text:p>0.043103448275862</text:p>
          </table:table-cell>
          <table:table-cell office:value-type="float" office:value="0.00104498667641988" calcext:value-type="float">
            <text:p>0.00104498667642</text:p>
          </table:table-cell>
          <table:table-cell table:style-name="ce536" office:value-type="time" office:time-value="PT11H09M59.795159S" calcext:value-type="time">
            <text:p>11:09:59.80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280975123175045" calcext:value-type="float">
            <text:p>0.028097512317505</text:p>
          </table:table-cell>
          <table:table-cell office:value-type="float" office:value="0.0543262627804059" calcext:value-type="float">
            <text:p>0.054326262780406</text:p>
          </table:table-cell>
          <table:table-cell office:value-type="float" office:value="0.0299646484484597" calcext:value-type="float">
            <text:p>0.02996464844846</text:p>
          </table:table-cell>
          <table:table-cell office:value-type="float" office:value="0.0386249796567874" calcext:value-type="float">
            <text:p>0.038624979656787</text:p>
          </table:table-cell>
          <table:table-cell table:style-name="ce536" office:value-type="time" office:time-value="PT11H17M32.600735S" calcext:value-type="time">
            <text:p>11:17:32.60</text:p>
          </table:table-cell>
          <table:table-cell table:number-columns-repeated="11"/>
        </table:table-row>
        <table:table-row table:style-name="ro3">
          <table:table-cell table:style-name="ce554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 table:number-columns-repeated="2"/>
          <table:table-cell table:style-name="ce706"/>
          <table:table-cell table:style-name="ce715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/>
          <table:table-cell table:style-name="ce732"/>
          <table:table-cell table:style-name="ce736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74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745" table:number-columns-repeated="5"/>
          <table:table-cell table:number-columns-repeated="11"/>
        </table:table-row>
        <table:table-row table:style-name="ro3">
          <table:table-cell table:style-name="ce554"/>
          <table:table-cell table:style-name="ce659" office:value-type="string" calcext:value-type="string">
            <text:p>AD421</text:p>
          </table:table-cell>
          <table:table-cell table:style-name="ce647" office:value-type="string" calcext:value-type="string">
            <text:p>Finput-1</text:p>
          </table:table-cell>
          <table:table-cell table:style-name="ce688" office:value-type="float" office:value="0.0702277080229836" calcext:value-type="float">
            <text:p>0.070227708022984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2H19M16.194224S" calcext:value-type="time">
            <text:p>02:19:16</text:p>
          </table:table-cell>
          <table:table-cell table:style-name="ce704" office:value-type="time" office:time-value="PT02H18M14.82369S" calcext:value-type="time">
            <text:p>02:18:15</text:p>
          </table:table-cell>
          <table:table-cell table:style-name="ce706"/>
          <table:table-cell table:style-name="ce720"/>
          <table:table-cell table:style-name="ce659" office:value-type="string" calcext:value-type="string">
            <text:p>E421</text:p>
          </table:table-cell>
          <table:table-cell table:style-name="ce647" office:value-type="string" calcext:value-type="string">
            <text:p>Finput-1</text:p>
          </table:table-cell>
          <table:table-cell table:style-name="ce688" office:value-type="float" office:value="0.0732476429354603" calcext:value-type="float">
            <text:p>0.07324764293546</text:p>
          </table:table-cell>
          <table:table-cell table:style-name="ce688" office:value-type="float" office:value="0.0184531886024423" calcext:value-type="float">
            <text:p>0.018453188602442</text:p>
          </table:table-cell>
          <table:table-cell table:style-name="ce688" office:value-type="float" office:value="0.42386464826358" calcext:value-type="float">
            <text:p>0.42386464826358</text:p>
          </table:table-cell>
          <table:table-cell table:style-name="ce688" office:value-type="float" office:value="0.0353666691433242" calcext:value-type="float">
            <text:p>0.035366669143324</text:p>
          </table:table-cell>
          <table:table-cell table:style-name="ce704" office:value-type="time" office:time-value="PT02H19M16.906452S" calcext:value-type="time">
            <text:p>02:19:17</text:p>
          </table:table-cell>
          <table:table-cell table:style-name="ce732"/>
          <table:table-cell table:style-name="ce720"/>
          <table:table-cell table:style-name="ce554"/>
          <table:table-cell table:style-name="ce647" office:value-type="string" calcext:value-type="string">
            <text:p>Finput-1</text:p>
          </table:table-cell>
          <table:table-cell office:value-type="float" office:value="0.00846078862101159" calcext:value-type="float">
            <text:p>0.008460788621012</text:p>
          </table:table-cell>
          <table:table-cell office:value-type="float" office:value="0.00202429149797571" calcext:value-type="float">
            <text:p>0.002024291497976</text:p>
          </table:table-cell>
          <table:table-cell office:value-type="float" office:value="0.172413793103448" calcext:value-type="float">
            <text:p>0.172413793103448</text:p>
          </table:table-cell>
          <table:table-cell table:style-name="ce657" office:value-type="float" office:value="0.0040016006402561" calcext:value-type="float">
            <text:p>0.004001600640256</text:p>
          </table:table-cell>
          <table:table-cell table:style-name="ce698" office:value-type="time" office:time-value="PT02H19M47.203695S" calcext:value-type="time">
            <text:p>02:19:47.20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00835194850203652" calcext:value-type="float">
            <text:p>0.008351948502037</text:p>
          </table:table-cell>
          <table:table-cell office:value-type="float" office:value="0.000410677618069815" calcext:value-type="float">
            <text:p>0.00041067761807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0.000816659861167823" calcext:value-type="float">
            <text:p>0.000816659861168</text:p>
          </table:table-cell>
          <table:table-cell table:style-name="ce536" office:value-type="time" office:time-value="PT02H20M37.165151S" calcext:value-type="time">
            <text:p>02:20:37.17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00845712402866636" calcext:value-type="float">
            <text:p>0.008457124028666</text:p>
          </table:table-cell>
          <table:table-cell office:value-type="float" office:value="0.222712933753943" calcext:value-type="float">
            <text:p>0.222712933753943</text:p>
          </table:table-cell>
          <table:table-cell office:value-type="float" office:value="0.186970338983051" calcext:value-type="float">
            <text:p>0.186970338983051</text:p>
          </table:table-cell>
          <table:table-cell office:value-type="float" office:value="0.203282464727901" calcext:value-type="float">
            <text:p>0.203282464727901</text:p>
          </table:table-cell>
          <table:table-cell table:style-name="ce536" office:value-type="time" office:time-value="PT02H25M39.975814S" calcext:value-type="time">
            <text:p>02:25:39.98</text:p>
          </table:table-cell>
          <table:table-cell table:number-columns-repeated="11"/>
        </table:table-row>
        <table:table-row table:style-name="ro3">
          <table:table-cell table:style-name="ce554"/>
          <table:table-cell table:style-name="ce659" office:value-type="string" calcext:value-type="string">
            <text:p>AD422</text:p>
          </table:table-cell>
          <table:table-cell table:style-name="ce647" office:value-type="string" calcext:value-type="string">
            <text:p>Finput-3</text:p>
          </table:table-cell>
          <table:table-cell table:style-name="ce688" office:value-type="float" office:value="0.0014903129657228" calcext:value-type="float">
            <text:p>0.001490312965723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4H41M41.417489S" calcext:value-type="time">
            <text:p>04:41:41</text:p>
          </table:table-cell>
          <table:table-cell table:style-name="ce704" office:value-type="time" office:time-value="PT04H40M38.320304S" calcext:value-type="time">
            <text:p>04:40:38</text:p>
          </table:table-cell>
          <table:table-cell table:style-name="ce706"/>
          <table:table-cell table:style-name="ce720"/>
          <table:table-cell table:style-name="ce659" office:value-type="string" calcext:value-type="string">
            <text:p>E422</text:p>
          </table:table-cell>
          <table:table-cell table:style-name="ce647" office:value-type="string" calcext:value-type="string">
            <text:p>Finput-3</text:p>
          </table:table-cell>
          <table:table-cell table:style-name="ce688" office:value-type="float" office:value="0.00395153936341135" calcext:value-type="float">
            <text:p>0.003951539363411</text:p>
          </table:table-cell>
          <table:table-cell table:style-name="ce688" office:value-type="float" office:value="0.24627277747101" calcext:value-type="float">
            <text:p>0.24627277747101</text:p>
          </table:table-cell>
          <table:table-cell table:style-name="ce688" office:value-type="float" office:value="0.330615270570793" calcext:value-type="float">
            <text:p>0.330615270570793</text:p>
          </table:table-cell>
          <table:table-cell table:style-name="ce688" office:value-type="float" office:value="0.282278481012658" calcext:value-type="float">
            <text:p>0.282278481012658</text:p>
          </table:table-cell>
          <table:table-cell table:style-name="ce704" office:value-type="time" office:time-value="PT04H41M42.133128S" calcext:value-type="time">
            <text:p>04:41:42</text:p>
          </table:table-cell>
          <table:table-cell table:style-name="ce732"/>
          <table:table-cell table:style-name="ce720"/>
          <table:table-cell table:style-name="ce554"/>
          <table:table-cell table:style-name="ce647" office:value-type="string" calcext:value-type="string">
            <text:p>Finput-3</text:p>
          </table:table-cell>
          <table:table-cell office:value-type="float" office:value="0.00296928421370608" calcext:value-type="float">
            <text:p>0.002969284213706</text:p>
          </table:table-cell>
          <table:table-cell office:value-type="float" office:value="0.00115473441108545" calcext:value-type="float">
            <text:p>0.001154734411085</text:p>
          </table:table-cell>
          <table:table-cell office:value-type="float" office:value="0.0181818181818182" calcext:value-type="float">
            <text:p>0.018181818181818</text:p>
          </table:table-cell>
          <table:table-cell table:style-name="ce657" office:value-type="float" office:value="0.00217155266015201" calcext:value-type="float">
            <text:p>0.002171552660152</text:p>
          </table:table-cell>
          <table:table-cell table:style-name="ce698" office:value-type="time" office:time-value="PT04H50M35.21291S" calcext:value-type="time">
            <text:p>04:50:35.21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0278655726340859" calcext:value-type="float">
            <text:p>0.00278655726340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36" office:value-type="time" office:time-value="PT04H46M05.319776S" calcext:value-type="time">
            <text:p>04:46:05.32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0296926382853102" calcext:value-type="float">
            <text:p>0.002969263828531</text:p>
          </table:table-cell>
          <table:table-cell office:value-type="float" office:value="0.061822125813449" calcext:value-type="float">
            <text:p>0.061822125813449</text:p>
          </table:table-cell>
          <table:table-cell office:value-type="float" office:value="0.014968487394958" calcext:value-type="float">
            <text:p>0.014968487394958</text:p>
          </table:table-cell>
          <table:table-cell office:value-type="float" office:value="0.0241014799154334" calcext:value-type="float">
            <text:p>0.024101479915433</text:p>
          </table:table-cell>
          <table:table-cell table:style-name="ce536" office:value-type="time" office:time-value="PT04H52M41.013288S" calcext:value-type="time">
            <text:p>04:52:41.01</text:p>
          </table:table-cell>
          <table:table-cell table:number-columns-repeated="11"/>
        </table:table-row>
        <table:table-row table:style-name="ro3">
          <table:table-cell table:style-name="Default" table:number-columns-repeated="9"/>
          <table:table-cell table:style-name="ce711"/>
          <table:table-cell table:style-name="Default" table:number-columns-repeated="7"/>
          <table:table-cell table:style-name="ce729"/>
          <table:table-cell table:style-name="Default" table:number-columns-repeated="7"/>
          <table:table-cell table:number-columns-repeated="31"/>
        </table:table-row>
        <table:table-row table:style-name="ro3">
          <table:table-cell table:style-name="Default" table:number-columns-repeated="23"/>
          <table:table-cell table:style-name="ce742" table:number-columns-repeated="2"/>
          <table:table-cell table:number-columns-repeated="9"/>
          <table:table-cell table:style-name="ce536"/>
          <table:table-cell table:number-columns-repeated="21"/>
        </table:table-row>
        <table:table-row table:style-name="ro3">
          <table:table-cell table:style-name="ce553" table:number-columns-repeated="3"/>
          <table:table-cell table:style-name="ce691"/>
          <table:table-cell table:style-name="ce553" table:number-columns-repeated="2"/>
          <table:table-cell table:style-name="Default"/>
          <table:table-cell table:style-name="ce553" table:number-columns-repeated="2"/>
          <table:table-cell table:style-name="ce691"/>
          <table:table-cell table:style-name="ce553" table:number-columns-repeated="2"/>
          <table:table-cell table:style-name="Default" table:number-columns-repeated="2"/>
          <table:table-cell table:style-name="ce725"/>
          <table:table-cell table:style-name="Default" table:number-columns-repeated="8"/>
          <table:table-cell table:style-name="ce742" table:number-columns-repeated="2"/>
          <table:table-cell table:number-columns-repeated="9"/>
          <table:table-cell table:style-name="ce536"/>
          <table:table-cell table:number-columns-repeated="21"/>
        </table:table-row>
        <table:table-row table:style-name="ro5">
          <table:table-cell table:style-name="Default" table:number-columns-repeated="24"/>
          <table:table-cell table:style-name="ce672"/>
          <table:table-cell table:number-columns-repeated="31"/>
        </table:table-row>
        <table:table-row table:style-name="ro3">
          <table:table-cell table:style-name="ce656" office:value-type="string" calcext:value-type="string">
            <text:p>tag</text:p>
          </table:table-cell>
          <table:table-cell table:style-name="ce656" office:value-type="string" calcext:value-type="string">
            <text:p>hash</text:p>
          </table:table-cell>
          <table:table-cell table:style-name="ce656" office:value-type="string" calcext:value-type="string">
            <text:p>type</text:p>
          </table:table-cell>
          <table:table-cell table:style-name="ce656" office:value-type="string" calcext:value-type="string">
            <text:p>name</text:p>
          </table:table-cell>
          <table:table-cell table:style-name="ce656" office:value-type="string" calcext:value-type="string">
            <text:p>path</text:p>
          </table:table-cell>
          <table:table-cell table:style-name="ce656" office:value-type="string" calcext:value-type="string">
            <text:p>thr</text:p>
          </table:table-cell>
          <table:table-cell table:style-name="ce693" office:value-type="string" calcext:value-type="string">
            <text:p>TN</text:p>
          </table:table-cell>
          <table:table-cell table:style-name="ce693" office:value-type="string" calcext:value-type="string">
            <text:p>FP</text:p>
          </table:table-cell>
          <table:table-cell table:style-name="ce693" office:value-type="string" calcext:value-type="string">
            <text:p>FN</text:p>
          </table:table-cell>
          <table:table-cell table:style-name="ce693" office:value-type="string" calcext:value-type="string">
            <text:p>TP</text:p>
          </table:table-cell>
          <table:table-cell table:style-name="ce721" office:value-type="string" calcext:value-type="string">
            <text:p>FPR</text:p>
          </table:table-cell>
          <table:table-cell table:style-name="ce721" office:value-type="string" calcext:value-type="string">
            <text:p>PR</text:p>
          </table:table-cell>
          <table:table-cell table:style-name="ce721" office:value-type="string" calcext:value-type="string">
            <text:p>RE</text:p>
          </table:table-cell>
          <table:table-cell table:style-name="ce721" office:value-type="string" calcext:value-type="string">
            <text:p>f1</text:p>
          </table:table-cell>
          <table:table-cell table:style-name="ce726" office:value-type="string" calcext:value-type="string">
            <text:p>time</text:p>
          </table:table-cell>
          <table:table-cell table:style-name="ce727" office:value-type="string" calcext:value-type="string">
            <text:p>train time</text:p>
          </table:table-cell>
          <table:table-cell table:style-name="ce656" office:value-type="string" calcext:value-type="string">
            <text:p>model path</text:p>
          </table:table-cell>
          <table:table-cell table:style-name="Default" table:number-columns-repeated="6"/>
          <table:table-cell table:style-name="ce742" table:number-columns-repeated="2"/>
          <table:table-cell table:number-columns-repeated="9"/>
          <table:table-cell table:style-name="ce536"/>
          <table:table-cell table:number-columns-repeated="3"/>
          <table:table-cell table:style-name="ce742" table:number-columns-repeated="2"/>
          <table:table-cell table:number-columns-repeated="9"/>
          <table:table-cell table:style-name="ce536"/>
          <table:table-cell table:number-columns-repeated="6"/>
        </table:table-row>
        <table:table-row table:style-name="ro3">
          <table:table-cell/>
          <table:table-cell table:style-name="ce647"/>
          <table:table-cell table:number-columns-repeated="9"/>
          <table:table-cell table:style-name="ce647"/>
          <table:table-cell table:number-columns-repeated="2"/>
          <table:table-cell table:style-name="ce697" table:number-columns-repeated="2"/>
          <table:table-cell table:number-columns-repeated="7"/>
          <table:table-cell table:style-name="ce688" table:number-columns-repeated="2"/>
          <table:table-cell table:number-columns-repeated="6"/>
          <table:table-cell table:style-name="ce751"/>
          <table:table-cell table:number-columns-repeated="2"/>
          <table:table-cell table:style-name="ce536"/>
          <table:table-cell table:number-columns-repeated="3"/>
          <table:table-cell table:style-name="ce742" table:number-columns-repeated="2"/>
          <table:table-cell table:number-columns-repeated="16"/>
        </table:table-row>
        <table:table-row table:style-name="ro5">
          <table:table-cell table:style-name="ce658" office:value-type="string" calcext:value-type="string">
            <text:p>AD111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62" office:value-type="string" calcext:value-type="string">
            <text:p>AD_SWAT_A6_byte_finput1</text:p>
          </table:table-cell>
          <table:table-cell table:style-name="ce662" office:value-type="string" calcext:value-type="string">
            <text:p>runs/redu_data/SWAT_A6/byte_F1_L0.00005_S2_CGRU/SWAT_A6_predict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10990" calcext:value-type="float">
            <text:p>10990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0H03M56S" calcext:value-type="time">
            <text:p>00:03:56</text:p>
          </table:table-cell>
          <table:table-cell table:style-name="ce705" office:value-type="time" office:time-value="PT00H07M31S" calcext:value-type="time">
            <text:p>00:07:31</text:p>
          </table:table-cell>
          <table:table-cell table:style-name="ce662" office:value-type="string" calcext:value-type="string">
            <text:p>/home/reach_fmk/thesis/src/runs/save_model/AD_SWAT_A6_byte_finput1/AD/b9053c7c_IsolationForest_model.jlib</text:p>
          </table:table-cell>
          <table:table-cell table:number-columns-repeated="17"/>
          <table:table-cell table:style-name="ce536"/>
          <table:table-cell table:number-columns-repeated="21"/>
        </table:table-row>
        <table:table-row table:style-name="ro3">
          <table:table-cell table:style-name="ce658" office:value-type="string" calcext:value-type="string">
            <text:p>E111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62" office:value-type="string" calcext:value-type="string">
            <text:p>EVAL_SWAT_A6_byte_finput1_IsolationForest</text:p>
          </table:table-cell>
          <table:table-cell table:style-name="ce662" office:value-type="string" calcext:value-type="string">
            <text:p>runs/redu_data/SWAT_A6/byte_F1_L0.00005_S2_CGRU/SWAT_A6_eval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810234" calcext:value-type="float">
            <text:p>810234</text:p>
          </table:table-cell>
          <table:table-cell table:style-name="ce662" office:value-type="float" office:value="0" calcext:value-type="float">
            <text:p>0</text:p>
          </table:table-cell>
          <table:table-cell table:style-name="ce662" office:value-type="float" office:value="11208" calcext:value-type="float">
            <text:p>11208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662" office:value-type="float" office:value="1" calcext:value-type="float">
            <text:p>1</text:p>
          </table:table-cell>
          <table:table-cell table:style-name="ce662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697" office:value-type="time" office:time-value="PT00H13M29S" calcext:value-type="time">
            <text:p>00:13:29</text:p>
          </table:table-cell>
          <table:table-cell/>
          <table:table-cell table:style-name="ce662" office:value-type="string" calcext:value-type="string">
            <text:p>runs/save_model/AD_SWAT_A6_byte_finput1/AD/b9053c7c_IsolationForest_model.jlib</text:p>
          </table:table-cell>
          <table:table-cell table:style-name="ce662"/>
          <table:table-cell table:number-columns-repeated="5"/>
          <table:table-cell table:style-name="ce688" table:number-columns-repeated="2"/>
          <table:table-cell table:number-columns-repeated="9"/>
          <table:table-cell table:style-name="ce536"/>
          <table:table-cell table:number-columns-repeated="3"/>
          <table:table-cell table:style-name="ce742" table:number-columns-repeated="2"/>
          <table:table-cell table:number-columns-repeated="16"/>
        </table:table-row>
        <table:table-row table:style-name="ro3">
          <table:table-cell table:number-columns-repeated="17"/>
          <table:table-cell table:style-name="ce662"/>
          <table:table-cell table:number-columns-repeated="5"/>
          <table:table-cell table:style-name="ce688" table:number-columns-repeated="2"/>
          <table:table-cell table:number-columns-repeated="6"/>
          <table:table-cell table:style-name="ce751"/>
          <table:table-cell table:number-columns-repeated="2"/>
          <table:table-cell table:style-name="ce536"/>
          <table:table-cell table:number-columns-repeated="3"/>
          <table:table-cell table:style-name="ce742" table:number-columns-repeated="2"/>
          <table:table-cell table:number-columns-repeated="16"/>
        </table:table-row>
        <table:table-row table:style-name="ro5">
          <table:table-cell table:style-name="ce658" office:value-type="string" calcext:value-type="string">
            <text:p>AD112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62" office:value-type="string" calcext:value-type="string">
            <text:p>AD_SWAT_A6_byte_finput3</text:p>
          </table:table-cell>
          <table:table-cell table:style-name="ce662" office:value-type="string" calcext:value-type="string">
            <text:p>runs/redu_data/SWAT_A6/byte_F3_L0.00005_S2_CGRU/SWAT_A6_predict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10988" calcext:value-type="float">
            <text:p>10988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0H02M44S" calcext:value-type="time">
            <text:p>00:02:44</text:p>
          </table:table-cell>
          <table:table-cell table:style-name="ce697" office:value-type="time" office:time-value="PT00H05M58S" calcext:value-type="time">
            <text:p>00:05:58</text:p>
          </table:table-cell>
          <table:table-cell table:style-name="ce662" office:value-type="string" calcext:value-type="string">
            <text:p>/home/reach_fmk/thesis/src/runs/save_model/AD_SWAT_A6_byte_finput3/AD/b9053c7c_IsolationForest_model.jlib</text:p>
          </table:table-cell>
          <table:table-cell table:style-name="ce662"/>
          <table:table-cell table:number-columns-repeated="38"/>
        </table:table-row>
        <table:table-row table:style-name="ro3">
          <table:table-cell table:style-name="ce658" office:value-type="string" calcext:value-type="string">
            <text:p>E112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62" office:value-type="string" calcext:value-type="string">
            <text:p>AD_SWAT_A6_byte_finput3</text:p>
          </table:table-cell>
          <table:table-cell table:style-name="ce662" office:value-type="string" calcext:value-type="string">
            <text:p>runs/redu_data/SWAT_A6/byte_F3_L0.00005_S2_CGRU/SWAT_A6_eval_byte_cpd</text:p>
          </table:table-cell>
          <table:table-cell table:style-name="ce662" office:value-type="string" calcext:value-type="string">
            <text:p>-</text:p>
          </table:table-cell>
          <table:table-cell table:style-name="ce694" office:value-type="float" office:value="345539" calcext:value-type="float">
            <text:p>345539</text:p>
          </table:table-cell>
          <table:table-cell table:style-name="ce662" office:value-type="float" office:value="1" calcext:value-type="float">
            <text:p>1</text:p>
          </table:table-cell>
          <table:table-cell table:style-name="ce662" office:value-type="float" office:value="1246" calcext:value-type="float">
            <text:p>1246</text:p>
          </table:table-cell>
          <table:table-cell table:style-name="ce662" office:value-type="float" office:value="0" calcext:value-type="float">
            <text:p>0</text:p>
          </table:table-cell>
          <table:table-cell office:value-type="float" office:value="0.00000289299115034007" calcext:value-type="float">
            <text:p>2.89299115034007E-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7" office:value-type="time" office:time-value="PT00H11M38S" calcext:value-type="time">
            <text:p>00:11:38</text:p>
          </table:table-cell>
          <table:table-cell table:style-name="ce697"/>
          <table:table-cell table:style-name="ce662" office:value-type="string" calcext:value-type="string">
            <text:p>/home/reach_fmk/thesis/src/runs/save_model/AD_SWAT_A6_byte_finput3/AD/b9053c7c_IsolationForest_model.jlib</text:p>
          </table:table-cell>
          <table:table-cell table:style-name="ce662"/>
          <table:table-cell table:number-columns-repeated="20"/>
          <table:table-cell table:style-name="ce742" table:number-columns-repeated="2"/>
          <table:table-cell table:number-columns-repeated="16"/>
        </table:table-row>
        <table:table-row table:style-name="ro3">
          <table:table-cell table:number-columns-repeated="17"/>
          <table:table-cell table:style-name="ce662"/>
          <table:table-cell table:number-columns-repeated="20"/>
          <table:table-cell table:style-name="ce742" table:number-columns-repeated="2"/>
          <table:table-cell/>
          <table:table-cell table:style-name="ce742" table:number-columns-repeated="4"/>
          <table:table-cell table:number-columns-repeated="11"/>
        </table:table-row>
        <table:table-row table:style-name="ro5">
          <table:table-cell table:style-name="ce659" office:value-type="string" calcext:value-type="string">
            <text:p>AD121 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62" office:value-type="string" calcext:value-type="string">
            <text:p>AD_SWAT_A6_flow_finput1</text:p>
          </table:table-cell>
          <table:table-cell table:style-name="ce662" office:value-type="string" calcext:value-type="string">
            <text:p>runs/redu_data/SWAT_A6/flow_F1_L0.00005_S2_CGRU/SWAT_A6_predict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4624" calcext:value-type="float">
            <text:p>4624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0H01M23S" calcext:value-type="time">
            <text:p>00:01:23</text:p>
          </table:table-cell>
          <table:table-cell table:style-name="ce697" office:value-type="time" office:time-value="PT00H05M15S" calcext:value-type="time">
            <text:p>00:05:15</text:p>
          </table:table-cell>
          <table:table-cell table:style-name="ce662" office:value-type="string" calcext:value-type="string">
            <text:p>/home/reach_fmk/thesis/src/runs/save_model/AD_SWAT_A6_flow_finput1/AD/b9053c7c_IsolationForest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style-name="ce659" office:value-type="string" calcext:value-type="string">
            <text:p>E121 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62" office:value-type="string" calcext:value-type="string">
            <text:p>EVAL_SWAT_A6_flow_finput1_IsolationForest</text:p>
          </table:table-cell>
          <table:table-cell table:style-name="ce662" office:value-type="string" calcext:value-type="string">
            <text:p>runs/redu_data/SWAT_A6/flow_F1_L0.00005_S2_CGRU/SWAT_A6_eval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345663" calcext:value-type="float">
            <text:p>345663</text:p>
          </table:table-cell>
          <table:table-cell table:style-name="ce662" office:value-type="float" office:value="1" calcext:value-type="float">
            <text:p>1</text:p>
          </table:table-cell>
          <table:table-cell table:style-name="ce662" office:value-type="float" office:value="1123" calcext:value-type="float">
            <text:p>1123</text:p>
          </table:table-cell>
          <table:table-cell table:style-name="ce662" office:value-type="float" office:value="0" calcext:value-type="float">
            <text:p>0</text:p>
          </table:table-cell>
          <table:table-cell table:style-name="ce722" office:value-type="float" office:value="0.00000289299115034007" calcext:value-type="float">
            <text:p>2.89E-06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697" office:value-type="time" office:time-value="PT00H09M32S" calcext:value-type="time">
            <text:p>00:09:32</text:p>
          </table:table-cell>
          <table:table-cell table:style-name="ce697"/>
          <table:table-cell table:style-name="ce662" office:value-type="string" calcext:value-type="string">
            <text:p>runs/save_model/AD_SWAT_A6_flow_finput1/AD/b9053c7c_IsolationForest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number-columns-repeated="17"/>
          <table:table-cell table:style-name="ce662"/>
          <table:table-cell table:number-columns-repeated="38"/>
        </table:table-row>
        <table:table-row table:style-name="ro5">
          <table:table-cell table:style-name="ce659" office:value-type="string" calcext:value-type="string">
            <text:p>AD122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62" office:value-type="string" calcext:value-type="string">
            <text:p>AD_SWAT_A6_flow_finput3</text:p>
          </table:table-cell>
          <table:table-cell table:style-name="ce662" office:value-type="string" calcext:value-type="string">
            <text:p>runs/redu_data/SWAT_A6/flow_F3_L0.00005_S2_CGRU/SWAT_A6_predict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4624" calcext:value-type="float">
            <text:p>4624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0H01M43S" calcext:value-type="time">
            <text:p>00:01:43</text:p>
          </table:table-cell>
          <table:table-cell table:style-name="ce697" office:value-type="time" office:time-value="PT00H05M11S" calcext:value-type="time">
            <text:p>00:05:11</text:p>
          </table:table-cell>
          <table:table-cell table:style-name="ce662" office:value-type="string" calcext:value-type="string">
            <text:p>/home/reach_fmk/thesis/src/runs/save_model/AD_SWAT_A6_flow_finput3/AD/b9053c7c_IsolationForest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style-name="ce659" office:value-type="string" calcext:value-type="string">
            <text:p>E122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62" office:value-type="string" calcext:value-type="string">
            <text:p>EVAL_SWAT_A6_flow_finput3_IsolationForest</text:p>
          </table:table-cell>
          <table:table-cell table:style-name="ce662" office:value-type="string" calcext:value-type="string">
            <text:p>runs/redu_data/SWAT_A6/flow_F3_L0.00005_S2_CGRU/SWAT_A6_eval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345661" calcext:value-type="float">
            <text:p>345661</text:p>
          </table:table-cell>
          <table:table-cell table:style-name="ce662" office:value-type="float" office:value="0" calcext:value-type="float">
            <text:p>0</text:p>
          </table:table-cell>
          <table:table-cell table:style-name="ce662" office:value-type="float" office:value="1123" calcext:value-type="float">
            <text:p>1123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662" office:value-type="float" office:value="1" calcext:value-type="float">
            <text:p>1</text:p>
          </table:table-cell>
          <table:table-cell table:style-name="ce662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697" office:value-type="time" office:time-value="PT00H03M33S" calcext:value-type="time">
            <text:p>00:03:33</text:p>
          </table:table-cell>
          <table:table-cell table:style-name="ce697"/>
          <table:table-cell table:style-name="ce662" office:value-type="string" calcext:value-type="string">
            <text:p>runs/save_model/AD_SWAT_A6_flow_finput3/AD/b9053c7c_IsolationForest_model.jlib</text:p>
          </table:table-cell>
          <table:table-cell table:style-name="ce662"/>
          <table:table-cell table:number-columns-repeated="38"/>
        </table:table-row>
        <table:table-row table:style-name="ro5" table:number-rows-repeated="2">
          <table:table-cell table:number-columns-repeated="56"/>
        </table:table-row>
        <table:table-row table:style-name="ro5">
          <table:table-cell table:style-name="ce659" office:value-type="string" calcext:value-type="string">
            <text:p>AD113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doDL_byte</text:p>
          </table:table-cell>
          <table:table-cell table:style-name="ce688" office:value-type="string" calcext:value-type="string">
            <text:p>byte_swatA6/predict_byte/</text:p>
          </table:table-cell>
          <table:table-cell table:style-name="ce688" office:value-type="string" calcext:value-type="string">
            <text:p>-</text:p>
          </table:table-cell>
          <table:table-cell table:style-name="ce688" office:value-type="float" office:value="345662" calcext:value-type="float">
            <text:p>345662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123" calcext:value-type="float">
            <text:p>1123</text:p>
          </table:table-cell>
          <table:table-cell table:style-name="ce688" office:value-type="float" office:value="0" calcext:value-type="float">
            <text:p>0</text:p>
          </table:table-cell>
          <table:table-cell table:style-name="ce723" office:value-type="float" office:value="0.00000289299115034007" calcext:value-type="float">
            <text:p>2.89E-06</text:p>
          </table:table-cell>
          <table:table-cell table:number-columns-repeated="3" table:style-name="ce688" office:value-type="float" office:value="0" calcext:value-type="float">
            <text:p>0</text:p>
          </table:table-cell>
          <table:table-cell table:style-name="ce704" office:value-type="time" office:time-value="PT00H33M06.120073S" calcext:value-type="time">
            <text:p>00:33:06</text:p>
          </table:table-cell>
          <table:table-cell table:style-name="ce697"/>
          <table:table-cell table:style-name="ce688" office:value-type="string" calcext:value-type="string">
            <text:p>/home/koppfabi/thesis/src/runs/save_model/baseline_doDL_byte/AD/7ce8be79_IsolationForest_model.jlib</text:p>
          </table:table-cell>
          <table:table-cell table:number-columns-repeated="39"/>
        </table:table-row>
        <table:table-row table:style-name="ro5">
          <table:table-cell table:style-name="ce658" office:value-type="string" calcext:value-type="string">
            <text:p>E113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doDL_byte</text:p>
          </table:table-cell>
          <table:table-cell table:style-name="ce688" office:value-type="string" calcext:value-type="string">
            <text:p>byte_swatA6/eval_byte/</text:p>
          </table:table-cell>
          <table:table-cell table:style-name="ce688" office:value-type="string" calcext:value-type="string">
            <text:p>-</text:p>
          </table:table-cell>
          <table:table-cell table:style-name="ce688" office:value-type="float" office:value="810231" calcext:value-type="float">
            <text:p>810231</text:p>
          </table:table-cell>
          <table:table-cell table:style-name="ce688" office:value-type="float" office:value="3" calcext:value-type="float">
            <text:p>3</text:p>
          </table:table-cell>
          <table:table-cell table:style-name="ce688" office:value-type="float" office:value="11073" calcext:value-type="float">
            <text:p>11073</text:p>
          </table:table-cell>
          <table:table-cell table:style-name="ce688" office:value-type="float" office:value="135" calcext:value-type="float">
            <text:p>135</text:p>
          </table:table-cell>
          <table:table-cell table:style-name="ce723" office:value-type="float" office:value="0.00000370263405386592" calcext:value-type="float">
            <text:p>3.70E-06</text:p>
          </table:table-cell>
          <table:table-cell table:style-name="ce688" office:value-type="float" office:value="0.978260869565217" calcext:value-type="float">
            <text:p>0.978260869565217</text:p>
          </table:table-cell>
          <table:table-cell table:style-name="ce688" office:value-type="float" office:value="0.0120449678800857" calcext:value-type="float">
            <text:p>0.012044967880086</text:p>
          </table:table-cell>
          <table:table-cell table:style-name="ce688" office:value-type="float" office:value="0.0237969328397673" calcext:value-type="float">
            <text:p>0.023796932839767</text:p>
          </table:table-cell>
          <table:table-cell table:style-name="ce704" office:value-type="time" office:time-value="PT01H15M11.267048S" calcext:value-type="time">
            <text:p>01:15:11</text:p>
          </table:table-cell>
          <table:table-cell table:style-name="ce704" office:value-type="time" office:time-value="PT01H28M35.4815S" calcext:value-type="time">
            <text:p>01:28:35</text:p>
          </table:table-cell>
          <table:table-cell table:style-name="ce688" office:value-type="string" calcext:value-type="string">
            <text:p>/home/koppfabi/thesis/src/runs/save_model/baseline_doDL_byte/AD/7ce8be79_IsolationForest_model.jlib</text:p>
          </table:table-cell>
          <table:table-cell table:number-columns-repeated="39"/>
        </table:table-row>
        <table:table-row table:style-name="ro5" table:number-rows-repeated="2">
          <table:table-cell table:number-columns-repeated="56"/>
        </table:table-row>
        <table:table-row table:style-name="ro5">
          <table:table-cell table:style-name="ce659" office:value-type="string" calcext:value-type="string">
            <text:p>AD123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doDL_byte</text:p>
          </table:table-cell>
          <table:table-cell table:style-name="ce688" office:value-type="string" calcext:value-type="string">
            <text:p>flow_swatA6/eval_predict/</text:p>
          </table:table-cell>
          <table:table-cell table:style-name="ce688" office:value-type="string" calcext:value-type="string">
            <text:p>-</text:p>
          </table:table-cell>
          <table:table-cell table:style-name="ce688" office:value-type="float" office:value="810231" calcext:value-type="float">
            <text:p>810231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5873" calcext:value-type="float">
            <text:p>5873</text:p>
          </table:table-cell>
          <table:table-cell table:style-name="ce688" office:value-type="float" office:value="0" calcext:value-type="float">
            <text:p>0</text:p>
          </table:table-cell>
          <table:table-cell table:style-name="ce684" office:value-type="float" office:value="0.00896542493" calcext:value-type="float">
            <text:p>8.97E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0H21M38.507491S" calcext:value-type="time">
            <text:p>00:21:38.51</text:p>
          </table:table-cell>
          <table:table-cell table:style-name="ce698" office:value-type="time" office:time-value="PT00H36M11.59221S" calcext:value-type="time">
            <text:p>00:36:11.59</text:p>
          </table:table-cell>
          <table:table-cell table:style-name="ce688" office:value-type="string" calcext:value-type="string">
            <text:p>/home/koppfabi/thesis/src/runs/save_model/baseline_doDL_byte/AD/7ce8be79_IsolationForest_model.jlib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123</text:p>
          </table:table-cell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doDL_byte</text:p>
          </table:table-cell>
          <table:table-cell table:style-name="ce688" office:value-type="string" calcext:value-type="string">
            <text:p>flow_swatA6/eval_flow/</text:p>
          </table:table-cell>
          <table:table-cell table:style-name="ce688" office:value-type="string" calcext:value-type="string">
            <text:p>-</text:p>
          </table:table-cell>
          <table:table-cell table:style-name="ce688" office:value-type="float" office:value="345662" calcext:value-type="float">
            <text:p>345662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1123" calcext:value-type="float">
            <text:p>1123</text:p>
          </table:table-cell>
          <table:table-cell table:style-name="ce688" office:value-type="float" office:value="0" calcext:value-type="float">
            <text:p>0</text:p>
          </table:table-cell>
          <table:table-cell table:style-name="ce723" office:value-type="float" office:value="0.00000289299115034007" calcext:value-type="float">
            <text:p>2.89E-06</text:p>
          </table:table-cell>
          <table:table-cell table:number-columns-repeated="3" table:style-name="ce688" office:value-type="float" office:value="0" calcext:value-type="float">
            <text:p>0</text:p>
          </table:table-cell>
          <table:table-cell table:style-name="ce698" office:value-type="time" office:time-value="PT00H31M26.663673S" calcext:value-type="time">
            <text:p>00:31:26.66</text:p>
          </table:table-cell>
          <table:table-cell table:style-name="ce697"/>
          <table:table-cell table:style-name="ce688" office:value-type="string" calcext:value-type="string">
            <text:p>/home/koppfabi/thesis/src/runs/save_model/baseline_doDL_byte/AD/7ce8be79_IsolationForest_model.jlib</text:p>
          </table:table-cell>
          <table:table-cell table:number-columns-repeated="39"/>
        </table:table-row>
        <table:table-row table:style-name="ro5">
          <table:table-cell table:style-name="ce659"/>
          <table:table-cell table:style-name="ce647"/>
          <table:table-cell table:style-name="ce680"/>
          <table:table-cell table:style-name="ce688" table:number-columns-repeated="7"/>
          <table:table-cell table:style-name="ce723"/>
          <table:table-cell table:style-name="ce688" table:number-columns-repeated="3"/>
          <table:table-cell table:style-name="ce704"/>
          <table:table-cell table:style-name="ce697"/>
          <table:table-cell table:style-name="ce688"/>
          <table:table-cell table:number-columns-repeated="39"/>
        </table:table-row>
        <table:table-row table:style-name="ro5">
          <table:table-cell table:style-name="ce660"/>
          <table:table-cell table:style-name="ce647"/>
          <table:table-cell table:style-name="ce680"/>
          <table:table-cell table:style-name="ce688" table:number-columns-repeated="7"/>
          <table:table-cell table:style-name="ce723"/>
          <table:table-cell table:style-name="ce688" table:number-columns-repeated="3"/>
          <table:table-cell table:style-name="ce704"/>
          <table:table-cell table:style-name="ce697"/>
          <table:table-cell table:style-name="ce688"/>
          <table:table-cell table:number-columns-repeated="39"/>
        </table:table-row>
        <table:table-row table:style-name="ro5">
          <table:table-cell table:style-name="ce658" office:value-type="string" calcext:value-type="string">
            <text:p>AD311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62" office:value-type="string" calcext:value-type="string">
            <text:p>AD_SWAT_A6_byte_finput1</text:p>
          </table:table-cell>
          <table:table-cell table:style-name="ce692" office:value-type="string" calcext:value-type="string">
            <text:p>runs/redu_data/SWAT_A6/byte_F1_L0.00005_S2_CGRU/SWAT_A6_predict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10990" calcext:value-type="float">
            <text:p>10990</text:p>
          </table:table-cell>
          <table:table-cell table:number-columns-repeated="3" table:style-name="ce662" office:value-type="float" office:value="0" calcext:value-type="float">
            <text:p>0</text:p>
          </table:table-cell>
          <table:table-cell table:style-name="ce722" office:value-type="float" office:value="0" calcext:value-type="float">
            <text:p>0.00E+0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0H01M19.35502S" calcext:value-type="time">
            <text:p>00:01:19</text:p>
          </table:table-cell>
          <table:table-cell table:style-name="ce697" office:value-type="time" office:time-value="PT02H23M06.465057S" calcext:value-type="time">
            <text:p>02:23:06</text:p>
          </table:table-cell>
          <table:table-cell table:style-name="ce662" office:value-type="string" calcext:value-type="string">
            <text:p>/home/reach_fmk/thesis/src/runs/save_model/AD_SWAT_A6_byte_finput1/AD/aba7718a_LocalOutlierFactor_model.jlib</text:p>
          </table:table-cell>
          <table:table-cell table:number-columns-repeated="39"/>
        </table:table-row>
        <table:table-row table:style-name="ro5">
          <table:table-cell table:style-name="ce658" office:value-type="string" calcext:value-type="string">
            <text:p>E311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62" office:value-type="string" calcext:value-type="string">
            <text:p>EVAL_SWAT_A6_byte_finput1_LocalOutlierFactor</text:p>
          </table:table-cell>
          <table:table-cell table:style-name="ce662" office:value-type="string" calcext:value-type="string">
            <text:p>runs/redu_data/SWAT_A6/byte_F1_L0.00005_S2_CGRU/SWAT_A6_eval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810234" calcext:value-type="float">
            <text:p>810234</text:p>
          </table:table-cell>
          <table:table-cell table:style-name="ce662" office:value-type="float" office:value="0" calcext:value-type="float">
            <text:p>0</text:p>
          </table:table-cell>
          <table:table-cell table:style-name="ce662" office:value-type="float" office:value="11208" calcext:value-type="float">
            <text:p>11208</text:p>
          </table:table-cell>
          <table:table-cell table:style-name="ce66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7" office:value-type="time" office:time-value="PT01H32M54S" calcext:value-type="time">
            <text:p>01:32:54</text:p>
          </table:table-cell>
          <table:table-cell table:style-name="ce697"/>
          <table:table-cell table:style-name="ce662" office:value-type="string" calcext:value-type="string">
            <text:p>/home/reach_fmk/thesis/src/runs/save_model/AD_SWAT_A6_byte_finput1/AD/aba7718a_LocalOutlierFactor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style-name="ce658"/>
          <table:table-cell table:style-name="ce662" table:number-columns-repeated="13"/>
          <table:table-cell table:style-name="ce697" table:number-columns-repeated="2"/>
          <table:table-cell table:style-name="ce662" table:number-columns-repeated="2"/>
          <table:table-cell table:number-columns-repeated="38"/>
        </table:table-row>
        <table:table-row table:style-name="ro5">
          <table:table-cell table:style-name="ce658" office:value-type="string" calcext:value-type="string">
            <text:p>AD321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62" office:value-type="string" calcext:value-type="string">
            <text:p>AD_SWAT_A6_flow_finput1</text:p>
          </table:table-cell>
          <table:table-cell table:style-name="ce692" office:value-type="string" calcext:value-type="string">
            <text:p>runs/redu_data/SWAT_A6/flow_F1_L0.00005_S2_CGRU/SWAT_A6_predict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4624" calcext:value-type="float">
            <text:p>4624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3" table:style-name="ce662" office:value-type="float" office:value="1" calcext:value-type="float">
            <text:p>1</text:p>
          </table:table-cell>
          <table:table-cell table:style-name="ce697" office:value-type="time" office:time-value="PT00H01M11.634302S" calcext:value-type="time">
            <text:p>00:01:12</text:p>
          </table:table-cell>
          <table:table-cell table:style-name="ce697" office:value-type="time" office:time-value="PT02H01M46.644057S" calcext:value-type="time">
            <text:p>02:01:47</text:p>
          </table:table-cell>
          <table:table-cell table:style-name="ce662" office:value-type="string" calcext:value-type="string">
            <text:p>/home/reach_fmk/thesis/src/runs/save_model/AD_SWAT_A6_flow_finput1/AD/aba7718a_LocalOutlierFactor_model.jlib</text:p>
          </table:table-cell>
          <table:table-cell table:number-columns-repeated="39"/>
        </table:table-row>
        <table:table-row table:style-name="ro5">
          <table:table-cell table:style-name="ce658" office:value-type="string" calcext:value-type="string">
            <text:p>E321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62" office:value-type="string" calcext:value-type="string">
            <text:p>EVAL_SWAT_A6_flow_finput1_LocalOutlierFactor</text:p>
          </table:table-cell>
          <table:table-cell table:style-name="ce662" office:value-type="string" calcext:value-type="string">
            <text:p>runs/redu_data/SWAT_A6/flow_F1_L0.00005_S2_CGRU/SWAT_A6_eval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345655" calcext:value-type="float">
            <text:p>345655</text:p>
          </table:table-cell>
          <table:table-cell table:style-name="ce662" office:value-type="float" office:value="8" calcext:value-type="float">
            <text:p>8</text:p>
          </table:table-cell>
          <table:table-cell table:style-name="ce662" office:value-type="float" office:value="1123" calcext:value-type="float">
            <text:p>1123</text:p>
          </table:table-cell>
          <table:table-cell table:style-name="ce662" office:value-type="float" office:value="0" calcext:value-type="float">
            <text:p>0</text:p>
          </table:table-cell>
          <table:table-cell table:style-name="ce722" office:value-type="float" office:value="0.0000231439292027206" calcext:value-type="float">
            <text:p>2.31E-05</text:p>
          </table:table-cell>
          <table:table-cell table:number-columns-repeated="3" table:style-name="ce662" office:value-type="float" office:value="0" calcext:value-type="float">
            <text:p>0</text:p>
          </table:table-cell>
          <table:table-cell table:style-name="ce697" office:value-type="time" office:time-value="PT01H28M06S" calcext:value-type="time">
            <text:p>01:28:06</text:p>
          </table:table-cell>
          <table:table-cell/>
          <table:table-cell table:style-name="ce662" office:value-type="string" calcext:value-type="string">
            <text:p>runs/save_model/AD_SWAT_A6_flow_finput1/AD/aba7718a_LocalOutlierFactor_model.jlib</text:p>
          </table:table-cell>
          <table:table-cell table:number-columns-repeated="39"/>
        </table:table-row>
        <table:table-row table:style-name="ro5">
          <table:table-cell table:number-columns-repeated="56"/>
        </table:table-row>
        <table:table-row table:style-name="ro5">
          <table:table-cell table:style-name="ce659" office:value-type="string" calcext:value-type="string">
            <text:p>AD322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62" office:value-type="string" calcext:value-type="string">
            <text:p>AD_SWAT_A6_flow_finput3</text:p>
          </table:table-cell>
          <table:table-cell table:style-name="ce662" office:value-type="string" calcext:value-type="string">
            <text:p>runs/redu_data/SWAT_A6/flow_F3_L0.00005_S2_CGRU/SWAT_A6_predict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4624" calcext:value-type="float">
            <text:p>4624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1H24M37.399776S" calcext:value-type="time">
            <text:p>01:24:37</text:p>
          </table:table-cell>
          <table:table-cell table:style-name="ce697" office:value-type="time" office:time-value="PT01H56M17.366628S" calcext:value-type="time">
            <text:p>01:56:17</text:p>
          </table:table-cell>
          <table:table-cell table:style-name="ce662" office:value-type="string" calcext:value-type="string">
            <text:p>/home/reach_fmk/thesis/src/runs/save_model/AD_SWAT_A6_flow_finput3/AD/aba7718a_LocalOutlierFactor_model.jlib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322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62" office:value-type="string" calcext:value-type="string">
            <text:p>EVAL_SWAT_A6_flow_finput3_LocalOutlierFactor</text:p>
          </table:table-cell>
          <table:table-cell table:style-name="ce662" office:value-type="string" calcext:value-type="string">
            <text:p>runs/redu_data/SWAT_A6/flow_F3_L0.00005_S2_CGRU/SWAT_A6_eval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345661" calcext:value-type="float">
            <text:p>345661</text:p>
          </table:table-cell>
          <table:table-cell table:style-name="ce662" office:value-type="float" office:value="2" calcext:value-type="float">
            <text:p>2</text:p>
          </table:table-cell>
          <table:table-cell table:style-name="ce662" office:value-type="float" office:value="1125" calcext:value-type="float">
            <text:p>1125</text:p>
          </table:table-cell>
          <table:table-cell table:style-name="ce662" office:value-type="float" office:value="0" calcext:value-type="float">
            <text:p>0</text:p>
          </table:table-cell>
          <table:table-cell table:style-name="ce722" office:value-type="float" office:value="0.00000578598230068014" calcext:value-type="float">
            <text:p>5.79E-06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697" office:value-type="time" office:time-value="PT00H21M47S" calcext:value-type="time">
            <text:p>00:21:47</text:p>
          </table:table-cell>
          <table:table-cell/>
          <table:table-cell table:style-name="ce662" office:value-type="string" calcext:value-type="string">
            <text:p>runs/save_model/AD_SWAT_A6_flow_finput3/AD/aba7718a_LocalOutlierFactor_model.jlib</text:p>
          </table:table-cell>
          <table:table-cell table:number-columns-repeated="39"/>
        </table:table-row>
        <table:table-row table:style-name="ro5">
          <table:table-cell/>
          <table:table-cell table:style-name="ce662" table:number-columns-repeated="9"/>
          <table:table-cell table:style-name="ce722"/>
          <table:table-cell table:style-name="ce662" table:number-columns-repeated="2"/>
          <table:table-cell table:style-name="ce724"/>
          <table:table-cell table:number-columns-repeated="2"/>
          <table:table-cell table:style-name="ce662"/>
          <table:table-cell table:number-columns-repeated="39"/>
        </table:table-row>
        <table:table-row table:style-name="ro5">
          <table:table-cell table:style-name="ce659" office:value-type="string" calcext:value-type="string">
            <text:p>AD312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62" office:value-type="string" calcext:value-type="string">
            <text:p>AD_SWAT_A6_byte_finput3</text:p>
          </table:table-cell>
          <table:table-cell table:style-name="ce662" office:value-type="string" calcext:value-type="string">
            <text:p>runs/redu_data/SWAT_A6/byte_F3_L0.00005_S2_CGRU/SWAT_A6_predict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10988" calcext:value-type="float">
            <text:p>10988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3" table:style-name="ce662" office:value-type="float" office:value="1" calcext:value-type="float">
            <text:p>1</text:p>
          </table:table-cell>
          <table:table-cell table:style-name="ce697" office:value-type="time" office:time-value="PT00H05M49.719349S" calcext:value-type="time">
            <text:p>00:05:50</text:p>
          </table:table-cell>
          <table:table-cell table:style-name="ce697" office:value-type="time" office:time-value="PT10H27M05.883449S" calcext:value-type="time">
            <text:p>10:27:06</text:p>
          </table:table-cell>
          <table:table-cell table:style-name="ce662" office:value-type="string" calcext:value-type="string">
            <text:p>/home/reach_fmk/thesis/src/runs/save_model/AD_SWAT_A6_byte_finput3/AD/aba7718a_LocalOutlierFactor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style-name="ce659" office:value-type="string" calcext:value-type="string">
            <text:p>E312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62" office:value-type="string" calcext:value-type="string">
            <text:p>EVAL_SWAT_A6_byte_finput3_LocalOutlierFactor</text:p>
          </table:table-cell>
          <table:table-cell table:style-name="ce662" office:value-type="string" calcext:value-type="string">
            <text:p>runs/redu_data/SWAT_A6/byte_F3_L0.00005_S2_CGRU/SWAT_A6_eval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810218" calcext:value-type="float">
            <text:p>810218</text:p>
          </table:table-cell>
          <table:table-cell table:style-name="ce662" office:value-type="float" office:value="12" calcext:value-type="float">
            <text:p>12</text:p>
          </table:table-cell>
          <table:table-cell table:style-name="ce662" office:value-type="float" office:value="11210" calcext:value-type="float">
            <text:p>11210</text:p>
          </table:table-cell>
          <table:table-cell table:style-name="ce662" office:value-type="float" office:value="0" calcext:value-type="float">
            <text:p>0</text:p>
          </table:table-cell>
          <table:table-cell table:style-name="ce722" office:value-type="float" office:value="0.0000148106093331523" calcext:value-type="float">
            <text:p>1.48E-05</text:p>
          </table:table-cell>
          <table:table-cell table:number-columns-repeated="3" table:style-name="ce662" office:value-type="float" office:value="0" calcext:value-type="float">
            <text:p>0</text:p>
          </table:table-cell>
          <table:table-cell table:style-name="ce697" office:value-type="time" office:time-value="PT06H03M28S" calcext:value-type="time">
            <text:p>06:03:28</text:p>
          </table:table-cell>
          <table:table-cell table:style-name="ce697"/>
          <table:table-cell table:style-name="ce662" office:value-type="string" calcext:value-type="string">
            <text:p>runs/save_model/AD_SWAT_A6_byte_finput3/AD/aba7718a_LocalOutlierFactor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style-name="ce661"/>
          <table:table-cell table:style-name="ce662" table:number-columns-repeated="13"/>
          <table:table-cell table:style-name="ce697" table:number-columns-repeated="2"/>
          <table:table-cell table:style-name="ce662" table:number-columns-repeated="2"/>
          <table:table-cell table:number-columns-repeated="38"/>
        </table:table-row>
        <table:table-row table:style-name="ro5">
          <table:table-cell table:style-name="ce659" office:value-type="string" calcext:value-type="string">
            <text:p>AD313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88" office:value-type="string" calcext:value-type="string">
            <text:p>baseline_doDL_byte</text:p>
          </table:table-cell>
          <table:table-cell table:style-name="ce688" office:value-type="string" calcext:value-type="string">
            <text:p>byte_swatA6/predict_byte/</text:p>
          </table:table-cell>
          <table:table-cell table:style-name="ce688" office:value-type="string" calcext:value-type="string">
            <text:p>-</text:p>
          </table:table-cell>
          <table:table-cell table:style-name="ce662" office:value-type="float" office:value="10988" calcext:value-type="float">
            <text:p>10988</text:p>
          </table:table-cell>
          <table:table-cell table:number-columns-repeated="3" table:style-name="ce66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8" office:value-type="time" office:time-value="PT40H13M40S" calcext:value-type="time">
            <text:p>40:13:40.00</text:p>
          </table:table-cell>
          <table:table-cell table:style-name="ce698" office:value-type="time" office:time-value="PT44H45M12.43322S" calcext:value-type="time">
            <text:p>44:45:12.43</text:p>
          </table:table-cell>
          <table:table-cell table:style-name="ce662" office:value-type="string" calcext:value-type="string">
            <text:p>/home/reach_fmk/thesis/src/runs/save_model/AD_SWAT_A6_byte_finput3/AD/aba7718a_LocalOutlierFactor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style-name="ce659" office:value-type="string" calcext:value-type="string">
            <text:p>E313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88" office:value-type="string" calcext:value-type="string">
            <text:p>baseline_doDL_byte</text:p>
          </table:table-cell>
          <table:table-cell table:style-name="ce688" office:value-type="string" calcext:value-type="string">
            <text:p>byte_swatA6/eval_byte/</text:p>
          </table:table-cell>
          <table:table-cell table:style-name="ce688" office:value-type="string" calcext:value-type="string">
            <text:p>-</text:p>
          </table:table-cell>
          <table:table-cell table:style-name="ce662" office:value-type="float" office:value="809218" calcext:value-type="float">
            <text:p>809218</text:p>
          </table:table-cell>
          <table:table-cell table:style-name="ce662" office:value-type="float" office:value="4" calcext:value-type="float">
            <text:p>4</text:p>
          </table:table-cell>
          <table:table-cell table:style-name="ce662" office:value-type="float" office:value="10210" calcext:value-type="float">
            <text:p>10210</text:p>
          </table:table-cell>
          <table:table-cell table:style-name="ce662" office:value-type="float" office:value="2130" calcext:value-type="float">
            <text:p>2130</text:p>
          </table:table-cell>
          <table:table-cell table:style-name="ce684" office:value-type="float" office:value="0.00000987369081030912" calcext:value-type="float">
            <text:p>9.87E-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00802997858672377" calcext:value-type="float">
            <text:p>0.000802997858672</text:p>
          </table:table-cell>
          <table:table-cell office:value-type="float" office:value="0.00160356347438753" calcext:value-type="float">
            <text:p>0.001603563474388</text:p>
          </table:table-cell>
          <table:table-cell table:style-name="ce698" office:value-type="time" office:time-value="PT69H04M37.295926S" calcext:value-type="time">
            <text:p>69:04:37.30</text:p>
          </table:table-cell>
          <table:table-cell table:style-name="ce647"/>
          <table:table-cell table:style-name="ce662" office:value-type="string" calcext:value-type="string">
            <text:p>runs/save_model/AD_SWAT_A6_byte_finput3/AD/aba7718a_LocalOutlierFactor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style-name="ce659"/>
          <table:table-cell table:style-name="ce647" table:number-columns-repeated="16"/>
          <table:table-cell table:style-name="ce662"/>
          <table:table-cell table:number-columns-repeated="38"/>
        </table:table-row>
        <table:table-row table:style-name="ro5">
          <table:table-cell table:style-name="ce659" office:value-type="string" calcext:value-type="string">
            <text:p>AD323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88" office:value-type="string" calcext:value-type="string">
            <text:p>baseline_doDL_flow</text:p>
          </table:table-cell>
          <table:table-cell table:style-name="ce688" office:value-type="string" calcext:value-type="string">
            <text:p>flow_swatA6/predict_flow/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10988" calcext:value-type="float">
            <text:p>10988</text:p>
          </table:table-cell>
          <table:table-cell table:number-columns-repeated="3" table:style-name="ce66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6H00M32.824275S" calcext:value-type="time">
            <text:p>06:00:33</text:p>
          </table:table-cell>
          <table:table-cell table:style-name="ce697" office:value-type="time" office:time-value="PT08H11M08.443203S" calcext:value-type="time">
            <text:p>08:11:08</text:p>
          </table:table-cell>
          <table:table-cell table:style-name="ce662" office:value-type="string" calcext:value-type="string">
            <text:p>/home/reach_fmk/thesis/src/runs/save_model/AD_SWAT_A6_byte_finput3/AD/aba7718a_LocalOutlierFactor_model.jlib</text:p>
          </table:table-cell>
          <table:table-cell table:style-name="ce662"/>
          <table:table-cell table:number-columns-repeated="38"/>
        </table:table-row>
        <table:table-row table:style-name="ro5">
          <table:table-cell table:style-name="ce659" office:value-type="string" calcext:value-type="string">
            <text:p>E323</text:p>
          </table:table-cell>
          <table:table-cell table:style-name="ce662" office:value-type="string" calcext:value-type="string">
            <text:p>aba7718a</text:p>
          </table:table-cell>
          <table:table-cell table:style-name="ce662" office:value-type="string" calcext:value-type="string">
            <text:p>LocalOutlierFactor</text:p>
          </table:table-cell>
          <table:table-cell table:style-name="ce688" office:value-type="string" calcext:value-type="string">
            <text:p>baseline_doDL_flow</text:p>
          </table:table-cell>
          <table:table-cell table:style-name="ce688" office:value-type="string" calcext:value-type="string">
            <text:p>flow_swatA6/eval_flow/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809218" calcext:value-type="float">
            <text:p>809218</text:p>
          </table:table-cell>
          <table:table-cell table:style-name="ce662" office:value-type="float" office:value="4" calcext:value-type="float">
            <text:p>4</text:p>
          </table:table-cell>
          <table:table-cell table:style-name="ce662" office:value-type="float" office:value="10210" calcext:value-type="float">
            <text:p>10210</text:p>
          </table:table-cell>
          <table:table-cell table:style-name="ce662" office:value-type="float" office:value="2130" calcext:value-type="float">
            <text:p>2130</text:p>
          </table:table-cell>
          <table:table-cell table:style-name="ce684" office:value-type="float" office:value="0.000007859432874" calcext:value-type="float">
            <text:p>7.86E-06</text:p>
          </table:table-cell>
          <table:table-cell office:value-type="float" office:value="0.034948882" calcext:value-type="float">
            <text:p>0.034948882</text:p>
          </table:table-cell>
          <table:table-cell office:value-type="float" office:value="0.0000598371123" calcext:value-type="float">
            <text:p>5.98371123E-05</text:p>
          </table:table-cell>
          <table:table-cell office:value-type="float" office:value="0.00010284548753" calcext:value-type="float">
            <text:p>0.00010284548753</text:p>
          </table:table-cell>
          <table:table-cell table:style-name="ce697" office:value-type="time" office:time-value="PT10H14M00.11403S" calcext:value-type="time">
            <text:p>10:14:00</text:p>
          </table:table-cell>
          <table:table-cell table:style-name="ce647"/>
          <table:table-cell table:style-name="ce662" office:value-type="string" calcext:value-type="string">
            <text:p>runs/save_model/AD_SWAT_A6_byte_finput3/AD/aba7718a_LocalOutlierFactor_model.jlib</text:p>
          </table:table-cell>
          <table:table-cell table:style-name="ce662"/>
          <table:table-cell table:number-columns-repeated="38"/>
        </table:table-row>
        <table:table-row table:style-name="ro5" table:number-rows-repeated="2">
          <table:table-cell table:style-name="ce661"/>
          <table:table-cell table:style-name="ce662" table:number-columns-repeated="13"/>
          <table:table-cell table:style-name="ce697" table:number-columns-repeated="2"/>
          <table:table-cell table:style-name="ce662" table:number-columns-repeated="2"/>
          <table:table-cell table:number-columns-repeated="38"/>
        </table:table-row>
        <table:table-row table:style-name="ro5">
          <table:table-cell table:style-name="ce659" office:value-type="string" calcext:value-type="string">
            <text:p>AD211</text:p>
          </table:table-cell>
          <table:table-cell table:style-name="ce662" office:value-type="string" calcext:value-type="string">
            <text:p>e2d1c37f</text:p>
          </table:table-cell>
          <table:table-cell table:style-name="ce662" office:value-type="string" calcext:value-type="string">
            <text:p>OneClassSVM</text:p>
          </table:table-cell>
          <table:table-cell table:style-name="ce662" office:value-type="string" calcext:value-type="string">
            <text:p>AD_SWAT_A6_byte_finput1</text:p>
          </table:table-cell>
          <table:table-cell table:style-name="ce662" office:value-type="string" calcext:value-type="string">
            <text:p>runs/redu_data/SWAT_A6/byte_F1_L0.00005_S2_CGRU/SWAT_A6_predict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10990" calcext:value-type="float">
            <text:p>10990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0H05M52S" calcext:value-type="time">
            <text:p>00:05:52</text:p>
          </table:table-cell>
          <table:table-cell table:style-name="ce697" office:value-type="time" office:time-value="PT00H09M05S" calcext:value-type="time">
            <text:p>00:09:05</text:p>
          </table:table-cell>
          <table:table-cell table:style-name="ce662" office:value-type="string" calcext:value-type="string">
            <text:p>/home/reach_fmk/thesis/src/runs/save_model/AD_SWAT_A6_byte_finput1/AD/e2d1c37f_OneClassSVM_model.jlib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211</text:p>
          </table:table-cell>
          <table:table-cell table:style-name="ce662" office:value-type="string" calcext:value-type="string">
            <text:p>e2d1c37f</text:p>
          </table:table-cell>
          <table:table-cell table:style-name="ce662" office:value-type="string" calcext:value-type="string">
            <text:p>OneClassSVM</text:p>
          </table:table-cell>
          <table:table-cell table:style-name="ce662" office:value-type="string" calcext:value-type="string">
            <text:p>EVAL_SWAT_A6_byte_finput1_OneClassSVM</text:p>
          </table:table-cell>
          <table:table-cell table:style-name="ce662" office:value-type="string" calcext:value-type="string">
            <text:p>runs/redu_data/SWAT_A6/byte_F1_L0.00005_S2_CGRU/SWAT_A6_eval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810234" calcext:value-type="float">
            <text:p>810234</text:p>
          </table:table-cell>
          <table:table-cell table:style-name="ce662" office:value-type="float" office:value="0" calcext:value-type="float">
            <text:p>0</text:p>
          </table:table-cell>
          <table:table-cell table:style-name="ce662" office:value-type="float" office:value="11208" calcext:value-type="float">
            <text:p>11208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662" office:value-type="float" office:value="1" calcext:value-type="float">
            <text:p>1</text:p>
          </table:table-cell>
          <table:table-cell table:style-name="ce662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697" office:value-type="time" office:time-value="PT00H03M36S" calcext:value-type="time">
            <text:p>00:03:36</text:p>
          </table:table-cell>
          <table:table-cell table:style-name="ce697"/>
          <table:table-cell table:style-name="ce662" office:value-type="string" calcext:value-type="string">
            <text:p>runs/save_model/AD_SWAT_A6_byte_finput1/AD/e2d1c37f_OneClassSVM_model.jlib</text:p>
          </table:table-cell>
          <table:table-cell table:number-columns-repeated="39"/>
        </table:table-row>
        <table:table-row table:style-name="ro5">
          <table:table-cell table:number-columns-repeated="56"/>
        </table:table-row>
        <table:table-row table:style-name="ro5">
          <table:table-cell table:style-name="ce659" office:value-type="string" calcext:value-type="string">
            <text:p>AD212</text:p>
          </table:table-cell>
          <table:table-cell table:style-name="ce662" office:value-type="string" calcext:value-type="string">
            <text:p>e2d1c37f</text:p>
          </table:table-cell>
          <table:table-cell table:style-name="ce662" office:value-type="string" calcext:value-type="string">
            <text:p>OneClassSVM</text:p>
          </table:table-cell>
          <table:table-cell table:style-name="ce662" office:value-type="string" calcext:value-type="string">
            <text:p>AD_SWAT_A6_byte_finput3</text:p>
          </table:table-cell>
          <table:table-cell table:style-name="ce662" office:value-type="string" calcext:value-type="string">
            <text:p>runs/redu_data/SWAT_A6/byte_F3_L0.00005_S2_CGRU/SWAT_A6_predict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2341" calcext:value-type="float">
            <text:p>2341</text:p>
          </table:table-cell>
          <table:table-cell table:style-name="ce662" office:value-type="float" office:value="8647" calcext:value-type="float">
            <text:p>8647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662" office:value-type="float" office:value="0.78694939934474" calcext:value-type="float">
            <text:p>0.78694939934474</text:p>
          </table:table-cell>
          <table:table-cell table:style-name="ce662" office:value-type="float" office:value="0" calcext:value-type="float">
            <text:p>0</text:p>
          </table:table-cell>
          <table:table-cell table:style-name="ce662" office:value-type="float" office:value="1" calcext:value-type="float">
            <text:p>1</text:p>
          </table:table-cell>
          <table:table-cell table:style-name="ce724" office:value-type="float" office:value="0" calcext:value-type="float">
            <text:p>0</text:p>
          </table:table-cell>
          <table:table-cell table:style-name="ce697" office:value-type="time" office:time-value="PT00H04M32S" calcext:value-type="time">
            <text:p>00:04:32</text:p>
          </table:table-cell>
          <table:table-cell table:style-name="ce697" office:value-type="time" office:time-value="PT00H08M16S" calcext:value-type="time">
            <text:p>00:08:16</text:p>
          </table:table-cell>
          <table:table-cell table:style-name="ce662" office:value-type="string" calcext:value-type="string">
            <text:p>/home/reach_fmk/thesis/src/runs/save_model/AD_SWAT_A6_byte_finput3/AD/e2d1c37f_OneClassSVM_model.jlib <text:s text:c="66"/>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212</text:p>
          </table:table-cell>
          <table:table-cell table:style-name="ce662" office:value-type="string" calcext:value-type="string">
            <text:p>e2d1c37f</text:p>
          </table:table-cell>
          <table:table-cell table:style-name="ce662" office:value-type="string" calcext:value-type="string">
            <text:p>OneClassSVM</text:p>
          </table:table-cell>
          <table:table-cell table:style-name="ce662" office:value-type="string" calcext:value-type="string">
            <text:p>EVAL_SWAT_A6_byte_finput3_OneClassSVM</text:p>
          </table:table-cell>
          <table:table-cell table:style-name="ce662" office:value-type="string" calcext:value-type="string">
            <text:p>runs/redu_data/SWAT_A6/byte_F3_L0.00005_S2_CGRU/SWAT_A6_eval_byte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168967" calcext:value-type="float">
            <text:p>168967</text:p>
          </table:table-cell>
          <table:table-cell table:style-name="ce662" office:value-type="float" office:value="641263" calcext:value-type="float">
            <text:p>641263</text:p>
          </table:table-cell>
          <table:table-cell table:style-name="ce662" office:value-type="float" office:value="2628" calcext:value-type="float">
            <text:p>2628</text:p>
          </table:table-cell>
          <table:table-cell table:style-name="ce662" office:value-type="float" office:value="8582" calcext:value-type="float">
            <text:p>8582</text:p>
          </table:table-cell>
          <table:table-cell table:style-name="ce662" office:value-type="float" office:value="0.791457981067104" calcext:value-type="float">
            <text:p>0.791457981067104</text:p>
          </table:table-cell>
          <table:table-cell table:style-name="ce662" office:value-type="float" office:value="0.01320622610007" calcext:value-type="float">
            <text:p>0.01320622610007</text:p>
          </table:table-cell>
          <table:table-cell table:style-name="ce662" office:value-type="float" office:value="0.765566458519179" calcext:value-type="float">
            <text:p>0.765566458519179</text:p>
          </table:table-cell>
          <table:table-cell table:style-name="ce724" office:value-type="float" office:value="0.0259645566556489" calcext:value-type="float">
            <text:p>0.025964556655649</text:p>
          </table:table-cell>
          <table:table-cell table:style-name="ce697" office:value-type="time" office:time-value="PT00H03M14S" calcext:value-type="time">
            <text:p>00:03:14</text:p>
          </table:table-cell>
          <table:table-cell table:style-name="ce697"/>
          <table:table-cell table:style-name="ce662" office:value-type="string" calcext:value-type="string">
            <text:p>runs/save_model/AD_SWAT_A6_byte_finput3/AD/e2d1c37f_OneClassSVM_model.jlib</text:p>
          </table:table-cell>
          <table:table-cell table:number-columns-repeated="39"/>
        </table:table-row>
        <table:table-row table:style-name="ro5">
          <table:table-cell table:style-name="ce662" table:number-columns-repeated="13"/>
          <table:table-cell table:style-name="ce724"/>
          <table:table-cell table:style-name="ce697" table:number-columns-repeated="2"/>
          <table:table-cell table:style-name="ce662"/>
          <table:table-cell table:number-columns-repeated="39"/>
        </table:table-row>
        <table:table-row table:style-name="ro5">
          <table:table-cell table:style-name="ce659" office:value-type="string" calcext:value-type="string">
            <text:p>AD221 </text:p>
          </table:table-cell>
          <table:table-cell table:style-name="ce662" office:value-type="string" calcext:value-type="string">
            <text:p>e2d1c37f</text:p>
          </table:table-cell>
          <table:table-cell table:style-name="ce662" office:value-type="string" calcext:value-type="string">
            <text:p>OneClassSVM</text:p>
          </table:table-cell>
          <table:table-cell table:style-name="ce662" office:value-type="string" calcext:value-type="string">
            <text:p>AD_SWAT_A6_flow_finput1</text:p>
          </table:table-cell>
          <table:table-cell table:style-name="ce662" office:value-type="string" calcext:value-type="string">
            <text:p>runs/redu_data/SWAT_A6/flow_F1_L0.00005_S2_CGRU/SWAT_A6_predict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4624" calcext:value-type="float">
            <text:p>4624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0H01M02S" calcext:value-type="time">
            <text:p>00:01:02</text:p>
          </table:table-cell>
          <table:table-cell table:style-name="ce697" office:value-type="time" office:time-value="PT00H02M10S" calcext:value-type="time">
            <text:p>00:02:10</text:p>
          </table:table-cell>
          <table:table-cell table:style-name="ce662" office:value-type="string" calcext:value-type="string">
            <text:p>/home/reach_fmk/thesis/src/runs/save_model/AD_SWAT_A6_flow_finput1/AD/e2d1c37f_OneClassSVM_model.jlib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221 </text:p>
          </table:table-cell>
          <table:table-cell table:style-name="ce662" office:value-type="string" calcext:value-type="string">
            <text:p>e2d1c37f</text:p>
          </table:table-cell>
          <table:table-cell table:style-name="ce662" office:value-type="string" calcext:value-type="string">
            <text:p>OneClassSVM</text:p>
          </table:table-cell>
          <table:table-cell table:style-name="ce662" office:value-type="string" calcext:value-type="string">
            <text:p>EVAL_SWAT_A6_flow_finput1_OneClassSVM</text:p>
          </table:table-cell>
          <table:table-cell table:style-name="ce662" office:value-type="string" calcext:value-type="string">
            <text:p>runs/redu_data/SWAT_A6/flow_F1_L0.00005_S2_CGRU/SWAT_A6_eval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345663" calcext:value-type="float">
            <text:p>345663</text:p>
          </table:table-cell>
          <table:table-cell table:style-name="ce662" office:value-type="float" office:value="0" calcext:value-type="float">
            <text:p>0</text:p>
          </table:table-cell>
          <table:table-cell table:style-name="ce662" office:value-type="float" office:value="1123" calcext:value-type="float">
            <text:p>1123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662" office:value-type="float" office:value="1" calcext:value-type="float">
            <text:p>1</text:p>
          </table:table-cell>
          <table:table-cell table:style-name="ce662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697" office:value-type="time" office:time-value="PT00H02M45S" calcext:value-type="time">
            <text:p>00:02:45</text:p>
          </table:table-cell>
          <table:table-cell table:style-name="ce697"/>
          <table:table-cell table:style-name="ce662" office:value-type="string" calcext:value-type="string">
            <text:p>runs/save_model/AD_SWAT_A6_flow_finput1/AD/e2d1c37f_OneClassSVM_model.jlib</text:p>
          </table:table-cell>
          <table:table-cell table:number-columns-repeated="39"/>
        </table:table-row>
        <table:table-row table:style-name="ro5">
          <table:table-cell table:style-name="ce662" table:number-columns-repeated="13"/>
          <table:table-cell table:style-name="ce724"/>
          <table:table-cell table:style-name="ce697" table:number-columns-repeated="2"/>
          <table:table-cell table:style-name="ce662"/>
          <table:table-cell table:number-columns-repeated="39"/>
        </table:table-row>
        <table:table-row table:style-name="ro5">
          <table:table-cell table:style-name="ce659" office:value-type="string" calcext:value-type="string">
            <text:p>AD222</text:p>
          </table:table-cell>
          <table:table-cell table:style-name="ce662" office:value-type="string" calcext:value-type="string">
            <text:p>e2d1c37f</text:p>
          </table:table-cell>
          <table:table-cell table:style-name="ce662" office:value-type="string" calcext:value-type="string">
            <text:p>OneClassSVM</text:p>
          </table:table-cell>
          <table:table-cell table:style-name="ce662" office:value-type="string" calcext:value-type="string">
            <text:p>AD_SWAT_A6_flow_finput3</text:p>
          </table:table-cell>
          <table:table-cell table:style-name="ce662" office:value-type="string" calcext:value-type="string">
            <text:p>runs/redu_data/SWAT_A6/flow_F3_L0.00005_S2_CGRU/SWAT_A6_predict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4624" calcext:value-type="float">
            <text:p>4624</text:p>
          </table:table-cell>
          <table:table-cell table:number-columns-repeated="4" table:style-name="ce662" office:value-type="float" office:value="0" calcext:value-type="float">
            <text:p>0</text:p>
          </table:table-cell>
          <table:table-cell table:number-columns-repeated="2" table:style-name="ce662" office:value-type="float" office:value="1" calcext:value-type="float">
            <text:p>1</text:p>
          </table:table-cell>
          <table:table-cell table:style-name="ce724" office:value-type="float" office:value="1" calcext:value-type="float">
            <text:p>1</text:p>
          </table:table-cell>
          <table:table-cell table:style-name="ce697" office:value-type="time" office:time-value="PT00H01M07S" calcext:value-type="time">
            <text:p>00:01:07</text:p>
          </table:table-cell>
          <table:table-cell table:style-name="ce697" office:value-type="time" office:time-value="PT00H02M05S" calcext:value-type="time">
            <text:p>00:02:05</text:p>
          </table:table-cell>
          <table:table-cell table:style-name="ce662" office:value-type="string" calcext:value-type="string">
            <text:p>/home/reach_fmk/thesis/src/runs/save_model/AD_SWAT_A6_flow_finput3/AD/e2d1c37f_OneClassSVM_model.jlib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222</text:p>
          </table:table-cell>
          <table:table-cell table:style-name="ce662" office:value-type="string" calcext:value-type="string">
            <text:p>e2d1c37f</text:p>
          </table:table-cell>
          <table:table-cell table:style-name="ce662" office:value-type="string" calcext:value-type="string">
            <text:p>OneClassSVM</text:p>
          </table:table-cell>
          <table:table-cell table:style-name="ce662" office:value-type="string" calcext:value-type="string">
            <text:p>EVAL_SWAT_A6_flow_finput3_OneClassSVM</text:p>
          </table:table-cell>
          <table:table-cell table:style-name="ce662" office:value-type="string" calcext:value-type="string">
            <text:p>runs/redu_data/SWAT_A6/flow_F3_L0.00005_S2_CGRU/SWAT_A6_eval_flow_cpd</text:p>
          </table:table-cell>
          <table:table-cell table:style-name="ce662" office:value-type="string" calcext:value-type="string">
            <text:p>-</text:p>
          </table:table-cell>
          <table:table-cell table:style-name="ce662" office:value-type="float" office:value="345661" calcext:value-type="float">
            <text:p>345661</text:p>
          </table:table-cell>
          <table:table-cell table:style-name="ce662" office:value-type="float" office:value="0" calcext:value-type="float">
            <text:p>0</text:p>
          </table:table-cell>
          <table:table-cell table:style-name="ce662" office:value-type="float" office:value="1349" calcext:value-type="float">
            <text:p>1349</text:p>
          </table:table-cell>
          <table:table-cell table:number-columns-repeated="2" table:style-name="ce662" office:value-type="float" office:value="0" calcext:value-type="float">
            <text:p>0</text:p>
          </table:table-cell>
          <table:table-cell table:style-name="ce662" office:value-type="float" office:value="1" calcext:value-type="float">
            <text:p>1</text:p>
          </table:table-cell>
          <table:table-cell table:style-name="ce662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697" office:value-type="time" office:time-value="PT00H01M14S" calcext:value-type="time">
            <text:p>00:01:14</text:p>
          </table:table-cell>
          <table:table-cell table:style-name="ce697"/>
          <table:table-cell table:style-name="ce662" office:value-type="string" calcext:value-type="string">
            <text:p>runs/save_model/AD_SWAT_A6_flow_finput3/AD/e2d1c37f_OneClassSVM_model.jlib</text:p>
          </table:table-cell>
          <table:table-cell table:number-columns-repeated="39"/>
        </table:table-row>
        <table:table-row table:style-name="ro5">
          <table:table-cell table:number-columns-repeated="56"/>
        </table:table-row>
        <table:table-row table:style-name="ro5">
          <table:table-cell table:style-name="ce659" office:value-type="string" calcext:value-type="string">
            <text:p>AD213</text:p>
          </table:table-cell>
          <table:table-cell table:style-name="ce671" office:value-type="string" calcext:value-type="string">
            <text:p>0fbc2f15</text:p>
          </table:table-cell>
          <table:table-cell table:style-name="ce681" office:value-type="string" calcext:value-type="string">
            <text:p>OneClassSVM</text:p>
          </table:table-cell>
          <table:table-cell table:style-name="ce688" office:value-type="string" calcext:value-type="string">
            <text:p>baseline_doDL_byte</text:p>
          </table:table-cell>
          <table:table-cell table:style-name="ce688" office:value-type="string" calcext:value-type="string">
            <text:p>byte_swatA6/predict_byte/</text:p>
          </table:table-cell>
          <table:table-cell table:style-name="ce688" office:value-type="string" calcext:value-type="string">
            <text:p>-</text:p>
          </table:table-cell>
          <table:table-cell table:style-name="ce688" office:value-type="float" office:value="2210" calcext:value-type="float">
            <text:p>2210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2414" calcext:value-type="float">
            <text:p>2414</text:p>
          </table:table-cell>
          <table:table-cell table:style-name="ce684" office:value-type="float" office:value="0.522058823529412" calcext:value-type="float">
            <text:p>5.22E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51:56.604609a</text:p>
          </table:table-cell>
          <table:table-cell office:value-type="string" calcext:value-type="string">
            <text:p>20:16:04.664309a</text:p>
          </table:table-cell>
          <table:table-cell table:style-name="ce688" office:value-type="string" calcext:value-type="string">
            <text:p>/home/koppfabi/thesis/src/runs/save_model/baseline_doDL_byte/AD/0fbc2f15_OneClassSVM_model.jlib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213</text:p>
          </table:table-cell>
          <table:table-cell table:style-name="ce671" office:value-type="string" calcext:value-type="string">
            <text:p>0fbc2f15</text:p>
          </table:table-cell>
          <table:table-cell table:style-name="ce681" office:value-type="string" calcext:value-type="string">
            <text:p>OneClassSVM</text:p>
          </table:table-cell>
          <table:table-cell table:style-name="ce688" office:value-type="string" calcext:value-type="string">
            <text:p>baseline_doDL_byte</text:p>
          </table:table-cell>
          <table:table-cell table:style-name="ce688" office:value-type="string" calcext:value-type="string">
            <text:p>byte_swatA6/eval_byte/</text:p>
          </table:table-cell>
          <table:table-cell table:style-name="ce688" office:value-type="string" calcext:value-type="string">
            <text:p>-</text:p>
          </table:table-cell>
          <table:table-cell table:style-name="ce688" office:value-type="float" office:value="215322" calcext:value-type="float">
            <text:p>215322</text:p>
          </table:table-cell>
          <table:table-cell table:style-name="ce688" office:value-type="float" office:value="119321" calcext:value-type="float">
            <text:p>119321</text:p>
          </table:table-cell>
          <table:table-cell table:style-name="ce688" office:value-type="float" office:value="632" calcext:value-type="float">
            <text:p>632</text:p>
          </table:table-cell>
          <table:table-cell table:style-name="ce688" office:value-type="float" office:value="523" calcext:value-type="float">
            <text:p>523</text:p>
          </table:table-cell>
          <table:table-cell office:value-type="float" office:value="0.431585098781183" calcext:value-type="float">
            <text:p>0.431585098781183</text:p>
          </table:table-cell>
          <table:table-cell office:value-type="float" office:value="0.00216044841009725" calcext:value-type="float">
            <text:p>0.002160448410097</text:p>
          </table:table-cell>
          <table:table-cell office:value-type="float" office:value="0.287622439893143" calcext:value-type="float">
            <text:p>0.287622439893143</text:p>
          </table:table-cell>
          <table:table-cell office:value-type="float" office:value="0.00428868279016657" calcext:value-type="float">
            <text:p>0.004288682790167</text:p>
          </table:table-cell>
          <table:table-cell table:style-name="ce697" office:value-type="string" calcext:value-type="string">
            <text:p>62:53:53a</text:p>
          </table:table-cell>
          <table:table-cell table:style-name="ce728"/>
          <table:table-cell table:style-name="ce688" office:value-type="string" calcext:value-type="string">
            <text:p>/home/koppfabi/thesis/src/runs/save_model/baseline_doDL_byte/AD/0fbc2f15_OneClassSVM_model.jlib</text:p>
          </table:table-cell>
          <table:table-cell table:number-columns-repeated="39"/>
        </table:table-row>
        <table:table-row table:style-name="ro5">
          <table:table-cell/>
          <table:table-cell table:style-name="ce647" table:number-columns-repeated="16"/>
          <table:table-cell table:number-columns-repeated="39"/>
        </table:table-row>
        <table:table-row table:style-name="ro5">
          <table:table-cell table:style-name="ce659" office:value-type="string" calcext:value-type="string">
            <text:p>AD223</text:p>
          </table:table-cell>
          <table:table-cell table:style-name="ce647" office:value-type="string" calcext:value-type="string">
            <text:p>0fbc2f15</text:p>
          </table:table-cell>
          <table:table-cell table:style-name="ce680" office:value-type="string" calcext:value-type="string">
            <text:p>OneClassSVM</text:p>
          </table:table-cell>
          <table:table-cell table:style-name="ce688" office:value-type="string" calcext:value-type="string">
            <text:p>baseline_doDL_flow</text:p>
          </table:table-cell>
          <table:table-cell table:style-name="ce688" office:value-type="string" calcext:value-type="string">
            <text:p>flow_swatA6/predict_flow/</text:p>
          </table:table-cell>
          <table:table-cell table:style-name="ce662" office:value-type="string" calcext:value-type="string">
            <text:p>-</text:p>
          </table:table-cell>
          <table:table-cell table:style-name="ce688"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2414" calcext:value-type="float">
            <text:p>2414</text:p>
          </table:table-cell>
          <table:table-cell table:style-name="ce688" office:value-type="float" office:value="0.522058823529412" calcext:value-type="float">
            <text:p>0.522058823529412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697" office:value-type="time" office:time-value="PT10H13M46S" calcext:value-type="time">
            <text:p>10:13:46</text:p>
          </table:table-cell>
          <table:table-cell table:style-name="ce697" office:value-type="time" office:time-value="PT11H43M56S" calcext:value-type="time">
            <text:p>11:43:56</text:p>
          </table:table-cell>
          <table:table-cell table:style-name="ce688" office:value-type="string" calcext:value-type="string">
            <text:p>/home/koppfabi/thesis/src/runs/save_model/baseline_doDL_byte/AD/0fbc2f15_OneClassSVM_model.jlib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223</text:p>
          </table:table-cell>
          <table:table-cell table:style-name="ce647" office:value-type="string" calcext:value-type="string">
            <text:p>0fbc2f15</text:p>
          </table:table-cell>
          <table:table-cell table:style-name="ce680" office:value-type="string" calcext:value-type="string">
            <text:p>OneClassSVM</text:p>
          </table:table-cell>
          <table:table-cell table:style-name="ce688" office:value-type="string" calcext:value-type="string">
            <text:p>baseline_doDL_flow</text:p>
          </table:table-cell>
          <table:table-cell table:style-name="ce688" office:value-type="string" calcext:value-type="string">
            <text:p>flow_swatA6/eval_flow/</text:p>
          </table:table-cell>
          <table:table-cell table:style-name="ce662" office:value-type="string" calcext:value-type="string">
            <text:p>-</text:p>
          </table:table-cell>
          <table:table-cell table:style-name="ce688" office:value-type="float" office:value="196480" calcext:value-type="float">
            <text:p>196480</text:p>
          </table:table-cell>
          <table:table-cell table:style-name="ce688" office:value-type="float" office:value="149183" calcext:value-type="float">
            <text:p>149183</text:p>
          </table:table-cell>
          <table:table-cell table:style-name="ce688" office:value-type="float" office:value="800" calcext:value-type="float">
            <text:p>800</text:p>
          </table:table-cell>
          <table:table-cell table:style-name="ce688" office:value-type="float" office:value="323" calcext:value-type="float">
            <text:p>323</text:p>
          </table:table-cell>
          <table:table-cell table:style-name="ce688" office:value-type="float" office:value="0.431585098781183" calcext:value-type="float">
            <text:p>0.431585098781183</text:p>
          </table:table-cell>
          <table:table-cell table:style-name="ce688" office:value-type="float" office:value="0.00216044841009725" calcext:value-type="float">
            <text:p>0.002160448410097</text:p>
          </table:table-cell>
          <table:table-cell table:style-name="ce688" office:value-type="float" office:value="0.287622439893143" calcext:value-type="float">
            <text:p>0.287622439893143</text:p>
          </table:table-cell>
          <table:table-cell table:style-name="ce688" office:value-type="float" office:value="0.00428868279016657" calcext:value-type="float">
            <text:p>0.004288682790167</text:p>
          </table:table-cell>
          <table:table-cell table:style-name="ce704" office:value-type="string" calcext:value-type="string">
            <text:p>2 days, 14:53:53.317560</text:p>
          </table:table-cell>
          <table:table-cell table:style-name="ce697"/>
          <table:table-cell table:style-name="ce688" office:value-type="string" calcext:value-type="string">
            <text:p>/home/koppfabi/thesis/src/runs/save_model/baseline_doDL_byte/AD/0fbc2f15_OneClassSVM_model.jlib</text:p>
          </table:table-cell>
          <table:table-cell table:number-columns-repeated="39"/>
        </table:table-row>
        <table:table-row table:style-name="ro5">
          <table:table-cell table:number-columns-repeated="56"/>
        </table:table-row>
        <table:table-row table:style-name="ro5" table:number-rows-repeated="2">
          <table:table-cell table:number-columns-repeated="14"/>
          <table:table-cell table:style-name="ce697" table:number-columns-repeated="2"/>
          <table:table-cell table:number-columns-repeated="40"/>
        </table:table-row>
        <table:table-row table:style-name="ro5">
          <table:table-cell table:style-name="ce659" office:value-type="string" calcext:value-type="string">
            <text:p>AD411 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byteF1</text:p>
          </table:table-cell>
          <table:table-cell table:style-name="ce688" office:value-type="string" calcext:value-type="string">
            <text:p>SWAT_A6/train_byte/</text:p>
          </table:table-cell>
          <table:table-cell table:style-name="ce688" office:value-type="string" calcext:value-type="string">
            <text:p>(0, (0.0013007495, 0.006215661996975541))</text:p>
          </table:table-cell>
          <table:table-cell table:style-name="ce688" office:value-type="float" office:value="875926" calcext:value-type="float">
            <text:p>875926</text:p>
          </table:table-cell>
          <table:table-cell table:style-name="ce688" office:value-type="float" office:value="8364" calcext:value-type="float">
            <text:p>8364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0.00945843558108765" calcext:value-type="float">
            <text:p>0.009458435581088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5H28M03.523301S" calcext:value-type="time">
            <text:p>05:28:04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AD411 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byteF1</text:p>
          </table:table-cell>
          <table:table-cell table:style-name="ce688" office:value-type="string" calcext:value-type="string">
            <text:p>SWAT_A6/train_byte/</text:p>
          </table:table-cell>
          <table:table-cell table:style-name="ce688" office:value-type="string" calcext:value-type="string">
            <text:p>(0, (0.0013007495, 0.006215661996975541))</text:p>
          </table:table-cell>
          <table:table-cell table:style-name="ce688" office:value-type="float" office:value="11064" calcext:value-type="float">
            <text:p>11064</text:p>
          </table:table-cell>
          <table:table-cell table:style-name="ce688" office:value-type="float" office:value="39" calcext:value-type="float">
            <text:p>39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0.00351256417184545" calcext:value-type="float">
            <text:p>0.003512564171845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5H31M36.735215S" calcext:value-type="time">
            <text:p>05:31:37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411 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byteF1</text:p>
          </table:table-cell>
          <table:table-cell table:style-name="ce688" office:value-type="string" calcext:value-type="string">
            <text:p>SWAT_A6/train_byte/</text:p>
          </table:table-cell>
          <table:table-cell table:style-name="ce688" office:value-type="string" calcext:value-type="string">
            <text:p>(0, (0.0013007495, 0.006215661996975541))</text:p>
          </table:table-cell>
          <table:table-cell table:style-name="ce688" office:value-type="float" office:value="802169" calcext:value-type="float">
            <text:p>802169</text:p>
          </table:table-cell>
          <table:table-cell table:style-name="ce688" office:value-type="float" office:value="8065" calcext:value-type="float">
            <text:p>8065</text:p>
          </table:table-cell>
          <table:table-cell table:style-name="ce688" office:value-type="float" office:value="3274" calcext:value-type="float">
            <text:p>3274</text:p>
          </table:table-cell>
          <table:table-cell table:style-name="ce688" office:value-type="float" office:value="7934" calcext:value-type="float">
            <text:p>7934</text:p>
          </table:table-cell>
          <table:table-cell table:style-name="ce688" office:value-type="float" office:value="0.00995391454814289" calcext:value-type="float">
            <text:p>0.009953914548143</text:p>
          </table:table-cell>
          <table:table-cell table:style-name="ce688" office:value-type="float" office:value="0.495905994124633" calcext:value-type="float">
            <text:p>0.495905994124633</text:p>
          </table:table-cell>
          <table:table-cell table:style-name="ce688" office:value-type="float" office:value="0.707887223411849" calcext:value-type="float">
            <text:p>0.707887223411849</text:p>
          </table:table-cell>
          <table:table-cell table:style-name="ce688" office:value-type="float" office:value="0.583232256404602" calcext:value-type="float">
            <text:p>0.583232256404602</text:p>
          </table:table-cell>
          <table:table-cell table:style-name="ce704" office:value-type="time" office:time-value="PT05H31M38.541025S" calcext:value-type="time">
            <text:p>05:31:39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47" table:number-columns-repeated="2"/>
          <table:table-cell table:style-name="ce680"/>
          <table:table-cell table:style-name="ce688" table:number-columns-repeated="11"/>
          <table:table-cell table:style-name="ce704"/>
          <table:table-cell table:style-name="ce697"/>
          <table:table-cell table:style-name="ce688"/>
          <table:table-cell table:number-columns-repeated="39"/>
        </table:table-row>
        <table:table-row table:style-name="ro5">
          <table:table-cell table:style-name="ce659" office:value-type="string" calcext:value-type="string">
            <text:p>AD412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byteF3</text:p>
          </table:table-cell>
          <table:table-cell table:style-name="ce688" office:value-type="string" calcext:value-type="string">
            <text:p>SWAT_A6/train_byte/</text:p>
          </table:table-cell>
          <table:table-cell table:style-name="ce688" office:value-type="string" calcext:value-type="string">
            <text:p>(0, (0.006790982, 0.008819731301628053))</text:p>
          </table:table-cell>
          <table:table-cell table:style-name="ce688" office:value-type="float" office:value="858208" calcext:value-type="float">
            <text:p>858208</text:p>
          </table:table-cell>
          <table:table-cell table:style-name="ce688" office:value-type="float" office:value="26080" calcext:value-type="float">
            <text:p>26080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0.0294926539769849" calcext:value-type="float">
            <text:p>0.029492653976985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11H04M10.369082S" calcext:value-type="time">
            <text:p>11:04:10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AD412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byteF3</text:p>
          </table:table-cell>
          <table:table-cell table:style-name="ce688" office:value-type="string" calcext:value-type="string">
            <text:p>SWAT_A6/train_byte/</text:p>
          </table:table-cell>
          <table:table-cell table:style-name="ce688" office:value-type="string" calcext:value-type="string">
            <text:p>(0, (0.006790982, 0.008819731301628053))</text:p>
          </table:table-cell>
          <table:table-cell table:style-name="ce688" office:value-type="float" office:value="10841" calcext:value-type="float">
            <text:p>10841</text:p>
          </table:table-cell>
          <table:table-cell table:style-name="ce688" office:value-type="float" office:value="260" calcext:value-type="float">
            <text:p>260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0.0234213133951896" calcext:value-type="float">
            <text:p>0.02342131339519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11H07M54.204653S" calcext:value-type="time">
            <text:p>11:07:54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412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byteF3</text:p>
          </table:table-cell>
          <table:table-cell table:style-name="ce688" office:value-type="string" calcext:value-type="string">
            <text:p>SWAT_A6/train_byte/</text:p>
          </table:table-cell>
          <table:table-cell table:style-name="ce688" office:value-type="string" calcext:value-type="string">
            <text:p>(0, (0.006790982, 0.008819731301628053))</text:p>
          </table:table-cell>
          <table:table-cell table:style-name="ce688" office:value-type="float" office:value="785760" calcext:value-type="float">
            <text:p>785760</text:p>
          </table:table-cell>
          <table:table-cell table:style-name="ce688" office:value-type="float" office:value="24470" calcext:value-type="float">
            <text:p>24470</text:p>
          </table:table-cell>
          <table:table-cell table:style-name="ce688" office:value-type="float" office:value="426" calcext:value-type="float">
            <text:p>426</text:p>
          </table:table-cell>
          <table:table-cell table:style-name="ce688" office:value-type="float" office:value="10784" calcext:value-type="float">
            <text:p>10784</text:p>
          </table:table-cell>
          <table:table-cell table:style-name="ce688" office:value-type="float" office:value="0.0302013008651864" calcext:value-type="float">
            <text:p>0.030201300865186</text:p>
          </table:table-cell>
          <table:table-cell table:style-name="ce688" office:value-type="float" office:value="0.305894366596698" calcext:value-type="float">
            <text:p>0.305894366596698</text:p>
          </table:table-cell>
          <table:table-cell table:style-name="ce688" office:value-type="float" office:value="0.96199821587868" calcext:value-type="float">
            <text:p>0.96199821587868</text:p>
          </table:table-cell>
          <table:table-cell table:style-name="ce688" office:value-type="float" office:value="0.464187327823691" calcext:value-type="float">
            <text:p>0.464187327823691</text:p>
          </table:table-cell>
          <table:table-cell table:style-name="ce704" office:value-type="time" office:time-value="PT11H07M56.043106S" calcext:value-type="time">
            <text:p>11:07:56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/>
          <table:table-cell table:style-name="ce647"/>
          <table:table-cell table:style-name="ce680"/>
          <table:table-cell table:style-name="ce688" table:number-columns-repeated="11"/>
          <table:table-cell table:style-name="ce704"/>
          <table:table-cell table:style-name="ce697"/>
          <table:table-cell table:style-name="ce688"/>
          <table:table-cell table:number-columns-repeated="39"/>
        </table:table-row>
        <table:table-row table:style-name="ro5">
          <table:table-cell table:style-name="ce659" office:value-type="string" calcext:value-type="string">
            <text:p>AD421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flowF1</text:p>
          </table:table-cell>
          <table:table-cell table:style-name="ce688" office:value-type="string" calcext:value-type="string">
            <text:p>SWAT_A6/train_flow/</text:p>
          </table:table-cell>
          <table:table-cell table:style-name="ce688" office:value-type="string" calcext:value-type="string">
            <text:p>(0, (0.0033959257, 0.010957203339785337))</text:p>
          </table:table-cell>
          <table:table-cell table:style-name="ce688" office:value-type="float" office:value="372817" calcext:value-type="float">
            <text:p>372817</text:p>
          </table:table-cell>
          <table:table-cell table:style-name="ce688" office:value-type="float" office:value="13075" calcext:value-type="float">
            <text:p>13075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0.0338825370829144" calcext:value-type="float">
            <text:p>0.033882537082914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2H18M14.82369S" calcext:value-type="time">
            <text:p>02:18:15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AD421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flowF1</text:p>
          </table:table-cell>
          <table:table-cell table:style-name="ce688" office:value-type="string" calcext:value-type="string">
            <text:p>SWAT_A6/train_flow/</text:p>
          </table:table-cell>
          <table:table-cell table:style-name="ce688" office:value-type="string" calcext:value-type="string">
            <text:p>(0, (0.0033959257, 0.010957203339785337))</text:p>
          </table:table-cell>
          <table:table-cell table:style-name="ce688" office:value-type="float" office:value="4369" calcext:value-type="float">
            <text:p>4369</text:p>
          </table:table-cell>
          <table:table-cell table:style-name="ce688" office:value-type="float" office:value="330" calcext:value-type="float">
            <text:p>330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0.0702277080229836" calcext:value-type="float">
            <text:p>0.070227708022984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2H19M16.194224S" calcext:value-type="time">
            <text:p>02:19:16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421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flowF1</text:p>
          </table:table-cell>
          <table:table-cell table:style-name="ce688" office:value-type="string" calcext:value-type="string">
            <text:p>SWAT_A6/train_flow/</text:p>
          </table:table-cell>
          <table:table-cell table:style-name="ce688" office:value-type="string" calcext:value-type="string">
            <text:p>(0, (0.0033959257, 0.010957203339785337))</text:p>
          </table:table-cell>
          <table:table-cell table:style-name="ce688" office:value-type="float" office:value="320344" calcext:value-type="float">
            <text:p>320344</text:p>
          </table:table-cell>
          <table:table-cell table:style-name="ce688" office:value-type="float" office:value="25319" calcext:value-type="float">
            <text:p>25319</text:p>
          </table:table-cell>
          <table:table-cell table:style-name="ce688" office:value-type="float" office:value="647" calcext:value-type="float">
            <text:p>647</text:p>
          </table:table-cell>
          <table:table-cell table:style-name="ce688" office:value-type="float" office:value="476" calcext:value-type="float">
            <text:p>476</text:p>
          </table:table-cell>
          <table:table-cell table:style-name="ce688" office:value-type="float" office:value="0.0732476429354603" calcext:value-type="float">
            <text:p>0.07324764293546</text:p>
          </table:table-cell>
          <table:table-cell table:style-name="ce688" office:value-type="float" office:value="0.0184531886024423" calcext:value-type="float">
            <text:p>0.018453188602442</text:p>
          </table:table-cell>
          <table:table-cell table:style-name="ce688" office:value-type="float" office:value="0.42386464826358" calcext:value-type="float">
            <text:p>0.42386464826358</text:p>
          </table:table-cell>
          <table:table-cell table:style-name="ce688" office:value-type="float" office:value="0.0353666691433242" calcext:value-type="float">
            <text:p>0.035366669143324</text:p>
          </table:table-cell>
          <table:table-cell table:style-name="ce704" office:value-type="time" office:time-value="PT02H19M16.906452S" calcext:value-type="time">
            <text:p>02:19:17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/>
          <table:table-cell table:style-name="ce647"/>
          <table:table-cell table:style-name="ce680"/>
          <table:table-cell table:style-name="ce688" table:number-columns-repeated="11"/>
          <table:table-cell table:style-name="ce704"/>
          <table:table-cell table:style-name="ce697"/>
          <table:table-cell table:style-name="ce688"/>
          <table:table-cell table:number-columns-repeated="39"/>
        </table:table-row>
        <table:table-row table:style-name="ro5">
          <table:table-cell table:style-name="ce659" office:value-type="string" calcext:value-type="string">
            <text:p>AD422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flowF3</text:p>
          </table:table-cell>
          <table:table-cell table:style-name="ce688" office:value-type="string" calcext:value-type="string">
            <text:p>SWAT_A6/train_flow/</text:p>
          </table:table-cell>
          <table:table-cell table:style-name="ce688" office:value-type="string" calcext:value-type="string">
            <text:p>(0, (0.02719941, 0.04044008906930685))</text:p>
          </table:table-cell>
          <table:table-cell table:style-name="ce688" office:value-type="float" office:value="381746" calcext:value-type="float">
            <text:p>381746</text:p>
          </table:table-cell>
          <table:table-cell table:style-name="ce688" office:value-type="float" office:value="4145" calcext:value-type="float">
            <text:p>4145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0.0107413751551604" calcext:value-type="float">
            <text:p>0.01074137515516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4H40M38.320304S" calcext:value-type="time">
            <text:p>04:40:38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AD422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flowF3</text:p>
          </table:table-cell>
          <table:table-cell table:style-name="ce688" office:value-type="string" calcext:value-type="string">
            <text:p>SWAT_A6/train_flow/</text:p>
          </table:table-cell>
          <table:table-cell table:style-name="ce688" office:value-type="string" calcext:value-type="string">
            <text:p>(0, (0.02719941, 0.04044008906930685))</text:p>
          </table:table-cell>
          <table:table-cell table:style-name="ce688" office:value-type="float" office:value="4690" calcext:value-type="float">
            <text:p>4690</text:p>
          </table:table-cell>
          <table:table-cell table:style-name="ce688" office:value-type="float" office:value="7" calcext:value-type="float">
            <text:p>7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688" office:value-type="float" office:value="0.0014903129657228" calcext:value-type="float">
            <text:p>0.001490312965723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04" office:value-type="time" office:time-value="PT04H41M41.417489S" calcext:value-type="time">
            <text:p>04:41:41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>
          <table:table-cell table:style-name="ce659" office:value-type="string" calcext:value-type="string">
            <text:p>E422</text:p>
          </table:table-cell>
          <table:table-cell table:style-name="ce647" office:value-type="string" calcext:value-type="string">
            <text:p>9b5c3286</text:p>
          </table:table-cell>
          <table:table-cell table:style-name="ce680" office:value-type="string" calcext:value-type="string">
            <text:p>pseudo</text:p>
          </table:table-cell>
          <table:table-cell table:style-name="ce688" office:value-type="string" calcext:value-type="string">
            <text:p>baseline_swatA6_flowF3</text:p>
          </table:table-cell>
          <table:table-cell table:style-name="ce688" office:value-type="string" calcext:value-type="string">
            <text:p>SWAT_A6/train_flow/</text:p>
          </table:table-cell>
          <table:table-cell table:style-name="ce688" office:value-type="string" calcext:value-type="string">
            <text:p>(0, (0.02719941, 0.04044008906930685))</text:p>
          </table:table-cell>
          <table:table-cell table:style-name="ce688" office:value-type="float" office:value="344070" calcext:value-type="float">
            <text:p>344070</text:p>
          </table:table-cell>
          <table:table-cell table:style-name="ce688" office:value-type="float" office:value="1365" calcext:value-type="float">
            <text:p>1365</text:p>
          </table:table-cell>
          <table:table-cell table:style-name="ce688" office:value-type="float" office:value="903" calcext:value-type="float">
            <text:p>903</text:p>
          </table:table-cell>
          <table:table-cell table:style-name="ce688" office:value-type="float" office:value="446" calcext:value-type="float">
            <text:p>446</text:p>
          </table:table-cell>
          <table:table-cell table:style-name="ce688" office:value-type="float" office:value="0.00395153936341135" calcext:value-type="float">
            <text:p>0.003951539363411</text:p>
          </table:table-cell>
          <table:table-cell table:style-name="ce688" office:value-type="float" office:value="0.24627277747101" calcext:value-type="float">
            <text:p>0.24627277747101</text:p>
          </table:table-cell>
          <table:table-cell table:style-name="ce688" office:value-type="float" office:value="0.330615270570793" calcext:value-type="float">
            <text:p>0.330615270570793</text:p>
          </table:table-cell>
          <table:table-cell table:style-name="ce688" office:value-type="float" office:value="0.282278481012658" calcext:value-type="float">
            <text:p>0.282278481012658</text:p>
          </table:table-cell>
          <table:table-cell table:style-name="ce704" office:value-type="time" office:time-value="PT04H41M42.133128S" calcext:value-type="time">
            <text:p>04:41:42</text:p>
          </table:table-cell>
          <table:table-cell table:style-name="ce697"/>
          <table:table-cell table:style-name="ce688" office:value-type="string" calcext:value-type="string">
            <text:p>pcapAE</text:p>
          </table:table-cell>
          <table:table-cell table:number-columns-repeated="39"/>
        </table:table-row>
        <table:table-row table:style-name="ro5" table:number-rows-repeated="2">
          <table:table-cell/>
          <table:table-cell table:style-name="ce660"/>
          <table:table-cell table:number-columns-repeated="54"/>
        </table:table-row>
        <table:table-row table:style-name="ro5">
          <table:table-cell/>
          <table:table-cell office:value-type="string" calcext:value-type="string">
            <text:p>0fbc2f15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flow_swatA6/eval_flow/</text:p>
          </table:table-cell>
          <table:table-cell/>
          <table:table-cell office:value-type="float" office:value="196480" calcext:value-type="float">
            <text:p>196480</text:p>
          </table:table-cell>
          <table:table-cell office:value-type="float" office:value="149183" calcext:value-type="float">
            <text:p>149183</text:p>
          </table:table-cell>
          <table:table-cell office:value-type="float" office:value="800" calcext:value-type="float">
            <text:p>800</text:p>
          </table:table-cell>
          <table:table-cell office:value-type="float" office:value="323" calcext:value-type="float">
            <text:p>323</text:p>
          </table:table-cell>
          <table:table-cell office:value-type="float" office:value="0.431585098781183" calcext:value-type="float">
            <text:p>0.431585098781183</text:p>
          </table:table-cell>
          <table:table-cell office:value-type="float" office:value="0.00216044841009725" calcext:value-type="float">
            <text:p>0.002160448410097</text:p>
          </table:table-cell>
          <table:table-cell office:value-type="float" office:value="0.287622439893143" calcext:value-type="float">
            <text:p>0.287622439893143</text:p>
          </table:table-cell>
          <table:table-cell office:value-type="float" office:value="0.00428868279016657" calcext:value-type="float">
            <text:p>0.004288682790167</text:p>
          </table:table-cell>
          <table:table-cell table:style-name="ce697" office:value-type="string" calcext:value-type="string">
            <text:p>62:53:53a</text:p>
          </table:table-cell>
          <table:table-cell/>
          <table:table-cell office:value-type="string" calcext:value-type="string">
            <text:p>/home/koppfabi/thesis/src/runs/save_model/baseline_doDL_byte/AD/0fbc2f15_OneClassSVM_model.jlib</text:p>
          </table:table-cell>
          <table:table-cell table:number-columns-repeated="39"/>
        </table:table-row>
        <table:table-row table:style-name="ro5">
          <table:table-cell/>
          <table:table-cell office:value-type="string" calcext:value-type="string">
            <text:p>0fbc2f15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flow_swatA6/predict_flow/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2414" calcext:value-type="float">
            <text:p>24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4" office:value-type="float" office:value="0.522058823529412" calcext:value-type="float">
            <text:p>5.22E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:51:56.604609a</text:p>
          </table:table-cell>
          <table:table-cell office:value-type="string" calcext:value-type="string">
            <text:p>20:16:04.664309a</text:p>
          </table:table-cell>
          <table:table-cell office:value-type="string" calcext:value-type="string">
            <text:p>/home/koppfabi/thesis/src/runs/save_model/baseline_doDL_byte/AD/0fbc2f15_OneClassSVM_model.jlib</text:p>
          </table:table-cell>
          <table:table-cell table:number-columns-repeated="39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byte_swatA6/predict_byte/</text:p>
          </table:table-cell>
          <table:table-cell/>
          <table:table-cell office:value-type="float" office:value="10990" calcext:value-type="float">
            <text:p>10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8" office:value-type="time" office:time-value="PT40H13M40S" calcext:value-type="time">
            <text:p>40:13:40.00</text:p>
          </table:table-cell>
          <table:table-cell table:style-name="ce698" office:value-type="time" office:time-value="PT44H45M12.43322S" calcext:value-type="time">
            <text:p>44:45:12.43</text:p>
          </table:table-cell>
          <table:table-cell office:value-type="string" calcext:value-type="string">
            <text:p>/home/koppfabi/thesis/src/runs/save_model/baseline_doDL_byte/AD/aba7718a_LocalOutlierFactor_model.jlib</text:p>
          </table:table-cell>
          <table:table-cell table:number-columns-repeated="39"/>
        </table:table-row>
        <table:table-row table:style-name="ro5">
          <table:table-cell/>
          <table:table-cell table:style-name="ce658"/>
          <table:table-cell table:number-columns-repeated="54"/>
        </table:table-row>
        <table:table-row table:style-name="ro5">
          <table:table-cell/>
          <table:table-cell table:style-name="ce658"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byte_swatA6/eval_byte/</text:p>
          </table:table-cell>
          <table:table-cell/>
          <table:table-cell office:value-type="float" office:value="810226" calcext:value-type="float">
            <text:p>810226</text:p>
          </table:table-cell>
          <table:table-cell office:value-type="float" office:value="8" calcext:value-type="float">
            <text:p>8</text:p>
          </table:table-cell>
          <table:table-cell office:value-type="float" office:value="11199" calcext:value-type="float">
            <text:p>11199</text:p>
          </table:table-cell>
          <table:table-cell office:value-type="float" office:value="9" calcext:value-type="float">
            <text:p>9</text:p>
          </table:table-cell>
          <table:table-cell table:style-name="ce684" office:value-type="float" office:value="0.00000987369081030912" calcext:value-type="float">
            <text:p>9.87E-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00802997858672377" calcext:value-type="float">
            <text:p>0.000802997858672</text:p>
          </table:table-cell>
          <table:table-cell office:value-type="float" office:value="0.00160356347438753" calcext:value-type="float">
            <text:p>0.001603563474388</text:p>
          </table:table-cell>
          <table:table-cell table:style-name="ce698" office:value-type="time" office:time-value="PT69H04M37.295926S" calcext:value-type="time">
            <text:p>69:04:37.30</text:p>
          </table:table-cell>
          <table:table-cell/>
          <table:table-cell office:value-type="string" calcext:value-type="string">
            <text:p>/home/koppfabi/thesis/src/runs/save_model/baseline_doDL_byte/AD/aba7718a_LocalOutlierFactor_model.jlib</text:p>
          </table:table-cell>
          <table:table-cell table:number-columns-repeated="39"/>
        </table:table-row>
        <table:table-row table:style-name="ro5">
          <table:table-cell/>
          <table:table-cell table:style-name="ce658"/>
          <table:table-cell table:number-columns-repeated="54"/>
        </table:table-row>
        <table:table-row table:style-name="ro5">
          <table:table-cell/>
          <table:table-cell table:style-name="ce658"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flow_swatA6/predict_flow/</text:p>
          </table:table-cell>
          <table:table-cell/>
          <table:table-cell office:value-type="float" office:value="4624" calcext:value-type="float">
            <text:p>46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7" office:value-type="time" office:time-value="PT06H00M32.824275S" calcext:value-type="time">
            <text:p>06:00:33</text:p>
          </table:table-cell>
          <table:table-cell table:style-name="ce697" office:value-type="time" office:time-value="PT08H11M08.443203S" calcext:value-type="time">
            <text:p>08:11:08</text:p>
          </table:table-cell>
          <table:table-cell office:value-type="string" calcext:value-type="string">
            <text:p>/home/koppfabi/thesis/src/runs/save_model/baseline_doDL_byte/AD/aba7718a_LocalOutlierFactor_model.jlib</text:p>
          </table:table-cell>
          <table:table-cell table:number-columns-repeated="39"/>
        </table:table-row>
        <table:table-row table:style-name="ro5">
          <table:table-cell/>
          <table:table-cell table:style-name="ce658"/>
          <table:table-cell table:number-columns-repeated="12"/>
          <table:table-cell table:style-name="ce697"/>
          <table:table-cell table:number-columns-repeated="41"/>
        </table:table-row>
        <table:table-row table:style-name="ro5">
          <table:table-cell/>
          <table:table-cell table:style-name="ce658"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flow_swatA6/eval_flow/</text:p>
          </table:table-cell>
          <table:table-cell/>
          <table:table-cell office:value-type="float" office:value="344834" calcext:value-type="float">
            <text:p>344834</text:p>
          </table:table-cell>
          <table:table-cell office:value-type="float" office:value="829" calcext:value-type="float">
            <text:p>829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float" office:value="0.00239828966363192" calcext:value-type="float">
            <text:p>0.002398289663632</text:p>
          </table:table-cell>
          <table:table-cell office:value-type="float" office:value="0.00120481927710843" calcext:value-type="float">
            <text:p>0.001204819277108</text:p>
          </table:table-cell>
          <table:table-cell office:value-type="float" office:value="0.000890471950133571" calcext:value-type="float">
            <text:p>0.000890471950134</text:p>
          </table:table-cell>
          <table:table-cell office:value-type="float" office:value="0.00102406554019457" calcext:value-type="float">
            <text:p>0.001024065540195</text:p>
          </table:table-cell>
          <table:table-cell table:style-name="ce697" office:value-type="time" office:time-value="PT10H14M00.11403S" calcext:value-type="time">
            <text:p>10:14:00</text:p>
          </table:table-cell>
          <table:table-cell/>
          <table:table-cell office:value-type="string" calcext:value-type="string">
            <text:p>/home/koppfabi/thesis/src/runs/save_model/baseline_doDL_byte/AD/aba7718a_LocalOutlierFactor_model.jlib</text:p>
          </table:table-cell>
          <table:table-cell table:number-columns-repeated="39"/>
        </table:table-row>
        <table:table-row table:style-name="ro5" table:number-rows-repeated="4">
          <table:table-cell/>
          <table:table-cell table:style-name="ce658"/>
          <table:table-cell table:number-columns-repeated="13"/>
          <table:table-cell table:style-name="ce697" table:number-columns-repeated="2"/>
          <table:table-cell table:number-columns-repeated="39"/>
        </table:table-row>
        <table:table-row table:style-name="ro5">
          <table:table-cell/>
          <table:table-cell table:style-name="ce658"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byte_swatA6/predict_byte/</text:p>
          </table:table-cell>
          <table:table-cell/>
          <table:table-cell office:value-type="float" office:value="10989" calcext:value-type="float">
            <text:p>10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4" office:value-type="float" office:value="0.0000909918107370337" calcext:value-type="float">
            <text:p>9.10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0H50M27.161826S" calcext:value-type="time">
            <text:p>00:50:27.16</text:p>
          </table:table-cell>
          <table:table-cell table:style-name="ce698" office:value-type="time" office:time-value="PT00H45M13.83426S" calcext:value-type="time">
            <text:p>00:45:13.83</text:p>
          </table:table-cell>
          <table:table-cell office:value-type="string" calcext:value-type="string">
            <text:p>/home/koppfabi/thesis/src/runs/save_model/baseline_doDL_byte/AD/7ce8be79_IsolationForest_model.jlib</text:p>
          </table:table-cell>
          <table:table-cell table:number-columns-repeated="39"/>
        </table:table-row>
        <table:table-row table:style-name="ro5">
          <table:table-cell/>
          <table:table-cell table:style-name="ce658"/>
          <table:table-cell table:number-columns-repeated="13"/>
          <table:table-cell table:style-name="ce697"/>
          <table:table-cell table:number-columns-repeated="40"/>
        </table:table-row>
        <table:table-row table:style-name="ro5">
          <table:table-cell/>
          <table:table-cell table:style-name="ce658"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byte_swatA6/eval_byte/</text:p>
          </table:table-cell>
          <table:table-cell/>
          <table:table-cell office:value-type="float" office:value="810231" calcext:value-type="float">
            <text:p>810231</text:p>
          </table:table-cell>
          <table:table-cell office:value-type="float" office:value="3" calcext:value-type="float">
            <text:p>3</text:p>
          </table:table-cell>
          <table:table-cell office:value-type="float" office:value="11073" calcext:value-type="float">
            <text:p>11073</text:p>
          </table:table-cell>
          <table:table-cell office:value-type="float" office:value="135" calcext:value-type="float">
            <text:p>135</text:p>
          </table:table-cell>
          <table:table-cell table:style-name="ce684" office:value-type="float" office:value="0.00000370263405386592" calcext:value-type="float">
            <text:p>3.70E-06</text:p>
          </table:table-cell>
          <table:table-cell office:value-type="float" office:value="0.978260869565217" calcext:value-type="float">
            <text:p>0.978260869565217</text:p>
          </table:table-cell>
          <table:table-cell office:value-type="float" office:value="0.0120449678800857" calcext:value-type="float">
            <text:p>0.012044967880086</text:p>
          </table:table-cell>
          <table:table-cell office:value-type="float" office:value="0.0237969328397673" calcext:value-type="float">
            <text:p>0.023796932839767</text:p>
          </table:table-cell>
          <table:table-cell table:style-name="ce698" office:value-type="time" office:time-value="PT01H15M50.138064S" calcext:value-type="time">
            <text:p>01:15:50.14</text:p>
          </table:table-cell>
          <table:table-cell/>
          <table:table-cell table:number-columns-repeated="2" office:value-type="string" calcext:value-type="string">
            <text:p>/home/koppfabi/thesis/src/runs/save_model/baseline_doDL_byte/AD/7ce8be79_IsolationForest_model.jlib</text:p>
          </table:table-cell>
          <table:table-cell table:number-columns-repeated="38"/>
        </table:table-row>
        <table:table-row table:style-name="ro5" table:number-rows-repeated="2">
          <table:table-cell/>
          <table:table-cell table:style-name="ce658"/>
          <table:table-cell table:number-columns-repeated="54"/>
        </table:table-row>
        <table:table-row table:style-name="ro5">
          <table:table-cell/>
          <table:table-cell table:style-name="ce658"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flow_swatA6/predict_flow/</text:p>
          </table:table-cell>
          <table:table-cell/>
          <table:table-cell office:value-type="float" office:value="4624" calcext:value-type="float">
            <text:p>46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98" office:value-type="time" office:time-value="PT00H21M38.507491S" calcext:value-type="time">
            <text:p>00:21:38.51</text:p>
          </table:table-cell>
          <table:table-cell table:style-name="ce698" office:value-type="time" office:time-value="PT00H36M11.59221S" calcext:value-type="time">
            <text:p>00:36:11.59</text:p>
          </table:table-cell>
          <table:table-cell office:value-type="string" calcext:value-type="string">
            <text:p>/home/koppfabi/thesis/src/runs/save_model/baseline_doDL_byte/AD/7ce8be79_IsolationForest_model.jlib</text:p>
          </table:table-cell>
          <table:table-cell table:number-columns-repeated="39"/>
        </table:table-row>
        <table:table-row table:style-name="ro5">
          <table:table-cell/>
          <table:table-cell table:style-name="ce658"/>
          <table:table-cell table:number-columns-repeated="54"/>
        </table:table-row>
        <table:table-row table:style-name="ro5">
          <table:table-cell/>
          <table:table-cell table:style-name="ce658"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byte</text:p>
          </table:table-cell>
          <table:table-cell office:value-type="string" calcext:value-type="string">
            <text:p>flow_swatA6/eval_flow/</text:p>
          </table:table-cell>
          <table:table-cell/>
          <table:table-cell office:value-type="float" office:value="345662" calcext:value-type="float">
            <text:p>345662</text:p>
          </table:table-cell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table:style-name="ce684" office:value-type="float" office:value="0.00000289299115034007" calcext:value-type="float">
            <text:p>2.89E-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0H31M26.663673S" calcext:value-type="time">
            <text:p>00:31:26.66</text:p>
          </table:table-cell>
          <table:table-cell/>
          <table:table-cell office:value-type="string" calcext:value-type="string">
            <text:p>/home/koppfabi/thesis/src/runs/save_model/baseline_doDL_byte/AD/7ce8be79_IsolationForest_model.jlib</text:p>
          </table:table-cell>
          <table:table-cell table:number-columns-repeated="39"/>
        </table:table-row>
        <table:table-row table:style-name="ro5" table:number-rows-repeated="4">
          <table:table-cell table:number-columns-repeated="56"/>
        </table:table-row>
        <table:table-row table:style-name="ro5" table:number-rows-repeated="3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byte_f1_SVM_DOS</text:p>
          </table:table-cell>
          <table:table-cell office:value-type="string" calcext:value-type="string">
            <text:p>runs/redu_data/SWAT_dos_byte_f1/SWAT_A6_synth_dos_byte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1421" calcext:value-type="float">
            <text:p>671421</text:p>
          </table:table-cell>
          <table:table-cell office:value-type="float" office:value="0" calcext:value-type="float">
            <text:p>0</text:p>
          </table:table-cell>
          <table:table-cell office:value-type="float" office:value="25883" calcext:value-type="float">
            <text:p>25883</text:p>
          </table:table-cell>
          <table:table-cell office:value-type="float" office:value="1" calcext:value-type="float">
            <text:p>1</text:p>
          </table:table-cell>
          <table:table-cell office:value-type="float" office:value="0.0371186742080929" calcext:value-type="float">
            <text:p>0.037118674208093</text:p>
          </table:table-cell>
          <table:table-cell office:value-type="float" office:value="1" calcext:value-type="float">
            <text:p>1</text:p>
          </table:table-cell>
          <table:table-cell office:value-type="float" office:value="0.0715803796251869" calcext:value-type="float">
            <text:p>0.071580379625187</text:p>
          </table:table-cell>
          <table:table-cell table:style-name="ce698" office:value-type="time" office:time-value="PT00H00M35.906049S" calcext:value-type="time">
            <text:p>00:00:35.91</text:p>
          </table:table-cell>
          <table:table-cell office:value-type="string" calcext:value-type="string">
            <text:p>runs/save_model/AD_SWAT_A6_byte_finput1/AD/e2d1c37f_OneClassSVM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byte_f3_SVM_DOS</text:p>
          </table:table-cell>
          <table:table-cell office:value-type="string" calcext:value-type="string">
            <text:p>runs/redu_data/SWAT_dos_byte_f3/SWAT_A6_synth_dos_byte_cpd/</text:p>
          </table:table-cell>
          <table:table-cell/>
          <table:table-cell office:value-type="float" office:value="661309" calcext:value-type="float">
            <text:p>661309</text:p>
          </table:table-cell>
          <table:table-cell office:value-type="float" office:value="351" calcext:value-type="float">
            <text:p>351</text:p>
          </table:table-cell>
          <table:table-cell office:value-type="float" office:value="35628" calcext:value-type="float">
            <text:p>35628</text:p>
          </table:table-cell>
          <table:table-cell office:value-type="float" office:value="14" calcext:value-type="float">
            <text:p>14</text:p>
          </table:table-cell>
          <table:table-cell office:value-type="float" office:value="0.000530483934346946" calcext:value-type="float">
            <text:p>0.000530483934347</text:p>
          </table:table-cell>
          <table:table-cell office:value-type="float" office:value="0.0383561643835616" calcext:value-type="float">
            <text:p>0.038356164383562</text:p>
          </table:table-cell>
          <table:table-cell office:value-type="float" office:value="0.00039279501711464" calcext:value-type="float">
            <text:p>0.000392795017115</text:p>
          </table:table-cell>
          <table:table-cell office:value-type="float" office:value="0.000777626572610881" calcext:value-type="float">
            <text:p>0.000777626572611</text:p>
          </table:table-cell>
          <table:table-cell table:style-name="ce698" office:value-type="time" office:time-value="PT00H00M37.662782S" calcext:value-type="time">
            <text:p>00:00:37.66</text:p>
          </table:table-cell>
          <table:table-cell office:value-type="string" calcext:value-type="string">
            <text:p>runs/save_model/AD_SWAT_A6_byte_finput3/AD/e2d1c37f_OneClassSVM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flow_f1_SVM_DOS</text:p>
          </table:table-cell>
          <table:table-cell office:value-type="string" calcext:value-type="string">
            <text:p>runs/redu_data/SWAT_dos_flow_f1/SWAT_A6_synth_dos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52" calcext:value-type="float">
            <text:p>291352</text:p>
          </table:table-cell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office:value-type="float" office:value="1" calcext:value-type="float">
            <text:p>1</text:p>
          </table:table-cell>
          <table:table-cell office:value-type="float" office:value="0.0127944485104768" calcext:value-type="float">
            <text:p>0.012794448510477</text:p>
          </table:table-cell>
          <table:table-cell office:value-type="float" office:value="1" calcext:value-type="float">
            <text:p>1</text:p>
          </table:table-cell>
          <table:table-cell office:value-type="float" office:value="0.0252656371276396" calcext:value-type="float">
            <text:p>0.02526563712764</text:p>
          </table:table-cell>
          <table:table-cell table:style-name="ce698" office:value-type="time" office:time-value="PT00H00M15.516858S" calcext:value-type="time">
            <text:p>00:00:15.52</text:p>
          </table:table-cell>
          <table:table-cell office:value-type="string" calcext:value-type="string">
            <text:p>runs/save_model/AD_SWAT_A6_flow_finput1/AD/e2d1c37f_OneClassSVM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flow_f3_SVM_DOS</text:p>
          </table:table-cell>
          <table:table-cell office:value-type="string" calcext:value-type="string">
            <text:p>runs/redu_data/SWAT_dos_flow_f3/SWAT_A6_synth_dos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18" calcext:value-type="float">
            <text:p>291318</text:p>
          </table:table-cell>
          <table:table-cell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1" calcext:value-type="float">
            <text:p>1</text:p>
          </table:table-cell>
          <table:table-cell office:value-type="float" office:value="0.0129029634800052" calcext:value-type="float">
            <text:p>0.012902963480005</text:p>
          </table:table-cell>
          <table:table-cell office:value-type="float" office:value="1" calcext:value-type="float">
            <text:p>1</text:p>
          </table:table-cell>
          <table:table-cell office:value-type="float" office:value="0.0254771956351569" calcext:value-type="float">
            <text:p>0.025477195635157</text:p>
          </table:table-cell>
          <table:table-cell table:style-name="ce698" office:value-type="time" office:time-value="PT00H00M17.587267S" calcext:value-type="time">
            <text:p>00:00:17.59</text:p>
          </table:table-cell>
          <table:table-cell office:value-type="string" calcext:value-type="string">
            <text:p>runs/save_model/AD_SWAT_A6_flow_finput3/AD/e2d1c37f_OneClassSVM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byte_f1_SVM_mitm_eav</text:p>
          </table:table-cell>
          <table:table-cell office:value-type="string" calcext:value-type="string">
            <text:p>runs/redu_data/SWAT_mitm_eav_byte_f1/SWAT_A6_synth_mitm_eav_byte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4213" calcext:value-type="float">
            <text:p>684213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000420744454719569" calcext:value-type="float">
            <text:p>0.00042074445472</text:p>
          </table:table-cell>
          <table:table-cell office:value-type="float" office:value="1" calcext:value-type="float">
            <text:p>1</text:p>
          </table:table-cell>
          <table:table-cell office:value-type="float" office:value="0.000841135006549463" calcext:value-type="float">
            <text:p>0.000841135006549</text:p>
          </table:table-cell>
          <table:table-cell table:style-name="ce698" office:value-type="time" office:time-value="PT00H00M38.389177S" calcext:value-type="time">
            <text:p>00:00:38.39</text:p>
          </table:table-cell>
          <table:table-cell office:value-type="string" calcext:value-type="string">
            <text:p>runs/save_model/AD_SWAT_A6_byte_finput1/AD/e2d1c37f_OneClassSVM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byte_f3_SVM_mitm_eav</text:p>
          </table:table-cell>
          <table:table-cell office:value-type="string" calcext:value-type="string">
            <text:p>runs/redu_data/SWAT_mitm_eav_byte_f3/SWAT_A6_synth_mitm_eav_byte_cpd/</text:p>
          </table:table-cell>
          <table:table-cell/>
          <table:table-cell office:value-type="float" office:value="683532" calcext:value-type="float">
            <text:p>683532</text:p>
          </table:table-cell>
          <table:table-cell office:value-type="float" office:value="389" calcext:value-type="float">
            <text:p>389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0.000568779142620273" calcext:value-type="float">
            <text:p>0.0005687791426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0H00M41.046414S" calcext:value-type="time">
            <text:p>00:00:41.05</text:p>
          </table:table-cell>
          <table:table-cell office:value-type="string" calcext:value-type="string">
            <text:p>runs/save_model/AD_SWAT_A6_byte_finput3/AD/e2d1c37f_OneClassSVM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flow_f1_SVM_mitm_eav</text:p>
          </table:table-cell>
          <table:table-cell office:value-type="string" calcext:value-type="string">
            <text:p>runs/redu_data/SWAT_mitm_eav_flow_f1/SWAT_A6_synth_mitm_eav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44" calcext:value-type="float">
            <text:p>29134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684" office:value-type="float" office:value="0.0000995287826943471" calcext:value-type="float">
            <text:p>9.95E-05</text:p>
          </table:table-cell>
          <table:table-cell office:value-type="float" office:value="1" calcext:value-type="float">
            <text:p>1</text:p>
          </table:table-cell>
          <table:table-cell office:value-type="float" office:value="0.000199037755403189" calcext:value-type="float">
            <text:p>0.000199037755403</text:p>
          </table:table-cell>
          <table:table-cell table:style-name="ce698" office:value-type="time" office:time-value="PT00H00M18.096228S" calcext:value-type="time">
            <text:p>00:00:18.10</text:p>
          </table:table-cell>
          <table:table-cell office:value-type="string" calcext:value-type="string">
            <text:p>runs/save_model/AD_SWAT_A6_flow_finput1/AD/e2d1c37f_OneClassSVM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byte_f1_LOF_DOS</text:p>
          </table:table-cell>
          <table:table-cell office:value-type="string" calcext:value-type="string">
            <text:p>runs/redu_data/SWAT_dos_byte_f1/SWAT_A6_synth_dos_byte_cpd/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71351" calcext:value-type="float">
            <text:p>671351</text:p>
          </table:table-cell>
          <table:table-cell office:value-type="float" office:value="1" calcext:value-type="float">
            <text:p>1</text:p>
          </table:table-cell>
          <table:table-cell office:value-type="float" office:value="25882" calcext:value-type="float">
            <text:p>25882</text:p>
          </table:table-cell>
          <table:table-cell office:value-type="float" office:value="0.999895743505193" calcext:value-type="float">
            <text:p>0.999895743505193</text:p>
          </table:table-cell>
          <table:table-cell office:value-type="float" office:value="0.0371210198025624" calcext:value-type="float">
            <text:p>0.037121019802562</text:p>
          </table:table-cell>
          <table:table-cell office:value-type="float" office:value="0.999961364602249" calcext:value-type="float">
            <text:p>0.999961364602249</text:p>
          </table:table-cell>
          <table:table-cell office:value-type="float" office:value="0.0715846420214737" calcext:value-type="float">
            <text:p>0.071584642021474</text:p>
          </table:table-cell>
          <table:table-cell table:style-name="ce698" office:value-type="time" office:time-value="PT06H33M01.381661S" calcext:value-type="time">
            <text:p>06:33:01.38</text:p>
          </table:table-cell>
          <table:table-cell office:value-type="string" calcext:value-type="string">
            <text:p>runs/save_model/AD_SWAT_A6_byte_finput1/AD/aba7718a_LocalOutlierFactor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byte_f1_LOF_mitm_eav</text:p>
          </table:table-cell>
          <table:table-cell office:value-type="string" calcext:value-type="string">
            <text:p>runs/redu_data/SWAT_mitm_eav_byte_f1/SWAT_A6_synth_mitm_eav_byte_cpd/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4147" calcext:value-type="float">
            <text:p>68414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999903538810283" calcext:value-type="float">
            <text:p>0.999903538810283</text:p>
          </table:table-cell>
          <table:table-cell office:value-type="float" office:value="0.00042078502706612" calcext:value-type="float">
            <text:p>0.000420785027066</text:p>
          </table:table-cell>
          <table:table-cell office:value-type="float" office:value="1" calcext:value-type="float">
            <text:p>1</text:p>
          </table:table-cell>
          <table:table-cell office:value-type="float" office:value="0.000841216082999987" calcext:value-type="float">
            <text:p>0.000841216083</text:p>
          </table:table-cell>
          <table:table-cell table:style-name="ce698" office:value-type="time" office:time-value="PT06H31M27.218929S" calcext:value-type="time">
            <text:p>06:31:27.22</text:p>
          </table:table-cell>
          <table:table-cell office:value-type="string" calcext:value-type="string">
            <text:p>runs/save_model/AD_SWAT_A6_byte_finput1/AD/aba7718a_LocalOutlierFactor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byte_f3_LOF_DOS</text:p>
          </table:table-cell>
          <table:table-cell office:value-type="string" calcext:value-type="string">
            <text:p>runs/redu_data/SWAT_dos_byte_f3/SWAT_A6_synth_dos_byte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1660" calcext:value-type="float">
            <text:p>661660</text:p>
          </table:table-cell>
          <table:table-cell office:value-type="float" office:value="0" calcext:value-type="float">
            <text:p>0</text:p>
          </table:table-cell>
          <table:table-cell office:value-type="float" office:value="35642" calcext:value-type="float">
            <text:p>35642</text:p>
          </table:table-cell>
          <table:table-cell office:value-type="float" office:value="1" calcext:value-type="float">
            <text:p>1</text:p>
          </table:table-cell>
          <table:table-cell office:value-type="float" office:value="0.0511141514006844" calcext:value-type="float">
            <text:p>0.051114151400684</text:p>
          </table:table-cell>
          <table:table-cell office:value-type="float" office:value="1" calcext:value-type="float">
            <text:p>1</text:p>
          </table:table-cell>
          <table:table-cell office:value-type="float" office:value="0.0972570892182759" calcext:value-type="float">
            <text:p>0.097257089218276</text:p>
          </table:table-cell>
          <table:table-cell table:style-name="ce698" office:value-type="time" office:time-value="PT06H14M50.094069S" calcext:value-type="time">
            <text:p>06:14:50.09</text:p>
          </table:table-cell>
          <table:table-cell office:value-type="string" calcext:value-type="string">
            <text:p>runs/save_model/AD_SWAT_A6_byte_finput3/AD/aba7718a_LocalOutlierFactor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byte_f3_LOF_mitm_eav</text:p>
          </table:table-cell>
          <table:table-cell office:value-type="string" calcext:value-type="string">
            <text:p>runs/redu_data/SWAT_mitm_eav_byte_f3/SWAT_A6_synth_mitm_eav_byte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3921" calcext:value-type="float">
            <text:p>683921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.000844413213167587" calcext:value-type="float">
            <text:p>0.000844413213168</text:p>
          </table:table-cell>
          <table:table-cell office:value-type="float" office:value="1" calcext:value-type="float">
            <text:p>1</text:p>
          </table:table-cell>
          <table:table-cell office:value-type="float" office:value="0.00168740156216017" calcext:value-type="float">
            <text:p>0.00168740156216</text:p>
          </table:table-cell>
          <table:table-cell table:style-name="ce698" office:value-type="time" office:time-value="PT06H08M43.892524S" calcext:value-type="time">
            <text:p>06:08:43.89</text:p>
          </table:table-cell>
          <table:table-cell office:value-type="string" calcext:value-type="string">
            <text:p>runs/save_model/AD_SWAT_A6_byte_finput3/AD/aba7718a_LocalOutlierFactor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flow_f1_LOF_DOS</text:p>
          </table:table-cell>
          <table:table-cell office:value-type="string" calcext:value-type="string">
            <text:p>runs/redu_data/SWAT_dos_flow_f1/SWAT_A6_synth_dos_flow_cpd/</text:p>
          </table:table-cell>
          <table:table-cell/>
          <table:table-cell office:value-type="float" office:value="17848" calcext:value-type="float">
            <text:p>17848</text:p>
          </table:table-cell>
          <table:table-cell office:value-type="float" office:value="273504" calcext:value-type="float">
            <text:p>273504</text:p>
          </table:table-cell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office:value-type="float" office:value="0.938740767181965" calcext:value-type="float">
            <text:p>0.938740767181965</text:p>
          </table:table-cell>
          <table:table-cell office:value-type="float" office:value="0.0136180034622043" calcext:value-type="float">
            <text:p>0.013618003462204</text:p>
          </table:table-cell>
          <table:table-cell office:value-type="float" office:value="1" calcext:value-type="float">
            <text:p>1</text:p>
          </table:table-cell>
          <table:table-cell office:value-type="float" office:value="0.0268700899464875" calcext:value-type="float">
            <text:p>0.026870089946488</text:p>
          </table:table-cell>
          <table:table-cell table:style-name="ce698" office:value-type="time" office:time-value="PT01H05M50.941733S" calcext:value-type="time">
            <text:p>01:05:50.94</text:p>
          </table:table-cell>
          <table:table-cell office:value-type="string" calcext:value-type="string">
            <text:p>runs/save_model/AD_SWAT_A6_flow_finput1/AD/aba7718a_LocalOutlierFactor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flow_f1_LOF_mitm_eav</text:p>
          </table:table-cell>
          <table:table-cell office:value-type="string" calcext:value-type="string">
            <text:p>runs/redu_data/SWAT_mitm_eav_flow_f1/SWAT_A6_synth_mitm_eav_flow_cpd/</text:p>
          </table:table-cell>
          <table:table-cell/>
          <table:table-cell office:value-type="float" office:value="17848" calcext:value-type="float">
            <text:p>17848</text:p>
          </table:table-cell>
          <table:table-cell office:value-type="float" office:value="273496" calcext:value-type="float">
            <text:p>27349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38739085067824" calcext:value-type="float">
            <text:p>0.938739085067824</text:p>
          </table:table-cell>
          <table:table-cell office:value-type="float" office:value="0.000106023215428206" calcext:value-type="float">
            <text:p>0.000106023215428</text:p>
          </table:table-cell>
          <table:table-cell office:value-type="float" office:value="1" calcext:value-type="float">
            <text:p>1</text:p>
          </table:table-cell>
          <table:table-cell office:value-type="float" office:value="0.000212023951395337" calcext:value-type="float">
            <text:p>0.000212023951395</text:p>
          </table:table-cell>
          <table:table-cell table:style-name="ce698" office:value-type="time" office:time-value="PT01H05M38.954773S" calcext:value-type="time">
            <text:p>01:05:38.95</text:p>
          </table:table-cell>
          <table:table-cell office:value-type="string" calcext:value-type="string">
            <text:p>runs/save_model/AD_SWAT_A6_flow_finput1/AD/aba7718a_LocalOutlierFactor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8"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flow_f3_LOF_DOS</text:p>
          </table:table-cell>
          <table:table-cell office:value-type="string" calcext:value-type="string">
            <text:p>runs/redu_data/SWAT_dos_flow_f3/SWAT_A6_synth_dos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18" calcext:value-type="float">
            <text:p>291318</text:p>
          </table:table-cell>
          <table:table-cell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1" calcext:value-type="float">
            <text:p>1</text:p>
          </table:table-cell>
          <table:table-cell office:value-type="float" office:value="0.0129029634800052" calcext:value-type="float">
            <text:p>0.012902963480005</text:p>
          </table:table-cell>
          <table:table-cell office:value-type="float" office:value="1" calcext:value-type="float">
            <text:p>1</text:p>
          </table:table-cell>
          <table:table-cell office:value-type="float" office:value="0.0254771956351569" calcext:value-type="float">
            <text:p>0.025477195635157</text:p>
          </table:table-cell>
          <table:table-cell table:style-name="ce698" office:value-type="time" office:time-value="PT00H48M11.562565S" calcext:value-type="time">
            <text:p>00:48:11.56</text:p>
          </table:table-cell>
          <table:table-cell office:value-type="string" calcext:value-type="string">
            <text:p>runs/save_model/AD_SWAT_A6_flow_finput3/AD/aba7718a_LocalOutlierFactor_model.jlib</text:p>
          </table:table-cell>
          <table:table-cell table:number-columns-repeated="40"/>
        </table:table-row>
        <table:table-row table:style-name="ro5">
          <table:table-cell table:style-name="ce658"/>
          <table:table-cell table:number-columns-repeated="55"/>
        </table:table-row>
        <table:table-row table:style-name="ro5">
          <table:table-cell table:style-name="ce659"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flow_f3_SVM_mitm_eav</text:p>
          </table:table-cell>
          <table:table-cell office:value-type="string" calcext:value-type="string">
            <text:p>runs/redu_data/SWAT_mitm_eav_flow_f3/SWAT_A6_synth_mitm_eav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16" calcext:value-type="float">
            <text:p>2913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00188762780098225" calcext:value-type="float">
            <text:p>0.000188762780098</text:p>
          </table:table-cell>
          <table:table-cell office:value-type="float" office:value="1" calcext:value-type="float">
            <text:p>1</text:p>
          </table:table-cell>
          <table:table-cell office:value-type="float" office:value="0.00037745431087137" calcext:value-type="float">
            <text:p>0.000377454310871</text:p>
          </table:table-cell>
          <table:table-cell table:style-name="ce698" office:value-type="time" office:time-value="PT00H00M11.870063S" calcext:value-type="time">
            <text:p>00:00:11.87</text:p>
          </table:table-cell>
          <table:table-cell office:value-type="string" calcext:value-type="string">
            <text:p>runs/save_model/AD_SWAT_A6_flow_finput3/AD/e2d1c37f_OneClassSVM_model.jlib</text:p>
          </table:table-cell>
          <table:table-cell table:number-columns-repeated="40"/>
        </table:table-row>
        <table:table-row table:style-name="ro5">
          <table:table-cell table:style-name="ce659"/>
          <table:table-cell table:number-columns-repeated="55"/>
        </table:table-row>
        <table:table-row table:style-name="ro5">
          <table:table-cell table:style-name="ce659"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byte_f1_IF_dos</text:p>
          </table:table-cell>
          <table:table-cell office:value-type="string" calcext:value-type="string">
            <text:p>runs/redu_data/SWAT_dos_byte_f1/SWAT_A6_synth_dos_byte_cpd/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71366" calcext:value-type="float">
            <text:p>671366</text:p>
          </table:table-cell>
          <table:table-cell office:value-type="float" office:value="3" calcext:value-type="float">
            <text:p>3</text:p>
          </table:table-cell>
          <table:table-cell office:value-type="float" office:value="25880" calcext:value-type="float">
            <text:p>25880</text:p>
          </table:table-cell>
          <table:table-cell office:value-type="float" office:value="0.999918084182651" calcext:value-type="float">
            <text:p>0.999918084182651</text:p>
          </table:table-cell>
          <table:table-cell office:value-type="float" office:value="0.0371174592611503" calcext:value-type="float">
            <text:p>0.03711745926115</text:p>
          </table:table-cell>
          <table:table-cell office:value-type="float" office:value="0.999884093806746" calcext:value-type="float">
            <text:p>0.999884093806746</text:p>
          </table:table-cell>
          <table:table-cell office:value-type="float" office:value="0.0715778235971729" calcext:value-type="float">
            <text:p>0.071577823597173</text:p>
          </table:table-cell>
          <table:table-cell table:style-name="ce698" office:value-type="time" office:time-value="PT00H01M08.244988S" calcext:value-type="time">
            <text:p>00:01:08.24</text:p>
          </table:table-cell>
          <table:table-cell office:value-type="string" calcext:value-type="string">
            <text:p>runs/save_model/AD_SWAT_A6_byte_finput1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byte_f3_IF_dos</text:p>
          </table:table-cell>
          <table:table-cell office:value-type="string" calcext:value-type="string">
            <text:p>runs/redu_data/SWAT_dos_byte_f3/SWAT_A6_synth_dos_byte_cpd/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660784" calcext:value-type="float">
            <text:p>660784</text:p>
          </table:table-cell>
          <table:table-cell office:value-type="float" office:value="30" calcext:value-type="float">
            <text:p>30</text:p>
          </table:table-cell>
          <table:table-cell office:value-type="float" office:value="35612" calcext:value-type="float">
            <text:p>35612</text:p>
          </table:table-cell>
          <table:table-cell office:value-type="float" office:value="0.998676057189493" calcext:value-type="float">
            <text:p>0.998676057189493</text:p>
          </table:table-cell>
          <table:table-cell office:value-type="float" office:value="0.0511375711520457" calcext:value-type="float">
            <text:p>0.051137571152046</text:p>
          </table:table-cell>
          <table:table-cell office:value-type="float" office:value="0.999158296391897" calcext:value-type="float">
            <text:p>0.999158296391897</text:p>
          </table:table-cell>
          <table:table-cell office:value-type="float" office:value="0.0972954955890268" calcext:value-type="float">
            <text:p>0.097295495589027</text:p>
          </table:table-cell>
          <table:table-cell table:style-name="ce698" office:value-type="time" office:time-value="PT00H01M09.326696S" calcext:value-type="time">
            <text:p>00:01:09.33</text:p>
          </table:table-cell>
          <table:table-cell office:value-type="string" calcext:value-type="string">
            <text:p>runs/save_model/AD_SWAT_A6_byte_finput3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flow_f1_IF_dos</text:p>
          </table:table-cell>
          <table:table-cell office:value-type="string" calcext:value-type="string">
            <text:p>runs/redu_data/SWAT_dos_flow_f1/SWAT_A6_synth_dos_flow_cpd/</text:p>
          </table:table-cell>
          <table:table-cell/>
          <table:table-cell office:value-type="float" office:value="270798" calcext:value-type="float">
            <text:p>270798</text:p>
          </table:table-cell>
          <table:table-cell office:value-type="float" office:value="20554" calcext:value-type="float">
            <text:p>20554</text:p>
          </table:table-cell>
          <table:table-cell office:value-type="float" office:value="3226" calcext:value-type="float">
            <text:p>3226</text:p>
          </table:table-cell>
          <table:table-cell office:value-type="float" office:value="550" calcext:value-type="float">
            <text:p>550</text:p>
          </table:table-cell>
          <table:table-cell office:value-type="float" office:value="0.0705469672423735" calcext:value-type="float">
            <text:p>0.070546967242374</text:p>
          </table:table-cell>
          <table:table-cell office:value-type="float" office:value="0.0260614101592115" calcext:value-type="float">
            <text:p>0.026061410159212</text:p>
          </table:table-cell>
          <table:table-cell office:value-type="float" office:value="0.145656779661017" calcext:value-type="float">
            <text:p>0.145656779661017</text:p>
          </table:table-cell>
          <table:table-cell office:value-type="float" office:value="0.0442122186495177" calcext:value-type="float">
            <text:p>0.044212218649518</text:p>
          </table:table-cell>
          <table:table-cell table:style-name="ce698" office:value-type="time" office:time-value="PT00H00M27.644146S" calcext:value-type="time">
            <text:p>00:00:27.64</text:p>
          </table:table-cell>
          <table:table-cell office:value-type="string" calcext:value-type="string">
            <text:p>runs/save_model/AD_SWAT_A6_flow_finput1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flow_f3_LOF_mitm_eav</text:p>
          </table:table-cell>
          <table:table-cell office:value-type="string" calcext:value-type="string">
            <text:p>runs/redu_data/SWAT_mitm_eav_flow_f3/SWAT_A6_synth_mitm_eav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16" calcext:value-type="float">
            <text:p>2913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00188762780098225" calcext:value-type="float">
            <text:p>0.000188762780098</text:p>
          </table:table-cell>
          <table:table-cell office:value-type="float" office:value="1" calcext:value-type="float">
            <text:p>1</text:p>
          </table:table-cell>
          <table:table-cell office:value-type="float" office:value="0.00037745431087137" calcext:value-type="float">
            <text:p>0.000377454310871</text:p>
          </table:table-cell>
          <table:table-cell table:style-name="ce698" office:value-type="time" office:time-value="PT00H42M48.478255S" calcext:value-type="time">
            <text:p>00:42:48.48</text:p>
          </table:table-cell>
          <table:table-cell office:value-type="string" calcext:value-type="string">
            <text:p>runs/save_model/AD_SWAT_A6_flow_finput3/AD/aba7718a_LocalOutlierFactor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flow_f3_IF_dos</text:p>
          </table:table-cell>
          <table:table-cell office:value-type="string" calcext:value-type="string">
            <text:p>runs/redu_data/SWAT_dos_flow_f3/SWAT_A6_synth_dos_flow_cpd/</text:p>
          </table:table-cell>
          <table:table-cell/>
          <table:table-cell office:value-type="float" office:value="291318" calcext:value-type="float">
            <text:p>291318</text:p>
          </table:table-cell>
          <table:table-cell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8" office:value-type="time" office:time-value="PT00H00M17.158215S" calcext:value-type="time">
            <text:p>00:00:17.16</text:p>
          </table:table-cell>
          <table:table-cell office:value-type="string" calcext:value-type="string">
            <text:p>runs/save_model/AD_SWAT_A6_flow_finput3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byte_f1_SVM_mitm_rej</text:p>
          </table:table-cell>
          <table:table-cell office:value-type="string" calcext:value-type="string">
            <text:p>runs/redu_data/SWAT_mitm_rej_byte_f1/SWAT_A6_synth_mitm_rej_byte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4325" calcext:value-type="float">
            <text:p>68432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00147568911759635" calcext:value-type="float">
            <text:p>0.00014756891176</text:p>
          </table:table-cell>
          <table:table-cell office:value-type="float" office:value="1" calcext:value-type="float">
            <text:p>1</text:p>
          </table:table-cell>
          <table:table-cell office:value-type="float" office:value="0.00029509427677798" calcext:value-type="float">
            <text:p>0.000295094276778</text:p>
          </table:table-cell>
          <table:table-cell table:style-name="ce698" office:value-type="time" office:time-value="PT00H00M28.069332S" calcext:value-type="time">
            <text:p>00:00:28.07</text:p>
          </table:table-cell>
          <table:table-cell office:value-type="string" calcext:value-type="string">
            <text:p>runs/save_model/AD_SWAT_A6_byte_finput1/AD/e2d1c37f_OneClassSVM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byte_f1_IF_mitm_eav</text:p>
          </table:table-cell>
          <table:table-cell office:value-type="string" calcext:value-type="string">
            <text:p>runs/redu_data/SWAT_mitm_eav_byte_f1/SWAT_A6_synth_mitm_eav_byte_cpd/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4172" calcext:value-type="float">
            <text:p>68417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999940077139721" calcext:value-type="float">
            <text:p>0.999940077139721</text:p>
          </table:table-cell>
          <table:table-cell office:value-type="float" office:value="0.000420769657832452" calcext:value-type="float">
            <text:p>0.000420769657832</text:p>
          </table:table-cell>
          <table:table-cell office:value-type="float" office:value="1" calcext:value-type="float">
            <text:p>1</text:p>
          </table:table-cell>
          <table:table-cell office:value-type="float" office:value="0.000841185370384433" calcext:value-type="float">
            <text:p>0.000841185370384</text:p>
          </table:table-cell>
          <table:table-cell table:style-name="ce698" office:value-type="time" office:time-value="PT00H00M44.899486S" calcext:value-type="time">
            <text:p>00:00:44.90</text:p>
          </table:table-cell>
          <table:table-cell office:value-type="string" calcext:value-type="string">
            <text:p>runs/save_model/AD_SWAT_A6_byte_finput1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byte_f3_SVM_mitm_rej</text:p>
          </table:table-cell>
          <table:table-cell office:value-type="string" calcext:value-type="string">
            <text:p>runs/redu_data/SWAT_mitm_rej_byte_f3/SWAT_A6_synth_mitm_rej_byte_cpd/</text:p>
          </table:table-cell>
          <table:table-cell/>
          <table:table-cell office:value-type="float" office:value="683797" calcext:value-type="float">
            <text:p>683797</text:p>
          </table:table-cell>
          <table:table-cell office:value-type="float" office:value="395" calcext:value-type="float">
            <text:p>395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0.000577323324446939" calcext:value-type="float">
            <text:p>0.00057732332444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0H00M28.438867S" calcext:value-type="time">
            <text:p>00:00:28.44</text:p>
          </table:table-cell>
          <table:table-cell office:value-type="string" calcext:value-type="string">
            <text:p>runs/save_model/AD_SWAT_A6_byte_finput3/AD/e2d1c37f_OneClassSVM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byte_f3_IF_mitm_eav</text:p>
          </table:table-cell>
          <table:table-cell office:value-type="string" calcext:value-type="string">
            <text:p>runs/redu_data/SWAT_mitm_eav_byte_f3/SWAT_A6_synth_mitm_eav_byte_cpd/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683020" calcext:value-type="float">
            <text:p>68302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0.998682596381746" calcext:value-type="float">
            <text:p>0.998682596381746</text:p>
          </table:table-cell>
          <table:table-cell office:value-type="float" office:value="0.000845526171814429" calcext:value-type="float">
            <text:p>0.000845526171814</text:p>
          </table:table-cell>
          <table:table-cell office:value-type="float" office:value="1" calcext:value-type="float">
            <text:p>1</text:p>
          </table:table-cell>
          <table:table-cell office:value-type="float" office:value="0.00168962372255092" calcext:value-type="float">
            <text:p>0.001689623722551</text:p>
          </table:table-cell>
          <table:table-cell table:style-name="ce698" office:value-type="time" office:time-value="PT00H00M45.534965S" calcext:value-type="time">
            <text:p>00:00:45.53</text:p>
          </table:table-cell>
          <table:table-cell office:value-type="string" calcext:value-type="string">
            <text:p>runs/save_model/AD_SWAT_A6_byte_finput3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flow_f1_SVM_mitm_rej</text:p>
          </table:table-cell>
          <table:table-cell office:value-type="string" calcext:value-type="string">
            <text:p>runs/redu_data/SWAT_mitm_rej_flow_f1/SWAT_A6_synth_mitm_rej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429" calcext:value-type="float">
            <text:p>2914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684" office:value-type="float" office:value="0.0000480368373918742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style-name="ce684" office:value-type="float" office:value="0.0000960690599299382" calcext:value-type="float">
            <text:p>9.61E-05</text:p>
          </table:table-cell>
          <table:table-cell table:style-name="ce698" office:value-type="time" office:time-value="PT00H00M12.353451S" calcext:value-type="time">
            <text:p>00:00:12.35</text:p>
          </table:table-cell>
          <table:table-cell office:value-type="string" calcext:value-type="string">
            <text:p>runs/save_model/AD_SWAT_A6_flow_finput1/AD/e2d1c37f_OneClassSVM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SWAT_SYNTH_flow_f3_SVM_mitm_rej</text:p>
          </table:table-cell>
          <table:table-cell office:value-type="string" calcext:value-type="string">
            <text:p>runs/redu_data/SWAT_mitm_rej_flow_f3/SWAT_A6_synth_mitm_rej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99" calcext:value-type="float">
            <text:p>2913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144111501127158" calcext:value-type="float">
            <text:p>0.000144111501127</text:p>
          </table:table-cell>
          <table:table-cell office:value-type="float" office:value="1" calcext:value-type="float">
            <text:p>1</text:p>
          </table:table-cell>
          <table:table-cell office:value-type="float" office:value="0.00028818147198979" calcext:value-type="float">
            <text:p>0.00028818147199</text:p>
          </table:table-cell>
          <table:table-cell table:style-name="ce698" office:value-type="time" office:time-value="PT00H00M11.790839S" calcext:value-type="time">
            <text:p>00:00:11.79</text:p>
          </table:table-cell>
          <table:table-cell office:value-type="string" calcext:value-type="string">
            <text:p>runs/save_model/AD_SWAT_A6_flow_finput3/AD/e2d1c37f_OneClassSVM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flow_f1_IF_mitm_eav</text:p>
          </table:table-cell>
          <table:table-cell office:value-type="string" calcext:value-type="string">
            <text:p>runs/redu_data/SWAT_mitm_eav_flow_f1/SWAT_A6_synth_mitm_eav_flow_cpd/</text:p>
          </table:table-cell>
          <table:table-cell/>
          <table:table-cell office:value-type="float" office:value="270788" calcext:value-type="float">
            <text:p>270788</text:p>
          </table:table-cell>
          <table:table-cell office:value-type="float" office:value="20556" calcext:value-type="float">
            <text:p>2055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0705557691251579" calcext:value-type="float">
            <text:p>0.070555769125158</text:p>
          </table:table-cell>
          <table:table-cell office:value-type="float" office:value="0.000145921494236101" calcext:value-type="float">
            <text:p>0.000145921494236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000291431902078881" calcext:value-type="float">
            <text:p>0.000291431902079</text:p>
          </table:table-cell>
          <table:table-cell table:style-name="ce698" office:value-type="time" office:time-value="PT00H00M17.826873S" calcext:value-type="time">
            <text:p>00:00:17.83</text:p>
          </table:table-cell>
          <table:table-cell office:value-type="string" calcext:value-type="string">
            <text:p>runs/save_model/AD_SWAT_A6_flow_finput1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flow_f3_IF_mitm_eav</text:p>
          </table:table-cell>
          <table:table-cell office:value-type="string" calcext:value-type="string">
            <text:p>runs/redu_data/SWAT_mitm_eav_flow_f3/SWAT_A6_synth_mitm_eav_flow_cpd/</text:p>
          </table:table-cell>
          <table:table-cell/>
          <table:table-cell office:value-type="float" office:value="291316" calcext:value-type="float">
            <text:p>2913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8" office:value-type="time" office:time-value="PT00H00M18.97273S" calcext:value-type="time">
            <text:p>00:00:18.97</text:p>
          </table:table-cell>
          <table:table-cell office:value-type="string" calcext:value-type="string">
            <text:p>runs/save_model/AD_SWAT_A6_flow_finput3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byte_f1_IF_mitm_rej</text:p>
          </table:table-cell>
          <table:table-cell office:value-type="string" calcext:value-type="string">
            <text:p>runs/redu_data/SWAT_mitm_rej_byte_f1/SWAT_A6_synth_mitm_rej_byte_cpd/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4265" calcext:value-type="float">
            <text:p>684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999912322361451" calcext:value-type="float">
            <text:p>0.999912322361451</text:p>
          </table:table-cell>
          <table:table-cell office:value-type="float" office:value="0.000147581849478203" calcext:value-type="float">
            <text:p>0.000147581849478</text:p>
          </table:table-cell>
          <table:table-cell office:value-type="float" office:value="1" calcext:value-type="float">
            <text:p>1</text:p>
          </table:table-cell>
          <table:table-cell office:value-type="float" office:value="0.000295120144579651" calcext:value-type="float">
            <text:p>0.00029512014458</text:p>
          </table:table-cell>
          <table:table-cell table:style-name="ce698" office:value-type="time" office:time-value="PT00H00M59.107279S" calcext:value-type="time">
            <text:p>00:00:59.11</text:p>
          </table:table-cell>
          <table:table-cell office:value-type="string" calcext:value-type="string">
            <text:p>runs/save_model/AD_SWAT_A6_byte_finput1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byte_f3_IF_mitm_rej</text:p>
          </table:table-cell>
          <table:table-cell office:value-type="string" calcext:value-type="string">
            <text:p>runs/redu_data/SWAT_mitm_rej_byte_f3/SWAT_A6_synth_mitm_rej_byte_cpd/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683303" calcext:value-type="float">
            <text:p>683303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.998700657125485" calcext:value-type="float">
            <text:p>0.998700657125485</text:p>
          </table:table-cell>
          <table:table-cell office:value-type="float" office:value="0.000337949538720824" calcext:value-type="float">
            <text:p>0.000337949538721</text:p>
          </table:table-cell>
          <table:table-cell office:value-type="float" office:value="0.995689655172414" calcext:value-type="float">
            <text:p>0.995689655172414</text:p>
          </table:table-cell>
          <table:table-cell office:value-type="float" office:value="0.00067566974666772" calcext:value-type="float">
            <text:p>0.000675669746668</text:p>
          </table:table-cell>
          <table:table-cell table:style-name="ce698" office:value-type="time" office:time-value="PT00H00M59.619656S" calcext:value-type="time">
            <text:p>00:00:59.62</text:p>
          </table:table-cell>
          <table:table-cell office:value-type="string" calcext:value-type="string">
            <text:p>runs/save_model/AD_SWAT_A6_byte_finput3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flow_f1_IF_mitm_rej</text:p>
          </table:table-cell>
          <table:table-cell office:value-type="string" calcext:value-type="string">
            <text:p>runs/redu_data/SWAT_mitm_rej_flow_f1/SWAT_A6_synth_mitm_rej_flow_cpd/</text:p>
          </table:table-cell>
          <table:table-cell/>
          <table:table-cell office:value-type="float" office:value="270858" calcext:value-type="float">
            <text:p>270858</text:p>
          </table:table-cell>
          <table:table-cell office:value-type="float" office:value="20571" calcext:value-type="float">
            <text:p>205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705866609019693" calcext:value-type="float">
            <text:p>0.07058666090196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0H00M26.998008S" calcext:value-type="time">
            <text:p>00:00:27.00</text:p>
          </table:table-cell>
          <table:table-cell office:value-type="string" calcext:value-type="string">
            <text:p>runs/save_model/AD_SWAT_A6_flow_finput1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SWAT_SYNTH_flow_f3_IF_mitm_rej</text:p>
          </table:table-cell>
          <table:table-cell office:value-type="string" calcext:value-type="string">
            <text:p>runs/redu_data/SWAT_mitm_rej_flow_f3/SWAT_A6_synth_mitm_rej_flow_cpd/</text:p>
          </table:table-cell>
          <table:table-cell/>
          <table:table-cell office:value-type="float" office:value="291399" calcext:value-type="float">
            <text:p>2913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8" office:value-type="time" office:time-value="PT00H00M26.186783S" calcext:value-type="time">
            <text:p>00:00:26.19</text:p>
          </table:table-cell>
          <table:table-cell office:value-type="string" calcext:value-type="string">
            <text:p>runs/save_model/AD_SWAT_A6_flow_finput3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byte_f1_LOF_mitm_rej</text:p>
          </table:table-cell>
          <table:table-cell office:value-type="string" calcext:value-type="string">
            <text:p>runs/redu_data/SWAT_mitm_rej_byte_f1/SWAT_A6_synth_mitm_rej_byte_cpd/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84254" calcext:value-type="float">
            <text:p>68425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999896248127717" calcext:value-type="float">
            <text:p>0.999896248127717</text:p>
          </table:table-cell>
          <table:table-cell office:value-type="float" office:value="0.000147584221639354" calcext:value-type="float">
            <text:p>0.000147584221639</text:p>
          </table:table-cell>
          <table:table-cell office:value-type="float" office:value="1" calcext:value-type="float">
            <text:p>1</text:p>
          </table:table-cell>
          <table:table-cell office:value-type="float" office:value="0.000295124887501899" calcext:value-type="float">
            <text:p>0.000295124887502</text:p>
          </table:table-cell>
          <table:table-cell table:style-name="ce698" office:value-type="time" office:time-value="PT05H10M38.26098S" calcext:value-type="time">
            <text:p>05:10:38.26</text:p>
          </table:table-cell>
          <table:table-cell office:value-type="string" calcext:value-type="string">
            <text:p>runs/save_model/AD_SWAT_A6_byte_finput1/AD/aba7718a_LocalOutlierFactor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byte_f3_LOF_mitm_rej</text:p>
          </table:table-cell>
          <table:table-cell office:value-type="string" calcext:value-type="string">
            <text:p>runs/redu_data/SWAT_mitm_rej_byte_f3/SWAT_A6_synth_mitm_rej_byte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4192" calcext:value-type="float">
            <text:p>68419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0.000338971164073732" calcext:value-type="float">
            <text:p>0.000338971164074</text:p>
          </table:table-cell>
          <table:table-cell office:value-type="float" office:value="1" calcext:value-type="float">
            <text:p>1</text:p>
          </table:table-cell>
          <table:table-cell office:value-type="float" office:value="0.000677712603117478" calcext:value-type="float">
            <text:p>0.000677712603117</text:p>
          </table:table-cell>
          <table:table-cell table:style-name="ce698" office:value-type="time" office:time-value="PT04H33M09.012159S" calcext:value-type="time">
            <text:p>04:33:09.01</text:p>
          </table:table-cell>
          <table:table-cell office:value-type="string" calcext:value-type="string">
            <text:p>runs/save_model/AD_SWAT_A6_byte_finput3/AD/aba7718a_LocalOutlierFactor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flow_f1_LOF_mitm_rej</text:p>
          </table:table-cell>
          <table:table-cell office:value-type="string" calcext:value-type="string">
            <text:p>runs/redu_data/SWAT_mitm_rej_flow_f1/SWAT_A6_synth_mitm_rej_flow_cpd/</text:p>
          </table:table-cell>
          <table:table-cell/>
          <table:table-cell office:value-type="float" office:value="17869" calcext:value-type="float">
            <text:p>17869</text:p>
          </table:table-cell>
          <table:table-cell office:value-type="float" office:value="273560" calcext:value-type="float">
            <text:p>273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38684894090842" calcext:value-type="float">
            <text:p>0.938684894090842</text:p>
          </table:table-cell>
          <table:table-cell table:style-name="ce684" office:value-type="float" office:value="0.0000511744537127066" calcext:value-type="float">
            <text:p>5.12E-05</text:p>
          </table:table-cell>
          <table:table-cell office:value-type="float" office:value="1" calcext:value-type="float">
            <text:p>1</text:p>
          </table:table-cell>
          <table:table-cell office:value-type="float" office:value="0.000102343670044008" calcext:value-type="float">
            <text:p>0.000102343670044</text:p>
          </table:table-cell>
          <table:table-cell table:style-name="ce698" office:value-type="time" office:time-value="PT00H44M55.176668S" calcext:value-type="time">
            <text:p>00:44:55.18</text:p>
          </table:table-cell>
          <table:table-cell office:value-type="string" calcext:value-type="string">
            <text:p>runs/save_model/AD_SWAT_A6_flow_finput1/AD/aba7718a_LocalOutlierFactor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SWAT_SYNTH_flow_f3_LOF_mitm_rej</text:p>
          </table:table-cell>
          <table:table-cell office:value-type="string" calcext:value-type="string">
            <text:p>runs/redu_data/SWAT_mitm_rej_flow_f3/SWAT_A6_synth_mitm_rej_flow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99" calcext:value-type="float">
            <text:p>2913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144111501127158" calcext:value-type="float">
            <text:p>0.000144111501127</text:p>
          </table:table-cell>
          <table:table-cell office:value-type="float" office:value="1" calcext:value-type="float">
            <text:p>1</text:p>
          </table:table-cell>
          <table:table-cell office:value-type="float" office:value="0.00028818147198979" calcext:value-type="float">
            <text:p>0.00028818147199</text:p>
          </table:table-cell>
          <table:table-cell table:style-name="ce698" office:value-type="time" office:time-value="PT00H42M12.944702S" calcext:value-type="time">
            <text:p>00:42:12.94</text:p>
          </table:table-cell>
          <table:table-cell office:value-type="string" calcext:value-type="string">
            <text:p>runs/save_model/AD_SWAT_A6_flow_finput3/AD/aba7718a_LocalOutlierFactor_model.jlib</text:p>
          </table:table-cell>
          <table:table-cell table:number-columns-repeated="40"/>
        </table:table-row>
        <table:table-row table:style-name="ro5" table:number-rows-repeated="4">
          <table:table-cell table:number-columns-repeated="56"/>
        </table:table-row>
        <table:table-row table:style-name="ro5">
          <table:table-cell/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dos/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1419" calcext:value-type="float">
            <text:p>671419</text:p>
          </table:table-cell>
          <table:table-cell office:value-type="float" office:value="0" calcext:value-type="float">
            <text:p>0</text:p>
          </table:table-cell>
          <table:table-cell office:value-type="float" office:value="25883" calcext:value-type="float">
            <text:p>25883</text:p>
          </table:table-cell>
          <table:table-cell office:value-type="float" office:value="0.999997021243006" calcext:value-type="float">
            <text:p>0.999997021243006</text:p>
          </table:table-cell>
          <table:table-cell office:value-type="float" office:value="0.0371187806717893" calcext:value-type="float">
            <text:p>0.037118780671789</text:p>
          </table:table-cell>
          <table:table-cell office:value-type="float" office:value="1" calcext:value-type="float">
            <text:p>1</text:p>
          </table:table-cell>
          <table:table-cell office:value-type="float" office:value="0.0715805775838824" calcext:value-type="float">
            <text:p>0.071580577583882</text:p>
          </table:table-cell>
          <table:table-cell table:style-name="ce698" office:value-type="time" office:time-value="PT00H18M27.231405S" calcext:value-type="time">
            <text:p>00:18:27.23</text:p>
          </table:table-cell>
          <table:table-cell table:style-name="ce688" office:value-type="string" calcext:value-type="string">
            <text:p>/home/koppfabi/thesis/src/runs/save_model/baseline_doDL_byte/AD/b9053c7c_IsolationForest_model.jlib</text:p>
          </table:table-cell>
          <table:table-cell table:number-columns-repeated="40"/>
        </table:table-row>
        <table:table-row table:style-name="ro5">
          <table:table-cell/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fllow</text:p>
          </table:table-cell>
          <table:table-cell table:style-name="ce688" office:value-type="string" calcext:value-type="string">
            <text:p>flow_swatA6/eval_fllow_dos/</text:p>
          </table:table-cell>
          <table:table-cell/>
          <table:table-cell office:value-type="float" office:value="19057" calcext:value-type="float">
            <text:p>19057</text:p>
          </table:table-cell>
          <table:table-cell office:value-type="float" office:value="272295" calcext:value-type="float">
            <text:p>272295</text:p>
          </table:table-cell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office:value-type="float" office:value="0.934591147477965" calcext:value-type="float">
            <text:p>0.934591147477965</text:p>
          </table:table-cell>
          <table:table-cell office:value-type="float" office:value="0.0136776408967258" calcext:value-type="float">
            <text:p>0.013677640896726</text:p>
          </table:table-cell>
          <table:table-cell office:value-type="float" office:value="1" calcext:value-type="float">
            <text:p>1</text:p>
          </table:table-cell>
          <table:table-cell office:value-type="float" office:value="0.0269861745882572" calcext:value-type="float">
            <text:p>0.026986174588257</text:p>
          </table:table-cell>
          <table:table-cell table:style-name="ce698" office:value-type="time" office:time-value="PT00H08M06.564574S" calcext:value-type="time">
            <text:p>00:08:06.56</text:p>
          </table:table-cell>
          <table:table-cell table:style-name="ce688" office:value-type="string" calcext:value-type="string">
            <text:p>/home/koppfabi/thesis/src/runs/save_model/baseline_doDL_byte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 table:number-columns-repeated="6"/>
          <table:table-cell table:style-name="ce695" table:number-columns-repeated="4"/>
          <table:table-cell table:number-columns-repeated="46"/>
        </table:table-row>
        <table:table-row table:style-name="ro5">
          <table:table-cell/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mitm_eav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4212" calcext:value-type="float">
            <text:p>68421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.999998538466822" calcext:value-type="float">
            <text:p>0.999998538466822</text:p>
          </table:table-cell>
          <table:table-cell office:value-type="float" office:value="0.000420745069393718" calcext:value-type="float">
            <text:p>0.000420745069394</text:p>
          </table:table-cell>
          <table:table-cell office:value-type="float" office:value="1" calcext:value-type="float">
            <text:p>1</text:p>
          </table:table-cell>
          <table:table-cell office:value-type="float" office:value="0.000841136234863929" calcext:value-type="float">
            <text:p>0.000841136234864</text:p>
          </table:table-cell>
          <table:table-cell table:style-name="ce698" office:value-type="time" office:time-value="PT00H18M57.110838S" calcext:value-type="time">
            <text:p>00:18:57.11</text:p>
          </table:table-cell>
          <table:table-cell table:style-name="ce688" office:value-type="string" calcext:value-type="string">
            <text:p>/home/koppfabi/thesis/src/runs/save_model/baseline_doDL_byte/AD/b9053c7c_IsolationForest_model.jlib</text:p>
          </table:table-cell>
          <table:table-cell table:number-columns-repeated="40"/>
        </table:table-row>
        <table:table-row table:style-name="ro5">
          <table:table-cell/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fllow</text:p>
          </table:table-cell>
          <table:table-cell table:style-name="ce688" office:value-type="string" calcext:value-type="string">
            <text:p>flow_swatA6/eval_fllow_mitm_eav/</text:p>
          </table:table-cell>
          <table:table-cell/>
          <table:table-cell office:value-type="float" office:value="19057" calcext:value-type="float">
            <text:p>19057</text:p>
          </table:table-cell>
          <table:table-cell office:value-type="float" office:value="272287" calcext:value-type="float">
            <text:p>27228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34589351419628" calcext:value-type="float">
            <text:p>0.934589351419628</text:p>
          </table:table-cell>
          <table:table-cell office:value-type="float" office:value="0.000106493926174004" calcext:value-type="float">
            <text:p>0.000106493926174</text:p>
          </table:table-cell>
          <table:table-cell office:value-type="float" office:value="1" calcext:value-type="float">
            <text:p>1</text:p>
          </table:table-cell>
          <table:table-cell office:value-type="float" office:value="0.000212965172850612" calcext:value-type="float">
            <text:p>0.000212965172851</text:p>
          </table:table-cell>
          <table:table-cell table:style-name="ce698" office:value-type="time" office:time-value="PT00H07M56.034005S" calcext:value-type="time">
            <text:p>00:07:56.03</text:p>
          </table:table-cell>
          <table:table-cell table:style-name="ce688" office:value-type="string" calcext:value-type="string">
            <text:p>/home/koppfabi/thesis/src/runs/save_model/baseline_doDL_byte/AD/b9053c7c_IsolationForest_model.jlib</text:p>
          </table:table-cell>
          <table:table-cell table:number-columns-repeated="40"/>
        </table:table-row>
        <table:table-row table:style-name="ro5">
          <table:table-cell table:number-columns-repeated="7"/>
          <table:table-cell table:style-name="ce695" table:number-columns-repeated="3"/>
          <table:table-cell table:number-columns-repeated="46"/>
        </table:table-row>
        <table:table-row table:style-name="ro5">
          <table:table-cell table:number-columns-repeated="6"/>
          <table:table-cell table:style-name="ce695" table:number-columns-repeated="4"/>
          <table:table-cell table:number-columns-repeated="46"/>
        </table:table-row>
        <table:table-row table:style-name="ro5">
          <table:table-cell/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mitm_rej/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4323" calcext:value-type="float">
            <text:p>68432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999997077412048" calcext:value-type="float">
            <text:p>0.999997077412048</text:p>
          </table:table-cell>
          <table:table-cell office:value-type="float" office:value="0.000147569342980375" calcext:value-type="float">
            <text:p>0.00014756934298</text:p>
          </table:table-cell>
          <table:table-cell office:value-type="float" office:value="1" calcext:value-type="float">
            <text:p>1</text:p>
          </table:table-cell>
          <table:table-cell office:value-type="float" office:value="0.000295095138964976" calcext:value-type="float">
            <text:p>0.000295095138965</text:p>
          </table:table-cell>
          <table:table-cell table:style-name="ce698" office:value-type="time" office:time-value="PT00H19M10.572919S" calcext:value-type="time">
            <text:p>00:19:10.57</text:p>
          </table:table-cell>
          <table:table-cell table:style-name="ce688" office:value-type="string" calcext:value-type="string">
            <text:p>/home/koppfabi/thesis/src/runs/save_model/baseline_doDL_byte/AD/b9053c7c_IsolationForest_model.jlib</text:p>
          </table:table-cell>
          <table:table-cell table:number-columns-repeated="40"/>
        </table:table-row>
        <table:table-row table:style-name="ro5">
          <table:table-cell/>
          <table:table-cell table:style-name="ce662" office:value-type="string" calcext:value-type="string">
            <text:p>b9053c7c</text:p>
          </table:table-cell>
          <table:table-cell table:style-name="ce662" office:value-type="string" calcext:value-type="string">
            <text:p>IsolationForest</text:p>
          </table:table-cell>
          <table:table-cell table:style-name="ce688" office:value-type="string" calcext:value-type="string">
            <text:p>baseline_fllow</text:p>
          </table:table-cell>
          <table:table-cell table:style-name="ce688" office:value-type="string" calcext:value-type="string">
            <text:p>flow_swatA6/eval_fllow_mitm_rej/</text:p>
          </table:table-cell>
          <table:table-cell/>
          <table:table-cell office:value-type="float" office:value="19065" calcext:value-type="float">
            <text:p>19065</text:p>
          </table:table-cell>
          <table:table-cell office:value-type="float" office:value="272364" calcext:value-type="float">
            <text:p>2723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934580978557384" calcext:value-type="float">
            <text:p>0.934580978557384</text:p>
          </table:table-cell>
          <table:table-cell table:style-name="ce684" office:value-type="float" office:value="0.0000513991585223476" calcext:value-type="float">
            <text:p>5.14E-05</text:p>
          </table:table-cell>
          <table:table-cell office:value-type="float" office:value="1" calcext:value-type="float">
            <text:p>1</text:p>
          </table:table-cell>
          <table:table-cell office:value-type="float" office:value="0.000102793033569268" calcext:value-type="float">
            <text:p>0.000102793033569</text:p>
          </table:table-cell>
          <table:table-cell table:style-name="ce698" office:value-type="time" office:time-value="PT00H07M59.142769S" calcext:value-type="time">
            <text:p>00:07:59.14</text:p>
          </table:table-cell>
          <table:table-cell table:style-name="ce688" office:value-type="string" calcext:value-type="string">
            <text:p>/home/koppfabi/thesis/src/runs/save_model/baseline_doDL_byte/AD/b9053c7c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 table:number-rows-repeated="2">
          <table:table-cell table:number-columns-repeated="6"/>
          <table:table-cell table:style-name="ce695" table:number-columns-repeated="4"/>
          <table:table-cell table:number-columns-repeated="46"/>
        </table:table-row>
        <table:table-row table:style-name="ro5">
          <table:table-cell table:number-columns-repeated="6"/>
          <table:table-cell table:style-name="ce696" table:number-columns-repeated="4"/>
          <table:table-cell table:number-columns-repeated="46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dos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1421" calcext:value-type="float">
            <text:p>671421</text:p>
          </table:table-cell>
          <table:table-cell office:value-type="float" office:value="0" calcext:value-type="float">
            <text:p>0</text:p>
          </table:table-cell>
          <table:table-cell office:value-type="float" office:value="25883" calcext:value-type="float">
            <text:p>25883</text:p>
          </table:table-cell>
          <table:table-cell office:value-type="float" office:value="1" calcext:value-type="float">
            <text:p>1</text:p>
          </table:table-cell>
          <table:table-cell office:value-type="float" office:value="0.0371186742080929" calcext:value-type="float">
            <text:p>0.037118674208093</text:p>
          </table:table-cell>
          <table:table-cell office:value-type="float" office:value="1" calcext:value-type="float">
            <text:p>1</text:p>
          </table:table-cell>
          <table:table-cell office:value-type="float" office:value="0.0715803796251869" calcext:value-type="float">
            <text:p>0.071580379625187</text:p>
          </table:table-cell>
          <table:table-cell table:style-name="ce698" office:value-type="time" office:time-value="PT11H13M28.050734S" calcext:value-type="time">
            <text:p>11:13:28.05</text:p>
          </table:table-cell>
          <table:table-cell office:value-type="string" calcext:value-type="string">
            <text:p>/home/koppfabi/thesis/src/runs/save_model/baseline_doDL_byte/AD/aba7718a_IsolationForest_model.jlib</text:p>
          </table:table-cell>
          <table:table-cell table:number-columns-repeated="40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dos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52" calcext:value-type="float">
            <text:p>291352</text:p>
          </table:table-cell>
          <table:table-cell office:value-type="float" office:value="18" calcext:value-type="float">
            <text:p>18</text:p>
          </table:table-cell>
          <table:table-cell office:value-type="float" office:value="3758" calcext:value-type="float">
            <text:p>3758</text:p>
          </table:table-cell>
          <table:table-cell office:value-type="float" office:value="1" calcext:value-type="float">
            <text:p>1</text:p>
          </table:table-cell>
          <table:table-cell office:value-type="float" office:value="0.012734234692149" calcext:value-type="float">
            <text:p>0.012734234692149</text:p>
          </table:table-cell>
          <table:table-cell office:value-type="float" office:value="0.995233050847458" calcext:value-type="float">
            <text:p>0.995233050847458</text:p>
          </table:table-cell>
          <table:table-cell office:value-type="float" office:value="0.025146711455204" calcext:value-type="float">
            <text:p>0.025146711455204</text:p>
          </table:table-cell>
          <table:table-cell table:style-name="ce698" office:value-type="time" office:time-value="PT05H32M55.68S" calcext:value-type="time">
            <text:p>05:32:55.68</text:p>
          </table:table-cell>
          <table:table-cell office:value-type="string" calcext:value-type="string">
            <text:p>/home/koppfabi/thesis/src/runs/save_model/baseline_doDL_byte/AD/aba7718a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mitm_eav/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683676" calcext:value-type="float">
            <text:p>683676</text:p>
          </table:table-cell>
          <table:table-cell office:value-type="float" office:value="63" calcext:value-type="float">
            <text:p>63</text:p>
          </table:table-cell>
          <table:table-cell office:value-type="float" office:value="225" calcext:value-type="float">
            <text:p>22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328994986116" calcext:value-type="float">
            <text:p>0.000328994986116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655934741365" calcext:value-type="float">
            <text:p>0.000655934741365</text:p>
          </table:table-cell>
          <table:table-cell table:style-name="ce704" office:value-type="string" calcext:value-type="string">
            <text:p>09:46:53:0948</text:p>
          </table:table-cell>
          <table:table-cell office:value-type="string" calcext:value-type="string">
            <text:p>/home/koppfabi/thesis/src/runs/save_model/baseline_doDL_byte/AD/aba7718a_IsolationForest_model.jlib</text:p>
          </table:table-cell>
          <table:table-cell table:number-columns-repeated="40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mitm_eav/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1316" calcext:value-type="float">
            <text:p>29131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096774193548387" calcext:value-type="float">
            <text:p>0.096774193548387</text:p>
          </table:table-cell>
          <table:table-cell table:style-name="ce684" office:value-type="float" office:value="0.0000892421964563983" calcext:value-type="float">
            <text:p>8.92E-05</text:p>
          </table:table-cell>
          <table:table-cell office:value-type="float" office:value="0.096774193548387" calcext:value-type="float">
            <text:p>0.096774193548387</text:p>
          </table:table-cell>
          <table:table-cell office:value-type="float" office:value="0.000178319951716" calcext:value-type="float">
            <text:p>0.000178319951716</text:p>
          </table:table-cell>
          <table:table-cell table:style-name="ce704" office:value-type="time" office:time-value="PT04H17M46.8329S" calcext:value-type="time">
            <text:p>04:17:47</text:p>
          </table:table-cell>
          <table:table-cell office:value-type="string" calcext:value-type="string">
            <text:p>/home/koppfabi/thesis/src/runs/save_model/baseline_doDL_byte/AD/aba7718a_IsolationForest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flow_swatA6/eval_byte_mitm_rej/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84203" calcext:value-type="float">
            <text:p>68420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00147595220838" calcext:value-type="float">
            <text:p>0.0001475952208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4" office:value-type="time" office:time-value="PT08H44M23.17065S" calcext:value-type="time">
            <text:p>08:44:23</text:p>
          </table:table-cell>
          <table:table-cell office:value-type="string" calcext:value-type="string">
            <text:p>/home/koppfabi/thesis/src/runs/save_model/baseline_doDL_byte/AD/aba7718a_IsolationForest_model.jlib</text:p>
          </table:table-cell>
          <table:table-cell table:number-columns-repeated="40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byte_swatA6/eval_flow_mitm_rej/</text:p>
          </table:table-cell>
          <table:table-cell/>
          <table:table-cell table:style-name="ce688" office:value-type="float" office:value="5" calcext:value-type="float">
            <text:p>5</text:p>
          </table:table-cell>
          <table:table-cell table:style-name="ce688" office:value-type="float" office:value="291424" calcext:value-type="float">
            <text:p>291424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4" calcext:value-type="float">
            <text:p>14</text:p>
          </table:table-cell>
          <table:table-cell table:style-name="ce723" office:value-type="float" office:value="0" calcext:value-type="float">
            <text:p>0.00E+00</text:p>
          </table:table-cell>
          <table:table-cell table:style-name="ce723" office:value-type="float" office:value="0.0000480376615266369" calcext:value-type="float">
            <text:p>4.80E-05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704" office:value-type="time" office:time-value="PT04H01M58.4235S" calcext:value-type="time">
            <text:p>04:01:58</text:p>
          </table:table-cell>
          <table:table-cell office:value-type="string" calcext:value-type="string">
            <text:p>/home/koppfabi/thesis/src/runs/save_model/baseline_doDL_byte/AD/aba7718a_IsolationForest_model.jlib</text:p>
          </table:table-cell>
          <table:table-cell table:number-columns-repeated="40"/>
        </table:table-row>
        <table:table-row table:style-name="ro5" table:number-rows-repeated="3">
          <table:table-cell table:number-columns-repeated="56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dos/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1415" calcext:value-type="float">
            <text:p>671415</text:p>
          </table:table-cell>
          <table:table-cell office:value-type="float" office:value="129" calcext:value-type="float">
            <text:p>129</text:p>
          </table:table-cell>
          <table:table-cell office:value-type="float" office:value="25754" calcext:value-type="float">
            <text:p>25754</text:p>
          </table:table-cell>
          <table:table-cell office:value-type="float" office:value="0.999991063729016" calcext:value-type="float">
            <text:p>0.999991063729016</text:p>
          </table:table-cell>
          <table:table-cell office:value-type="float" office:value="0.03694082783371" calcext:value-type="float">
            <text:p>0.03694082783371</text:p>
          </table:table-cell>
          <table:table-cell office:value-type="float" office:value="0.995016033690067" calcext:value-type="float">
            <text:p>0.995016033690067</text:p>
          </table:table-cell>
          <table:table-cell office:value-type="float" office:value="0.071236923485448" calcext:value-type="float">
            <text:p>0.071236923485448</text:p>
          </table:table-cell>
          <table:table-cell table:style-name="ce698" office:value-type="time" office:time-value="PT07H14M04.2394S" calcext:value-type="time">
            <text:p>07:14:04.24</text:p>
          </table:table-cell>
          <table:table-cell office:value-type="string" calcext:value-type="string">
            <text:p>/home/koppfabi/thesis/src/runs/save_model/baseline_doDL_byte/AD/0fbc2f15_OneClassSVM_model.jlib</text:p>
          </table:table-cell>
          <table:table-cell table:number-columns-repeated="40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dos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1352" calcext:value-type="float">
            <text:p>291352</text:p>
          </table:table-cell>
          <table:table-cell office:value-type="float" office:value="37" calcext:value-type="float">
            <text:p>37</text:p>
          </table:table-cell>
          <table:table-cell office:value-type="float" office:value="3739" calcext:value-type="float">
            <text:p>3739</text:p>
          </table:table-cell>
          <table:table-cell office:value-type="float" office:value="1" calcext:value-type="float">
            <text:p>1</text:p>
          </table:table-cell>
          <table:table-cell office:value-type="float" office:value="0.012670667692339" calcext:value-type="float">
            <text:p>0.012670667692339</text:p>
          </table:table-cell>
          <table:table-cell office:value-type="float" office:value="0.990201271186441" calcext:value-type="float">
            <text:p>0.990201271186441</text:p>
          </table:table-cell>
          <table:table-cell office:value-type="float" office:value="0.025021163259912" calcext:value-type="float">
            <text:p>0.025021163259912</text:p>
          </table:table-cell>
          <table:table-cell table:style-name="ce698" office:value-type="time" office:time-value="PT03H52M21.753S" calcext:value-type="time">
            <text:p>03:52:21.75</text:p>
          </table:table-cell>
          <table:table-cell office:value-type="string" calcext:value-type="string">
            <text:p>/home/koppfabi/thesis/src/runs/save_model/baseline_doDL_byte/AD/0fbc2f15_OneClassSVM_model.jlib</text:p>
          </table:table-cell>
          <table:table-cell table:number-columns-repeated="40"/>
        </table:table-row>
        <table:table-row table:style-name="ro5">
          <table:table-cell table:number-columns-repeated="4"/>
          <table:table-cell table:style-name="ce672"/>
          <table:table-cell table:number-columns-repeated="51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mitm_eav/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683749" calcext:value-type="float">
            <text:p>683749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0.016949152542373" calcext:value-type="float">
            <text:p>0.016949152542373</text:p>
          </table:table-cell>
          <table:table-cell office:value-type="float" office:value="0.000409339370114" calcext:value-type="float">
            <text:p>0.000409339370114</text:p>
          </table:table-cell>
          <table:table-cell office:value-type="float" office:value="0.016949152542373" calcext:value-type="float">
            <text:p>0.016949152542373</text:p>
          </table:table-cell>
          <table:table-cell office:value-type="float" office:value="0.000799373063126" calcext:value-type="float">
            <text:p>0.000799373063126</text:p>
          </table:table-cell>
          <table:table-cell table:style-name="ce698" office:value-type="time" office:time-value="PT06H54M34.660594S" calcext:value-type="time">
            <text:p>06:54:34.66</text:p>
          </table:table-cell>
          <table:table-cell office:value-type="string" calcext:value-type="string">
            <text:p>/home/koppfabi/thesis/src/runs/save_model/baseline_doDL_byte/AD/0fbc2f15_OneClassSVM_model.jlib</text:p>
          </table:table-cell>
          <table:table-cell table:number-columns-repeated="40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mitm_eav/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289368" calcext:value-type="float">
            <text:p>28936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01011122345804" calcext:value-type="float">
            <text:p>0.001011122345804</text:p>
          </table:table-cell>
          <table:table-cell table:style-name="ce684" office:value-type="float" office:value="0.0000932980873892085" calcext:value-type="float">
            <text:p>9.33E-05</text:p>
          </table:table-cell>
          <table:table-cell office:value-type="float" office:value="0.001011122345804" calcext:value-type="float">
            <text:p>0.001011122345804</text:p>
          </table:table-cell>
          <table:table-cell office:value-type="float" office:value="0.000170833096065" calcext:value-type="float">
            <text:p>0.000170833096065</text:p>
          </table:table-cell>
          <table:table-cell table:style-name="ce698" office:value-type="time" office:time-value="PT02H48M17.31023S" calcext:value-type="time">
            <text:p>02:48:17.31</text:p>
          </table:table-cell>
          <table:table-cell office:value-type="string" calcext:value-type="string">
            <text:p>/home/koppfabi/thesis/src/runs/save_model/baseline_doDL_byte/AD/0fbc2f15_OneClassSVM_model.jlib</text:p>
          </table:table-cell>
          <table:table-cell table:number-columns-repeated="40"/>
        </table:table-row>
        <table:table-row table:style-name="ro5">
          <table:table-cell table:number-columns-repeated="14"/>
          <table:table-cell table:style-name="ce698"/>
          <table:table-cell table:number-columns-repeated="41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mitm_rej/</text:p>
          </table:table-cell>
          <table:table-cell/>
          <table:table-cell office:value-type="float" office:value="5371" calcext:value-type="float">
            <text:p>5371</text:p>
          </table:table-cell>
          <table:table-cell office:value-type="float" office:value="678954" calcext:value-type="float">
            <text:p>67895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0037223152801" calcext:value-type="float">
            <text:p>0.00037223152801</text:p>
          </table:table-cell>
          <table:table-cell office:value-type="float" office:value="0.000145791271079" calcext:value-type="float">
            <text:p>0.000145791271079</text:p>
          </table:table-cell>
          <table:table-cell office:value-type="float" office:value="0.00037223152801" calcext:value-type="float">
            <text:p>0.00037223152801</text:p>
          </table:table-cell>
          <table:table-cell office:value-type="float" office:value="0.000209520151235" calcext:value-type="float">
            <text:p>0.000209520151235</text:p>
          </table:table-cell>
          <table:table-cell table:style-name="ce698" office:value-type="time" office:time-value="PT06H08M07.34675S" calcext:value-type="time">
            <text:p>06:08:07.35</text:p>
          </table:table-cell>
          <table:table-cell office:value-type="string" calcext:value-type="string">
            <text:p>/home/koppfabi/thesis/src/runs/save_model/baseline_doDL_byte/AD/0fbc2f15_OneClassSVM_model.jlib</text:p>
          </table:table-cell>
          <table:table-cell table:number-columns-repeated="40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mitm_rej/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290890" calcext:value-type="float">
            <text:p>2908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684" office:value-type="float" office:value="0.0000481258422022385" calcext:value-type="float">
            <text:p>4.81E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98" office:value-type="time" office:time-value="PT02H46M22.945304S" calcext:value-type="time">
            <text:p>02:46:22.95</text:p>
          </table:table-cell>
          <table:table-cell office:value-type="string" calcext:value-type="string">
            <text:p>/home/koppfabi/thesis/src/runs/save_model/baseline_doDL_byte/AD/0fbc2f15_OneClassSVM_model.jlib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 table:number-columns-repeated="14"/>
          <table:table-cell table:style-name="ce698"/>
          <table:table-cell table:number-columns-repeated="41"/>
        </table:table-row>
        <table:table-row table:style-name="ro5">
          <table:table-cell table:number-columns-repeated="56"/>
        </table:table-row>
        <table:table-row table:style-name="ro5">
          <table:table-cell table:number-columns-repeated="14"/>
          <table:table-cell table:style-name="ce698"/>
          <table:table-cell table:number-columns-repeated="41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byteF1</text:p>
          </table:table-cell>
          <table:table-cell office:value-type="string" calcext:value-type="string">
            <text:p>SWAT_A6/train_byte/</text:p>
          </table:table-cell>
          <table:table-cell office:value-type="string" calcext:value-type="string">
            <text:p>(0, (0.0013007171, 0.006215246976353228))</text:p>
          </table:table-cell>
          <table:table-cell office:value-type="float" office:value="875925" calcext:value-type="float">
            <text:p>875925</text:p>
          </table:table-cell>
          <table:table-cell office:value-type="float" office:value="8365" calcext:value-type="float">
            <text:p>8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5956643182666" calcext:value-type="float">
            <text:p>0.009459566431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5H29M41.253564S" calcext:value-type="time">
            <text:p>05:29:41.25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byteF1</text:p>
          </table:table-cell>
          <table:table-cell office:value-type="string" calcext:value-type="string">
            <text:p>SWAT_A6/vali_byte/</text:p>
          </table:table-cell>
          <table:table-cell office:value-type="string" calcext:value-type="string">
            <text:p>(0, (0.0013007171, 0.006215246976353228))</text:p>
          </table:table-cell>
          <table:table-cell office:value-type="float" office:value="11064" calcext:value-type="float">
            <text:p>110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1256417184545" calcext:value-type="float">
            <text:p>0.003512564171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5H32M00.544013S" calcext:value-type="time">
            <text:p>05:32:00.54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byteF1</text:p>
          </table:table-cell>
          <table:table-cell office:value-type="string" calcext:value-type="string">
            <text:p>SWAT_A6/synth/dos/byte/</text:p>
          </table:table-cell>
          <table:table-cell office:value-type="string" calcext:value-type="string">
            <text:p>(0, (0.0013007171, 0.006215246976353228))</text:p>
          </table:table-cell>
          <table:table-cell office:value-type="float" office:value="665330" calcext:value-type="float">
            <text:p>665330</text:p>
          </table:table-cell>
          <table:table-cell office:value-type="float" office:value="6091" calcext:value-type="float">
            <text:p>6091</text:p>
          </table:table-cell>
          <table:table-cell office:value-type="float" office:value="25789" calcext:value-type="float">
            <text:p>25789</text:p>
          </table:table-cell>
          <table:table-cell office:value-type="float" office:value="94" calcext:value-type="float">
            <text:p>94</text:p>
          </table:table-cell>
          <table:table-cell office:value-type="float" office:value="0.00907180442673077" calcext:value-type="float">
            <text:p>0.009071804426731</text:p>
          </table:table-cell>
          <table:table-cell office:value-type="float" office:value="0.0151980598221504" calcext:value-type="float">
            <text:p>0.01519805982215</text:p>
          </table:table-cell>
          <table:table-cell office:value-type="float" office:value="0.00363172738863347" calcext:value-type="float">
            <text:p>0.003631727388633</text:p>
          </table:table-cell>
          <table:table-cell office:value-type="float" office:value="0.00586254209804166" calcext:value-type="float">
            <text:p>0.005862542098042</text:p>
          </table:table-cell>
          <table:table-cell table:style-name="ce698" office:value-type="time" office:time-value="PT05H32M02.162749S" calcext:value-type="time">
            <text:p>05:32:02.16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/>
          <table:table-cell table:style-name="ce672"/>
          <table:table-cell table:number-columns-repeated="54"/>
        </table:table-row>
        <table:table-row table:style-name="ro5">
          <table:table-cell/>
          <table:table-cell table:style-name="ce672"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byteF3</text:p>
          </table:table-cell>
          <table:table-cell office:value-type="string" calcext:value-type="string">
            <text:p>SWAT_A6/train_byte/</text:p>
          </table:table-cell>
          <table:table-cell office:value-type="string" calcext:value-type="string">
            <text:p>(0, (0.0067893704, 0.00881932268384844))</text:p>
          </table:table-cell>
          <table:table-cell office:value-type="float" office:value="858207" calcext:value-type="float">
            <text:p>858207</text:p>
          </table:table-cell>
          <table:table-cell office:value-type="float" office:value="26081" calcext:value-type="float">
            <text:p>26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937848302815" calcext:value-type="float">
            <text:p>0.029493784830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1H15M07.473343S" calcext:value-type="time">
            <text:p>11:15:07.47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/>
          <table:table-cell table:style-name="ce673"/>
          <table:table-cell table:number-columns-repeated="54"/>
        </table:table-row>
        <table:table-row table:style-name="ro5">
          <table:table-cell/>
          <table:table-cell table:style-name="ce672"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byteF3</text:p>
          </table:table-cell>
          <table:table-cell office:value-type="string" calcext:value-type="string">
            <text:p>SWAT_A6/vali_byte/</text:p>
          </table:table-cell>
          <table:table-cell office:value-type="string" calcext:value-type="string">
            <text:p>(0, (0.0067893704, 0.00881932268384844))</text:p>
          </table:table-cell>
          <table:table-cell office:value-type="float" office:value="10841" calcext:value-type="float">
            <text:p>10841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213133951896" calcext:value-type="float">
            <text:p>0.02342131339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1H17M30.912547S" calcext:value-type="time">
            <text:p>11:17:30.91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table:style-name="ce673"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byteF3</text:p>
          </table:table-cell>
          <table:table-cell office:value-type="string" calcext:value-type="string">
            <text:p>SWAT_A6/synth/dos/byte/</text:p>
          </table:table-cell>
          <table:table-cell office:value-type="string" calcext:value-type="string">
            <text:p>(0, (0.0067893704, 0.00881932268384844))</text:p>
          </table:table-cell>
          <table:table-cell office:value-type="float" office:value="643069" calcext:value-type="float">
            <text:p>643069</text:p>
          </table:table-cell>
          <table:table-cell office:value-type="float" office:value="18591" calcext:value-type="float">
            <text:p>18591</text:p>
          </table:table-cell>
          <table:table-cell office:value-type="float" office:value="34574" calcext:value-type="float">
            <text:p>34574</text:p>
          </table:table-cell>
          <table:table-cell office:value-type="float" office:value="1068" calcext:value-type="float">
            <text:p>1068</text:p>
          </table:table-cell>
          <table:table-cell office:value-type="float" office:value="0.0280975123175045" calcext:value-type="float">
            <text:p>0.028097512317505</text:p>
          </table:table-cell>
          <table:table-cell office:value-type="float" office:value="0.0543262627804059" calcext:value-type="float">
            <text:p>0.054326262780406</text:p>
          </table:table-cell>
          <table:table-cell office:value-type="float" office:value="0.0299646484484597" calcext:value-type="float">
            <text:p>0.02996464844846</text:p>
          </table:table-cell>
          <table:table-cell office:value-type="float" office:value="0.0386249796567874" calcext:value-type="float">
            <text:p>0.038624979656787</text:p>
          </table:table-cell>
          <table:table-cell table:style-name="ce698" office:value-type="time" office:time-value="PT11H17M32.600735S" calcext:value-type="time">
            <text:p>11:17:32.60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/>
          <table:table-cell table:style-name="ce672"/>
          <table:table-cell table:number-columns-repeated="54"/>
        </table:table-row>
        <table:table-row table:style-name="ro5">
          <table:table-cell/>
          <table:table-cell table:style-name="ce674"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flowF1</text:p>
          </table:table-cell>
          <table:table-cell office:value-type="string" calcext:value-type="string">
            <text:p>SWAT_A6/train_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375124" calcext:value-type="float">
            <text:p>375124</text:p>
          </table:table-cell>
          <table:table-cell office:value-type="float" office:value="10768" calcext:value-type="float">
            <text:p>10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041804442694" calcext:value-type="float">
            <text:p>0.027904180444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24M04.13293S" calcext:value-type="time">
            <text:p>02:24:04.13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flowF1</text:p>
          </table:table-cell>
          <table:table-cell office:value-type="string" calcext:value-type="string">
            <text:p>SWAT_A6/vali_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4664" calcext:value-type="float">
            <text:p>46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4839327516493" calcext:value-type="float">
            <text:p>0.007448393275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25M39.211391S" calcext:value-type="time">
            <text:p>02:25:39.21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flowF1</text:p>
          </table:table-cell>
          <table:table-cell office:value-type="string" calcext:value-type="string">
            <text:p>SWAT_A6/synth/dos/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288888" calcext:value-type="float">
            <text:p>288888</text:p>
          </table:table-cell>
          <table:table-cell office:value-type="float" office:value="2464" calcext:value-type="float">
            <text:p>2464</text:p>
          </table:table-cell>
          <table:table-cell office:value-type="float" office:value="3070" calcext:value-type="float">
            <text:p>3070</text:p>
          </table:table-cell>
          <table:table-cell office:value-type="float" office:value="706" calcext:value-type="float">
            <text:p>706</text:p>
          </table:table-cell>
          <table:table-cell office:value-type="float" office:value="0.00845712402866636" calcext:value-type="float">
            <text:p>0.008457124028666</text:p>
          </table:table-cell>
          <table:table-cell office:value-type="float" office:value="0.222712933753943" calcext:value-type="float">
            <text:p>0.222712933753943</text:p>
          </table:table-cell>
          <table:table-cell office:value-type="float" office:value="0.186970338983051" calcext:value-type="float">
            <text:p>0.186970338983051</text:p>
          </table:table-cell>
          <table:table-cell office:value-type="float" office:value="0.203282464727901" calcext:value-type="float">
            <text:p>0.203282464727901</text:p>
          </table:table-cell>
          <table:table-cell table:style-name="ce698" office:value-type="time" office:time-value="PT02H25M39.975814S" calcext:value-type="time">
            <text:p>02:25:39.98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flowF3</text:p>
          </table:table-cell>
          <table:table-cell office:value-type="string" calcext:value-type="string">
            <text:p>SWAT_A6/train_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381751" calcext:value-type="float">
            <text:p>381751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284181284352" calcext:value-type="float">
            <text:p>0.010728418128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51M04.296602S" calcext:value-type="time">
            <text:p>04:51:04.30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flowF3</text:p>
          </table:table-cell>
          <table:table-cell office:value-type="string" calcext:value-type="string">
            <text:p>SWAT_A6/vali_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4690" calcext:value-type="float">
            <text:p>46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03129657228" calcext:value-type="float">
            <text:p>0.00149031296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52M40.224954S" calcext:value-type="time">
            <text:p>04:52:40.22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SWAT_A6_flowF3</text:p>
          </table:table-cell>
          <table:table-cell office:value-type="string" calcext:value-type="string">
            <text:p>SWAT_A6/synth/dos/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290453" calcext:value-type="float">
            <text:p>290453</text:p>
          </table:table-cell>
          <table:table-cell office:value-type="float" office:value="865" calcext:value-type="float">
            <text:p>865</text:p>
          </table:table-cell>
          <table:table-cell office:value-type="float" office:value="3751" calcext:value-type="float">
            <text:p>3751</text:p>
          </table:table-cell>
          <table:table-cell office:value-type="float" office:value="57" calcext:value-type="float">
            <text:p>57</text:p>
          </table:table-cell>
          <table:table-cell office:value-type="float" office:value="0.00296926382853102" calcext:value-type="float">
            <text:p>0.002969263828531</text:p>
          </table:table-cell>
          <table:table-cell office:value-type="float" office:value="0.061822125813449" calcext:value-type="float">
            <text:p>0.061822125813449</text:p>
          </table:table-cell>
          <table:table-cell office:value-type="float" office:value="0.014968487394958" calcext:value-type="float">
            <text:p>0.014968487394958</text:p>
          </table:table-cell>
          <table:table-cell office:value-type="float" office:value="0.0241014799154334" calcext:value-type="float">
            <text:p>0.024101479915433</text:p>
          </table:table-cell>
          <table:table-cell table:style-name="ce698" office:value-type="time" office:time-value="PT04H52M41.013288S" calcext:value-type="time">
            <text:p>04:52:41.01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byteF1</text:p>
          </table:table-cell>
          <table:table-cell office:value-type="string" calcext:value-type="string">
            <text:p>SWAT_A6/train_byte/</text:p>
          </table:table-cell>
          <table:table-cell office:value-type="string" calcext:value-type="string">
            <text:p>(0, (0.0013007171, 0.006215246976353228))</text:p>
          </table:table-cell>
          <table:table-cell office:value-type="float" office:value="875925" calcext:value-type="float">
            <text:p>875925</text:p>
          </table:table-cell>
          <table:table-cell office:value-type="float" office:value="8365" calcext:value-type="float">
            <text:p>8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5956643182666" calcext:value-type="float">
            <text:p>0.009459566431827</text:p>
          </table:table-cell>
          <table:table-cell table:style-name="ce684" office:value-type="float" office:value="0" calcext:value-type="float">
            <text:p>0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5H22M00.735668S" calcext:value-type="time">
            <text:p>05:22:00.74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byteF1</text:p>
          </table:table-cell>
          <table:table-cell office:value-type="string" calcext:value-type="string">
            <text:p>SWAT_A6/vali_byte/</text:p>
          </table:table-cell>
          <table:table-cell office:value-type="string" calcext:value-type="string">
            <text:p>(0, (0.0013007171, 0.006215246976353228))</text:p>
          </table:table-cell>
          <table:table-cell office:value-type="float" office:value="11064" calcext:value-type="float">
            <text:p>110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1256417184545" calcext:value-type="float">
            <text:p>0.003512564171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5H24M21.450802S" calcext:value-type="time">
            <text:p>05:24:21.45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byteF1</text:p>
          </table:table-cell>
          <table:table-cell office:value-type="string" calcext:value-type="string">
            <text:p>SWAT_A6/synth/mitm_rej/byte/mimt_rej_byte</text:p>
          </table:table-cell>
          <table:table-cell office:value-type="string" calcext:value-type="string">
            <text:p>(0, (0.0013007171, 0.006215246976353228))</text:p>
          </table:table-cell>
          <table:table-cell office:value-type="float" office:value="678239" calcext:value-type="float">
            <text:p>678239</text:p>
          </table:table-cell>
          <table:table-cell office:value-type="float" office:value="6086" calcext:value-type="float">
            <text:p>608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.00889343513681365" calcext:value-type="float">
            <text:p>0.008893435136814</text:p>
          </table:table-cell>
          <table:table-cell office:value-type="float" office:value="0.000492691739201839" calcext:value-type="float">
            <text:p>0.000492691739202</text:p>
          </table:table-cell>
          <table:table-cell office:value-type="float" office:value="0.0297029702970297" calcext:value-type="float">
            <text:p>0.02970297029703</text:p>
          </table:table-cell>
          <table:table-cell office:value-type="float" office:value="0.000969305331179321" calcext:value-type="float">
            <text:p>0.000969305331179</text:p>
          </table:table-cell>
          <table:table-cell table:style-name="ce698" office:value-type="time" office:time-value="PT05H24M23.090948S" calcext:value-type="time">
            <text:p>05:24:23.09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byteF3</text:p>
          </table:table-cell>
          <table:table-cell office:value-type="string" calcext:value-type="string">
            <text:p>SWAT_A6/train_byte/</text:p>
          </table:table-cell>
          <table:table-cell office:value-type="string" calcext:value-type="string">
            <text:p>(0, (0.0067893704, 0.00881932268384844))</text:p>
          </table:table-cell>
          <table:table-cell office:value-type="float" office:value="858207" calcext:value-type="float">
            <text:p>858207</text:p>
          </table:table-cell>
          <table:table-cell office:value-type="float" office:value="26081" calcext:value-type="float">
            <text:p>26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937848302815" calcext:value-type="float">
            <text:p>0.029493784830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1H06M15.442072S" calcext:value-type="time">
            <text:p>11:06:15.44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byteF3</text:p>
          </table:table-cell>
          <table:table-cell office:value-type="string" calcext:value-type="string">
            <text:p>SWAT_A6/vali_byte/</text:p>
          </table:table-cell>
          <table:table-cell office:value-type="string" calcext:value-type="string">
            <text:p>(0, (0.0067893704, 0.00881932268384844))</text:p>
          </table:table-cell>
          <table:table-cell office:value-type="float" office:value="10841" calcext:value-type="float">
            <text:p>10841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213133951896" calcext:value-type="float">
            <text:p>0.02342131339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1H09M57.933432S" calcext:value-type="time">
            <text:p>11:09:57.93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byteF3</text:p>
          </table:table-cell>
          <table:table-cell office:value-type="string" calcext:value-type="string">
            <text:p>SWAT_A6/synth/mitm_rej/byte/mimt_rej_byte</text:p>
          </table:table-cell>
          <table:table-cell office:value-type="string" calcext:value-type="string">
            <text:p>(0, (0.0067893704, 0.00881932268384844))</text:p>
          </table:table-cell>
          <table:table-cell office:value-type="float" office:value="665295" calcext:value-type="float">
            <text:p>665295</text:p>
          </table:table-cell>
          <table:table-cell office:value-type="float" office:value="18897" calcext:value-type="float">
            <text:p>18897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0.0276194401571489" calcext:value-type="float">
            <text:p>0.027619440157149</text:p>
          </table:table-cell>
          <table:table-cell office:value-type="float" office:value="0.000528904638493679" calcext:value-type="float">
            <text:p>0.000528904638494</text:p>
          </table:table-cell>
          <table:table-cell office:value-type="float" office:value="0.0431034482758621" calcext:value-type="float">
            <text:p>0.043103448275862</text:p>
          </table:table-cell>
          <table:table-cell office:value-type="float" office:value="0.00104498667641988" calcext:value-type="float">
            <text:p>0.00104498667642</text:p>
          </table:table-cell>
          <table:table-cell table:style-name="ce698" office:value-type="time" office:time-value="PT11H09M59.795159S" calcext:value-type="time">
            <text:p>11:09:59.80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flowF1</text:p>
          </table:table-cell>
          <table:table-cell office:value-type="string" calcext:value-type="string">
            <text:p>SWAT_A6/train_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375124" calcext:value-type="float">
            <text:p>375124</text:p>
          </table:table-cell>
          <table:table-cell office:value-type="float" office:value="10768" calcext:value-type="float">
            <text:p>10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041804442694" calcext:value-type="float">
            <text:p>0.027904180444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19M04.457686S" calcext:value-type="time">
            <text:p>02:19:04.46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flowF1</text:p>
          </table:table-cell>
          <table:table-cell office:value-type="string" calcext:value-type="string">
            <text:p>SWAT_A6/vali_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4664" calcext:value-type="float">
            <text:p>46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4839327516493" calcext:value-type="float">
            <text:p>0.007448393275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20M36.364526S" calcext:value-type="time">
            <text:p>02:20:36.36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flowF1</text:p>
          </table:table-cell>
          <table:table-cell office:value-type="string" calcext:value-type="string">
            <text:p>SWAT_A6/synth/mitm_rej/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288995" calcext:value-type="float">
            <text:p>288995</text:p>
          </table:table-cell>
          <table:table-cell office:value-type="float" office:value="2434" calcext:value-type="float">
            <text:p>24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0835194850203652" calcext:value-type="float">
            <text:p>0.008351948502037</text:p>
          </table:table-cell>
          <table:table-cell office:value-type="float" office:value="0.000410677618069815" calcext:value-type="float">
            <text:p>0.00041067761807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0.000816659861167823" calcext:value-type="float">
            <text:p>0.000816659861168</text:p>
          </table:table-cell>
          <table:table-cell table:style-name="ce698" office:value-type="time" office:time-value="PT02H20M37.165151S" calcext:value-type="time">
            <text:p>02:20:37.17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flowF3</text:p>
          </table:table-cell>
          <table:table-cell office:value-type="string" calcext:value-type="string">
            <text:p>SWAT_A6/train_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381751" calcext:value-type="float">
            <text:p>381751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284181284352" calcext:value-type="float">
            <text:p>0.010728418128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44M28.763145S" calcext:value-type="time">
            <text:p>04:44:28.76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flowF3</text:p>
          </table:table-cell>
          <table:table-cell office:value-type="string" calcext:value-type="string">
            <text:p>SWAT_A6/vali_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4690" calcext:value-type="float">
            <text:p>46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03129657228" calcext:value-type="float">
            <text:p>0.00149031296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46M04.535821S" calcext:value-type="time">
            <text:p>04:46:04.54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SWAT_A6_flowF3</text:p>
          </table:table-cell>
          <table:table-cell office:value-type="string" calcext:value-type="string">
            <text:p>SWAT_A6/synth/mitm_rej/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290587" calcext:value-type="float">
            <text:p>290587</text:p>
          </table:table-cell>
          <table:table-cell office:value-type="float" office:value="812" calcext:value-type="float">
            <text:p>8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0278655726340859" calcext:value-type="float">
            <text:p>0.00278655726340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4H46M05.319776S" calcext:value-type="time">
            <text:p>04:46:05.32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byteF1</text:p>
          </table:table-cell>
          <table:table-cell office:value-type="string" calcext:value-type="string">
            <text:p>SWAT_A6/train_byte/</text:p>
          </table:table-cell>
          <table:table-cell office:value-type="string" calcext:value-type="string">
            <text:p>(0, (0.001300717, 0.006215246976353228))</text:p>
          </table:table-cell>
          <table:table-cell office:value-type="float" office:value="875925" calcext:value-type="float">
            <text:p>875925</text:p>
          </table:table-cell>
          <table:table-cell office:value-type="float" office:value="8365" calcext:value-type="float">
            <text:p>8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45956643182666" calcext:value-type="float">
            <text:p>0.0094595664318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5H26M27.128199S" calcext:value-type="time">
            <text:p>05:26:27.13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byteF1</text:p>
          </table:table-cell>
          <table:table-cell office:value-type="string" calcext:value-type="string">
            <text:p>SWAT_A6/vali_byte/</text:p>
          </table:table-cell>
          <table:table-cell office:value-type="string" calcext:value-type="string">
            <text:p>(0, (0.001300717, 0.006215246976353228))</text:p>
          </table:table-cell>
          <table:table-cell office:value-type="float" office:value="11064" calcext:value-type="float">
            <text:p>1106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51256417184545" calcext:value-type="float">
            <text:p>0.0035125641718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5H28M47.349697S" calcext:value-type="time">
            <text:p>05:28:47.35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byteF1</text:p>
          </table:table-cell>
          <table:table-cell office:value-type="string" calcext:value-type="string">
            <text:p>SWAT_A6/synth/mitm_eav/byte/</text:p>
          </table:table-cell>
          <table:table-cell office:value-type="string" calcext:value-type="string">
            <text:p>(0, (0.001300717, 0.006215246976353228))</text:p>
          </table:table-cell>
          <table:table-cell office:value-type="float" office:value="678060" calcext:value-type="float">
            <text:p>678060</text:p>
          </table:table-cell>
          <table:table-cell office:value-type="float" office:value="6153" calcext:value-type="float">
            <text:p>615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0.00899281364136606" calcext:value-type="float">
            <text:p>0.00899281364136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5H28M48.989989S" calcext:value-type="time">
            <text:p>05:28:48.99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byteF3</text:p>
          </table:table-cell>
          <table:table-cell office:value-type="string" calcext:value-type="string">
            <text:p>SWAT_A6/train_byte/</text:p>
          </table:table-cell>
          <table:table-cell office:value-type="string" calcext:value-type="string">
            <text:p>(0, (0.0067893704, 0.008819322101771832))</text:p>
          </table:table-cell>
          <table:table-cell office:value-type="float" office:value="858207" calcext:value-type="float">
            <text:p>858207</text:p>
          </table:table-cell>
          <table:table-cell office:value-type="float" office:value="26081" calcext:value-type="float">
            <text:p>26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937848302815" calcext:value-type="float">
            <text:p>0.029493784830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1H01M42.875918S" calcext:value-type="time">
            <text:p>11:01:42.88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byteF3</text:p>
          </table:table-cell>
          <table:table-cell office:value-type="string" calcext:value-type="string">
            <text:p>SWAT_A6/vali_byte/</text:p>
          </table:table-cell>
          <table:table-cell office:value-type="string" calcext:value-type="string">
            <text:p>(0, (0.0067893704, 0.008819322101771832))</text:p>
          </table:table-cell>
          <table:table-cell office:value-type="float" office:value="10841" calcext:value-type="float">
            <text:p>10841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4213133951896" calcext:value-type="float">
            <text:p>0.02342131339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1H05M05.855388S" calcext:value-type="time">
            <text:p>11:05:05.86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byteF3</text:p>
          </table:table-cell>
          <table:table-cell office:value-type="string" calcext:value-type="string">
            <text:p>SWAT_A6/synth/mitm_eav/byte/</text:p>
          </table:table-cell>
          <table:table-cell office:value-type="string" calcext:value-type="string">
            <text:p>(0, (0.0067893704, 0.008819322101771832))</text:p>
          </table:table-cell>
          <table:table-cell office:value-type="float" office:value="664915" calcext:value-type="float">
            <text:p>664915</text:p>
          </table:table-cell>
          <table:table-cell office:value-type="float" office:value="19006" calcext:value-type="float">
            <text:p>19006</text:p>
          </table:table-cell>
          <table:table-cell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office:value-type="float" office:value="0.0277897593435499" calcext:value-type="float">
            <text:p>0.02778975934355</text:p>
          </table:table-cell>
          <table:table-cell office:value-type="float" office:value="0.00147105180203846" calcext:value-type="float">
            <text:p>0.001471051802038</text:p>
          </table:table-cell>
          <table:table-cell office:value-type="float" office:value="0.0484429065743945" calcext:value-type="float">
            <text:p>0.048442906574395</text:p>
          </table:table-cell>
          <table:table-cell office:value-type="float" office:value="0.00285539465633286" calcext:value-type="float">
            <text:p>0.002855394656333</text:p>
          </table:table-cell>
          <table:table-cell table:style-name="ce698" office:value-type="time" office:time-value="PT11H05M07.713079S" calcext:value-type="time">
            <text:p>11:05:07.71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flowF1</text:p>
          </table:table-cell>
          <table:table-cell office:value-type="string" calcext:value-type="string">
            <text:p>SWAT_A6/train_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375124" calcext:value-type="float">
            <text:p>375124</text:p>
          </table:table-cell>
          <table:table-cell office:value-type="float" office:value="10768" calcext:value-type="float">
            <text:p>10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9041804442694" calcext:value-type="float">
            <text:p>0.027904180444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18M14.065131S" calcext:value-type="time">
            <text:p>02:18:14.07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flowF1</text:p>
          </table:table-cell>
          <table:table-cell office:value-type="string" calcext:value-type="string">
            <text:p>SWAT_A6/vali_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4664" calcext:value-type="float">
            <text:p>46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44839327516493" calcext:value-type="float">
            <text:p>0.007448393275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19M46.4338S" calcext:value-type="time">
            <text:p>02:19:46.43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flowF1</text:p>
          </table:table-cell>
          <table:table-cell office:value-type="string" calcext:value-type="string">
            <text:p>SWAT_A6/synth/mitm_eav/flow/</text:p>
          </table:table-cell>
          <table:table-cell office:value-type="string" calcext:value-type="string">
            <text:p>(0, (0.0048984927, 0.009534672717563808))</text:p>
          </table:table-cell>
          <table:table-cell office:value-type="float" office:value="288879" calcext:value-type="float">
            <text:p>288879</text:p>
          </table:table-cell>
          <table:table-cell office:value-type="float" office:value="2465" calcext:value-type="float">
            <text:p>246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.00846078862101159" calcext:value-type="float">
            <text:p>0.008460788621012</text:p>
          </table:table-cell>
          <table:table-cell office:value-type="float" office:value="0.00202429149797571" calcext:value-type="float">
            <text:p>0.002024291497976</text:p>
          </table:table-cell>
          <table:table-cell office:value-type="float" office:value="0.172413793103448" calcext:value-type="float">
            <text:p>0.172413793103448</text:p>
          </table:table-cell>
          <table:table-cell office:value-type="float" office:value="0.0040016006402561" calcext:value-type="float">
            <text:p>0.004001600640256</text:p>
          </table:table-cell>
          <table:table-cell table:style-name="ce698" office:value-type="time" office:time-value="PT02H19M47.203695S" calcext:value-type="time">
            <text:p>02:19:47.20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flowF3</text:p>
          </table:table-cell>
          <table:table-cell office:value-type="string" calcext:value-type="string">
            <text:p>SWAT_A6/train_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381751" calcext:value-type="float">
            <text:p>381751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284181284352" calcext:value-type="float">
            <text:p>0.010728418128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48M57.634718S" calcext:value-type="time">
            <text:p>04:48:57.63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flowF3</text:p>
          </table:table-cell>
          <table:table-cell office:value-type="string" calcext:value-type="string">
            <text:p>SWAT_A6/vali_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4690" calcext:value-type="float">
            <text:p>46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03129657228" calcext:value-type="float">
            <text:p>0.001490312965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50M34.410189S" calcext:value-type="time">
            <text:p>04:50:34.41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>
          <table:table-cell table:number-columns-repeated="56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SWAT_A6_flowF3</text:p>
          </table:table-cell>
          <table:table-cell office:value-type="string" calcext:value-type="string">
            <text:p>SWAT_A6/synth/mitm_eav/flow/</text:p>
          </table:table-cell>
          <table:table-cell office:value-type="string" calcext:value-type="string">
            <text:p>(0, (0.027197998, 0.04043893422931433))</text:p>
          </table:table-cell>
          <table:table-cell office:value-type="float" office:value="290451" calcext:value-type="float">
            <text:p>290451</text:p>
          </table:table-cell>
          <table:table-cell office:value-type="float" office:value="865" calcext:value-type="float">
            <text:p>86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0296928421370608" calcext:value-type="float">
            <text:p>0.002969284213706</text:p>
          </table:table-cell>
          <table:table-cell office:value-type="float" office:value="0.00115473441108545" calcext:value-type="float">
            <text:p>0.001154734411085</text:p>
          </table:table-cell>
          <table:table-cell office:value-type="float" office:value="0.0181818181818182" calcext:value-type="float">
            <text:p>0.018181818181818</text:p>
          </table:table-cell>
          <table:table-cell office:value-type="float" office:value="0.00217155266015201" calcext:value-type="float">
            <text:p>0.002171552660152</text:p>
          </table:table-cell>
          <table:table-cell table:style-name="ce698" office:value-type="time" office:time-value="PT04H50M35.21291S" calcext:value-type="time">
            <text:p>04:50:35.21</text:p>
          </table:table-cell>
          <table:table-cell office:value-type="string" calcext:value-type="string">
            <text:p>pcapAE</text:p>
          </table:table-cell>
          <table:table-cell table:number-columns-repeated="40"/>
        </table:table-row>
        <table:table-row table:style-name="ro5" table:number-rows-repeated="10">
          <table:table-cell table:number-columns-repeated="56"/>
        </table:table-row>
        <table:table-row table:style-name="ro5">
          <table:table-cell table:number-columns-repeated="56"/>
        </table:table-row>
      </table:table>
      <table:table table:name="AD results VOERDE" table:style-name="ta6">
        <office:forms form:automatic-focus="false" form:apply-design-mode="false"/>
        <table:table-column table:style-name="co7" table:default-cell-style-name="Default"/>
        <table:table-column table:style-name="co7" table:default-cell-style-name="ce657"/>
        <table:table-column table:style-name="co27" table:default-cell-style-name="ce657"/>
        <table:table-column table:style-name="co7" table:number-columns-repeated="4" table:default-cell-style-name="ce657"/>
        <table:table-column table:style-name="co38" table:default-cell-style-name="ce657"/>
        <table:table-column table:style-name="co39" table:default-cell-style-name="ce657"/>
        <table:table-column table:style-name="co37" table:default-cell-style-name="ce657"/>
        <table:table-column table:style-name="co7" table:number-columns-repeated="2" table:default-cell-style-name="ce657"/>
        <table:table-column table:style-name="co40" table:default-cell-style-name="ce657"/>
        <table:table-column table:style-name="co7" table:number-columns-repeated="2" table:default-cell-style-name="ce657"/>
        <table:table-column table:style-name="co41" table:default-cell-style-name="ce657"/>
        <table:table-column table:style-name="co7" table:default-cell-style-name="ce657"/>
        <table:table-column table:style-name="co42" table:default-cell-style-name="ce657"/>
        <table:table-column table:style-name="co43" table:default-cell-style-name="ce657"/>
        <table:table-column table:style-name="co7" table:number-columns-repeated="6" table:default-cell-style-name="ce657"/>
        <table:table-column table:style-name="co7" table:number-columns-repeated="2" table:default-cell-style-name="Default"/>
        <table:table-column table:style-name="co44" table:default-cell-style-name="Default"/>
        <table:table-column table:style-name="co7" table:number-columns-repeated="8" table:default-cell-style-name="Default"/>
        <table:table-column table:style-name="co45" table:default-cell-style-name="Default"/>
        <table:table-column table:style-name="co7" table:number-columns-repeated="8" table:default-cell-style-name="Default"/>
        <table:table-row table:style-name="ro1">
          <table:table-cell table:style-name="ce650" office:value-type="string" calcext:value-type="string">
            <text:p>train</text:p>
          </table:table-cell>
          <table:table-cell table:style-name="ce663" office:value-type="string" calcext:value-type="string">
            <text:p>PP</text:p>
          </table:table-cell>
          <table:table-cell table:style-name="ce663" office:value-type="string" calcext:value-type="string">
            <text:p>MODEL</text:p>
          </table:table-cell>
          <table:table-cell table:style-name="ce663" office:value-type="string" calcext:value-type="string">
            <text:p>fpr</text:p>
          </table:table-cell>
          <table:table-cell table:style-name="ce663" office:value-type="string" calcext:value-type="string">
            <text:p>PR</text:p>
          </table:table-cell>
          <table:table-cell table:style-name="ce663" office:value-type="string" calcext:value-type="string">
            <text:p>RC</text:p>
          </table:table-cell>
          <table:table-cell table:style-name="ce663" office:value-type="string" calcext:value-type="string">
            <text:p>f1</text:p>
          </table:table-cell>
          <table:table-cell table:style-name="ce757" office:value-type="string" calcext:value-type="string">
            <text:p>time</text:p>
          </table:table-cell>
          <table:table-cell table:style-name="ce757" office:value-type="string" calcext:value-type="string">
            <text:p>train time</text:p>
          </table:table-cell>
          <table:table-cell table:style-name="ce712" office:value-type="string" calcext:value-type="string">
            <text:p>portscan</text:p>
          </table:table-cell>
          <table:table-cell table:style-name="ce712" office:value-type="string" calcext:value-type="string">
            <text:p>eval</text:p>
          </table:table-cell>
          <table:table-cell table:style-name="ce663" office:value-type="string" calcext:value-type="string">
            <text:p>PP</text:p>
          </table:table-cell>
          <table:table-cell table:style-name="ce663" office:value-type="string" calcext:value-type="string">
            <text:p>MODEL</text:p>
          </table:table-cell>
          <table:table-cell table:style-name="ce663" office:value-type="string" calcext:value-type="string">
            <text:p>fpr</text:p>
          </table:table-cell>
          <table:table-cell table:style-name="ce663" office:value-type="string" calcext:value-type="string">
            <text:p>PR</text:p>
          </table:table-cell>
          <table:table-cell table:style-name="ce663" office:value-type="string" calcext:value-type="string">
            <text:p>RC</text:p>
          </table:table-cell>
          <table:table-cell table:style-name="ce663" office:value-type="string" calcext:value-type="string">
            <text:p>f1</text:p>
          </table:table-cell>
          <table:table-cell table:style-name="ce757" office:value-type="string" calcext:value-type="string">
            <text:p>time</text:p>
          </table:table-cell>
          <table:table-cell table:style-name="Default"/>
          <table:table-cell table:style-name="ce733" office:value-type="string" calcext:value-type="string">
            <text:p>MITM_EAV</text:p>
          </table:table-cell>
          <table:table-cell table:style-name="ce741" office:value-type="string" calcext:value-type="string">
            <text:p>PP</text:p>
          </table:table-cell>
          <table:table-cell table:style-name="ce741" office:value-type="string" calcext:value-type="string">
            <text:p>MODEL</text:p>
          </table:table-cell>
          <table:table-cell table:style-name="ce741" office:value-type="string" calcext:value-type="string">
            <text:p>fpr</text:p>
          </table:table-cell>
          <table:table-cell table:style-name="ce741" office:value-type="string" calcext:value-type="string">
            <text:p>PR</text:p>
          </table:table-cell>
          <table:table-cell table:style-name="ce741" office:value-type="string" calcext:value-type="string">
            <text:p>RC</text:p>
          </table:table-cell>
          <table:table-cell table:style-name="ce741" office:value-type="string" calcext:value-type="string">
            <text:p>f1</text:p>
          </table:table-cell>
          <table:table-cell table:style-name="ce741" office:value-type="string" calcext:value-type="string">
            <text:p>time</text:p>
          </table:table-cell>
          <table:table-cell/>
          <table:table-cell table:style-name="ce733" office:value-type="string" calcext:value-type="string">
            <text:p>MITM_rej</text:p>
          </table:table-cell>
          <table:table-cell table:style-name="ce741" office:value-type="string" calcext:value-type="string">
            <text:p>PP</text:p>
          </table:table-cell>
          <table:table-cell table:style-name="ce741" office:value-type="string" calcext:value-type="string">
            <text:p>MODEL</text:p>
          </table:table-cell>
          <table:table-cell table:style-name="ce741" office:value-type="string" calcext:value-type="string">
            <text:p>fpr</text:p>
          </table:table-cell>
          <table:table-cell table:style-name="ce741" office:value-type="string" calcext:value-type="string">
            <text:p>PR</text:p>
          </table:table-cell>
          <table:table-cell table:style-name="ce741" office:value-type="string" calcext:value-type="string">
            <text:p>RC</text:p>
          </table:table-cell>
          <table:table-cell table:style-name="ce741" office:value-type="string" calcext:value-type="string">
            <text:p>f1</text:p>
          </table:table-cell>
          <table:table-cell table:style-name="ce741" office:value-type="string" calcext:value-type="string">
            <text:p>time</text:p>
          </table:table-cell>
          <table:table-cell/>
          <table:table-cell table:style-name="ce733" office:value-type="string" calcext:value-type="string">
            <text:p>DOS</text:p>
          </table:table-cell>
          <table:table-cell table:style-name="ce741" office:value-type="string" calcext:value-type="string">
            <text:p>PP</text:p>
          </table:table-cell>
          <table:table-cell table:style-name="ce741" office:value-type="string" calcext:value-type="string">
            <text:p>MODEL</text:p>
          </table:table-cell>
          <table:table-cell table:style-name="ce741" office:value-type="string" calcext:value-type="string">
            <text:p>fpr</text:p>
          </table:table-cell>
          <table:table-cell table:style-name="ce741" office:value-type="string" calcext:value-type="string">
            <text:p>PR</text:p>
          </table:table-cell>
          <table:table-cell table:style-name="ce741" office:value-type="string" calcext:value-type="string">
            <text:p>RC</text:p>
          </table:table-cell>
          <table:table-cell table:style-name="ce741" office:value-type="string" calcext:value-type="string">
            <text:p>f1</text:p>
          </table:table-cell>
          <table:table-cell table:style-name="ce741" office:value-type="string" calcext:value-type="string">
            <text:p>time</text:p>
          </table:table-cell>
        </table:table-row>
        <table:table-row table:style-name="ro2">
          <table:table-cell table:style-name="ce651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4"/>
          <table:table-cell table:style-name="ce758" table:number-columns-repeated="2"/>
          <table:table-cell table:style-name="ce682"/>
          <table:table-cell table:style-name="ce713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4"/>
          <table:table-cell table:style-name="ce758" table:number-columns-repeated="2"/>
          <table:table-cell table:style-name="ce734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6"/>
          <table:table-cell table:style-name="ce743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6"/>
          <table:table-cell table:style-name="ce743" office:value-type="string" calcext:value-type="string">
            <text:p>IF</text:p>
          </table:table-cell>
          <table:table-cell table:style-name="ce664" table:number-columns-repeated="2"/>
          <table:table-cell table:style-name="ce682" table:number-columns-repeated="5"/>
        </table:table-row>
        <table:table-row table:style-name="ro3">
          <table:table-cell table:style-name="ce554"/>
          <table:table-cell table:style-name="ce665" office:value-type="string" calcext:value-type="string">
            <text:p>byte</text:p>
          </table:table-cell>
          <table:table-cell table:style-name="ce668"/>
          <table:table-cell table:style-name="ce683" table:number-columns-repeated="4"/>
          <table:table-cell table:style-name="ce708" table:number-columns-repeated="2"/>
          <table:table-cell table:style-name="ce683"/>
          <table:table-cell table:style-name="ce714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4"/>
          <table:table-cell table:style-name="ce708"/>
          <table:table-cell table:style-name="Default"/>
          <table:table-cell table:style-name="ce735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3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</table:table-row>
        <table:table-row table:style-name="ro3">
          <table:table-cell table:style-name="ce554"/>
          <table:table-cell table:style-name="ce755" office:value-type="string" calcext:value-type="string">
            <text:p>AD111</text:p>
          </table:table-cell>
          <table:table-cell table:style-name="ce647" office:value-type="string" calcext:value-type="string">
            <text:p>Finput-1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756" office:value-type="float" office:value="1" calcext:value-type="float">
            <text:p>1.00E+00</text:p>
          </table:table-cell>
          <table:table-cell table:style-name="ce698" office:value-type="time" office:time-value="PT00H08M48.885623S" calcext:value-type="time">
            <text:p>00:08:48.89</text:p>
          </table:table-cell>
          <table:table-cell table:style-name="ce705" office:value-type="time" office:time-value="PT00H09M11.4352S" calcext:value-type="time">
            <text:p>00:09:11</text:p>
          </table:table-cell>
          <table:table-cell table:style-name="ce706" table:number-columns-repeated="2"/>
          <table:table-cell table:style-name="ce755" office:value-type="string" calcext:value-type="string">
            <text:p>E111</text:p>
          </table:table-cell>
          <table:table-cell table:style-name="ce554" office:value-type="string" calcext:value-type="string">
            <text:p>Finput-1</text:p>
          </table:table-cell>
          <table:table-cell table:style-name="ce647" office:value-type="float" office:value="0.999988706562616" calcext:value-type="float">
            <text:p>0.999988706562616</text:p>
          </table:table-cell>
          <table:table-cell table:style-name="ce648" office:value-type="float" office:value="0.875057852732342" calcext:value-type="float">
            <text:p>0.875057852732342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9333662440945" calcext:value-type="float">
            <text:p>0.9333662440945</text:p>
          </table:table-cell>
          <table:table-cell table:style-name="ce698" office:value-type="time" office:time-value="PT00H01M29.487138S" calcext:value-type="time">
            <text:p>00:01:29.49</text:p>
          </table:table-cell>
          <table:table-cell table:style-name="ce730"/>
          <table:table-cell table:style-name="ce720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9999658795457" calcext:value-type="float">
            <text:p>0.99999658795457</text:p>
          </table:table-cell>
          <table:table-cell office:value-type="float" office:value="0.00127788631923304" calcext:value-type="float">
            <text:p>0.001277886319233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255251081980975" calcext:value-type="float">
            <text:p>0.00255251081981</text:p>
          </table:table-cell>
          <table:table-cell table:style-name="ce698" office:value-type="time" office:time-value="PT00H03M03.013882S" calcext:value-type="time">
            <text:p>00:03:03.01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999997321268326" calcext:value-type="float">
            <text:p>0.999997321268326</text:p>
          </table:table-cell>
          <table:table-cell table:style-name="ce657" office:value-type="float" office:value="0.00174082324092619" calcext:value-type="float">
            <text:p>0.001740823240926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347559608341431" calcext:value-type="float">
            <text:p>0.003475596083414</text:p>
          </table:table-cell>
          <table:table-cell table:style-name="ce698" office:value-type="time" office:time-value="PT00H02M23.12679S" calcext:value-type="time">
            <text:p>00:02:23.13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999997892269688" calcext:value-type="float">
            <text:p>0.999997892269688</text:p>
          </table:table-cell>
          <table:table-cell table:style-name="ce657" office:value-type="float" office:value="0.0459890531937569" calcext:value-type="float">
            <text:p>0.045989053193757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879341003681383" calcext:value-type="float">
            <text:p>0.087934100368138</text:p>
          </table:table-cell>
          <table:table-cell table:style-name="ce698" office:value-type="time" office:time-value="PT00H01M34.175075S" calcext:value-type="time">
            <text:p>00:01:34.18</text:p>
          </table:table-cell>
        </table:table-row>
        <table:table-row table:style-name="ro3">
          <table:table-cell table:style-name="ce554"/>
          <table:table-cell table:style-name="ce755" office:value-type="string" calcext:value-type="string">
            <text:p>AD112</text:p>
          </table:table-cell>
          <table:table-cell table:style-name="ce647" office:value-type="string" calcext:value-type="string">
            <text:p>Finput-3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1" calcext:value-type="float">
            <text:p>1</text:p>
          </table:table-cell>
          <table:table-cell table:style-name="ce698" office:value-type="time" office:time-value="PT00H08M48.080582S" calcext:value-type="time">
            <text:p>00:08:48.08</text:p>
          </table:table-cell>
          <table:table-cell table:style-name="ce697" office:value-type="time" office:time-value="PT00H09M23.495S" calcext:value-type="time">
            <text:p>00:09:23</text:p>
          </table:table-cell>
          <table:table-cell table:style-name="ce706" table:number-columns-repeated="2"/>
          <table:table-cell table:style-name="ce755" office:value-type="string" calcext:value-type="string">
            <text:p>E112</text:p>
          </table:table-cell>
          <table:table-cell table:style-name="ce554" office:value-type="string" calcext:value-type="string">
            <text:p>Finput-3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table:style-name="ce698" office:value-type="time" office:time-value="PT00H02M54.457906S" calcext:value-type="time">
            <text:p>00:02:54.46</text:p>
          </table:table-cell>
          <table:table-cell table:style-name="ce731"/>
          <table:table-cell table:style-name="ce720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1" calcext:value-type="float">
            <text:p>1</text:p>
          </table:table-cell>
          <table:table-cell office:value-type="float" office:value="0.00332818014428172" calcext:value-type="float">
            <text:p>0.003328180144282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663428020890058" calcext:value-type="float">
            <text:p>0.006634280208901</text:p>
          </table:table-cell>
          <table:table-cell table:style-name="ce698" office:value-type="time" office:time-value="PT00H02M54.504183S" calcext:value-type="time">
            <text:p>00:02:54.50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39830356641468" calcext:value-type="float">
            <text:p>0.003983035664147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793446805903841" calcext:value-type="float">
            <text:p>0.007934468059038</text:p>
          </table:table-cell>
          <table:table-cell table:style-name="ce698" office:value-type="time" office:time-value="PT00H02M24.26339S" calcext:value-type="time">
            <text:p>00:02:24.26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491461112015974" calcext:value-type="float">
            <text:p>0.049146111201597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936878298968479" calcext:value-type="float">
            <text:p>0.093687829896848</text:p>
          </table:table-cell>
          <table:table-cell table:style-name="ce698" office:value-type="time" office:time-value="PT00H01M35.140812S" calcext:value-type="time">
            <text:p>00:01:35.14</text:p>
          </table:table-cell>
        </table:table-row>
        <table:table-row table:style-name="ro3">
          <table:table-cell table:style-name="ce554"/>
          <table:table-cell table:style-name="ce755" office:value-type="string" calcext:value-type="string">
            <text:p>AD113</text:p>
          </table:table-cell>
          <table:table-cell table:style-name="ce647" office:value-type="string" calcext:value-type="string">
            <text:p>BASELINE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2H14M32.988169S" calcext:value-type="time">
            <text:p>02:14:32.99</text:p>
          </table:table-cell>
          <table:table-cell table:style-name="ce698" office:value-type="time" office:time-value="PT02H53M18.8743S" calcext:value-type="time">
            <text:p>02:53:18.87</text:p>
          </table:table-cell>
          <table:table-cell table:style-name="ce706" table:number-columns-repeated="2"/>
          <table:table-cell table:style-name="ce755" office:value-type="string" calcext:value-type="string">
            <text:p>E113</text:p>
          </table:table-cell>
          <table:table-cell table:style-name="ce554" office:value-type="string" calcext:value-type="string">
            <text:p>BASELINE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875056617990481" calcext:value-type="float">
            <text:p>0.875056617990481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933365541706457" calcext:value-type="float">
            <text:p>0.933365541706457</text:p>
          </table:table-cell>
          <table:table-cell table:style-name="ce698" office:value-type="time" office:time-value="PT02H35M33.19104S" calcext:value-type="time">
            <text:p>02:35:33.19</text:p>
          </table:table-cell>
          <table:table-cell table:style-name="ce731"/>
          <table:table-cell table:style-name="ce720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0.00127788196459869" calcext:value-type="float">
            <text:p>0.001277881964599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255250213275734" calcext:value-type="float">
            <text:p>0.002552502132757</text:p>
          </table:table-cell>
          <table:table-cell table:style-name="ce698" office:value-type="time" office:time-value="PT00H24M31.080335S" calcext:value-type="time">
            <text:p>00:24:31.08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174081858584562" calcext:value-type="float">
            <text:p>0.001740818585846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347558680558336" calcext:value-type="float">
            <text:p>0.003475586805583</text:p>
          </table:table-cell>
          <table:table-cell table:style-name="ce698" office:value-type="time" office:time-value="PT00H21M15.951393S" calcext:value-type="time">
            <text:p>00:21:15.95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459889607190614" calcext:value-type="float">
            <text:p>0.04598896071906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879339313245647" calcext:value-type="float">
            <text:p>0.087933931324565</text:p>
          </table:table-cell>
          <table:table-cell table:style-name="ce698" office:value-type="time" office:time-value="PT00H13M48.27575S" calcext:value-type="time">
            <text:p>00:13:48.28</text:p>
          </table:table-cell>
        </table:table-row>
        <table:table-row table:style-name="ro3">
          <table:table-cell table:style-name="ce554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 table:number-columns-repeated="2"/>
          <table:table-cell table:style-name="ce706"/>
          <table:table-cell table:style-name="ce71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4"/>
          <table:table-cell table:style-name="ce699"/>
          <table:table-cell table:style-name="Default"/>
          <table:table-cell table:style-name="ce736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</table:table-row>
        <table:table-row table:style-name="ro3">
          <table:table-cell table:style-name="ce554"/>
          <table:table-cell table:style-name="ce754" office:value-type="string" calcext:value-type="string">
            <text:p>AD121 </text:p>
          </table:table-cell>
          <table:table-cell table:style-name="ce647" office:value-type="string" calcext:value-type="string">
            <text:p>Finput-1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1" calcext:value-type="float">
            <text:p>1</text:p>
          </table:table-cell>
          <table:table-cell table:style-name="ce698" office:value-type="time" office:time-value="PT00H02M35.858501S" calcext:value-type="time">
            <text:p>00:02:35.86</text:p>
          </table:table-cell>
          <table:table-cell table:style-name="ce705" office:value-type="time" office:time-value="PT00H02M47.43298S" calcext:value-type="time">
            <text:p>00:02:47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121 </text:p>
          </table:table-cell>
          <table:table-cell table:style-name="ce554" office:value-type="string" calcext:value-type="string">
            <text:p>Finput-1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438370846731" calcext:value-type="float">
            <text:p>0.27438370846731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430613961312027" calcext:value-type="float">
            <text:p>0.430613961312027</text:p>
          </table:table-cell>
          <table:table-cell table:style-name="ce698" office:value-type="time" office:time-value="PT00H00M11.486539S" calcext:value-type="time">
            <text:p>00:00:11.49</text:p>
          </table:table-cell>
          <table:table-cell table:style-name="ce730"/>
          <table:table-cell table:style-name="ce737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office:value-type="float" office:value="0.000133241317107502" calcext:value-type="float">
            <text:p>0.000133241317108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266447132448137" calcext:value-type="float">
            <text:p>0.000266447132448</text:p>
          </table:table-cell>
          <table:table-cell table:style-name="ce698" office:value-type="time" office:time-value="PT00H00M58.926479S" calcext:value-type="time">
            <text:p>00:00:58.93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465501439114984" calcext:value-type="float">
            <text:p>0.00465501439115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926689127007627" calcext:value-type="float">
            <text:p>0.009266891270076</text:p>
          </table:table-cell>
          <table:table-cell table:style-name="ce698" office:value-type="time" office:time-value="PT00H00M49.717143S" calcext:value-type="time">
            <text:p>00:00:49.72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555104235111403" calcext:value-type="float">
            <text:p>0.05551042351114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105182141785935" calcext:value-type="float">
            <text:p>0.105182141785935</text:p>
          </table:table-cell>
          <table:table-cell table:style-name="ce698" office:value-type="time" office:time-value="PT00H00M34.491213S" calcext:value-type="time">
            <text:p>00:00:34.49</text:p>
          </table:table-cell>
        </table:table-row>
        <table:table-row table:style-name="ro3">
          <table:table-cell table:style-name="ce554"/>
          <table:table-cell table:style-name="ce754" office:value-type="string" calcext:value-type="string">
            <text:p>AD122</text:p>
          </table:table-cell>
          <table:table-cell table:style-name="ce647" office:value-type="string" calcext:value-type="string">
            <text:p>Finput-3</text:p>
          </table:table-cell>
          <table:table-cell table:style-name="ce756" office:value-type="float" office:value="0.0000410048932505946" calcext:value-type="float">
            <text:p>4.10E-05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0H01M50.033366S" calcext:value-type="time">
            <text:p>00:01:50.03</text:p>
          </table:table-cell>
          <table:table-cell table:style-name="ce697" office:value-type="time" office:time-value="PT00H02M13.764S" calcext:value-type="time">
            <text:p>00:02:14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122</text:p>
          </table:table-cell>
          <table:table-cell table:style-name="ce554" office:value-type="string" calcext:value-type="string">
            <text:p>Finput-3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4913265450032" calcext:value-type="float">
            <text:p>0.274913265450032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431265832586644" calcext:value-type="float">
            <text:p>0.431265832586644</text:p>
          </table:table-cell>
          <table:table-cell table:style-name="ce698" office:value-type="time" office:time-value="PT00H00M11.933564S" calcext:value-type="time">
            <text:p>00:00:11.93</text:p>
          </table:table-cell>
          <table:table-cell table:style-name="ce731"/>
          <table:table-cell table:style-name="ce737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999969246224974" calcext:value-type="float">
            <text:p>0.999969246224974</text:p>
          </table:table-cell>
          <table:table-cell office:value-type="float" office:value="0.000181078338589161" calcext:value-type="float">
            <text:p>0.000181078338589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362091110321646" calcext:value-type="float">
            <text:p>0.000362091110322</text:p>
          </table:table-cell>
          <table:table-cell table:style-name="ce698" office:value-type="time" office:time-value="PT00H00M56.811604S" calcext:value-type="time">
            <text:p>00:00:56.81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999967452419506" calcext:value-type="float">
            <text:p>0.999967452419506</text:p>
          </table:table-cell>
          <table:table-cell table:style-name="ce657" office:value-type="float" office:value="0.0119314664286805" calcext:value-type="float">
            <text:p>0.01193146642868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235815701448423" calcext:value-type="float">
            <text:p>0.023581570144842</text:p>
          </table:table-cell>
          <table:table-cell table:style-name="ce698" office:value-type="time" office:time-value="PT00H00M49.516808S" calcext:value-type="time">
            <text:p>00:00:49.52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999904652330615" calcext:value-type="float">
            <text:p>0.999904652330615</text:p>
          </table:table-cell>
          <table:table-cell table:style-name="ce657" office:value-type="float" office:value="0.0602713375111265" calcext:value-type="float">
            <text:p>0.060271337511127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113690402407005" calcext:value-type="float">
            <text:p>0.113690402407005</text:p>
          </table:table-cell>
          <table:table-cell table:style-name="ce698" office:value-type="time" office:time-value="PT00H00M34.541953S" calcext:value-type="time">
            <text:p>00:00:34.54</text:p>
          </table:table-cell>
        </table:table-row>
        <table:table-row table:style-name="ro3">
          <table:table-cell table:style-name="ce554"/>
          <table:table-cell table:style-name="ce754" office:value-type="string" calcext:value-type="string">
            <text:p>AD123</text:p>
          </table:table-cell>
          <table:table-cell table:style-name="ce647" office:value-type="string" calcext:value-type="string">
            <text:p>BASELINE</text:p>
          </table:table-cell>
          <table:table-cell table:style-name="ce647" office:value-type="float" office:value="0.999972664151769" calcext:value-type="float">
            <text:p>0.999972664151769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0H25M03.126685S" calcext:value-type="time">
            <text:p>00:25:03.13</text:p>
          </table:table-cell>
          <table:table-cell table:style-name="ce698" office:value-type="time" office:time-value="PT00H46M08.20394S" calcext:value-type="time">
            <text:p>00:46:08.20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123</text:p>
          </table:table-cell>
          <table:table-cell table:style-name="ce554" office:value-type="string" calcext:value-type="string">
            <text:p>BASELINE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438370846731" calcext:value-type="float">
            <text:p>0.27438370846731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430613961312027" calcext:value-type="float">
            <text:p>0.430613961312027</text:p>
          </table:table-cell>
          <table:table-cell table:style-name="ce698" office:value-type="time" office:time-value="PT00H27M13.824291S" calcext:value-type="time">
            <text:p>00:27:13.82</text:p>
          </table:table-cell>
          <table:table-cell table:style-name="ce731"/>
          <table:table-cell table:style-name="ce737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999976081704896" calcext:value-type="float">
            <text:p>0.999976081704896</text:p>
          </table:table-cell>
          <table:table-cell office:value-type="float" office:value="0.000133244503664224" calcext:value-type="float">
            <text:p>0.000133244503664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266453503863576" calcext:value-type="float">
            <text:p>0.000266453503864</text:p>
          </table:table-cell>
          <table:table-cell table:style-name="ce698" office:value-type="time" office:time-value="PT00H08M01.304945S" calcext:value-type="time">
            <text:p>00:08:01.30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999995961325654" calcext:value-type="float">
            <text:p>0.999995961325654</text:p>
          </table:table-cell>
          <table:table-cell table:style-name="ce657" office:value-type="float" office:value="0.00465503310379759" calcext:value-type="float">
            <text:p>0.004655033103798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92669283493584" calcext:value-type="float">
            <text:p>0.009266928349358</text:p>
          </table:table-cell>
          <table:table-cell table:style-name="ce698" office:value-type="time" office:time-value="PT00H07M11.744616S" calcext:value-type="time">
            <text:p>00:07:11.74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999981026708071" calcext:value-type="float">
            <text:p>0.999981026708071</text:p>
          </table:table-cell>
          <table:table-cell table:style-name="ce657" office:value-type="float" office:value="0.0555114182800002" calcext:value-type="float">
            <text:p>0.05551141828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105183927560838" calcext:value-type="float">
            <text:p>0.105183927560838</text:p>
          </table:table-cell>
          <table:table-cell table:style-name="ce698" office:value-type="time" office:time-value="PT00H04M39.933294S" calcext:value-type="time">
            <text:p>00:04:39.93</text:p>
          </table:table-cell>
        </table:table-row>
        <table:table-row table:style-name="ro2">
          <table:table-cell table:style-name="ce652" office:value-type="string" calcext:value-type="string">
            <text:p>OCSVM</text:p>
          </table:table-cell>
          <table:table-cell table:style-name="ce667"/>
          <table:table-cell table:style-name="ce676"/>
          <table:table-cell table:style-name="ce686" table:number-columns-repeated="4"/>
          <table:table-cell table:style-name="ce700" table:number-columns-repeated="2"/>
          <table:table-cell table:style-name="ce707"/>
          <table:table-cell table:style-name="ce762" office:value-type="string" calcext:value-type="string">
            <text:p>OCSVM</text:p>
          </table:table-cell>
          <table:table-cell table:style-name="ce667" table:number-columns-repeated="2"/>
          <table:table-cell table:style-name="ce686" table:number-columns-repeated="4"/>
          <table:table-cell table:style-name="ce700" table:number-columns-repeated="2"/>
          <table:table-cell table:style-name="ce738" office:value-type="string" calcext:value-type="string">
            <text:p>OCSVM</text:p>
          </table:table-cell>
          <table:table-cell table:style-name="ce667" table:number-columns-repeated="2"/>
          <table:table-cell table:style-name="ce686" table:number-columns-repeated="6"/>
          <table:table-cell table:style-name="ce747" office:value-type="string" calcext:value-type="string">
            <text:p>OCSVM</text:p>
          </table:table-cell>
          <table:table-cell table:style-name="ce667" table:number-columns-repeated="2"/>
          <table:table-cell table:style-name="ce686" table:number-columns-repeated="6"/>
          <table:table-cell table:style-name="ce747" office:value-type="string" calcext:value-type="string">
            <text:p>OCSVM</text:p>
          </table:table-cell>
          <table:table-cell table:style-name="ce667" table:number-columns-repeated="2"/>
          <table:table-cell table:style-name="ce686" table:number-columns-repeated="5"/>
        </table:table-row>
        <table:table-row table:style-name="ro3">
          <table:table-cell table:style-name="ce653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 table:number-columns-repeated="2"/>
          <table:table-cell table:style-name="ce708"/>
          <table:table-cell table:style-name="ce714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4"/>
          <table:table-cell table:style-name="ce701"/>
          <table:table-cell table:style-name="Default"/>
          <table:table-cell table:style-name="ce735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</table:table-row>
        <table:table-row table:style-name="ro3">
          <table:table-cell table:style-name="ce653"/>
          <table:table-cell table:style-name="ce754" office:value-type="string" calcext:value-type="string">
            <text:p>AD211</text:p>
          </table:table-cell>
          <table:table-cell table:style-name="ce647" office:value-type="string" calcext:value-type="string">
            <text:p>Finput-1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1" calcext:value-type="float">
            <text:p>1</text:p>
          </table:table-cell>
          <table:table-cell table:style-name="ce698" office:value-type="time" office:time-value="PT00H04M47.678182S" calcext:value-type="time">
            <text:p>00:04:47.68</text:p>
          </table:table-cell>
          <table:table-cell table:style-name="ce705" office:value-type="time" office:time-value="PT00H05M13.8742S" calcext:value-type="time">
            <text:p>00:05:14</text:p>
          </table:table-cell>
          <table:table-cell table:style-name="ce706" table:number-columns-repeated="2"/>
          <table:table-cell table:style-name="ce754" office:value-type="string" calcext:value-type="string">
            <text:p>E211</text:p>
          </table:table-cell>
          <table:table-cell table:style-name="ce554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table:style-name="ce647" office:value-type="float" office:value="0.875056617990481" calcext:value-type="float">
            <text:p>0.875056617990481</text:p>
          </table:table-cell>
          <table:table-cell table:style-name="ce648" office:value-type="float" office:value="1" calcext:value-type="float">
            <text:p>1</text:p>
          </table:table-cell>
          <table:table-cell table:style-name="ce647" office:value-type="float" office:value="0.933365541706457" calcext:value-type="float">
            <text:p>0.933365541706457</text:p>
          </table:table-cell>
          <table:table-cell table:style-name="ce698" office:value-type="time" office:time-value="PT00H02M27.449988S" calcext:value-type="time">
            <text:p>00:02:27.45</text:p>
          </table:table-cell>
          <table:table-cell table:style-name="ce730"/>
          <table:table-cell table:style-name="ce720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office:value-type="float" office:value="0.00127788196459869" calcext:value-type="float">
            <text:p>0.001277881964599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255250213275734" calcext:value-type="float">
            <text:p>0.002552502132757</text:p>
          </table:table-cell>
          <table:table-cell table:style-name="ce698" office:value-type="time" office:time-value="PT00H02M18.589279S" calcext:value-type="time">
            <text:p>00:02:18.5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174081858584562" calcext:value-type="float">
            <text:p>0.001740818585846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347558680558336" calcext:value-type="float">
            <text:p>0.003475586805583</text:p>
          </table:table-cell>
          <table:table-cell table:style-name="ce698" office:value-type="time" office:time-value="PT00H01M56.284964S" calcext:value-type="time">
            <text:p>00:01:56.28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459889607190614" calcext:value-type="float">
            <text:p>0.04598896071906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879339313245647" calcext:value-type="float">
            <text:p>0.087933931324565</text:p>
          </table:table-cell>
          <table:table-cell table:style-name="ce698" office:value-type="time" office:time-value="PT00H01M19.405978S" calcext:value-type="time">
            <text:p>00:01:19.41</text:p>
          </table:table-cell>
        </table:table-row>
        <table:table-row table:style-name="ro3">
          <table:table-cell table:style-name="ce653"/>
          <table:table-cell table:style-name="ce754" office:value-type="string" calcext:value-type="string">
            <text:p>AD212</text:p>
          </table:table-cell>
          <table:table-cell table:style-name="ce647" office:value-type="string" calcext:value-type="string">
            <text:p>Finput-3</text:p>
          </table:table-cell>
          <table:table-cell table:style-name="ce647" office:value-type="float" office:value="0.807276213497389" calcext:value-type="float">
            <text:p>0.807276213497389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0H04M46.036026S" calcext:value-type="time">
            <text:p>00:04:46.04</text:p>
          </table:table-cell>
          <table:table-cell table:style-name="ce705" office:value-type="time" office:time-value="PT00H04M59.9873S" calcext:value-type="time">
            <text:p>00:05:00</text:p>
          </table:table-cell>
          <table:table-cell table:style-name="ce706" table:number-columns-repeated="2"/>
          <table:table-cell table:style-name="ce754" office:value-type="string" calcext:value-type="string">
            <text:p>E212</text:p>
          </table:table-cell>
          <table:table-cell table:style-name="ce554" office:value-type="string" calcext:value-type="string">
            <text:p>Finput-3</text:p>
          </table:table-cell>
          <table:table-cell table:style-name="ce647" office:value-type="float" office:value="0.143237184277388" calcext:value-type="float">
            <text:p>0.143237184277388</text:p>
          </table:table-cell>
          <table:table-cell table:style-name="ce648" office:value-type="float" office:value="0.870531975251939" calcext:value-type="float">
            <text:p>0.870531975251939</text:p>
          </table:table-cell>
          <table:table-cell table:style-name="ce647" office:value-type="float" office:value="0.0477178484686926" calcext:value-type="float">
            <text:p>0.047717848468693</text:p>
          </table:table-cell>
          <table:table-cell table:style-name="ce647" office:value-type="float" office:value="0.090476277390197" calcext:value-type="float">
            <text:p>0.090476277390197</text:p>
          </table:table-cell>
          <table:table-cell table:style-name="ce698" office:value-type="time" office:time-value="PT00H01M08.17494S" calcext:value-type="time">
            <text:p>00:01:08.17</text:p>
          </table:table-cell>
          <table:table-cell table:style-name="ce731"/>
          <table:table-cell table:style-name="ce720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194961199228201" calcext:value-type="float">
            <text:p>0.194961199228201</text:p>
          </table:table-cell>
          <table:table-cell office:value-type="float" office:value="0.00191373043239806" calcext:value-type="float">
            <text:p>0.001913730432398</text:p>
          </table:table-cell>
          <table:table-cell office:value-type="float" office:value="0.111945392491468" calcext:value-type="float">
            <text:p>0.111945392491468</text:p>
          </table:table-cell>
          <table:table-cell table:style-name="ce657" office:value-type="float" office:value="0.00376312936330834" calcext:value-type="float">
            <text:p>0.003763129363308</text:p>
          </table:table-cell>
          <table:table-cell table:style-name="ce698" office:value-type="time" office:time-value="PT00H02M18.086554S" calcext:value-type="time">
            <text:p>00:02:18.0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194288690544109" calcext:value-type="float">
            <text:p>0.194288690544109</text:p>
          </table:table-cell>
          <table:table-cell table:style-name="ce657" office:value-type="float" office:value="0.00427229885452857" calcext:value-type="float">
            <text:p>0.004272298854529</text:p>
          </table:table-cell>
          <table:table-cell table:style-name="ce657" office:value-type="float" office:value="0.208459214501511" calcext:value-type="float">
            <text:p>0.208459214501511</text:p>
          </table:table-cell>
          <table:table-cell table:style-name="ce657" office:value-type="float" office:value="0.00837299607642213" calcext:value-type="float">
            <text:p>0.008372996076422</text:p>
          </table:table-cell>
          <table:table-cell table:style-name="ce698" office:value-type="time" office:time-value="PT00H01M58.365134S" calcext:value-type="time">
            <text:p>00:01:58.37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194401444788442" calcext:value-type="float">
            <text:p>0.194401444788442</text:p>
          </table:table-cell>
          <table:table-cell table:style-name="ce657" office:value-type="float" office:value="0.0405080995323981" calcext:value-type="float">
            <text:p>0.040508099532398</text:p>
          </table:table-cell>
          <table:table-cell table:style-name="ce657" office:value-type="float" office:value="0.158790556851193" calcext:value-type="float">
            <text:p>0.158790556851193</text:p>
          </table:table-cell>
          <table:table-cell table:style-name="ce657" office:value-type="float" office:value="0.0645493933421484" calcext:value-type="float">
            <text:p>0.064549393342148</text:p>
          </table:table-cell>
          <table:table-cell table:style-name="ce698" office:value-type="time" office:time-value="PT00H01M19.295392S" calcext:value-type="time">
            <text:p>00:01:19.30</text:p>
          </table:table-cell>
        </table:table-row>
        <table:table-row table:style-name="ro3">
          <table:table-cell/>
          <table:table-cell table:style-name="ce754" office:value-type="string" calcext:value-type="string">
            <text:p>AD213</text:p>
          </table:table-cell>
          <table:table-cell table:style-name="ce647"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1H51M14.3413S" calcext:value-type="time">
            <text:p>01:51:14.34</text:p>
          </table:table-cell>
          <table:table-cell table:style-name="ce698" office:value-type="time" office:time-value="PT05H51M04.39213S" calcext:value-type="time">
            <text:p>05:51:04.39</text:p>
          </table:table-cell>
          <table:table-cell table:style-name="Default"/>
          <table:table-cell table:style-name="ce706"/>
          <table:table-cell table:style-name="ce754" office:value-type="string" calcext:value-type="string">
            <text:p>E213</text:p>
          </table:table-cell>
          <table:table-cell table:style-name="ce554" office:value-type="string" calcext:value-type="string">
            <text:p>BASE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*([.O15]*[.P15]/([.O15]+[.P15]))" office:value-type="float" office:value="0" calcext:value-type="float">
            <text:p>0</text:p>
          </table:table-cell>
          <table:table-cell table:style-name="ce698" office:value-type="time" office:time-value="PT02H35M33.19104S" calcext:value-type="time">
            <text:p>02:35:33.19</text:p>
          </table:table-cell>
          <table:table-cell table:style-name="ce731"/>
          <table:table-cell table:style-name="ce720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055073557148246" calcext:value-type="float">
            <text:p>0.055073557148246</text:p>
          </table:table-cell>
          <table:table-cell office:value-type="float" office:value="0.001115400040104" calcext:value-type="float">
            <text:p>0.001115400040104</text:p>
          </table:table-cell>
          <table:table-cell office:value-type="float" office:value="0.055073557148246" calcext:value-type="float">
            <text:p>0.055073557148246</text:p>
          </table:table-cell>
          <table:table-cell table:style-name="ce657" office:value-type="float" office:value="0.002186516743705" calcext:value-type="float">
            <text:p>0.002186516743705</text:p>
          </table:table-cell>
          <table:table-cell table:style-name="ce698" office:value-type="time" office:time-value="PT04H54M11.35025S" calcext:value-type="time">
            <text:p>04:54:11.35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203860072376357" calcext:value-type="float">
            <text:p>0.203860072376357</text:p>
          </table:table-cell>
          <table:table-cell table:style-name="ce657" office:value-type="float" office:value="0.001516540734445" calcext:value-type="float">
            <text:p>0.001516540734445</text:p>
          </table:table-cell>
          <table:table-cell table:style-name="ce657" office:value-type="float" office:value="0.203860072376357" calcext:value-type="float">
            <text:p>0.203860072376357</text:p>
          </table:table-cell>
          <table:table-cell table:style-name="ce657" office:value-type="float" office:value="0.003010684607198" calcext:value-type="float">
            <text:p>0.003010684607198</text:p>
          </table:table-cell>
          <table:table-cell table:style-name="ce698" office:value-type="time" office:time-value="PT04H01M21.47534S" calcext:value-type="time">
            <text:p>04:01:21.48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277216519841591" calcext:value-type="float">
            <text:p>0.277216519841591</text:p>
          </table:table-cell>
          <table:table-cell table:style-name="ce657" office:value-type="float" office:value="0.040089330270424" calcext:value-type="float">
            <text:p>0.040089330270424</text:p>
          </table:table-cell>
          <table:table-cell table:style-name="ce657" office:value-type="float" office:value="0.277216519841591" calcext:value-type="float">
            <text:p>0.277216519841591</text:p>
          </table:table-cell>
          <table:table-cell table:style-name="ce657" office:value-type="float" office:value="0.070048658834521" calcext:value-type="float">
            <text:p>0.070048658834521</text:p>
          </table:table-cell>
          <table:table-cell table:style-name="ce698" office:value-type="time" office:time-value="PT04H02M33.8529S" calcext:value-type="time">
            <text:p>04:02:33.85</text:p>
          </table:table-cell>
        </table:table-row>
        <table:table-row table:style-name="ro3">
          <table:table-cell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 table:number-columns-repeated="2"/>
          <table:table-cell table:style-name="ce706"/>
          <table:table-cell table:style-name="ce71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4"/>
          <table:table-cell table:style-name="ce699"/>
          <table:table-cell table:style-name="Default"/>
          <table:table-cell table:style-name="ce736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</table:table-row>
        <table:table-row table:style-name="ro3">
          <table:table-cell table:style-name="ce653"/>
          <table:table-cell table:style-name="ce754" office:value-type="string" calcext:value-type="string">
            <text:p>AD221 </text:p>
          </table:table-cell>
          <table:table-cell table:style-name="ce647" office:value-type="string" calcext:value-type="string">
            <text:p>Finput-1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1" calcext:value-type="float">
            <text:p>1</text:p>
          </table:table-cell>
          <table:table-cell table:style-name="ce698" office:value-type="time" office:time-value="PT00H01M03.352878S" calcext:value-type="time">
            <text:p>00:01:03.35</text:p>
          </table:table-cell>
          <table:table-cell table:style-name="ce705" office:value-type="time" office:time-value="PT00H04M53.4432S" calcext:value-type="time">
            <text:p>00:04:53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221 </text:p>
          </table:table-cell>
          <table:table-cell table:style-name="ce554" office:value-type="string" calcext:value-type="string">
            <text:p>Finput-1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438370846731" calcext:value-type="float">
            <text:p>0.27438370846731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430613961312027" calcext:value-type="float">
            <text:p>0.430613961312027</text:p>
          </table:table-cell>
          <table:table-cell table:style-name="ce698" office:value-type="time" office:time-value="PT00H00M09.28528S" calcext:value-type="time">
            <text:p>00:00:09.29</text:p>
          </table:table-cell>
          <table:table-cell table:style-name="ce730"/>
          <table:table-cell table:style-name="ce737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1" calcext:value-type="float">
            <text:p>1</text:p>
          </table:table-cell>
          <table:table-cell office:value-type="float" office:value="0.000133241317107502" calcext:value-type="float">
            <text:p>0.000133241317108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266447132448137" calcext:value-type="float">
            <text:p>0.000266447132448</text:p>
          </table:table-cell>
          <table:table-cell table:style-name="ce698" office:value-type="time" office:time-value="PT00H00M48.086646S" calcext:value-type="time">
            <text:p>00:00:48.09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465501439114984" calcext:value-type="float">
            <text:p>0.00465501439115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926689127007627" calcext:value-type="float">
            <text:p>0.009266891270076</text:p>
          </table:table-cell>
          <table:table-cell table:style-name="ce698" office:value-type="time" office:time-value="PT00H00M41.245087S" calcext:value-type="time">
            <text:p>00:00:41.25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555104235111403" calcext:value-type="float">
            <text:p>0.05551042351114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105182141785935" calcext:value-type="float">
            <text:p>0.105182141785935</text:p>
          </table:table-cell>
          <table:table-cell table:style-name="ce698" office:value-type="time" office:time-value="PT00H00M28.694109S" calcext:value-type="time">
            <text:p>00:00:28.69</text:p>
          </table:table-cell>
        </table:table-row>
        <table:table-row table:style-name="ro3">
          <table:table-cell table:style-name="ce653"/>
          <table:table-cell table:style-name="ce754" office:value-type="string" calcext:value-type="string">
            <text:p>AD222</text:p>
          </table:table-cell>
          <table:table-cell table:style-name="ce647" office:value-type="string" calcext:value-type="string">
            <text:p>Finput-3</text:p>
          </table:table-cell>
          <table:table-cell table:style-name="ce647" office:value-type="float" office:value="0.958120335693393" calcext:value-type="float">
            <text:p>0.958120335693393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0H01M03.817564S" calcext:value-type="time">
            <text:p>00:01:03.82</text:p>
          </table:table-cell>
          <table:table-cell table:style-name="ce705" office:value-type="time" office:time-value="PT00H04M29.43273S" calcext:value-type="time">
            <text:p>00:04:29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222</text:p>
          </table:table-cell>
          <table:table-cell table:style-name="ce554" office:value-type="string" calcext:value-type="string">
            <text:p>Finput-3</text:p>
          </table:table-cell>
          <table:table-cell table:style-name="ce647" office:value-type="float" office:value="0.0738334662439461" calcext:value-type="float">
            <text:p>0.073833466243946</text:p>
          </table:table-cell>
          <table:table-cell table:style-name="ce648" office:value-type="float" office:value="0.0799806107610276" calcext:value-type="float">
            <text:p>0.079980610761028</text:p>
          </table:table-cell>
          <table:table-cell table:style-name="ce647" office:value-type="float" office:value="0.0169291540553019" calcext:value-type="float">
            <text:p>0.016929154055302</text:p>
          </table:table-cell>
          <table:table-cell table:style-name="ce647" office:value-type="float" office:value="0.0279436047250095" calcext:value-type="float">
            <text:p>0.02794360472501</text:p>
          </table:table-cell>
          <table:table-cell table:style-name="ce698" office:value-type="time" office:time-value="PT00H00M09.507351S" calcext:value-type="time">
            <text:p>00:00:09.51</text:p>
          </table:table-cell>
          <table:table-cell table:style-name="ce731"/>
          <table:table-cell table:style-name="ce737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756747890803596" calcext:value-type="float">
            <text:p>0.07567478908036</text:p>
          </table:table-cell>
          <table:table-cell table:style-name="ce684" office:value-type="float" office:value="0.0000451528423714273" calcext:value-type="float">
            <text:p>4.52E-05</text:p>
          </table:table-cell>
          <table:table-cell office:value-type="float" office:value="0.0188679245283019" calcext:value-type="float">
            <text:p>0.018867924528302</text:p>
          </table:table-cell>
          <table:table-cell table:style-name="ce684" office:value-type="float" office:value="0.0000900900900900901" calcext:value-type="float">
            <text:p>9.01E-05</text:p>
          </table:table-cell>
          <table:table-cell table:style-name="ce698" office:value-type="time" office:time-value="PT00H00M47.56914S" calcext:value-type="time">
            <text:p>00:00:47.57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0676053931340879" calcext:value-type="float">
            <text:p>0.067605393134088</text:p>
          </table:table-cell>
          <table:table-cell table:style-name="ce657" office:value-type="float" office:value="0.0123625557206538" calcext:value-type="float">
            <text:p>0.012362555720654</text:p>
          </table:table-cell>
          <table:table-cell table:style-name="ce657" office:value-type="float" office:value="0.0700808625336927" calcext:value-type="float">
            <text:p>0.070080862533693</text:p>
          </table:table-cell>
          <table:table-cell table:style-name="ce657" office:value-type="float" office:value="0.0210175314505128" calcext:value-type="float">
            <text:p>0.021017531450513</text:p>
          </table:table-cell>
          <table:table-cell table:style-name="ce698" office:value-type="time" office:time-value="PT00H00M41.320237S" calcext:value-type="time">
            <text:p>00:00:41.32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0934216464635549" calcext:value-type="float">
            <text:p>0.093421646463555</text:p>
          </table:table-cell>
          <table:table-cell table:style-name="ce657" office:value-type="float" office:value="0.052723171124718" calcext:value-type="float">
            <text:p>0.052723171124718</text:p>
          </table:table-cell>
          <table:table-cell table:style-name="ce657" office:value-type="float" office:value="0.0810784022202399" calcext:value-type="float">
            <text:p>0.08107840222024</text:p>
          </table:table-cell>
          <table:table-cell table:style-name="ce657" office:value-type="float" office:value="0.0638962662084049" calcext:value-type="float">
            <text:p>0.063896266208405</text:p>
          </table:table-cell>
          <table:table-cell table:style-name="ce698" office:value-type="time" office:time-value="PT00H00M28.708216S" calcext:value-type="time">
            <text:p>00:00:28.71</text:p>
          </table:table-cell>
        </table:table-row>
        <table:table-row table:style-name="ro3">
          <table:table-cell table:style-name="ce653"/>
          <table:table-cell table:style-name="ce754" office:value-type="string" calcext:value-type="string">
            <text:p>AD223</text:p>
          </table:table-cell>
          <table:table-cell table:style-name="ce647"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0H21M42.453423S" calcext:value-type="time">
            <text:p>00:21:42.45</text:p>
          </table:table-cell>
          <table:table-cell table:style-name="ce698" office:value-type="time" office:time-value="PT00H43M17.25524S" calcext:value-type="time">
            <text:p>00:43:17.26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223</text:p>
          </table:table-cell>
          <table:table-cell table:style-name="ce554" office:value-type="string" calcext:value-type="string">
            <text:p>BASELINE</text:p>
          </table:table-cell>
          <table:table-cell office:value-type="float" office:value="1" calcext:value-type="float">
            <text:p>1</text:p>
          </table:table-cell>
          <table:table-cell office:value-type="float" office:value="0.035218912073333" calcext:value-type="float">
            <text:p>0.035218912073333</text:p>
          </table:table-cell>
          <table:table-cell office:value-type="float" office:value="0.060032894736842" calcext:value-type="float">
            <text:p>0.060032894736842</text:p>
          </table:table-cell>
          <table:table-cell office:value-type="float" office:value="0.044393766628658" calcext:value-type="float">
            <text:p>0.044393766628658</text:p>
          </table:table-cell>
          <table:table-cell table:style-name="ce698" office:value-type="time" office:time-value="PT00H27M13.824291S" calcext:value-type="time">
            <text:p>00:27:13.82</text:p>
          </table:table-cell>
          <table:table-cell table:style-name="ce731"/>
          <table:table-cell table:style-name="ce737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0012982753437" calcext:value-type="float">
            <text:p>0.00012982753437</text:p>
          </table:table-cell>
          <table:table-cell office:value-type="float" office:value="0.166666666666667" calcext:value-type="float">
            <text:p>0.166666666666667</text:p>
          </table:table-cell>
          <table:table-cell table:style-name="ce657" office:value-type="float" office:value="0.000259452963909" calcext:value-type="float">
            <text:p>0.000259452963909</text:p>
          </table:table-cell>
          <table:table-cell table:style-name="ce698" office:value-type="time" office:time-value="PT03H58M24.29S" calcext:value-type="time">
            <text:p>03:58:24.29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342736248236953" calcext:value-type="float">
            <text:p>0.342736248236953</text:p>
          </table:table-cell>
          <table:table-cell table:style-name="ce657" office:value-type="float" office:value="0.003688698070992" calcext:value-type="float">
            <text:p>0.003688698070992</text:p>
          </table:table-cell>
          <table:table-cell table:style-name="ce657" office:value-type="float" office:value="0.342736248236953" calcext:value-type="float">
            <text:p>0.342736248236953</text:p>
          </table:table-cell>
          <table:table-cell table:style-name="ce657" office:value-type="float" office:value="0.007298842368049" calcext:value-type="float">
            <text:p>0.007298842368049</text:p>
          </table:table-cell>
          <table:table-cell table:style-name="ce698" office:value-type="time" office:time-value="PT03H30M51.50422S" calcext:value-type="time">
            <text:p>03:30:51.50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318545620855248" calcext:value-type="float">
            <text:p>0.318545620855248</text:p>
          </table:table-cell>
          <table:table-cell table:style-name="ce657" office:value-type="float" office:value="0.048455258622276" calcext:value-type="float">
            <text:p>0.048455258622276</text:p>
          </table:table-cell>
          <table:table-cell table:style-name="ce657" office:value-type="float" office:value="0.318545620855248" calcext:value-type="float">
            <text:p>0.318545620855248</text:p>
          </table:table-cell>
          <table:table-cell table:style-name="ce657" office:value-type="float" office:value="0.084115386663425" calcext:value-type="float">
            <text:p>0.084115386663425</text:p>
          </table:table-cell>
          <table:table-cell table:style-name="ce698" office:value-type="time" office:time-value="PT03H23M47.14838S" calcext:value-type="time">
            <text:p>03:23:47.15</text:p>
          </table:table-cell>
        </table:table-row>
        <table:table-row table:style-name="ro2">
          <table:table-cell table:style-name="ce654" office:value-type="string" calcext:value-type="string">
            <text:p>LOF</text:p>
          </table:table-cell>
          <table:table-cell table:style-name="ce669"/>
          <table:table-cell table:style-name="ce678"/>
          <table:table-cell table:style-name="ce689" table:number-columns-repeated="4"/>
          <table:table-cell table:style-name="ce702" table:number-columns-repeated="2"/>
          <table:table-cell table:style-name="ce709"/>
          <table:table-cell table:style-name="ce763" office:value-type="string" calcext:value-type="string">
            <text:p>LOF</text:p>
          </table:table-cell>
          <table:table-cell table:style-name="ce669" table:number-columns-repeated="2"/>
          <table:table-cell table:style-name="ce689" table:number-columns-repeated="4"/>
          <table:table-cell table:style-name="ce702" table:number-columns-repeated="2"/>
          <table:table-cell table:style-name="ce739" office:value-type="string" calcext:value-type="string">
            <text:p>LOF</text:p>
          </table:table-cell>
          <table:table-cell table:style-name="ce669" table:number-columns-repeated="2"/>
          <table:table-cell table:style-name="ce689" table:number-columns-repeated="6"/>
          <table:table-cell table:style-name="ce748" office:value-type="string" calcext:value-type="string">
            <text:p>LOF</text:p>
          </table:table-cell>
          <table:table-cell table:style-name="ce669" table:number-columns-repeated="2"/>
          <table:table-cell table:style-name="ce689" table:number-columns-repeated="6"/>
          <table:table-cell table:style-name="ce748" office:value-type="string" calcext:value-type="string">
            <text:p>LOF</text:p>
          </table:table-cell>
          <table:table-cell table:style-name="ce669" table:number-columns-repeated="2"/>
          <table:table-cell table:style-name="ce689" table:number-columns-repeated="5"/>
        </table:table-row>
        <table:table-row table:style-name="ro3">
          <table:table-cell table:style-name="ce653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 table:number-columns-repeated="2"/>
          <table:table-cell table:style-name="ce708"/>
          <table:table-cell table:style-name="ce714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4"/>
          <table:table-cell table:style-name="ce701"/>
          <table:table-cell table:style-name="Default"/>
          <table:table-cell table:style-name="ce735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</table:table-row>
        <table:table-row table:style-name="ro3">
          <table:table-cell table:style-name="ce653"/>
          <table:table-cell table:style-name="ce754" office:value-type="string" calcext:value-type="string">
            <text:p>AD311</text:p>
          </table:table-cell>
          <table:table-cell table:style-name="ce647" office:value-type="string" calcext:value-type="string">
            <text:p>Finput-1</text:p>
          </table:table-cell>
          <table:table-cell table:style-name="ce723" office:value-type="float" office:value="0.00000454361644607409" calcext:value-type="float">
            <text:p>4.54E-06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59" office:value-type="time" office:time-value="PT20H43M10.549329S" calcext:value-type="time">
            <text:p>20:43:10.55</text:p>
          </table:table-cell>
          <table:table-cell table:style-name="ce705" office:value-type="time" office:time-value="PT08H13M36.684S" calcext:value-type="time">
            <text:p>08:13:37</text:p>
          </table:table-cell>
          <table:table-cell table:style-name="ce706" table:number-columns-repeated="2"/>
          <table:table-cell table:style-name="ce754" office:value-type="string" calcext:value-type="string">
            <text:p>E311</text:p>
          </table:table-cell>
          <table:table-cell table:style-name="ce554" office:value-type="string" calcext:value-type="string">
            <text:p>Finput-1</text:p>
          </table:table-cell>
          <table:table-cell table:style-name="ce647" office:value-type="float" office:value="0.99961602312896" calcext:value-type="float">
            <text:p>0.99961602312896</text:p>
          </table:table-cell>
          <table:table-cell table:style-name="ce648" office:value-type="float" office:value="0.874759283077441" calcext:value-type="float">
            <text:p>0.874759283077441</text:p>
          </table:table-cell>
          <table:table-cell table:style-name="ce647" office:value-type="float" office:value="0.996903974844796" calcext:value-type="float">
            <text:p>0.996903974844796</text:p>
          </table:table-cell>
          <table:table-cell table:style-name="ce647" office:value-type="float" office:value="0.931846049380018" calcext:value-type="float">
            <text:p>0.931846049380018</text:p>
          </table:table-cell>
          <table:table-cell table:style-name="ce698" office:value-type="time" office:time-value="PT08H01M23.839081S" calcext:value-type="time">
            <text:p>08:01:23.84</text:p>
          </table:table-cell>
          <table:table-cell table:style-name="ce730"/>
          <table:table-cell table:style-name="ce720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99992038560663" calcext:value-type="float">
            <text:p>0.999992038560663</text:p>
          </table:table-cell>
          <table:table-cell office:value-type="float" office:value="0.00127789212545834" calcext:value-type="float">
            <text:p>0.001277892125458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255252240263829" calcext:value-type="float">
            <text:p>0.002552522402638</text:p>
          </table:table-cell>
          <table:table-cell table:style-name="ce698" office:value-type="time" office:time-value="PT08H18M12.114139S" calcext:value-type="time">
            <text:p>08:18:12.11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999997321268326" calcext:value-type="float">
            <text:p>0.999997321268326</text:p>
          </table:table-cell>
          <table:table-cell table:style-name="ce657" office:value-type="float" office:value="0.00174082324092619" calcext:value-type="float">
            <text:p>0.001740823240926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347559608341431" calcext:value-type="float">
            <text:p>0.003475596083414</text:p>
          </table:table-cell>
          <table:table-cell table:style-name="ce698" office:value-type="time" office:time-value="PT07H01M24.387273S" calcext:value-type="time">
            <text:p>07:01:24.3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999993676809065" calcext:value-type="float">
            <text:p>0.999993676809065</text:p>
          </table:table-cell>
          <table:table-cell table:style-name="ce657" office:value-type="float" office:value="0.0459892381442636" calcext:value-type="float">
            <text:p>0.045989238144264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879344384572353" calcext:value-type="float">
            <text:p>0.087934438457235</text:p>
          </table:table-cell>
          <table:table-cell table:style-name="ce698" office:value-type="time" office:time-value="PT04H41M51.736557S" calcext:value-type="time">
            <text:p>04:41:51.74</text:p>
          </table:table-cell>
        </table:table-row>
        <table:table-row table:style-name="ro3">
          <table:table-cell table:style-name="ce653"/>
          <table:table-cell table:style-name="ce754" office:value-type="string" calcext:value-type="string">
            <text:p>AD312</text:p>
          </table:table-cell>
          <table:table-cell table:style-name="ce647" office:value-type="string" calcext:value-type="string">
            <text:p>Finput-3</text:p>
          </table:table-cell>
          <table:table-cell table:style-name="ce723" office:value-type="float" office:value="0.0000318056041474508" calcext:value-type="float">
            <text:p>3.18E-05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59" office:value-type="time" office:time-value="PT18H36M49.344488S" calcext:value-type="time">
            <text:p>18:36:49.34</text:p>
          </table:table-cell>
          <table:table-cell table:style-name="ce705" office:value-type="time" office:time-value="PT07H42M54.7654S" calcext:value-type="time">
            <text:p>07:42:55</text:p>
          </table:table-cell>
          <table:table-cell table:style-name="ce706" table:number-columns-repeated="2"/>
          <table:table-cell table:style-name="ce754" office:value-type="string" calcext:value-type="string">
            <text:p>E312</text:p>
          </table:table-cell>
          <table:table-cell table:style-name="ce554" office:value-type="string" calcext:value-type="string">
            <text:p>Finput-3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952784320809758" calcext:value-type="float">
            <text:p>0.952784320809758</text:p>
          </table:table-cell>
          <table:table-cell table:style-name="ce647" office:value-type="float" office:value="0.999795628221077" calcext:value-type="float">
            <text:p>0.999795628221077</text:p>
          </table:table-cell>
          <table:table-cell table:style-name="ce647" office:value-type="float" office:value="0.975724040448129" calcext:value-type="float">
            <text:p>0.975724040448129</text:p>
          </table:table-cell>
          <table:table-cell table:style-name="ce698" office:value-type="time" office:time-value="PT07H11M40.936731S" calcext:value-type="time">
            <text:p>07:11:40.94</text:p>
          </table:table-cell>
          <table:table-cell table:style-name="ce731"/>
          <table:table-cell table:style-name="ce720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99994757422521" calcext:value-type="float">
            <text:p>0.99994757422521</text:p>
          </table:table-cell>
          <table:table-cell office:value-type="float" office:value="0.00332835405508256" calcext:value-type="float">
            <text:p>0.003328354055083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663462572672362" calcext:value-type="float">
            <text:p>0.006634625726724</text:p>
          </table:table-cell>
          <table:table-cell table:style-name="ce698" office:value-type="time" office:time-value="PT08H04M56.017694S" calcext:value-type="time">
            <text:p>08:04:56.02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999959728462446" calcext:value-type="float">
            <text:p>0.999959728462446</text:p>
          </table:table-cell>
          <table:table-cell table:style-name="ce657" office:value-type="float" office:value="0.00398319543463495" calcext:value-type="float">
            <text:p>0.003983195434635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793478506960583" calcext:value-type="float">
            <text:p>0.007934785069606</text:p>
          </table:table-cell>
          <table:table-cell table:style-name="ce698" office:value-type="time" office:time-value="PT06H51M09.394528S" calcext:value-type="time">
            <text:p>06:51:09.3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999938672621767" calcext:value-type="float">
            <text:p>0.999938672621767</text:p>
          </table:table-cell>
          <table:table-cell table:style-name="ce657" office:value-type="float" office:value="0.0491489772443916" calcext:value-type="float">
            <text:p>0.049148977244392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936930375197662" calcext:value-type="float">
            <text:p>0.093693037519766</text:p>
          </table:table-cell>
          <table:table-cell table:style-name="ce698" office:value-type="time" office:time-value="PT04H33M37.771663S" calcext:value-type="time">
            <text:p>04:33:37.77</text:p>
          </table:table-cell>
        </table:table-row>
        <table:table-row table:style-name="ro3">
          <table:table-cell table:style-name="ce653"/>
          <table:table-cell table:style-name="ce754" office:value-type="string" calcext:value-type="string">
            <text:p>AD313</text:p>
          </table:table-cell>
          <table:table-cell table:style-name="ce647" office:value-type="string" calcext:value-type="string">
            <text:p>BASELINE</text:p>
          </table:table-cell>
          <table:table-cell office:value-type="float" office:value="0.215003930228226" calcext:value-type="float">
            <text:p>0.215003930228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3H11M54.2134S" calcext:value-type="time">
            <text:p>03:11:54.21</text:p>
          </table:table-cell>
          <table:table-cell table:style-name="ce698" office:value-type="time" office:time-value="PT01H24M53.5324S" calcext:value-type="time">
            <text:p>01:24:53.53</text:p>
          </table:table-cell>
          <table:table-cell table:style-name="ce706" table:number-columns-repeated="2"/>
          <table:table-cell table:style-name="ce754" office:value-type="string" calcext:value-type="string">
            <text:p>E313</text:p>
          </table:table-cell>
          <table:table-cell table:style-name="ce554" office:value-type="string" calcext:value-type="string">
            <text:p>BASELINE</text:p>
          </table:table-cell>
          <table:table-cell office:value-type="float" office:value="0.124943382009519" calcext:value-type="float">
            <text:p>0.124943382009519</text:p>
          </table:table-cell>
          <table:table-cell office:value-type="float" office:value="1" calcext:value-type="float">
            <text:p>1</text:p>
          </table:table-cell>
          <table:table-cell office:value-type="float" office:value="0.124943382009519" calcext:value-type="float">
            <text:p>0.124943382009519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35M33.19104S" calcext:value-type="time">
            <text:p>02:35:33.19</text:p>
          </table:table-cell>
          <table:table-cell table:style-name="ce731"/>
          <table:table-cell table:style-name="ce720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723" office:value-type="float" office:value="0.169230769230769" calcext:value-type="float">
            <text:p>1.69E-01</text:p>
          </table:table-cell>
          <table:table-cell table:style-name="ce688" office:value-type="float" office:value="0.001240672235301" calcext:value-type="float">
            <text:p>0.001240672235301</text:p>
          </table:table-cell>
          <table:table-cell table:style-name="ce688" office:value-type="float" office:value="0.169230769230769" calcext:value-type="float">
            <text:p>0.169230769230769</text:p>
          </table:table-cell>
          <table:table-cell table:style-name="ce688" office:value-type="float" office:value="0.002463285520877" calcext:value-type="float">
            <text:p>0.002463285520877</text:p>
          </table:table-cell>
          <table:table-cell table:style-name="ce698" office:value-type="time" office:time-value="PT04H18M46.75029S" calcext:value-type="time">
            <text:p>04:18:46.75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723" office:value-type="float" office:value="0.3003300330033" calcext:value-type="float">
            <text:p>3.00E-01</text:p>
          </table:table-cell>
          <table:table-cell table:style-name="ce688" office:value-type="float" office:value="0.001619804687134" calcext:value-type="float">
            <text:p>0.001619804687134</text:p>
          </table:table-cell>
          <table:table-cell table:style-name="ce688" office:value-type="float" office:value="0.3003300330033" calcext:value-type="float">
            <text:p>0.3003300330033</text:p>
          </table:table-cell>
          <table:table-cell table:style-name="ce688" office:value-type="float" office:value="0.003222230545755" calcext:value-type="float">
            <text:p>0.003222230545755</text:p>
          </table:table-cell>
          <table:table-cell table:style-name="ce698" office:value-type="time" office:time-value="PT03H31M52.152044S" calcext:value-type="time">
            <text:p>03:31:52.15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88745148771022" calcext:value-type="float">
            <text:p>0.88745148771022</text:p>
          </table:table-cell>
          <table:table-cell table:style-name="ce657" office:value-type="float" office:value="0.044678999963749" calcext:value-type="float">
            <text:p>0.044678999963749</text:p>
          </table:table-cell>
          <table:table-cell table:style-name="ce657" office:value-type="float" office:value="0.88745148771022" calcext:value-type="float">
            <text:p>0.88745148771022</text:p>
          </table:table-cell>
          <table:table-cell table:style-name="ce657" office:value-type="float" office:value="0.085074880634315" calcext:value-type="float">
            <text:p>0.085074880634315</text:p>
          </table:table-cell>
          <table:table-cell table:style-name="ce698" office:value-type="time" office:time-value="PT03H21M55.02629S" calcext:value-type="time">
            <text:p>03:21:55.03</text:p>
          </table:table-cell>
        </table:table-row>
        <table:table-row table:style-name="ro3">
          <table:table-cell table:style-name="ce653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 table:number-columns-repeated="2"/>
          <table:table-cell table:style-name="ce706"/>
          <table:table-cell table:style-name="ce71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4"/>
          <table:table-cell table:style-name="ce699"/>
          <table:table-cell table:style-name="Default"/>
          <table:table-cell table:style-name="ce736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</table:table-row>
        <table:table-row table:style-name="ro3">
          <table:table-cell table:style-name="ce653"/>
          <table:table-cell table:style-name="ce754" office:value-type="string" calcext:value-type="string">
            <text:p>AD321 </text:p>
          </table:table-cell>
          <table:table-cell table:style-name="ce647" office:value-type="string" calcext:value-type="string">
            <text:p>Finput-1</text:p>
          </table:table-cell>
          <table:table-cell table:style-name="ce647" office:value-type="float" office:value="0.0034443168771527" calcext:value-type="float">
            <text:p>0.003444316877153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1H37M37.174715S" calcext:value-type="time">
            <text:p>01:37:37.17</text:p>
          </table:table-cell>
          <table:table-cell table:style-name="ce705" office:value-type="time" office:time-value="PT01H09M21.635S" calcext:value-type="time">
            <text:p>01:09:22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321 </text:p>
          </table:table-cell>
          <table:table-cell table:style-name="ce554" office:value-type="string" calcext:value-type="string">
            <text:p>Finput-1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371793966941" calcext:value-type="float">
            <text:p>0.27371793966941</text:p>
          </table:table-cell>
          <table:table-cell table:style-name="ce647" office:value-type="float" office:value="0.996659128289473" calcext:value-type="float">
            <text:p>0.996659128289473</text:p>
          </table:table-cell>
          <table:table-cell table:style-name="ce647" office:value-type="float" office:value="0.429484268928781" calcext:value-type="float">
            <text:p>0.429484268928781</text:p>
          </table:table-cell>
          <table:table-cell table:style-name="ce698" office:value-type="time" office:time-value="PT00H11M08.702972S" calcext:value-type="time">
            <text:p>00:11:08.70</text:p>
          </table:table-cell>
          <table:table-cell table:style-name="ce730"/>
          <table:table-cell table:style-name="ce737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998728913460191" calcext:value-type="float">
            <text:p>0.998728913460191</text:p>
          </table:table-cell>
          <table:table-cell office:value-type="float" office:value="0.000133410871275613" calcext:value-type="float">
            <text:p>0.000133410871276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26678615037846" calcext:value-type="float">
            <text:p>0.000266786150378</text:p>
          </table:table-cell>
          <table:table-cell table:style-name="ce698" office:value-type="time" office:time-value="PT00H44M08.743286S" calcext:value-type="time">
            <text:p>00:44:08.74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998691469512047" calcext:value-type="float">
            <text:p>0.998691469512047</text:p>
          </table:table-cell>
          <table:table-cell table:style-name="ce657" office:value-type="float" office:value="0.00466108517146997" calcext:value-type="float">
            <text:p>0.00466108517147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927892050417071" calcext:value-type="float">
            <text:p>0.009278920504171</text:p>
          </table:table-cell>
          <table:table-cell table:style-name="ce698" office:value-type="time" office:time-value="PT00H37M26.71737S" calcext:value-type="time">
            <text:p>00:37:26.72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991228014697977" calcext:value-type="float">
            <text:p>0.991228014697977</text:p>
          </table:table-cell>
          <table:table-cell table:style-name="ce657" office:value-type="float" office:value="0.0555475209101646" calcext:value-type="float">
            <text:p>0.055547520910165</text:p>
          </table:table-cell>
          <table:table-cell table:style-name="ce657" office:value-type="float" office:value="0.991929409232756" calcext:value-type="float">
            <text:p>0.991929409232756</text:p>
          </table:table-cell>
          <table:table-cell table:style-name="ce657" office:value-type="float" office:value="0.10520369091708" calcext:value-type="float">
            <text:p>0.10520369091708</text:p>
          </table:table-cell>
          <table:table-cell table:style-name="ce698" office:value-type="time" office:time-value="PT00H25M00.566512S" calcext:value-type="time">
            <text:p>00:25:00.57</text:p>
          </table:table-cell>
        </table:table-row>
        <table:table-row table:style-name="ro3">
          <table:table-cell table:style-name="ce653"/>
          <table:table-cell table:style-name="ce754" office:value-type="string" calcext:value-type="string">
            <text:p>AD322</text:p>
          </table:table-cell>
          <table:table-cell table:style-name="ce647" office:value-type="string" calcext:value-type="string">
            <text:p>Finput-3</text:p>
          </table:table-cell>
          <table:table-cell table:style-name="ce647" office:value-type="float" office:value="0.00308979437" calcext:value-type="float">
            <text:p>0.00308979437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1H16M24.03245S" calcext:value-type="time">
            <text:p>01:16:24.03</text:p>
          </table:table-cell>
          <table:table-cell table:style-name="ce705" office:value-type="time" office:time-value="PT00H58M43.45345S" calcext:value-type="time">
            <text:p>00:58:43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322</text:p>
          </table:table-cell>
          <table:table-cell table:style-name="ce554" office:value-type="string" calcext:value-type="string">
            <text:p>Finput-3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2666826997892" calcext:value-type="float">
            <text:p>0.272666826997892</text:p>
          </table:table-cell>
          <table:table-cell table:style-name="ce647" office:value-type="float" office:value="0.9887651977633" calcext:value-type="float">
            <text:p>0.9887651977633</text:p>
          </table:table-cell>
          <table:table-cell table:style-name="ce647" office:value-type="float" office:value="0.427456198713684" calcext:value-type="float">
            <text:p>0.427456198713684</text:p>
          </table:table-cell>
          <table:table-cell table:style-name="ce698" office:value-type="time" office:time-value="PT00H10M46.012679S" calcext:value-type="time">
            <text:p>00:10:46.01</text:p>
          </table:table-cell>
          <table:table-cell table:style-name="ce731"/>
          <table:table-cell table:style-name="ce737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999989748741658" calcext:value-type="float">
            <text:p>0.999989748741658</text:p>
          </table:table-cell>
          <table:table-cell office:value-type="float" office:value="0.000181074626661701" calcext:value-type="float">
            <text:p>0.000181074626662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362083689154569" calcext:value-type="float">
            <text:p>0.000362083689155</text:p>
          </table:table-cell>
          <table:table-cell table:style-name="ce698" office:value-type="time" office:time-value="PT00H42M35.301358S" calcext:value-type="time">
            <text:p>00:42:35.30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999991863104876" calcext:value-type="float">
            <text:p>0.999991863104876</text:p>
          </table:table-cell>
          <table:table-cell table:style-name="ce657" office:value-type="float" office:value="0.0119311786460846" calcext:value-type="float">
            <text:p>0.011931178646085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235810080722049" calcext:value-type="float">
            <text:p>0.023581008072205</text:p>
          </table:table-cell>
          <table:table-cell table:style-name="ce698" office:value-type="time" office:time-value="PT00H36M01.951409S" calcext:value-type="time">
            <text:p>00:36:01.95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995327964200128" calcext:value-type="float">
            <text:p>0.995327964200128</text:p>
          </table:table-cell>
          <table:table-cell table:style-name="ce657" office:value-type="float" office:value="0.0605260631659787" calcext:value-type="float">
            <text:p>0.060526063165979</text:p>
          </table:table-cell>
          <table:table-cell table:style-name="ce657" office:value-type="float" office:value="0.999900882148875" calcext:value-type="float">
            <text:p>0.999900882148875</text:p>
          </table:table-cell>
          <table:table-cell table:style-name="ce657" office:value-type="float" office:value="0.114142825623299" calcext:value-type="float">
            <text:p>0.114142825623299</text:p>
          </table:table-cell>
          <table:table-cell table:style-name="ce698" office:value-type="time" office:time-value="PT00H24M27.503479S" calcext:value-type="time">
            <text:p>00:24:27.50</text:p>
          </table:table-cell>
        </table:table-row>
        <table:table-row table:style-name="ro3">
          <table:table-cell table:style-name="ce653"/>
          <table:table-cell table:style-name="ce754" office:value-type="string" calcext:value-type="string">
            <text:p>AD323</text:p>
          </table:table-cell>
          <table:table-cell table:style-name="ce647" office:value-type="string" calcext:value-type="string">
            <text:p>BASELINE</text:p>
          </table:table-cell>
          <table:table-cell office:value-type="float" office:value="0.921502966020612" calcext:value-type="float">
            <text:p>0.921502966020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1H38M52.5242S" calcext:value-type="time">
            <text:p>01:38:52.52</text:p>
          </table:table-cell>
          <table:table-cell table:style-name="ce698" office:value-type="time" office:time-value="PT01H54M12.903502S" calcext:value-type="time">
            <text:p>01:54:12.90</text:p>
          </table:table-cell>
          <table:table-cell table:style-name="ce706"/>
          <table:table-cell table:style-name="ce716"/>
          <table:table-cell table:style-name="ce754" office:value-type="string" calcext:value-type="string">
            <text:p>E323</text:p>
          </table:table-cell>
          <table:table-cell table:style-name="ce554" office:value-type="string" calcext:value-type="string">
            <text:p>BASELINE</text:p>
          </table:table-cell>
          <table:table-cell office:value-type="float" office:value="0.999282296650718" calcext:value-type="float">
            <text:p>0.999282296650718</text:p>
          </table:table-cell>
          <table:table-cell office:value-type="float" office:value="0.001354797577303" calcext:value-type="float">
            <text:p>0.001354797577303</text:p>
          </table:table-cell>
          <table:table-cell office:value-type="float" office:value="0.000873766447368" calcext:value-type="float">
            <text:p>0.000873766447368</text:p>
          </table:table-cell>
          <table:table-cell office:value-type="float" office:value="0.001062367204099" calcext:value-type="float">
            <text:p>0.001062367204099</text:p>
          </table:table-cell>
          <table:table-cell table:style-name="ce698" office:value-type="time" office:time-value="PT02H33M06.502442S" calcext:value-type="time">
            <text:p>02:33:06.50</text:p>
          </table:table-cell>
          <table:table-cell table:style-name="ce731"/>
          <table:table-cell table:style-name="ce737"/>
          <table:table-cell table:style-name="ce554"/>
          <table:table-cell table:style-name="ce554" office:value-type="string" calcext:value-type="string">
            <text:p>BASELINE</text:p>
          </table:table-cell>
          <table:table-cell office:value-type="float" office:value="0.999986332402798" calcext:value-type="float">
            <text:p>0.999986332402798</text:p>
          </table:table-cell>
          <table:table-cell office:value-type="float" office:value="0.000133243137978394" calcext:value-type="float">
            <text:p>0.000133243137978</text:p>
          </table:table-cell>
          <table:table-cell office:value-type="float" office:value="1" calcext:value-type="float">
            <text:p>1</text:p>
          </table:table-cell>
          <table:table-cell table:style-name="ce657" office:value-type="float" office:value="0.000266450773219648" calcext:value-type="float">
            <text:p>0.00026645077322</text:p>
          </table:table-cell>
          <table:table-cell table:style-name="ce698" office:value-type="time" office:time-value="PT03H25M14.696553S" calcext:value-type="time">
            <text:p>03:25:14.70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999995961325654" calcext:value-type="float">
            <text:p>0.999995961325654</text:p>
          </table:table-cell>
          <table:table-cell table:style-name="ce657" office:value-type="float" office:value="0.00465503310379759" calcext:value-type="float">
            <text:p>0.004655033103798</text:p>
          </table:table-cell>
          <table:table-cell table:style-name="ce657" office:value-type="float" office:value="1" calcext:value-type="float">
            <text:p>1</text:p>
          </table:table-cell>
          <table:table-cell table:style-name="ce657" office:value-type="float" office:value="0.0092669283493584" calcext:value-type="float">
            <text:p>0.009266928349358</text:p>
          </table:table-cell>
          <table:table-cell table:style-name="ce698" office:value-type="time" office:time-value="PT02H54M29.169572S" calcext:value-type="time">
            <text:p>02:54:29.17</text:p>
          </table:table-cell>
          <table:table-cell/>
          <table:table-cell table:style-name="ce746"/>
          <table:table-cell table:style-name="ce554"/>
          <table:table-cell table:style-name="ce554" office:value-type="string" calcext:value-type="string">
            <text:p>BASELINE</text:p>
          </table:table-cell>
          <table:table-cell table:style-name="ce657" office:value-type="float" office:value="0.992857142857143" calcext:value-type="float">
            <text:p>0.992857142857143</text:p>
          </table:table-cell>
          <table:table-cell table:style-name="ce657" office:value-type="float" office:value="0.053940046670257" calcext:value-type="float">
            <text:p>0.053940046670257</text:p>
          </table:table-cell>
          <table:table-cell table:style-name="ce657" office:value-type="float" office:value="0.992857142857143" calcext:value-type="float">
            <text:p>0.992857142857143</text:p>
          </table:table-cell>
          <table:table-cell table:style-name="ce657" office:value-type="float" office:value="0.102321177699742" calcext:value-type="float">
            <text:p>0.102321177699742</text:p>
          </table:table-cell>
          <table:table-cell table:style-name="ce698" office:value-type="time" office:time-value="PT02H48M36.69304S" calcext:value-type="time">
            <text:p>02:48:36.69</text:p>
          </table:table-cell>
        </table:table-row>
        <table:table-row table:style-name="ro2">
          <table:table-cell table:style-name="ce655" office:value-type="string" calcext:value-type="string">
            <text:p>naive</text:p>
          </table:table-cell>
          <table:table-cell table:style-name="ce670"/>
          <table:table-cell table:style-name="ce679"/>
          <table:table-cell table:style-name="ce690" table:number-columns-repeated="4"/>
          <table:table-cell table:style-name="ce703" table:number-columns-repeated="2"/>
          <table:table-cell table:style-name="ce710"/>
          <table:table-cell table:style-name="ce764" office:value-type="string" calcext:value-type="string">
            <text:p>naive</text:p>
          </table:table-cell>
          <table:table-cell table:style-name="ce670" table:number-columns-repeated="2"/>
          <table:table-cell table:style-name="ce690" table:number-columns-repeated="4"/>
          <table:table-cell table:style-name="ce703" table:number-columns-repeated="2"/>
          <table:table-cell table:style-name="ce740" office:value-type="string" calcext:value-type="string">
            <text:p>naive</text:p>
          </table:table-cell>
          <table:table-cell table:style-name="ce670" table:number-columns-repeated="2"/>
          <table:table-cell table:style-name="ce690" table:number-columns-repeated="5"/>
          <table:table-cell table:style-name="ce703"/>
          <table:table-cell table:style-name="ce749" office:value-type="string" calcext:value-type="string">
            <text:p>naive</text:p>
          </table:table-cell>
          <table:table-cell table:style-name="ce670" table:number-columns-repeated="2"/>
          <table:table-cell table:style-name="ce690" table:number-columns-repeated="5"/>
          <table:table-cell table:style-name="ce703"/>
          <table:table-cell table:style-name="ce749" office:value-type="string" calcext:value-type="string">
            <text:p>naive</text:p>
          </table:table-cell>
          <table:table-cell table:style-name="ce670" table:number-columns-repeated="2"/>
          <table:table-cell table:style-name="ce690" table:number-columns-repeated="5"/>
        </table:table-row>
        <table:table-row table:style-name="ro3">
          <table:table-cell table:style-name="ce554"/>
          <table:table-cell table:style-name="ce668" office:value-type="string" calcext:value-type="string">
            <text:p>byte</text:p>
          </table:table-cell>
          <table:table-cell table:style-name="ce677"/>
          <table:table-cell table:style-name="ce687" table:number-columns-repeated="4"/>
          <table:table-cell table:style-name="ce701" table:number-columns-repeated="2"/>
          <table:table-cell table:style-name="ce708"/>
          <table:table-cell table:style-name="ce714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4"/>
          <table:table-cell table:style-name="ce701"/>
          <table:table-cell table:style-name="Default"/>
          <table:table-cell table:style-name="ce735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  <table:table-cell/>
          <table:table-cell table:style-name="ce683"/>
          <table:table-cell table:style-name="ce668" office:value-type="string" calcext:value-type="string">
            <text:p>byte</text:p>
          </table:table-cell>
          <table:table-cell table:style-name="ce668"/>
          <table:table-cell table:style-name="ce687" table:number-columns-repeated="5"/>
        </table:table-row>
        <table:table-row table:style-name="ro3">
          <table:table-cell table:style-name="ce554"/>
          <table:table-cell table:style-name="ce754" office:value-type="string" calcext:value-type="string">
            <text:p>AD411 </text:p>
          </table:table-cell>
          <table:table-cell table:style-name="ce647" office:value-type="string" calcext:value-type="string">
            <text:p>Finput-1</text:p>
          </table:table-cell>
          <table:table-cell table:style-name="ce647" office:value-type="float" office:value="0.0400656098214813" calcext:value-type="float">
            <text:p>0.040065609821481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6H45M46.293427S" calcext:value-type="time">
            <text:p>06:45:46.29</text:p>
          </table:table-cell>
          <table:table-cell table:style-name="ce698" office:value-type="time" office:time-value="PT06H41M19.194867S" calcext:value-type="time">
            <text:p>06:41:19.19</text:p>
          </table:table-cell>
          <table:table-cell table:style-name="ce706" table:number-columns-repeated="2"/>
          <table:table-cell table:style-name="ce754" office:value-type="string" calcext:value-type="string">
            <text:p>E411 </text:p>
          </table:table-cell>
          <table:table-cell table:style-name="ce554" office:value-type="string" calcext:value-type="string">
            <text:p>Finput-1</text:p>
          </table:table-cell>
          <table:table-cell table:style-name="ce647" office:value-type="float" office:value="0.0419438264424543" calcext:value-type="float">
            <text:p>0.041943826442454</text:p>
          </table:table-cell>
          <table:table-cell table:style-name="ce648" office:value-type="float" office:value="0.991931349120139" calcext:value-type="float">
            <text:p>0.991931349120139</text:p>
          </table:table-cell>
          <table:table-cell table:style-name="ce647" office:value-type="float" office:value="0.73625090703862" calcext:value-type="float">
            <text:p>0.73625090703862</text:p>
          </table:table-cell>
          <table:table-cell table:style-name="ce647" office:value-type="float" office:value="0.845177472349484" calcext:value-type="float">
            <text:p>0.845177472349484</text:p>
          </table:table-cell>
          <table:table-cell table:style-name="ce698" office:value-type="time" office:time-value="PT06H46M28.452121S" calcext:value-type="time">
            <text:p>06:46:28.45</text:p>
          </table:table-cell>
          <table:table-cell table:style-name="ce732"/>
          <table:table-cell table:style-name="ce720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0366601534510565" calcext:value-type="float">
            <text:p>0.036660153451057</text:p>
          </table:table-cell>
          <table:table-cell office:value-type="float" office:value="0.00778797020254879" calcext:value-type="float">
            <text:p>0.007787970202549</text:p>
          </table:table-cell>
          <table:table-cell office:value-type="float" office:value="0.224888888888889" calcext:value-type="float">
            <text:p>0.224888888888889</text:p>
          </table:table-cell>
          <table:table-cell table:style-name="ce657" office:value-type="float" office:value="0.0150545952218024" calcext:value-type="float">
            <text:p>0.015054595221802</text:p>
          </table:table-cell>
          <table:table-cell table:style-name="ce698" office:value-type="time" office:time-value="PT07H15M44.08254S" calcext:value-type="time">
            <text:p>07:15:44.08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0370495377848496" calcext:value-type="float">
            <text:p>0.03704953778485</text:p>
          </table:table-cell>
          <table:table-cell table:style-name="ce657" office:value-type="float" office:value="0.000794682849299234" calcext:value-type="float">
            <text:p>0.000794682849299</text:p>
          </table:table-cell>
          <table:table-cell table:style-name="ce657" office:value-type="float" office:value="0.0168970814132104" calcext:value-type="float">
            <text:p>0.01689708141321</text:p>
          </table:table-cell>
          <table:table-cell table:style-name="ce657" office:value-type="float" office:value="0.00151797419443869" calcext:value-type="float">
            <text:p>0.001517974194439</text:p>
          </table:table-cell>
          <table:table-cell table:style-name="ce698" office:value-type="time" office:time-value="PT06H38M14.844765S" calcext:value-type="time">
            <text:p>06:38:14.84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0407529655765486" calcext:value-type="float">
            <text:p>0.040752965576549</text:p>
          </table:table-cell>
          <table:table-cell table:style-name="ce657" office:value-type="float" office:value="0.055170054730258" calcext:value-type="float">
            <text:p>0.055170054730258</text:p>
          </table:table-cell>
          <table:table-cell table:style-name="ce657" office:value-type="float" office:value="0.0493638231821958" calcext:value-type="float">
            <text:p>0.049363823182196</text:p>
          </table:table-cell>
          <table:table-cell table:style-name="ce657" office:value-type="float" office:value="0.0521056882427599" calcext:value-type="float">
            <text:p>0.05210568824276</text:p>
          </table:table-cell>
          <table:table-cell table:style-name="ce698" office:value-type="time" office:time-value="PT05H59M09.544254S" calcext:value-type="time">
            <text:p>05:59:09.54</text:p>
          </table:table-cell>
        </table:table-row>
        <table:table-row table:style-name="ro3">
          <table:table-cell table:style-name="ce554"/>
          <table:table-cell table:style-name="ce754" office:value-type="string" calcext:value-type="string">
            <text:p>AD412</text:p>
          </table:table-cell>
          <table:table-cell table:style-name="ce647" office:value-type="string" calcext:value-type="string">
            <text:p>Finput-3</text:p>
          </table:table-cell>
          <table:table-cell table:style-name="ce647" office:value-type="float" office:value="0.0946443906273429" calcext:value-type="float">
            <text:p>0.094644390627343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13H37M37.940508S" calcext:value-type="time">
            <text:p>13:37:37.94</text:p>
          </table:table-cell>
          <table:table-cell table:style-name="ce698" office:value-type="time" office:time-value="PT13H32M55.149493S" calcext:value-type="time">
            <text:p>13:32:55.15</text:p>
          </table:table-cell>
          <table:table-cell table:style-name="ce706" table:number-columns-repeated="2"/>
          <table:table-cell table:style-name="ce754" office:value-type="string" calcext:value-type="string">
            <text:p>E412</text:p>
          </table:table-cell>
          <table:table-cell table:style-name="ce554" office:value-type="string" calcext:value-type="string">
            <text:p>Finput-3</text:p>
          </table:table-cell>
          <table:table-cell table:style-name="ce647" office:value-type="float" office:value="0.0716484830369153" calcext:value-type="float">
            <text:p>0.071648483036915</text:p>
          </table:table-cell>
          <table:table-cell office:value-type="float" office:value="0.619463406889983" calcext:value-type="float">
            <text:p>0.619463406889983</text:p>
          </table:table-cell>
          <table:table-cell table:style-name="ce647" office:value-type="float" office:value="0.00577868609679521" calcext:value-type="float">
            <text:p>0.005778686096795</text:p>
          </table:table-cell>
          <table:table-cell table:style-name="ce648" office:value-type="float" office:value="0.0114505552873717" calcext:value-type="float">
            <text:p>0.011450555287372</text:p>
          </table:table-cell>
          <table:table-cell table:style-name="ce767" office:value-type="time" office:time-value="PT13H38M21.37674S" calcext:value-type="time">
            <text:p>13:38:21.38</text:p>
          </table:table-cell>
          <table:table-cell table:style-name="ce732"/>
          <table:table-cell table:style-name="ce720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90908572867838" calcext:value-type="float">
            <text:p>0.090908572867838</text:p>
          </table:table-cell>
          <table:table-cell office:value-type="float" office:value="0.0172728168736448" calcext:value-type="float">
            <text:p>0.017272816873645</text:p>
          </table:table-cell>
          <table:table-cell office:value-type="float" office:value="0.478498293515358" calcext:value-type="float">
            <text:p>0.478498293515358</text:p>
          </table:table-cell>
          <table:table-cell table:style-name="ce657" office:value-type="float" office:value="0.0333420533187472" calcext:value-type="float">
            <text:p>0.033342053318747</text:p>
          </table:table-cell>
          <table:table-cell table:style-name="ce698" office:value-type="time" office:time-value="PT14H45M10.401227S" calcext:value-type="time">
            <text:p>14:45:10.40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092926572905578" calcext:value-type="float">
            <text:p>0.092926572905578</text:p>
          </table:table-cell>
          <table:table-cell table:style-name="ce657" office:value-type="float" office:value="0.00198953332468319" calcext:value-type="float">
            <text:p>0.001989533324683</text:p>
          </table:table-cell>
          <table:table-cell table:style-name="ce657" office:value-type="float" office:value="0.0463242698892246" calcext:value-type="float">
            <text:p>0.046324269889225</text:p>
          </table:table-cell>
          <table:table-cell table:style-name="ce657" office:value-type="float" office:value="0.00381521108070001" calcext:value-type="float">
            <text:p>0.0038152110807</text:p>
          </table:table-cell>
          <table:table-cell table:style-name="ce698" office:value-type="time" office:time-value="PT13H51M13.594254S" calcext:value-type="time">
            <text:p>13:51:13.5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103332402848974" calcext:value-type="float">
            <text:p>0.103332402848974</text:p>
          </table:table-cell>
          <table:table-cell table:style-name="ce657" office:value-type="float" office:value="0.0920864378750999" calcext:value-type="float">
            <text:p>0.0920864378751</text:p>
          </table:table-cell>
          <table:table-cell table:style-name="ce657" office:value-type="float" office:value="0.202774027249294" calcext:value-type="float">
            <text:p>0.202774027249294</text:p>
          </table:table-cell>
          <table:table-cell table:style-name="ce657" office:value-type="float" office:value="0.126654740608229" calcext:value-type="float">
            <text:p>0.126654740608229</text:p>
          </table:table-cell>
          <table:table-cell table:style-name="ce698" office:value-type="time" office:time-value="PT12H11M19.087531S" calcext:value-type="time">
            <text:p>12:11:19.09</text:p>
          </table:table-cell>
        </table:table-row>
        <table:table-row table:style-name="ro3">
          <table:table-cell table:style-name="ce554"/>
          <table:table-cell table:style-name="ce666" office:value-type="string" calcext:value-type="string">
            <text:p>flow</text:p>
          </table:table-cell>
          <table:table-cell table:style-name="ce675"/>
          <table:table-cell table:style-name="ce685" table:number-columns-repeated="4"/>
          <table:table-cell table:style-name="ce699" table:number-columns-repeated="2"/>
          <table:table-cell table:style-name="ce706"/>
          <table:table-cell table:style-name="ce71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4"/>
          <table:table-cell table:style-name="ce699"/>
          <table:table-cell table:style-name="ce732"/>
          <table:table-cell table:style-name="ce736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  <table:table-cell/>
          <table:table-cell table:style-name="ce745"/>
          <table:table-cell table:style-name="ce666" office:value-type="string" calcext:value-type="string">
            <text:p>flow</text:p>
          </table:table-cell>
          <table:table-cell table:style-name="ce666"/>
          <table:table-cell table:style-name="ce685" table:number-columns-repeated="5"/>
        </table:table-row>
        <table:table-row table:style-name="ro3">
          <table:table-cell table:style-name="ce554"/>
          <table:table-cell table:style-name="ce754" office:value-type="string" calcext:value-type="string">
            <text:p>AD421</text:p>
          </table:table-cell>
          <table:table-cell table:style-name="ce647" office:value-type="string" calcext:value-type="string">
            <text:p>Finput-1</text:p>
          </table:table-cell>
          <table:table-cell table:style-name="ce647" office:value-type="float" office:value="0.000109343392925482" calcext:value-type="float">
            <text:p>0.000109343392925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1H30M28.667522S" calcext:value-type="time">
            <text:p>01:30:28.67</text:p>
          </table:table-cell>
          <table:table-cell table:style-name="ce698" office:value-type="time" office:time-value="PT01H29M12.897077S" calcext:value-type="time">
            <text:p>01:29:12.90</text:p>
          </table:table-cell>
          <table:table-cell table:style-name="ce706"/>
          <table:table-cell table:style-name="ce720"/>
          <table:table-cell table:style-name="ce754" office:value-type="string" calcext:value-type="string">
            <text:p>E421</text:p>
          </table:table-cell>
          <table:table-cell table:style-name="ce554" office:value-type="string" calcext:value-type="string">
            <text:p>Finput-1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table:style-name="ce698" office:value-type="time" office:time-value="PT01H30M42.033119S" calcext:value-type="time">
            <text:p>01:30:42.03</text:p>
          </table:table-cell>
          <table:table-cell table:style-name="ce732"/>
          <table:table-cell table:style-name="ce720"/>
          <table:table-cell table:style-name="ce554"/>
          <table:table-cell table:style-name="ce554" office:value-type="string" calcext:value-type="string">
            <text:p>Finput-1</text:p>
          </table:table-cell>
          <table:table-cell office:value-type="float" office:value="0.000160594267126354" calcext:value-type="float">
            <text:p>0.0001605942671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98" office:value-type="time" office:time-value="PT02H22M09.785413S" calcext:value-type="time">
            <text:p>02:22:09.79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00021404974031324" calcext:value-type="float">
            <text:p>0.000214049740313</text:p>
          </table:table-cell>
          <table:table-cell table:number-columns-repeated="3" table:style-name="ce657" office:value-type="float" office:value="0" calcext:value-type="float">
            <text:p>0</text:p>
          </table:table-cell>
          <table:table-cell table:style-name="ce698" office:value-type="time" office:time-value="PT02H12M43.368076S" calcext:value-type="time">
            <text:p>02:12:43.37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1</text:p>
          </table:table-cell>
          <table:table-cell table:style-name="ce657" office:value-type="float" office:value="0.000303572670870305" calcext:value-type="float">
            <text:p>0.00030357267087</text:p>
          </table:table-cell>
          <table:table-cell table:number-columns-repeated="3" table:style-name="ce657" office:value-type="float" office:value="0" calcext:value-type="float">
            <text:p>0</text:p>
          </table:table-cell>
          <table:table-cell table:style-name="ce698" office:value-type="time" office:time-value="PT01H56M01.606555S" calcext:value-type="time">
            <text:p>01:56:01.61</text:p>
          </table:table-cell>
        </table:table-row>
        <table:table-row table:style-name="ro3">
          <table:table-cell table:style-name="ce554"/>
          <table:table-cell table:style-name="ce754" office:value-type="string" calcext:value-type="string">
            <text:p>AD422</text:p>
          </table:table-cell>
          <table:table-cell table:style-name="ce647" office:value-type="string" calcext:value-type="string">
            <text:p>Finput-3</text:p>
          </table:table-cell>
          <table:table-cell table:style-name="ce647" office:value-type="float" office:value="0.028689756977666" calcext:value-type="float">
            <text:p>0.028689756977666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3H20M07.628719S" calcext:value-type="time">
            <text:p>03:20:07.63</text:p>
          </table:table-cell>
          <table:table-cell table:style-name="ce698" office:value-type="time" office:time-value="PT03H18M47.688678S" calcext:value-type="time">
            <text:p>03:18:47.69</text:p>
          </table:table-cell>
          <table:table-cell table:style-name="ce706"/>
          <table:table-cell table:style-name="ce720"/>
          <table:table-cell table:style-name="ce754" office:value-type="string" calcext:value-type="string">
            <text:p>E422</text:p>
          </table:table-cell>
          <table:table-cell table:style-name="ce554" office:value-type="string" calcext:value-type="string">
            <text:p>Finput-3</text:p>
          </table:table-cell>
          <table:table-cell table:style-name="ce647" office:value-type="float" office:value="0.0497539532802988" calcext:value-type="float">
            <text:p>0.049753953280299</text:p>
          </table:table-cell>
          <table:table-cell table:style-name="ce648" office:value-type="float" office:value="0.566587597424602" calcext:value-type="float">
            <text:p>0.566587597424602</text:p>
          </table:table-cell>
          <table:table-cell table:style-name="ce647" office:value-type="float" office:value="0.171548761093726" calcext:value-type="float">
            <text:p>0.171548761093726</text:p>
          </table:table-cell>
          <table:table-cell table:style-name="ce647" office:value-type="float" office:value="0.263358928923016" calcext:value-type="float">
            <text:p>0.263358928923016</text:p>
          </table:table-cell>
          <table:table-cell table:style-name="ce698" office:value-type="time" office:time-value="PT03H20M21.544033S" calcext:value-type="time">
            <text:p>03:20:21.54</text:p>
          </table:table-cell>
          <table:table-cell table:style-name="ce732"/>
          <table:table-cell table:style-name="ce720"/>
          <table:table-cell table:style-name="ce554"/>
          <table:table-cell table:style-name="ce554" office:value-type="string" calcext:value-type="string">
            <text:p>Finput-3</text:p>
          </table:table-cell>
          <table:table-cell office:value-type="float" office:value="0.0277467392455757" calcext:value-type="float">
            <text:p>0.027746739245576</text:p>
          </table:table-cell>
          <table:table-cell office:value-type="float" office:value="0.001230012300123" calcext:value-type="float">
            <text:p>0.001230012300123</text:p>
          </table:table-cell>
          <table:table-cell office:value-type="float" office:value="0.188679245283019" calcext:value-type="float">
            <text:p>0.188679245283019</text:p>
          </table:table-cell>
          <table:table-cell table:style-name="ce657" office:value-type="float" office:value="0.0024440914090187" calcext:value-type="float">
            <text:p>0.002444091409019</text:p>
          </table:table-cell>
          <table:table-cell table:style-name="ce698" office:value-type="time" office:time-value="PT04H55M49.240967S" calcext:value-type="time">
            <text:p>04:55:49.24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0280275352530981" calcext:value-type="float">
            <text:p>0.028027535253098</text:p>
          </table:table-cell>
          <table:table-cell table:style-name="ce657" office:value-type="float" office:value="0.0109117013639627" calcext:value-type="float">
            <text:p>0.010911701363963</text:p>
          </table:table-cell>
          <table:table-cell table:style-name="ce657" office:value-type="float" office:value="0.0256064690026954" calcext:value-type="float">
            <text:p>0.025606469002695</text:p>
          </table:table-cell>
          <table:table-cell table:style-name="ce657" office:value-type="float" office:value="0.0153025269304339" calcext:value-type="float">
            <text:p>0.015302526930434</text:p>
          </table:table-cell>
          <table:table-cell table:style-name="ce698" office:value-type="time" office:time-value="PT04H36M27.848539S" calcext:value-type="time">
            <text:p>04:36:27.85</text:p>
          </table:table-cell>
          <table:table-cell/>
          <table:table-cell table:style-name="ce744"/>
          <table:table-cell table:style-name="ce554"/>
          <table:table-cell table:style-name="ce554" office:value-type="string" calcext:value-type="string">
            <text:p>Finput-3</text:p>
          </table:table-cell>
          <table:table-cell table:style-name="ce657" office:value-type="float" office:value="0.0348845339723746" calcext:value-type="float">
            <text:p>0.034884533972375</text:p>
          </table:table-cell>
          <table:table-cell table:style-name="ce657" office:value-type="float" office:value="0.0589849108367627" calcext:value-type="float">
            <text:p>0.058984910836763</text:p>
          </table:table-cell>
          <table:table-cell table:style-name="ce657" office:value-type="float" office:value="0.0340965407869957" calcext:value-type="float">
            <text:p>0.034096540786996</text:p>
          </table:table-cell>
          <table:table-cell table:style-name="ce657" office:value-type="float" office:value="0.0432133659945983" calcext:value-type="float">
            <text:p>0.043213365994598</text:p>
          </table:table-cell>
          <table:table-cell table:style-name="ce698" office:value-type="time" office:time-value="PT03H57M46.914684S" calcext:value-type="time">
            <text:p>03:57:46.91</text:p>
          </table:table-cell>
        </table:table-row>
        <table:table-row table:style-name="ro3">
          <table:table-cell/>
          <table:table-cell table:style-name="Default" table:number-columns-repeated="8"/>
          <table:table-cell table:style-name="ce711"/>
          <table:table-cell table:style-name="Default" table:number-columns-repeated="7"/>
          <table:table-cell table:style-name="ce729"/>
          <table:table-cell table:style-name="ce732"/>
          <table:table-cell table:style-name="Default" table:number-columns-repeated="6"/>
          <table:table-cell table:number-columns-repeated="20"/>
        </table:table-row>
        <table:table-row table:style-name="ro5">
          <table:table-cell/>
          <table:table-cell table:style-name="Default" table:number-columns-repeated="16"/>
          <table:table-cell table:style-name="ce729"/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e553" table:number-columns-repeated="3"/>
          <table:table-cell table:style-name="ce691"/>
          <table:table-cell table:style-name="ce553" table:number-columns-repeated="2"/>
          <table:table-cell table:style-name="Default"/>
          <table:table-cell table:style-name="ce553"/>
          <table:table-cell table:style-name="ce760"/>
          <table:table-cell table:style-name="ce761"/>
          <table:table-cell table:style-name="ce760" table:number-columns-repeated="2"/>
          <table:table-cell table:style-name="ce698"/>
          <table:table-cell table:style-name="Default"/>
          <table:table-cell table:style-name="ce725"/>
          <table:table-cell table:style-name="Default" table:number-columns-repeated="10"/>
          <table:table-cell table:number-columns-repeated="20"/>
        </table:table-row>
        <table:table-row table:style-name="ro5">
          <table:table-cell/>
          <table:table-cell table:style-name="Default" table:number-columns-repeated="24"/>
          <table:table-cell table:number-columns-repeated="20"/>
        </table:table-row>
        <table:table-row table:style-name="ro1">
          <table:table-cell table:style-name="ce656" office:value-type="string" calcext:value-type="string">
            <text:p>tag</text:p>
          </table:table-cell>
          <table:table-cell table:style-name="ce656" office:value-type="string" calcext:value-type="string">
            <text:p>hash</text:p>
          </table:table-cell>
          <table:table-cell table:style-name="ce656" office:value-type="string" calcext:value-type="string">
            <text:p>type</text:p>
          </table:table-cell>
          <table:table-cell table:style-name="ce656" office:value-type="string" calcext:value-type="string">
            <text:p>name</text:p>
          </table:table-cell>
          <table:table-cell table:style-name="ce656" office:value-type="string" calcext:value-type="string">
            <text:p>path</text:p>
          </table:table-cell>
          <table:table-cell table:style-name="ce656" office:value-type="string" calcext:value-type="string">
            <text:p>thr</text:p>
          </table:table-cell>
          <table:table-cell table:style-name="ce693" office:value-type="string" calcext:value-type="string">
            <text:p>TN</text:p>
          </table:table-cell>
          <table:table-cell table:style-name="ce693" office:value-type="string" calcext:value-type="string">
            <text:p>FP</text:p>
          </table:table-cell>
          <table:table-cell table:style-name="ce693" office:value-type="string" calcext:value-type="string">
            <text:p>FN</text:p>
          </table:table-cell>
          <table:table-cell table:style-name="ce693" office:value-type="string" calcext:value-type="string">
            <text:p>TP</text:p>
          </table:table-cell>
          <table:table-cell table:style-name="ce721" office:value-type="string" calcext:value-type="string">
            <text:p>FPR</text:p>
          </table:table-cell>
          <table:table-cell table:style-name="ce721" office:value-type="string" calcext:value-type="string">
            <text:p>PR</text:p>
          </table:table-cell>
          <table:table-cell table:style-name="ce721" office:value-type="string" calcext:value-type="string">
            <text:p>RE</text:p>
          </table:table-cell>
          <table:table-cell table:style-name="ce721" office:value-type="string" calcext:value-type="string">
            <text:p>f1</text:p>
          </table:table-cell>
          <table:table-cell table:style-name="ce727" office:value-type="string" calcext:value-type="string">
            <text:p>time</text:p>
          </table:table-cell>
          <table:table-cell table:style-name="ce727" office:value-type="string" calcext:value-type="string">
            <text:p>train time</text:p>
          </table:table-cell>
          <table:table-cell table:style-name="ce656" office:value-type="string" calcext:value-type="string">
            <text:p>model path</text:p>
          </table:table-cell>
          <table:table-cell table:style-name="Default" table:number-columns-repeated="8"/>
          <table:table-cell table:number-columns-repeated="20"/>
        </table:table-row>
        <table:table-row table:style-name="ro5">
          <table:table-cell table:style-name="ce658" office:value-type="string" calcext:value-type="string">
            <text:p>AD111</text:p>
          </table:table-cell>
          <table:table-cell table:style-name="ce647" office:value-type="string" calcext:value-type="string">
            <text:p>b9053c7c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AD_VOERDE_byte_finput1</text:p>
          </table:table-cell>
          <table:table-cell table:style-name="ce647" office:value-type="string" calcext:value-type="string">
            <text:p>runs/redu_data/VOERDE/byte_F1_L0.00005_S2_CGRU/VOERDE_predict_byte_cpd</text:p>
          </table:table-cell>
          <table:table-cell table:style-name="ce648"/>
          <table:table-cell table:style-name="ce647" office:value-type="float" office:value="220089" calcext:value-type="float">
            <text:p>220089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756" office:value-type="float" office:value="1" calcext:value-type="float">
            <text:p>1.00E+00</text:p>
          </table:table-cell>
          <table:table-cell table:style-name="ce698" office:value-type="time" office:time-value="PT00H08M48.885623S" calcext:value-type="time">
            <text:p>00:08:48.89</text:p>
          </table:table-cell>
          <table:table-cell table:style-name="ce705" office:value-type="time" office:time-value="PT00H09M11.4352S" calcext:value-type="time">
            <text:p>00:09:11</text:p>
          </table:table-cell>
          <table:table-cell office:value-type="string" calcext:value-type="string">
            <text:p>/home/reach_fmk/thesis/src/runs/save_model/AD_VOERDE_byte_finput1/AD/b9053c7c_IsolationForest_model.jlib</text:p>
          </table:table-cell>
          <table:table-cell table:number-columns-repeated="28"/>
        </table:table-row>
        <table:table-row table:style-name="ro5">
          <table:table-cell table:style-name="ce658" office:value-type="string" calcext:value-type="string">
            <text:p>E111</text:p>
          </table:table-cell>
          <table:table-cell table:style-name="ce661" office:value-type="string" calcext:value-type="string">
            <text:p>b9053c7c</text:p>
          </table:table-cell>
          <table:table-cell table:style-name="ce661" office:value-type="string" calcext:value-type="string">
            <text:p>IsolationForest</text:p>
          </table:table-cell>
          <table:table-cell table:style-name="ce647" office:value-type="string" calcext:value-type="string">
            <text:p>evalPortSCAN_IF_byte_f1</text:p>
          </table:table-cell>
          <table:table-cell table:style-name="ce647" office:value-type="string" calcext:value-type="string">
            <text:p>runs/redu_data/voerde_EVAL_f1_byte/VOERDE_eval_byte__cpd</text:p>
          </table:table-cell>
          <table:table-cell table:style-name="ce647"/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88546" calcext:value-type="float">
            <text:p>88546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620150" calcext:value-type="float">
            <text:p>620150</text:p>
          </table:table-cell>
          <table:table-cell table:style-name="ce647" office:value-type="float" office:value="0.999988706562616" calcext:value-type="float">
            <text:p>0.999988706562616</text:p>
          </table:table-cell>
          <table:table-cell table:style-name="ce648" office:value-type="float" office:value="0.875057852732342" calcext:value-type="float">
            <text:p>0.875057852732342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9333662440945" calcext:value-type="float">
            <text:p>0.9333662440945</text:p>
          </table:table-cell>
          <table:table-cell table:style-name="ce698" office:value-type="time" office:time-value="PT00H01M29.487138S" calcext:value-type="time">
            <text:p>00:01:29.49</text:p>
          </table:table-cell>
          <table:table-cell table:style-name="Default"/>
          <table:table-cell office:value-type="string" calcext:value-type="string">
            <text:p>runs/save_model/AD_VOERDE_byte_finput1/AD/b9053c7c_IsolationForest_model.jlib <text:s text:c="52"/></text:p>
          </table:table-cell>
          <table:table-cell table:style-name="Default"/>
          <table:table-cell table:number-columns-repeated="27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 table:style-name="ce658" office:value-type="string" calcext:value-type="string">
            <text:p>AD112</text:p>
          </table:table-cell>
          <table:table-cell table:style-name="ce647" office:value-type="string" calcext:value-type="string">
            <text:p>b9053c7c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AD_VOERDE_byte_finput3</text:p>
          </table:table-cell>
          <table:table-cell table:style-name="ce647" office:value-type="string" calcext:value-type="string">
            <text:p>runs/redu_data/VOERDE/byte_F3_L0.00005_S2_CGRU/VOERDE_predict_byte_cpd</text:p>
          </table:table-cell>
          <table:table-cell table:style-name="ce648"/>
          <table:table-cell table:style-name="ce647" office:value-type="float" office:value="220087" calcext:value-type="float">
            <text:p>220087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1" calcext:value-type="float">
            <text:p>1</text:p>
          </table:table-cell>
          <table:table-cell table:style-name="ce698" office:value-type="time" office:time-value="PT00H08M48.080582S" calcext:value-type="time">
            <text:p>00:08:48.08</text:p>
          </table:table-cell>
          <table:table-cell table:style-name="ce697" office:value-type="time" office:time-value="PT00H09M23.495S" calcext:value-type="time">
            <text:p>00:09:23</text:p>
          </table:table-cell>
          <table:table-cell office:value-type="string" calcext:value-type="string">
            <text:p>/home/reach_fmk/thesis/src/runs/save_model/AD_VOERDE_byte_finput3/AD/b9053c7c_IsolationForest_model.jlib</text:p>
          </table:table-cell>
          <table:table-cell table:number-columns-repeated="28"/>
        </table:table-row>
        <table:table-row table:style-name="ro5">
          <table:table-cell table:style-name="ce658" office:value-type="string" calcext:value-type="string">
            <text:p>E112</text:p>
          </table:table-cell>
          <table:table-cell table:style-name="ce647" office:value-type="string" calcext:value-type="string">
            <text:p>b9053c7c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EVAL_VOERDE_byte_finput3_IsolationForest</text:p>
          </table:table-cell>
          <table:table-cell table:style-name="ce647" office:value-type="string" calcext:value-type="string">
            <text:p>runs/redu_data/VOERDE/byte_F3_L0.00005_S2_CGRU/VOERDE_eval_byte_cpd</text:p>
          </table:table-cell>
          <table:table-cell table:style-name="ce648"/>
          <table:table-cell table:number-columns-repeated="2" table:style-name="ce647" office:value-type="float" office:value="0" calcext:value-type="float">
            <text:p>0</text:p>
          </table:table-cell>
          <table:table-cell table:style-name="ce647" office:value-type="float" office:value="708695" calcext:value-type="float">
            <text:p>708695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table:style-name="ce698" office:value-type="time" office:time-value="PT00H02M54.457906S" calcext:value-type="time">
            <text:p>00:02:54.46</text:p>
          </table:table-cell>
          <table:table-cell/>
          <table:table-cell office:value-type="string" calcext:value-type="string">
            <text:p>runs/save_model/AD_VOERDE_byte_finput3/AD/b9053c7c_IsolationForest_model.jlib</text:p>
          </table:table-cell>
          <table:table-cell table:number-columns-repeated="28"/>
        </table:table-row>
        <table:table-row table:style-name="ro5">
          <table:table-cell table:number-columns-repeated="45"/>
        </table:table-row>
        <table:table-row table:style-name="ro5">
          <table:table-cell table:style-name="ce659" office:value-type="string" calcext:value-type="string">
            <text:p>AD121 </text:p>
          </table:table-cell>
          <table:table-cell table:style-name="ce647" office:value-type="string" calcext:value-type="string">
            <text:p>b9053c7c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AD_VOERDE_flow_finput1</text:p>
          </table:table-cell>
          <table:table-cell table:style-name="ce647" office:value-type="string" calcext:value-type="string">
            <text:p>runs/redu_data/VOERDE/flow_F1_L0.00005_S2_CGRU/VOERDE_predict_flow_cpd</text:p>
          </table:table-cell>
          <table:table-cell table:style-name="ce648"/>
          <table:table-cell table:style-name="ce647" office:value-type="float" office:value="73164" calcext:value-type="float">
            <text:p>73164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1" calcext:value-type="float">
            <text:p>1</text:p>
          </table:table-cell>
          <table:table-cell table:style-name="ce698" office:value-type="time" office:time-value="PT00H02M35.858501S" calcext:value-type="time">
            <text:p>00:02:35.86</text:p>
          </table:table-cell>
          <table:table-cell table:style-name="ce705" office:value-type="time" office:time-value="PT00H02M47.43298S" calcext:value-type="time">
            <text:p>00:02:47</text:p>
          </table:table-cell>
          <table:table-cell office:value-type="string" calcext:value-type="string">
            <text:p>/home/reach_fmk/thesis/src/runs/save_model/AD_VOERDE_flow_finput1/AD/b9053c7c_IsolationForest_model.jlib</text:p>
          </table:table-cell>
          <table:table-cell table:number-columns-repeated="28"/>
        </table:table-row>
        <table:table-row table:style-name="ro5">
          <table:table-cell table:style-name="ce659" office:value-type="string" calcext:value-type="string">
            <text:p>E121 </text:p>
          </table:table-cell>
          <table:table-cell table:style-name="ce661" office:value-type="string" calcext:value-type="string">
            <text:p>b9053c7c</text:p>
          </table:table-cell>
          <table:table-cell table:style-name="ce661" office:value-type="string" calcext:value-type="string">
            <text:p>IsolationForest</text:p>
          </table:table-cell>
          <table:table-cell table:style-name="ce647" office:value-type="string" calcext:value-type="string">
            <text:p>evalPortSCAN_IF_flow_f1</text:p>
          </table:table-cell>
          <table:table-cell table:style-name="ce647" office:value-type="string" calcext:value-type="string">
            <text:p>runs/redu_data/voerde_EVAL_f1_flow/VOERDE_eval_flow__cpd/</text:p>
          </table:table-cell>
          <table:table-cell table:style-name="ce647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51452" calcext:value-type="float">
            <text:p>51452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19456" calcext:value-type="float">
            <text:p>19456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438370846731" calcext:value-type="float">
            <text:p>0.27438370846731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430613961312027" calcext:value-type="float">
            <text:p>0.430613961312027</text:p>
          </table:table-cell>
          <table:table-cell table:style-name="ce698" office:value-type="time" office:time-value="PT00H00M11.486539S" calcext:value-type="time">
            <text:p>00:00:11.49</text:p>
          </table:table-cell>
          <table:table-cell table:style-name="Default"/>
          <table:table-cell office:value-type="string" calcext:value-type="string">
            <text:p>runs/save_model/AD_VOERDE_flow_$input1/AD/b9053c7c_IsolationForest_model.jlib</text:p>
          </table:table-cell>
          <table:table-cell table:number-columns-repeated="28"/>
        </table:table-row>
        <table:table-row table:style-name="ro5">
          <table:table-cell table:number-columns-repeated="45"/>
        </table:table-row>
        <table:table-row table:style-name="ro5">
          <table:table-cell table:style-name="ce659" office:value-type="string" calcext:value-type="string">
            <text:p>AD122</text:p>
          </table:table-cell>
          <table:table-cell table:style-name="ce647" office:value-type="string" calcext:value-type="string">
            <text:p>b9053c7c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AD_VOERDE_flow_finput3</text:p>
          </table:table-cell>
          <table:table-cell table:style-name="ce647" office:value-type="string" calcext:value-type="string">
            <text:p>runs/redu_data/VOERDE/flow_F3_L0.00005_S2_CGRU/VOERDE_predict_flow_cpd</text:p>
          </table:table-cell>
          <table:table-cell table:style-name="ce648"/>
          <table:table-cell table:style-name="ce647" office:value-type="float" office:value="73159" calcext:value-type="float">
            <text:p>73159</text:p>
          </table:table-cell>
          <table:table-cell table:style-name="ce647" office:value-type="float" office:value="3" calcext:value-type="float">
            <text:p>3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6" office:value-type="float" office:value="0.0000410048932505946" calcext:value-type="float">
            <text:p>4.10E-05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0H01M50.033366S" calcext:value-type="time">
            <text:p>00:01:50.03</text:p>
          </table:table-cell>
          <table:table-cell table:style-name="ce697" office:value-type="time" office:time-value="PT00H02M13.764S" calcext:value-type="time">
            <text:p>00:02:14</text:p>
          </table:table-cell>
          <table:table-cell office:value-type="string" calcext:value-type="string">
            <text:p>/home/reach_fmk/thesis/src/runs/save_model/AD_VOERDE_flow_finput3/AD/b9053c7c_IsolationForest_model.jlib</text:p>
          </table:table-cell>
          <table:table-cell table:number-columns-repeated="28"/>
        </table:table-row>
        <table:table-row table:style-name="ro5">
          <table:table-cell table:style-name="ce659" office:value-type="string" calcext:value-type="string">
            <text:p>E122</text:p>
          </table:table-cell>
          <table:table-cell table:style-name="ce661" office:value-type="string" calcext:value-type="string">
            <text:p>b9053c7c</text:p>
          </table:table-cell>
          <table:table-cell table:style-name="ce661" office:value-type="string" calcext:value-type="string">
            <text:p>IsolationForest</text:p>
          </table:table-cell>
          <table:table-cell table:style-name="ce647" office:value-type="string" calcext:value-type="string">
            <text:p>evalPortSCAN_IF_flow_f3</text:p>
          </table:table-cell>
          <table:table-cell table:style-name="ce647" office:value-type="string" calcext:value-type="string">
            <text:p>runs/redu_data/voerde_EVAL_f3_flow/VOERDE_eval_flow__cpd</text:p>
          </table:table-cell>
          <table:table-cell table:style-name="ce647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51413" calcext:value-type="float">
            <text:p>51413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19493" calcext:value-type="float">
            <text:p>19493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4913265450032" calcext:value-type="float">
            <text:p>0.274913265450032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431265832586644" calcext:value-type="float">
            <text:p>0.431265832586644</text:p>
          </table:table-cell>
          <table:table-cell table:style-name="ce698" office:value-type="time" office:time-value="PT00H00M11.933564S" calcext:value-type="time">
            <text:p>00:00:11.93</text:p>
          </table:table-cell>
          <table:table-cell table:style-name="Default"/>
          <table:table-cell office:value-type="string" calcext:value-type="string">
            <text:p>runs/save_model/AD_VOERDE_flow_f$nput3/AD/b9053c7c_IsolationForest_model.jlib</text:p>
          </table:table-cell>
          <table:table-cell table:number-columns-repeated="28"/>
        </table:table-row>
        <table:table-row table:style-name="ro5">
          <table:table-cell table:number-columns-repeated="45"/>
        </table:table-row>
        <table:table-row table:style-name="ro5">
          <table:table-cell table:style-name="ce659" office:value-type="string" calcext:value-type="string">
            <text:p>AD311</text:p>
          </table:table-cell>
          <table:table-cell table:style-name="ce647" office:value-type="string" calcext:value-type="string">
            <text:p>aba7718a</text:p>
          </table:table-cell>
          <table:table-cell table:style-name="ce661" office:value-type="string" calcext:value-type="string">
            <text:p>LocalOutlierFactor</text:p>
          </table:table-cell>
          <table:table-cell table:style-name="ce688" office:value-type="string" calcext:value-type="string">
            <text:p>AD_VOERDE_byte_finput1</text:p>
          </table:table-cell>
          <table:table-cell table:style-name="ce688" office:value-type="string" calcext:value-type="string">
            <text:p>runs/redu_data/VOERDE/byte_F1_L0.00005_S2_CGRU/VOERDE_predict_byte_cpd</text:p>
          </table:table-cell>
          <table:table-cell table:style-name="ce688"/>
          <table:table-cell table:style-name="ce688" office:value-type="float" office:value="220088" calcext:value-type="float">
            <text:p>220088</text:p>
          </table:table-cell>
          <table:table-cell table:style-name="ce688" office:value-type="float" office:value="1" calcext:value-type="float">
            <text:p>1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723" office:value-type="float" office:value="0.00000454361644607409" calcext:value-type="float">
            <text:p>4.54E-06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59" office:value-type="time" office:time-value="PT20H43M10.549329S" calcext:value-type="time">
            <text:p>20:43:10.55</text:p>
          </table:table-cell>
          <table:table-cell table:style-name="ce705" office:value-type="time" office:time-value="PT08H13M36.684S" calcext:value-type="time">
            <text:p>08:13:37</text:p>
          </table:table-cell>
          <table:table-cell table:style-name="ce688" office:value-type="string" calcext:value-type="string">
            <text:p>/home/reach_fmk/thesis/src/runs/save_model/AD_VOERDE_byte_finput1/AD/aba7718a_LocalOutlierFactor_model.jlib</text:p>
          </table:table-cell>
          <table:table-cell/>
          <table:table-cell table:style-name="ce688"/>
          <table:table-cell table:number-columns-repeated="26"/>
        </table:table-row>
        <table:table-row table:style-name="ro5">
          <table:table-cell table:style-name="ce659" office:value-type="string" calcext:value-type="string">
            <text:p>E311</text:p>
          </table:table-cell>
          <table:table-cell table:style-name="ce647" office:value-type="string" calcext:value-type="string">
            <text:p>aba7718a</text:p>
          </table:table-cell>
          <table:table-cell table:style-name="ce661" office:value-type="string" calcext:value-type="string">
            <text:p>LocalOutlierFactor</text:p>
          </table:table-cell>
          <table:table-cell table:style-name="ce688" office:value-type="string" calcext:value-type="string">
            <text:p>EVAL_VOERDE_byte_finput1_LocalOutlierFactor</text:p>
          </table:table-cell>
          <table:table-cell table:style-name="ce688" office:value-type="string" calcext:value-type="string">
            <text:p>runs/redu_data/VOERDE/byte_F1_L0.00005_S2_CGRU/VOERDE_eval_byte_cpd</text:p>
          </table:table-cell>
          <table:table-cell table:style-name="ce688"/>
          <table:table-cell table:style-name="ce647" office:value-type="float" office:value="34" calcext:value-type="float">
            <text:p>34</text:p>
          </table:table-cell>
          <table:table-cell table:style-name="ce647" office:value-type="float" office:value="88513" calcext:value-type="float">
            <text:p>88513</text:p>
          </table:table-cell>
          <table:table-cell table:style-name="ce647" office:value-type="float" office:value="1920" calcext:value-type="float">
            <text:p>1920</text:p>
          </table:table-cell>
          <table:table-cell office:value-type="float" office:value="618230" calcext:value-type="float">
            <text:p>618230</text:p>
          </table:table-cell>
          <table:table-cell table:style-name="ce647" office:value-type="float" office:value="0.99961602312896" calcext:value-type="float">
            <text:p>0.99961602312896</text:p>
          </table:table-cell>
          <table:table-cell table:style-name="ce648" office:value-type="float" office:value="0.874759283077441" calcext:value-type="float">
            <text:p>0.874759283077441</text:p>
          </table:table-cell>
          <table:table-cell table:style-name="ce647" office:value-type="float" office:value="0.996903974844796" calcext:value-type="float">
            <text:p>0.996903974844796</text:p>
          </table:table-cell>
          <table:table-cell table:style-name="ce647" office:value-type="float" office:value="0.931846049380018" calcext:value-type="float">
            <text:p>0.931846049380018</text:p>
          </table:table-cell>
          <table:table-cell table:style-name="ce698" office:value-type="time" office:time-value="PT08H01M23.839081S" calcext:value-type="time">
            <text:p>08:01:23.84</text:p>
          </table:table-cell>
          <table:table-cell office:value-type="string" calcext:value-type="string">
            <text:p>runs/save_model/AD_VOERDE_byte_finput1/AD/aba7718a_LocalOutlierFactor_model.jlib</text:p>
          </table:table-cell>
          <table:table-cell table:style-name="ce688" office:value-type="string" calcext:value-type="string">
            <text:p>runs/save_model/AD_VOERDE_byte_finput1/AD/aba7718a_LocalOutlierFactor_model.jlib</text:p>
          </table:table-cell>
          <table:table-cell/>
          <table:table-cell table:style-name="ce688"/>
          <table:table-cell table:number-columns-repeated="26"/>
        </table:table-row>
        <table:table-row table:style-name="ro5">
          <table:table-cell table:style-name="ce543"/>
          <table:table-cell table:style-name="ce647"/>
          <table:table-cell table:style-name="ce661"/>
          <table:table-cell table:style-name="ce688" table:number-columns-repeated="11"/>
          <table:table-cell table:style-name="ce759"/>
          <table:table-cell/>
          <table:table-cell table:style-name="ce688"/>
          <table:table-cell/>
          <table:table-cell table:style-name="ce688"/>
          <table:table-cell table:number-columns-repeated="26"/>
        </table:table-row>
        <table:table-row table:style-name="ro5">
          <table:table-cell table:style-name="ce659" office:value-type="string" calcext:value-type="string">
            <text:p>AD312</text:p>
          </table:table-cell>
          <table:table-cell table:style-name="ce661" office:value-type="string" calcext:value-type="string">
            <text:p>aba7718a</text:p>
          </table:table-cell>
          <table:table-cell table:style-name="ce661" office:value-type="string" calcext:value-type="string">
            <text:p>LocalOutlierFactor</text:p>
          </table:table-cell>
          <table:table-cell table:style-name="ce688" office:value-type="string" calcext:value-type="string">
            <text:p>AD_VOERDE_byte_finput3</text:p>
          </table:table-cell>
          <table:table-cell table:style-name="ce688" office:value-type="string" calcext:value-type="string">
            <text:p>runs/redu_data/VOERDE/byte_F3_L0.00005_S2_CGRU/VOERDE_predict_byte_cpd</text:p>
          </table:table-cell>
          <table:table-cell table:style-name="ce688"/>
          <table:table-cell table:style-name="ce688" office:value-type="float" office:value="220080" calcext:value-type="float">
            <text:p>220080</text:p>
          </table:table-cell>
          <table:table-cell table:style-name="ce688" office:value-type="float" office:value="7" calcext:value-type="float">
            <text:p>7</text:p>
          </table:table-cell>
          <table:table-cell table:number-columns-repeated="2" table:style-name="ce688" office:value-type="float" office:value="0" calcext:value-type="float">
            <text:p>0</text:p>
          </table:table-cell>
          <table:table-cell table:style-name="ce723" office:value-type="float" office:value="0.0000318056041474508" calcext:value-type="float">
            <text:p>3.18E-05</text:p>
          </table:table-cell>
          <table:table-cell table:style-name="ce688" office:value-type="float" office:value="0" calcext:value-type="float">
            <text:p>0</text:p>
          </table:table-cell>
          <table:table-cell table:style-name="ce688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759" office:value-type="time" office:time-value="PT18H36M49.344488S" calcext:value-type="time">
            <text:p>18:36:49.34</text:p>
          </table:table-cell>
          <table:table-cell table:style-name="ce705" office:value-type="time" office:time-value="PT07H42M54.7654S" calcext:value-type="time">
            <text:p>07:42:55</text:p>
          </table:table-cell>
          <table:table-cell table:style-name="ce688" office:value-type="string" calcext:value-type="string">
            <text:p>/home/reach_fmk/thesis/src/runs/save_model/AD_VOERDE_byte_finput3/AD/aba7718a_LocalOutlierFactor_model.jlib <text:s text:c="37"/></text:p>
          </table:table-cell>
          <table:table-cell/>
          <table:table-cell table:style-name="ce688"/>
          <table:table-cell table:number-columns-repeated="26"/>
        </table:table-row>
        <table:table-row table:style-name="ro5">
          <table:table-cell table:style-name="ce659" office:value-type="string" calcext:value-type="string">
            <text:p>E312</text:p>
          </table:table-cell>
          <table:table-cell table:style-name="ce661" office:value-type="string" calcext:value-type="string">
            <text:p>aba7718a</text:p>
          </table:table-cell>
          <table:table-cell table:style-name="ce661" office:value-type="string" calcext:value-type="string">
            <text:p>LocalOutlierFactor</text:p>
          </table:table-cell>
          <table:table-cell table:style-name="ce688" office:value-type="string" calcext:value-type="string">
            <text:p>EVAL_VOERDE_byte_finput3_LocalOutlierFactor</text:p>
          </table:table-cell>
          <table:table-cell table:style-name="ce688" office:value-type="string" calcext:value-type="string">
            <text:p>runs/redu_data/VOERDE/byte_F3_L0.00005_S2_CGRU/VOERDE_eval_byte_cpd</text:p>
          </table:table-cell>
          <table:table-cell table:style-name="ce688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33455" calcext:value-type="float">
            <text:p>33455</text:p>
          </table:table-cell>
          <table:table-cell table:style-name="ce647" office:value-type="float" office:value="138" calcext:value-type="float">
            <text:p>138</text:p>
          </table:table-cell>
          <table:table-cell office:value-type="float" office:value="675102" calcext:value-type="float">
            <text:p>675102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952784320809758" calcext:value-type="float">
            <text:p>0.952784320809758</text:p>
          </table:table-cell>
          <table:table-cell table:style-name="ce647" office:value-type="float" office:value="0.999795628221077" calcext:value-type="float">
            <text:p>0.999795628221077</text:p>
          </table:table-cell>
          <table:table-cell table:style-name="ce647" office:value-type="float" office:value="0.975724040448129" calcext:value-type="float">
            <text:p>0.975724040448129</text:p>
          </table:table-cell>
          <table:table-cell table:style-name="ce698" office:value-type="time" office:time-value="PT07H11M40.936731S" calcext:value-type="time">
            <text:p>07:11:40.94</text:p>
          </table:table-cell>
          <table:table-cell/>
          <table:table-cell office:value-type="string" calcext:value-type="string">
            <text:p>runs/save_model/AD_VOERDE_byte_finput3/AD/aba7718a_LocalOutlierFactor_model.jlib</text:p>
          </table:table-cell>
          <table:table-cell/>
          <table:table-cell table:style-name="ce688"/>
          <table:table-cell table:number-columns-repeated="26"/>
        </table:table-row>
        <table:table-row table:style-name="ro5">
          <table:table-cell/>
          <table:table-cell table:style-name="Default" table:number-columns-repeated="24"/>
          <table:table-cell table:number-columns-repeated="20"/>
        </table:table-row>
        <table:table-row table:style-name="ro5">
          <table:table-cell table:style-name="ce659" office:value-type="string" calcext:value-type="string">
            <text:p>AD321 </text:p>
          </table:table-cell>
          <table:table-cell table:style-name="ce647" office:value-type="string" calcext:value-type="string">
            <text:p>aba7718a</text:p>
          </table:table-cell>
          <table:table-cell table:style-name="ce647" office:value-type="string" calcext:value-type="string">
            <text:p>LocalOutlierFactor</text:p>
          </table:table-cell>
          <table:table-cell table:style-name="ce647" office:value-type="string" calcext:value-type="string">
            <text:p>AD_VOERDE_flow_finput1</text:p>
          </table:table-cell>
          <table:table-cell table:style-name="ce647" office:value-type="string" calcext:value-type="string">
            <text:p>runs/redu_data/VOERDE/flow_F1_L0.00005_S2_CGRU/VOERDE_predict_flow_cpd</text:p>
          </table:table-cell>
          <table:table-cell table:style-name="ce648"/>
          <table:table-cell table:style-name="ce647" office:value-type="float" office:value="72912" calcext:value-type="float">
            <text:p>72912</text:p>
          </table:table-cell>
          <table:table-cell table:style-name="ce647" office:value-type="float" office:value="252" calcext:value-type="float">
            <text:p>252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0034443168771527" calcext:value-type="float">
            <text:p>0.003444316877153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1H37M37.174715S" calcext:value-type="time">
            <text:p>01:37:37.17</text:p>
          </table:table-cell>
          <table:table-cell table:style-name="ce705" office:value-type="time" office:time-value="PT01H09M21.635S" calcext:value-type="time">
            <text:p>01:09:22</text:p>
          </table:table-cell>
          <table:table-cell office:value-type="string" calcext:value-type="string">
            <text:p>/home/reach_fmk/thesis/src/runs/save_model/AD_VOERDE_flow_finput1/AD/aba7718a_LocalOutlierFactor_model.jlib</text:p>
          </table:table-cell>
          <table:table-cell table:number-columns-repeated="28"/>
        </table:table-row>
        <table:table-row table:style-name="ro5">
          <table:table-cell table:style-name="ce659" office:value-type="string" calcext:value-type="string">
            <text:p>E321 </text:p>
          </table:table-cell>
          <table:table-cell table:style-name="ce647" office:value-type="string" calcext:value-type="string">
            <text:p>aba7718a</text:p>
          </table:table-cell>
          <table:table-cell table:style-name="ce647" office:value-type="string" calcext:value-type="string">
            <text:p>LocalOutlierFactor</text:p>
          </table:table-cell>
          <table:table-cell table:style-name="ce647" office:value-type="string" calcext:value-type="string">
            <text:p>EVAL_VOERDE_flow_finput1_LocalOutlierFactor</text:p>
          </table:table-cell>
          <table:table-cell table:style-name="ce647" office:value-type="string" calcext:value-type="string">
            <text:p>runs/redu_data/VOERDE/flow_F1_L0.00005_S2_CGRU/VOERDE_eval_flow_cpd</text:p>
          </table:table-cell>
          <table:table-cell table:style-name="ce648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51452" calcext:value-type="float">
            <text:p>51452</text:p>
          </table:table-cell>
          <table:table-cell table:style-name="ce647" office:value-type="float" office:value="65" calcext:value-type="float">
            <text:p>65</text:p>
          </table:table-cell>
          <table:table-cell office:value-type="float" office:value="19391" calcext:value-type="float">
            <text:p>19391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371793966941" calcext:value-type="float">
            <text:p>0.27371793966941</text:p>
          </table:table-cell>
          <table:table-cell table:style-name="ce647" office:value-type="float" office:value="0.996659128289473" calcext:value-type="float">
            <text:p>0.996659128289473</text:p>
          </table:table-cell>
          <table:table-cell table:style-name="ce647" office:value-type="float" office:value="0.429484268928781" calcext:value-type="float">
            <text:p>0.429484268928781</text:p>
          </table:table-cell>
          <table:table-cell table:style-name="ce698" office:value-type="time" office:time-value="PT00H11M08.702972S" calcext:value-type="time">
            <text:p>00:11:08.70</text:p>
          </table:table-cell>
          <table:table-cell table:number-columns-repeated="2" office:value-type="string" calcext:value-type="string">
            <text:p>runs/save_model/AD_VOERDE_flow_finput1/AD/aba7718a_LocalOutlierFactor_model.jlib</text:p>
          </table:table-cell>
          <table:table-cell table:number-columns-repeated="28"/>
        </table:table-row>
        <table:table-row table:style-name="ro5">
          <table:table-cell/>
          <table:table-cell table:style-name="ce660" table:number-columns-repeated="2"/>
          <table:table-cell table:style-name="ce647" table:number-columns-repeated="2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3">
          <table:table-cell table:style-name="ce754" office:value-type="string" calcext:value-type="string">
            <text:p>AD322</text:p>
          </table:table-cell>
          <table:table-cell table:style-name="ce661" office:value-type="string" calcext:value-type="string">
            <text:p>aba7718a</text:p>
          </table:table-cell>
          <table:table-cell table:style-name="ce661" office:value-type="string" calcext:value-type="string">
            <text:p>LocalOutlierFactor</text:p>
          </table:table-cell>
          <table:table-cell table:style-name="ce647" office:value-type="string" calcext:value-type="string">
            <text:p>AD_VOERDE_flow_finput3</text:p>
          </table:table-cell>
          <table:table-cell table:style-name="ce647" office:value-type="string" calcext:value-type="string">
            <text:p>runs/redu_data/VOERDE/flow_F1_L0.00005_S2_CGRU/VOERDE_predict_flow_cpd</text:p>
          </table:table-cell>
          <table:table-cell table:style-name="ce647"/>
          <table:table-cell table:style-name="ce647" office:value-type="float" office:value="72944" calcext:value-type="float">
            <text:p>72944</text:p>
          </table:table-cell>
          <table:table-cell table:style-name="ce647" office:value-type="float" office:value="220" calcext:value-type="float">
            <text:p>220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00308979437" calcext:value-type="float">
            <text:p>0.00308979437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1H16M24.03245S" calcext:value-type="time">
            <text:p>01:16:24.03</text:p>
          </table:table-cell>
          <table:table-cell table:style-name="ce705" office:value-type="time" office:time-value="PT00H58M43.45345S" calcext:value-type="time">
            <text:p>00:58:43</text:p>
          </table:table-cell>
          <table:table-cell office:value-type="string" calcext:value-type="string">
            <text:p>/home/reach_fmk/thesis/src/runs/save_model/AD_VOERDE_flow_finput1/AD/aba7718a_LocalOutlierFactor_model.jlib</text:p>
          </table:table-cell>
          <table:table-cell table:number-columns-repeated="28"/>
        </table:table-row>
        <table:table-row table:style-name="ro3">
          <table:table-cell table:style-name="ce754" office:value-type="string" calcext:value-type="string">
            <text:p>E322</text:p>
          </table:table-cell>
          <table:table-cell table:style-name="ce661" office:value-type="string" calcext:value-type="string">
            <text:p>aba7718a</text:p>
          </table:table-cell>
          <table:table-cell table:style-name="ce661" office:value-type="string" calcext:value-type="string">
            <text:p>LocalOutlierFactor</text:p>
          </table:table-cell>
          <table:table-cell table:style-name="ce647" office:value-type="string" calcext:value-type="string">
            <text:p>EVAL_VOERDE_flow_finput3_LocalOutlierFactor</text:p>
          </table:table-cell>
          <table:table-cell table:style-name="ce647" office:value-type="string" calcext:value-type="string">
            <text:p>runs/redu_data/VOERDE/flow_F1_L0.00005_S2_CGRU/VOERDE_eval_flow_cpd</text:p>
          </table:table-cell>
          <table:table-cell table:style-name="ce647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51413" calcext:value-type="float">
            <text:p>51413</text:p>
          </table:table-cell>
          <table:table-cell table:style-name="ce647" office:value-type="float" office:value="219" calcext:value-type="float">
            <text:p>219</text:p>
          </table:table-cell>
          <table:table-cell office:value-type="float" office:value="19274" calcext:value-type="float">
            <text:p>19274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2666826997892" calcext:value-type="float">
            <text:p>0.272666826997892</text:p>
          </table:table-cell>
          <table:table-cell table:style-name="ce647" office:value-type="float" office:value="0.9887651977633" calcext:value-type="float">
            <text:p>0.9887651977633</text:p>
          </table:table-cell>
          <table:table-cell table:style-name="ce647" office:value-type="float" office:value="0.427456198713684" calcext:value-type="float">
            <text:p>0.427456198713684</text:p>
          </table:table-cell>
          <table:table-cell table:style-name="ce698" office:value-type="time" office:time-value="PT00H10M46.012679S" calcext:value-type="time">
            <text:p>00:10:46.01</text:p>
          </table:table-cell>
          <table:table-cell office:value-type="string" calcext:value-type="string">
            <text:p>runs/save_model/AD_VOERDE_flow_finput3/AD/aba7718a_LocalOutlierFactor_model.jlib</text:p>
          </table:table-cell>
          <table:table-cell office:value-type="string" calcext:value-type="string">
            <text:p>runs/save_model/AD_VOERDE_flow_finput1/AD/aba7718a_LocalOutlierFactor_model.jlib</text:p>
          </table:table-cell>
          <table:table-cell table:number-columns-repeated="28"/>
        </table:table-row>
        <table:table-row table:style-name="ro3">
          <table:table-cell table:style-name="ce754"/>
          <table:table-cell table:style-name="ce661" table:number-columns-repeated="2"/>
          <table:table-cell table:style-name="ce647" table:number-columns-repeated="6"/>
          <table:table-cell/>
          <table:table-cell table:style-name="ce647"/>
          <table:table-cell table:style-name="ce648"/>
          <table:table-cell table:style-name="ce647" table:number-columns-repeated="2"/>
          <table:table-cell table:style-name="ce698"/>
          <table:table-cell table:number-columns-repeated="30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 table:style-name="ce659" office:value-type="string" calcext:value-type="string">
            <text:p>AD211</text:p>
          </table:table-cell>
          <table:table-cell table:style-name="ce647" office:value-type="string" calcext:value-type="string">
            <text:p>e2d1c37f</text:p>
          </table:table-cell>
          <table:table-cell table:style-name="ce647" office:value-type="string" calcext:value-type="string">
            <text:p>OneClassSVM</text:p>
          </table:table-cell>
          <table:table-cell table:style-name="ce647" office:value-type="string" calcext:value-type="string">
            <text:p>AD_VOERDE_byte_finput1</text:p>
          </table:table-cell>
          <table:table-cell table:style-name="ce647" office:value-type="string" calcext:value-type="string">
            <text:p>runs/redu_data/VOERDE/byte_F1_L0.00005_S2_CGRU/VOERDE_predict_byte_cpd</text:p>
          </table:table-cell>
          <table:table-cell table:style-name="ce648"/>
          <table:table-cell table:style-name="ce647" office:value-type="float" office:value="220089" calcext:value-type="float">
            <text:p>220089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1" calcext:value-type="float">
            <text:p>1</text:p>
          </table:table-cell>
          <table:table-cell table:style-name="ce698" office:value-type="time" office:time-value="PT00H04M47.678182S" calcext:value-type="time">
            <text:p>00:04:47.68</text:p>
          </table:table-cell>
          <table:table-cell table:style-name="ce705" office:value-type="time" office:time-value="PT00H05M13.8742S" calcext:value-type="time">
            <text:p>00:05:14</text:p>
          </table:table-cell>
          <table:table-cell office:value-type="string" calcext:value-type="string">
            <text:p>/home/reach_fmk/thesis/src/runs/save_model/AD_VOERDE_byte_finput1/AD/e2d1c37f_OneClassSVM_model.jlib</text:p>
          </table:table-cell>
          <table:table-cell table:number-columns-repeated="28"/>
        </table:table-row>
        <table:table-row table:style-name="ro5">
          <table:table-cell table:style-name="ce659" office:value-type="string" calcext:value-type="string">
            <text:p>E211</text:p>
          </table:table-cell>
          <table:table-cell table:style-name="ce661" office:value-type="string" calcext:value-type="string">
            <text:p>e2d1c37f</text:p>
          </table:table-cell>
          <table:table-cell table:style-name="ce661" office:value-type="string" calcext:value-type="string">
            <text:p>OneClassSVM</text:p>
          </table:table-cell>
          <table:table-cell table:style-name="ce647" office:value-type="string" calcext:value-type="string">
            <text:p>evalPortSCAN_SVM_byte_f1</text:p>
          </table:table-cell>
          <table:table-cell table:style-name="ce647" office:value-type="string" calcext:value-type="string">
            <text:p>runs/redu_data/voerde_EVAL_f1_byte/VOERDE_eval_byte__cpd</text:p>
          </table:table-cell>
          <table:table-cell table:style-name="ce647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88547" calcext:value-type="float">
            <text:p>88547</text:p>
          </table:table-cell>
          <table:table-cell table:style-name="ce553" office:value-type="float" office:value="0" calcext:value-type="float">
            <text:p>0</text:p>
          </table:table-cell>
          <table:table-cell table:style-name="ce647" office:value-type="float" office:value="620150" calcext:value-type="float">
            <text:p>620150</text:p>
          </table:table-cell>
          <table:table-cell office:value-type="float" office:value="1" calcext:value-type="float">
            <text:p>1</text:p>
          </table:table-cell>
          <table:table-cell table:style-name="ce647" office:value-type="float" office:value="0.875056617990481" calcext:value-type="float">
            <text:p>0.875056617990481</text:p>
          </table:table-cell>
          <table:table-cell table:style-name="ce648" office:value-type="float" office:value="1" calcext:value-type="float">
            <text:p>1</text:p>
          </table:table-cell>
          <table:table-cell table:style-name="ce647" office:value-type="float" office:value="0.933365541706457" calcext:value-type="float">
            <text:p>0.933365541706457</text:p>
          </table:table-cell>
          <table:table-cell table:style-name="ce698" office:value-type="time" office:time-value="PT00H01M09.081099S" calcext:value-type="time">
            <text:p>00:01:09.08</text:p>
          </table:table-cell>
          <table:table-cell table:style-name="Default"/>
          <table:table-cell office:value-type="string" calcext:value-type="string">
            <text:p>runs/save_model/AD_VOERDE_byte_finp$t1/AD/e2d1c37f_OneClassSVM_model.jlib</text:p>
          </table:table-cell>
          <table:table-cell table:number-columns-repeated="28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 table:style-name="ce659" office:value-type="string" calcext:value-type="string">
            <text:p>AD212</text:p>
          </table:table-cell>
          <table:table-cell table:style-name="ce647" office:value-type="string" calcext:value-type="string">
            <text:p>e2d1c37f</text:p>
          </table:table-cell>
          <table:table-cell table:style-name="ce647" office:value-type="string" calcext:value-type="string">
            <text:p>OneClassSVM</text:p>
          </table:table-cell>
          <table:table-cell table:style-name="ce647" office:value-type="string" calcext:value-type="string">
            <text:p>AD_VOERDE_byte_finput3</text:p>
          </table:table-cell>
          <table:table-cell table:style-name="ce647" office:value-type="string" calcext:value-type="string">
            <text:p>runs/redu_data/VOERDE/byte_F3_L0.00005_S2_CGRU/VOERDE_predict_byte_cpd</text:p>
          </table:table-cell>
          <table:table-cell table:style-name="ce648"/>
          <table:table-cell table:style-name="ce647" office:value-type="float" office:value="42416" calcext:value-type="float">
            <text:p>42416</text:p>
          </table:table-cell>
          <table:table-cell table:style-name="ce647" office:value-type="float" office:value="177671" calcext:value-type="float">
            <text:p>177671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807276213497389" calcext:value-type="float">
            <text:p>0.807276213497389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0H04M46.036026S" calcext:value-type="time">
            <text:p>00:04:46.04</text:p>
          </table:table-cell>
          <table:table-cell table:style-name="ce705" office:value-type="time" office:time-value="PT00H04M59.9873S" calcext:value-type="time">
            <text:p>00:05:00</text:p>
          </table:table-cell>
          <table:table-cell office:value-type="string" calcext:value-type="string">
            <text:p>/home/reach_fmk/thesis/src/runs/save_model/AD_VOERDE_byte_finput3/AD/e2d1c37f_OneClassSVM_model.jlib</text:p>
          </table:table-cell>
          <table:table-cell table:number-columns-repeated="28"/>
        </table:table-row>
        <table:table-row table:style-name="ro5">
          <table:table-cell table:style-name="ce659" office:value-type="string" calcext:value-type="string">
            <text:p>E212</text:p>
          </table:table-cell>
          <table:table-cell table:style-name="ce661" office:value-type="string" calcext:value-type="string">
            <text:p>e2d1c37f</text:p>
          </table:table-cell>
          <table:table-cell table:style-name="ce661" office:value-type="string" calcext:value-type="string">
            <text:p>OneClassSVM</text:p>
          </table:table-cell>
          <table:table-cell table:style-name="ce647" office:value-type="string" calcext:value-type="string">
            <text:p>evalPortSCAN_SVM_byte_f3</text:p>
          </table:table-cell>
          <table:table-cell table:style-name="ce647" office:value-type="string" calcext:value-type="string">
            <text:p>runs/redu_data/voerde_EVAL_f3_byte/VOERDE_eval_byte__cpd</text:p>
          </table:table-cell>
          <table:table-cell table:style-name="ce647"/>
          <table:table-cell table:style-name="ce647" office:value-type="float" office:value="28663" calcext:value-type="float">
            <text:p>28663</text:p>
          </table:table-cell>
          <table:table-cell table:style-name="ce647" office:value-type="float" office:value="4792" calcext:value-type="float">
            <text:p>4792</text:p>
          </table:table-cell>
          <table:table-cell table:style-name="ce647" office:value-type="float" office:value="643019" calcext:value-type="float">
            <text:p>643019</text:p>
          </table:table-cell>
          <table:table-cell office:value-type="float" office:value="32221" calcext:value-type="float">
            <text:p>32221</text:p>
          </table:table-cell>
          <table:table-cell table:style-name="ce647" office:value-type="float" office:value="0.143237184277388" calcext:value-type="float">
            <text:p>0.143237184277388</text:p>
          </table:table-cell>
          <table:table-cell table:style-name="ce648" office:value-type="float" office:value="0.870531975251939" calcext:value-type="float">
            <text:p>0.870531975251939</text:p>
          </table:table-cell>
          <table:table-cell table:style-name="ce647" office:value-type="float" office:value="0.0477178484686926" calcext:value-type="float">
            <text:p>0.047717848468693</text:p>
          </table:table-cell>
          <table:table-cell table:style-name="ce647" office:value-type="float" office:value="0.090476277390197" calcext:value-type="float">
            <text:p>0.090476277390197</text:p>
          </table:table-cell>
          <table:table-cell table:style-name="ce698" office:value-type="time" office:time-value="PT00H01M08.17494S" calcext:value-type="time">
            <text:p>00:01:08.17</text:p>
          </table:table-cell>
          <table:table-cell table:style-name="Default"/>
          <table:table-cell office:value-type="string" calcext:value-type="string">
            <text:p>runs/save_model/AD_VOERDE_byte_finput3/AD/e2d1c37f_OneClassSVM_model.jlib <text:s text:c="33"/></text:p>
          </table:table-cell>
          <table:table-cell table:number-columns-repeated="28"/>
        </table:table-row>
        <table:table-row table:style-name="ro5" table:number-rows-repeated="2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style-name="ce698"/>
          <table:table-cell table:number-columns-repeated="2"/>
          <table:table-cell table:style-name="Default"/>
          <table:table-cell table:number-columns-repeated="27"/>
        </table:table-row>
        <table:table-row table:style-name="ro5">
          <table:table-cell table:style-name="ce659" office:value-type="string" calcext:value-type="string">
            <text:p>AD221 </text:p>
          </table:table-cell>
          <table:table-cell table:style-name="ce647" office:value-type="string" calcext:value-type="string">
            <text:p>e2d1c37f</text:p>
          </table:table-cell>
          <table:table-cell table:style-name="ce647" office:value-type="string" calcext:value-type="string">
            <text:p>OneClassSVM</text:p>
          </table:table-cell>
          <table:table-cell table:style-name="ce647" office:value-type="string" calcext:value-type="string">
            <text:p>AD_VOERDE_flow_finput1</text:p>
          </table:table-cell>
          <table:table-cell table:style-name="ce647" office:value-type="string" calcext:value-type="string">
            <text:p>runs/redu_data/VOERDE/flow_F1_L0.00005_S2_CGRU/VOERDE_predict_flow_cpd</text:p>
          </table:table-cell>
          <table:table-cell table:style-name="ce648"/>
          <table:table-cell table:style-name="ce647" office:value-type="float" office:value="73164" calcext:value-type="float">
            <text:p>73164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1" calcext:value-type="float">
            <text:p>1</text:p>
          </table:table-cell>
          <table:table-cell table:style-name="ce698" office:value-type="time" office:time-value="PT00H01M03.352878S" calcext:value-type="time">
            <text:p>00:01:03.35</text:p>
          </table:table-cell>
          <table:table-cell/>
          <table:table-cell office:value-type="string" calcext:value-type="string">
            <text:p>/home/reach_fmk/thesis/src/runs/save_model/AD_VOERDE_flow_finput1/AD/e2d1c37f_OneClassSVM_model.jlib</text:p>
          </table:table-cell>
          <table:table-cell table:number-columns-repeated="28"/>
        </table:table-row>
        <table:table-row table:style-name="ro5">
          <table:table-cell table:style-name="ce659" office:value-type="string" calcext:value-type="string">
            <text:p>E221 </text:p>
          </table:table-cell>
          <table:table-cell table:style-name="ce661" office:value-type="string" calcext:value-type="string">
            <text:p>e2d1c37f</text:p>
          </table:table-cell>
          <table:table-cell table:style-name="ce661" office:value-type="string" calcext:value-type="string">
            <text:p>OneClassSVM</text:p>
          </table:table-cell>
          <table:table-cell table:style-name="ce647" office:value-type="string" calcext:value-type="string">
            <text:p>evalPortSCAN_SVM_flow_f1</text:p>
          </table:table-cell>
          <table:table-cell table:style-name="ce647" office:value-type="string" calcext:value-type="string">
            <text:p>runs/redu_data/voerde_EVAL_f1_flow/VOERDE_eval_flow__cpd/</text:p>
          </table:table-cell>
          <table:table-cell table:style-name="ce647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51452" calcext:value-type="float">
            <text:p>51452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19456" calcext:value-type="float">
            <text:p>19456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438370846731" calcext:value-type="float">
            <text:p>0.27438370846731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430613961312027" calcext:value-type="float">
            <text:p>0.430613961312027</text:p>
          </table:table-cell>
          <table:table-cell table:style-name="ce698" office:value-type="time" office:time-value="PT00H00M09.28528S" calcext:value-type="time">
            <text:p>00:00:09.29</text:p>
          </table:table-cell>
          <table:table-cell table:style-name="Default"/>
          <table:table-cell office:value-type="string" calcext:value-type="string">
            <text:p>runs/save_model/AD_VOERDE_flow_finput1/AD/e2d1c37f_OneClassSVM_model.jlib</text:p>
          </table:table-cell>
          <table:table-cell table:number-columns-repeated="28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 table:style-name="ce659" office:value-type="string" calcext:value-type="string">
            <text:p>AD222</text:p>
          </table:table-cell>
          <table:table-cell table:style-name="ce647" office:value-type="string" calcext:value-type="string">
            <text:p>e2d1c37f</text:p>
          </table:table-cell>
          <table:table-cell table:style-name="ce647" office:value-type="string" calcext:value-type="string">
            <text:p>OneClassSVM</text:p>
          </table:table-cell>
          <table:table-cell table:style-name="ce647" office:value-type="string" calcext:value-type="string">
            <text:p>AD_VOERDE_flow_finput3</text:p>
          </table:table-cell>
          <table:table-cell table:style-name="ce647" office:value-type="string" calcext:value-type="string">
            <text:p>runs/redu_data/VOERDE/flow_F3_L0.00005_S2_CGRU/VOERDE_predict_flow_cpd</text:p>
          </table:table-cell>
          <table:table-cell table:style-name="ce648"/>
          <table:table-cell table:style-name="ce647" office:value-type="float" office:value="3064" calcext:value-type="float">
            <text:p>3064</text:p>
          </table:table-cell>
          <table:table-cell table:style-name="ce647" office:value-type="float" office:value="70098" calcext:value-type="float">
            <text:p>70098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958120335693393" calcext:value-type="float">
            <text:p>0.958120335693393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0H01M03.817564S" calcext:value-type="time">
            <text:p>00:01:03.82</text:p>
          </table:table-cell>
          <table:table-cell/>
          <table:table-cell office:value-type="string" calcext:value-type="string">
            <text:p>/home/reach_fmk/thesis/src/runs/save_model/AD_VOERDE_flow_finput3/AD/e2d1c37f_OneClassSVM_model.jlib</text:p>
          </table:table-cell>
          <table:table-cell table:number-columns-repeated="28"/>
        </table:table-row>
        <table:table-row table:style-name="ro5">
          <table:table-cell table:style-name="ce659" office:value-type="string" calcext:value-type="string">
            <text:p>E222</text:p>
          </table:table-cell>
          <table:table-cell table:style-name="ce661" office:value-type="string" calcext:value-type="string">
            <text:p>e2d1c37f</text:p>
          </table:table-cell>
          <table:table-cell table:style-name="ce661" office:value-type="string" calcext:value-type="string">
            <text:p>OneClassSVM</text:p>
          </table:table-cell>
          <table:table-cell table:style-name="ce647" office:value-type="string" calcext:value-type="string">
            <text:p>evalPortSCAN_SVM_flow_f3</text:p>
          </table:table-cell>
          <table:table-cell table:style-name="ce647" office:value-type="string" calcext:value-type="string">
            <text:p>runs/redu_data/voerde_EVAL_f3_flow/VOERDE_eval_flow__cpd</text:p>
          </table:table-cell>
          <table:table-cell table:style-name="ce647"/>
          <table:table-cell table:style-name="ce647" office:value-type="float" office:value="47617" calcext:value-type="float">
            <text:p>47617</text:p>
          </table:table-cell>
          <table:table-cell table:style-name="ce647" office:value-type="float" office:value="3796" calcext:value-type="float">
            <text:p>3796</text:p>
          </table:table-cell>
          <table:table-cell table:style-name="ce647" office:value-type="float" office:value="19163" calcext:value-type="float">
            <text:p>19163</text:p>
          </table:table-cell>
          <table:table-cell office:value-type="float" office:value="330" calcext:value-type="float">
            <text:p>330</text:p>
          </table:table-cell>
          <table:table-cell table:style-name="ce647" office:value-type="float" office:value="0.0738334662439461" calcext:value-type="float">
            <text:p>0.073833466243946</text:p>
          </table:table-cell>
          <table:table-cell table:style-name="ce648" office:value-type="float" office:value="0.0799806107610276" calcext:value-type="float">
            <text:p>0.079980610761028</text:p>
          </table:table-cell>
          <table:table-cell table:style-name="ce647" office:value-type="float" office:value="0.0169291540553019" calcext:value-type="float">
            <text:p>0.016929154055302</text:p>
          </table:table-cell>
          <table:table-cell table:style-name="ce647" office:value-type="float" office:value="0.0279436047250095" calcext:value-type="float">
            <text:p>0.02794360472501</text:p>
          </table:table-cell>
          <table:table-cell table:style-name="ce698" office:value-type="time" office:time-value="PT00H00M09.507351S" calcext:value-type="time">
            <text:p>00:00:09.51</text:p>
          </table:table-cell>
          <table:table-cell table:style-name="Default"/>
          <table:table-cell office:value-type="string" calcext:value-type="string">
            <text:p>runs/save_model/AD_VOERDE_flow_finput3/AD/e2d1c37f_OneClassSVM_model.jlib</text:p>
          </table:table-cell>
          <table:table-cell table:number-columns-repeated="28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style-name="ce766"/>
          <table:table-cell table:style-name="ce680"/>
          <table:table-cell table:number-columns-repeated="29"/>
        </table:table-row>
        <table:table-row table:style-name="ro5">
          <table:table-cell table:style-name="ce659" office:value-type="string" calcext:value-type="string">
            <text:p>AD411 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byteF1</text:p>
          </table:table-cell>
          <table:table-cell table:style-name="ce647" office:value-type="string" calcext:value-type="string">
            <text:p>VOERDE/train_byte/</text:p>
          </table:table-cell>
          <table:table-cell table:style-name="ce648" office:value-type="string" calcext:value-type="string">
            <text:p>(0, (0.00065118703, 0.0019763752061408013))</text:p>
          </table:table-cell>
          <table:table-cell table:style-name="ce647" office:value-type="float" office:value="1185211" calcext:value-type="float">
            <text:p>1185211</text:p>
          </table:table-cell>
          <table:table-cell table:style-name="ce647" office:value-type="float" office:value="47299" calcext:value-type="float">
            <text:p>47299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0383761592198035" calcext:value-type="float">
            <text:p>0.038376159219804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6H41M19.194867S" calcext:value-type="time">
            <text:p>06:41:19.1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AD411 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byteF1</text:p>
          </table:table-cell>
          <table:table-cell table:style-name="ce647" office:value-type="string" calcext:value-type="string">
            <text:p>VOERDE/train_byte/</text:p>
          </table:table-cell>
          <table:table-cell table:style-name="ce648" office:value-type="string" calcext:value-type="string">
            <text:p>(0, (0.00065118703, 0.0019763752061408013))</text:p>
          </table:table-cell>
          <table:table-cell table:style-name="ce647" office:value-type="float" office:value="211271" calcext:value-type="float">
            <text:p>211271</text:p>
          </table:table-cell>
          <table:table-cell table:style-name="ce647" office:value-type="float" office:value="8818" calcext:value-type="float">
            <text:p>8818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0400656098214813" calcext:value-type="float">
            <text:p>0.040065609821481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6H45M46.293427S" calcext:value-type="time">
            <text:p>06:45:46.2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E411 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byteF1</text:p>
          </table:table-cell>
          <table:table-cell table:style-name="ce647" office:value-type="string" calcext:value-type="string">
            <text:p>VOERDE/train_byte/</text:p>
          </table:table-cell>
          <table:table-cell table:style-name="ce648" office:value-type="string" calcext:value-type="string">
            <text:p>(0, (0.00065118703, 0.0019763752061408013))</text:p>
          </table:table-cell>
          <table:table-cell table:style-name="ce647" office:value-type="float" office:value="84833" calcext:value-type="float">
            <text:p>84833</text:p>
          </table:table-cell>
          <table:table-cell table:style-name="ce647" office:value-type="float" office:value="3714" calcext:value-type="float">
            <text:p>3714</text:p>
          </table:table-cell>
          <table:table-cell table:style-name="ce647" office:value-type="float" office:value="163564" calcext:value-type="float">
            <text:p>163564</text:p>
          </table:table-cell>
          <table:table-cell office:value-type="float" office:value="456586" calcext:value-type="float">
            <text:p>456586</text:p>
          </table:table-cell>
          <table:table-cell table:style-name="ce647" office:value-type="float" office:value="0.0419438264424543" calcext:value-type="float">
            <text:p>0.041943826442454</text:p>
          </table:table-cell>
          <table:table-cell table:style-name="ce648" office:value-type="float" office:value="0.991931349120139" calcext:value-type="float">
            <text:p>0.991931349120139</text:p>
          </table:table-cell>
          <table:table-cell table:style-name="ce647" office:value-type="float" office:value="0.73625090703862" calcext:value-type="float">
            <text:p>0.73625090703862</text:p>
          </table:table-cell>
          <table:table-cell table:style-name="ce647" office:value-type="float" office:value="0.845177472349484" calcext:value-type="float">
            <text:p>0.845177472349484</text:p>
          </table:table-cell>
          <table:table-cell table:style-name="ce698" office:value-type="time" office:time-value="PT06H46M28.452121S" calcext:value-type="time">
            <text:p>06:46:28.45</text:p>
          </table:table-cell>
          <table:table-cell office:value-type="string" calcext:value-type="string">
            <text:p>pcapAE <text:s text:c="46"/></text:p>
          </table:table-cell>
          <table:table-cell table:number-columns-repeated="29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2"/>
          <table:table-cell table:style-name="ce647" table:formula="of:=[.I82]+[.J82]" office:value-type="float" office:value="620150" calcext:value-type="float">
            <text:p>620150</text:p>
          </table:table-cell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 table:style-name="ce659" office:value-type="string" calcext:value-type="string">
            <text:p>AD412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byteF3</text:p>
          </table:table-cell>
          <table:table-cell table:style-name="ce647" office:value-type="string" calcext:value-type="string">
            <text:p>VOERDE/train_byte/</text:p>
          </table:table-cell>
          <table:table-cell table:style-name="ce648" office:value-type="string" calcext:value-type="string">
            <text:p>(0, (0.00429606, 0.012135255383327603))</text:p>
          </table:table-cell>
          <table:table-cell table:style-name="ce647" office:value-type="float" office:value="1162979" calcext:value-type="float">
            <text:p>1162979</text:p>
          </table:table-cell>
          <table:table-cell table:style-name="ce647" office:value-type="float" office:value="69529" calcext:value-type="float">
            <text:p>69529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0564126155773431" calcext:value-type="float">
            <text:p>0.056412615577343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13H32M55.149493S" calcext:value-type="time">
            <text:p>13:32:55.15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AD412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byteF3</text:p>
          </table:table-cell>
          <table:table-cell table:style-name="ce647" office:value-type="string" calcext:value-type="string">
            <text:p>VOERDE/train_byte/</text:p>
          </table:table-cell>
          <table:table-cell table:style-name="ce648" office:value-type="string" calcext:value-type="string">
            <text:p>(0, (0.00429606, 0.012135255383327603))</text:p>
          </table:table-cell>
          <table:table-cell table:style-name="ce647" office:value-type="float" office:value="199257" calcext:value-type="float">
            <text:p>199257</text:p>
          </table:table-cell>
          <table:table-cell table:style-name="ce647" office:value-type="float" office:value="20830" calcext:value-type="float">
            <text:p>20830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0946443906273429" calcext:value-type="float">
            <text:p>0.094644390627343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13H37M37.940508S" calcext:value-type="time">
            <text:p>13:37:37.94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E412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byteF3</text:p>
          </table:table-cell>
          <table:table-cell table:style-name="ce647" office:value-type="string" calcext:value-type="string">
            <text:p>VOERDE/train_byte/</text:p>
          </table:table-cell>
          <table:table-cell table:style-name="ce648" office:value-type="string" calcext:value-type="string">
            <text:p>(0, (0.00429606, 0.012135255383327603))</text:p>
          </table:table-cell>
          <table:table-cell table:style-name="ce647" office:value-type="float" office:value="54510" calcext:value-type="float">
            <text:p>54510</text:p>
          </table:table-cell>
          <table:table-cell table:style-name="ce647" office:value-type="float" office:value="4035" calcext:value-type="float">
            <text:p>4035</text:p>
          </table:table-cell>
          <table:table-cell table:style-name="ce647" office:value-type="float" office:value="163885" calcext:value-type="float">
            <text:p>163885</text:p>
          </table:table-cell>
          <table:table-cell office:value-type="float" office:value="456256" calcext:value-type="float">
            <text:p>456256</text:p>
          </table:table-cell>
          <table:table-cell table:style-name="ce647" office:value-type="float" office:value="0.0716484830369153" calcext:value-type="float">
            <text:p>0.071648483036915</text:p>
          </table:table-cell>
          <table:table-cell office:value-type="float" office:value="0.619463406889983" calcext:value-type="float">
            <text:p>0.619463406889983</text:p>
          </table:table-cell>
          <table:table-cell table:style-name="ce647" office:value-type="float" office:value="0.00577868609679521" calcext:value-type="float">
            <text:p>0.005778686096795</text:p>
          </table:table-cell>
          <table:table-cell table:style-name="ce648" office:value-type="float" office:value="0.0114505552873717" calcext:value-type="float">
            <text:p>0.011450555287372</text:p>
          </table:table-cell>
          <table:table-cell table:style-name="ce767" office:value-type="time" office:time-value="PT13H38M21.37674S" calcext:value-type="time">
            <text:p>13:38:21.38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style-name="ce766"/>
          <table:table-cell table:style-name="ce680"/>
          <table:table-cell table:number-columns-repeated="29"/>
        </table:table-row>
        <table:table-row table:style-name="ro5">
          <table:table-cell table:style-name="ce659" office:value-type="string" calcext:value-type="string">
            <text:p>AD421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flowF1</text:p>
          </table:table-cell>
          <table:table-cell table:style-name="ce647" office:value-type="string" calcext:value-type="string">
            <text:p>VOERDE/train_flow/</text:p>
          </table:table-cell>
          <table:table-cell table:style-name="ce648" office:value-type="string" calcext:value-type="string">
            <text:p>(0, (0.011416943, 0.014341780915856361))</text:p>
          </table:table-cell>
          <table:table-cell table:style-name="ce647" office:value-type="float" office:value="404404" calcext:value-type="float">
            <text:p>404404</text:p>
          </table:table-cell>
          <table:table-cell table:style-name="ce647" office:value-type="float" office:value="27" calcext:value-type="float">
            <text:p>27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6" office:value-type="float" office:value="0.0000667604609933462" calcext:value-type="float">
            <text:p>6.68E-05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1H29M12.897077S" calcext:value-type="time">
            <text:p>01:29:12.90</text:p>
          </table:table-cell>
          <table:table-cell office:value-type="string" calcext:value-type="string">
            <text:p>pcapAE <text:s text:c="50"/>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AD421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flowF1</text:p>
          </table:table-cell>
          <table:table-cell table:style-name="ce647" office:value-type="string" calcext:value-type="string">
            <text:p>VOERDE/train_flow/</text:p>
          </table:table-cell>
          <table:table-cell table:style-name="ce648" office:value-type="string" calcext:value-type="string">
            <text:p>(0, (0.011416943, 0.014341780915856361))</text:p>
          </table:table-cell>
          <table:table-cell table:style-name="ce647" office:value-type="float" office:value="73156" calcext:value-type="float">
            <text:p>73156</text:p>
          </table:table-cell>
          <table:table-cell table:style-name="ce647" office:value-type="float" office:value="8" calcext:value-type="float">
            <text:p>8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000109343392925482" calcext:value-type="float">
            <text:p>0.000109343392925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1H30M28.667522S" calcext:value-type="time">
            <text:p>01:30:28.67</text:p>
          </table:table-cell>
          <table:table-cell office:value-type="string" calcext:value-type="string">
            <text:p>pcapAE <text:s text:c="50"/>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E421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flowF1</text:p>
          </table:table-cell>
          <table:table-cell table:style-name="ce647" office:value-type="string" calcext:value-type="string">
            <text:p>VOERDE/train_flow/</text:p>
          </table:table-cell>
          <table:table-cell table:style-name="ce648" office:value-type="string" calcext:value-type="string">
            <text:p>(0, (0.011416943, 0.014341780915856361))</text:p>
          </table:table-cell>
          <table:table-cell table:style-name="ce647" office:value-type="float" office:value="51452" calcext:value-type="float">
            <text:p>51452</text:p>
          </table:table-cell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19456" calcext:value-type="float">
            <text:p>19456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number-columns-repeated="2" table:style-name="ce647" office:value-type="float" office:value="0" calcext:value-type="float">
            <text:p>0</text:p>
          </table:table-cell>
          <table:table-cell table:style-name="ce698" office:value-type="time" office:time-value="PT01H30M42.033119S" calcext:value-type="time">
            <text:p>01:30:42.03</text:p>
          </table:table-cell>
          <table:table-cell office:value-type="string" calcext:value-type="string">
            <text:p>pcapAE <text:s text:c="65"/></text:p>
          </table:table-cell>
          <table:table-cell table:number-columns-repeated="29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/>
          <table:table-cell office:value-type="string" calcext:value-type="string">
            <text:p><text:s text:c="96"/>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AD422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flowF3</text:p>
          </table:table-cell>
          <table:table-cell table:style-name="ce647" office:value-type="string" calcext:value-type="string">
            <text:p>VOERDE/train_flow/</text:p>
          </table:table-cell>
          <table:table-cell table:style-name="ce648" office:value-type="string" calcext:value-type="string">
            <text:p>(0, (0.02242585, 0.02381384838372469))</text:p>
          </table:table-cell>
          <table:table-cell table:style-name="ce647" office:value-type="float" office:value="404421" calcext:value-type="float">
            <text:p>404421</text:p>
          </table:table-cell>
          <table:table-cell table:style-name="ce647" office:value-type="float" office:value="8" calcext:value-type="float">
            <text:p>8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6" office:value-type="float" office:value="0.0000197809751526226" calcext:value-type="float">
            <text:p>1.98E-05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3H18M47.688678S" calcext:value-type="time">
            <text:p>03:18:47.69</text:p>
          </table:table-cell>
          <table:table-cell office:value-type="string" calcext:value-type="string">
            <text:p>pcapAE <text:s text:c="51"/>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AD422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flowF3</text:p>
          </table:table-cell>
          <table:table-cell table:style-name="ce647" office:value-type="string" calcext:value-type="string">
            <text:p>VOERDE/train_flow/</text:p>
          </table:table-cell>
          <table:table-cell table:style-name="ce648" office:value-type="string" calcext:value-type="string">
            <text:p>(0, (0.02242585, 0.02381384838372469))</text:p>
          </table:table-cell>
          <table:table-cell table:style-name="ce647" office:value-type="float" office:value="71063" calcext:value-type="float">
            <text:p>71063</text:p>
          </table:table-cell>
          <table:table-cell table:style-name="ce647" office:value-type="float" office:value="2099" calcext:value-type="float">
            <text:p>2099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028689756977666" calcext:value-type="float">
            <text:p>0.028689756977666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3H20M07.628719S" calcext:value-type="time">
            <text:p>03:20:07.63</text:p>
          </table:table-cell>
          <table:table-cell office:value-type="string" calcext:value-type="string">
            <text:p>pcapAE <text:s text:c="54"/></text:p>
          </table:table-cell>
          <table:table-cell table:number-columns-repeated="29"/>
        </table:table-row>
        <table:table-row table:style-name="ro5">
          <table:table-cell table:style-name="ce659" office:value-type="string" calcext:value-type="string">
            <text:p>E422</text:p>
          </table:table-cell>
          <table:table-cell table:style-name="ce647" office:value-type="string" calcext:value-type="string">
            <text:p>9b5c3286</text:p>
          </table:table-cell>
          <table:table-cell table:style-name="ce647" office:value-type="string" calcext:value-type="string">
            <text:p>pseudo</text:p>
          </table:table-cell>
          <table:table-cell table:style-name="ce647" office:value-type="string" calcext:value-type="string">
            <text:p>baseline_voerde_flowF3</text:p>
          </table:table-cell>
          <table:table-cell table:style-name="ce647" office:value-type="string" calcext:value-type="string">
            <text:p>VOERDE/train_flow/</text:p>
          </table:table-cell>
          <table:table-cell table:style-name="ce648" office:value-type="string" calcext:value-type="string">
            <text:p>(0, (0.02242585, 0.02381384838372469))</text:p>
          </table:table-cell>
          <table:table-cell table:style-name="ce647" office:value-type="float" office:value="48855" calcext:value-type="float">
            <text:p>48855</text:p>
          </table:table-cell>
          <table:table-cell table:style-name="ce647" office:value-type="float" office:value="2558" calcext:value-type="float">
            <text:p>2558</text:p>
          </table:table-cell>
          <table:table-cell table:style-name="ce647" office:value-type="float" office:value="16149" calcext:value-type="float">
            <text:p>16149</text:p>
          </table:table-cell>
          <table:table-cell office:value-type="float" office:value="3344" calcext:value-type="float">
            <text:p>3344</text:p>
          </table:table-cell>
          <table:table-cell table:style-name="ce647" office:value-type="float" office:value="0.0497539532802988" calcext:value-type="float">
            <text:p>0.049753953280299</text:p>
          </table:table-cell>
          <table:table-cell table:style-name="ce648" office:value-type="float" office:value="0.566587597424602" calcext:value-type="float">
            <text:p>0.566587597424602</text:p>
          </table:table-cell>
          <table:table-cell table:style-name="ce647" office:value-type="float" office:value="0.171548761093726" calcext:value-type="float">
            <text:p>0.171548761093726</text:p>
          </table:table-cell>
          <table:table-cell table:style-name="ce647" office:value-type="float" office:value="0.263358928923016" calcext:value-type="float">
            <text:p>0.263358928923016</text:p>
          </table:table-cell>
          <table:table-cell table:style-name="ce698" office:value-type="time" office:time-value="PT03H20M21.544033S" calcext:value-type="time">
            <text:p>03:20:21.54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 table:number-rows-repeated="2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/>
          <table:table-cell table:style-name="ce647" office:value-type="string" calcext:value-type="string">
            <text:p>7ce8be79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baseline_doDL_byte_if_V</text:p>
          </table:table-cell>
          <table:table-cell table:style-name="ce647" office:value-type="string" calcext:value-type="string">
            <text:p>byte_voerde/vali_byte/</text:p>
          </table:table-cell>
          <table:table-cell table:style-name="ce648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220089" calcext:value-type="float">
            <text:p>220089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2H14M32.988169S" calcext:value-type="time">
            <text:p>02:14:32.99</text:p>
          </table:table-cell>
          <table:table-cell office:value-type="string" calcext:value-type="string">
            <text:p>/home/koppfabi/thesis/src/runs/save_model/baseline_doDL_byte_if_V/AD/7ce8be79_IsolationForest_model.jlib</text:p>
          </table:table-cell>
          <table:table-cell table:number-columns-repeated="29"/>
        </table:table-row>
        <table:table-row table:style-name="ro5">
          <table:table-cell/>
          <table:table-cell table:style-name="ce647" table:number-columns-repeated="5"/>
          <table:table-cell/>
          <table:table-cell table:style-name="ce647" table:number-columns-repeated="2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/>
          <table:table-cell table:style-name="ce647" office:value-type="string" calcext:value-type="string">
            <text:p>7ce8be79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baseline_doDL_byte_if_V</text:p>
          </table:table-cell>
          <table:table-cell table:style-name="ce647" office:value-type="string" calcext:value-type="string">
            <text:p>byte_voerde/eval_byte/</text:p>
          </table:table-cell>
          <table:table-cell table:style-name="ce648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88547" calcext:value-type="float">
            <text:p>88547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620150" calcext:value-type="float">
            <text:p>620150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875056617990481" calcext:value-type="float">
            <text:p>0.875056617990481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933365541706457" calcext:value-type="float">
            <text:p>0.933365541706457</text:p>
          </table:table-cell>
          <table:table-cell table:style-name="ce698" office:value-type="time" office:time-value="PT02H35M33.19104S" calcext:value-type="time">
            <text:p>02:35:33.19</text:p>
          </table:table-cell>
          <table:table-cell office:value-type="string" calcext:value-type="string">
            <text:p>/home/koppfabi/thesis/src/runs/save_model/baseline_doDL_byte_if_V/AD/7ce8be79_IsolationForest_model.jlib</text:p>
          </table:table-cell>
          <table:table-cell table:number-columns-repeated="29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/>
          <table:table-cell table:style-name="ce647" office:value-type="string" calcext:value-type="string">
            <text:p>7ce8be79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baseline_doDL_flow_if_V</text:p>
          </table:table-cell>
          <table:table-cell table:style-name="ce647" office:value-type="string" calcext:value-type="string">
            <text:p>flow_voerde/vali_flow</text:p>
          </table:table-cell>
          <table:table-cell table:style-name="ce648"/>
          <table:table-cell table:style-name="ce647" office:value-type="float" office:value="2" calcext:value-type="float">
            <text:p>2</text:p>
          </table:table-cell>
          <table:table-cell table:style-name="ce647" office:value-type="float" office:value="73162" calcext:value-type="float">
            <text:p>73162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7" office:value-type="float" office:value="0.999972664151769" calcext:value-type="float">
            <text:p>0.999972664151769</text:p>
          </table:table-cell>
          <table:table-cell table:style-name="ce648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" calcext:value-type="float">
            <text:p>0</text:p>
          </table:table-cell>
          <table:table-cell table:style-name="ce698" office:value-type="time" office:time-value="PT00H25M03.126685S" calcext:value-type="time">
            <text:p>00:25:03.13</text:p>
          </table:table-cell>
          <table:table-cell office:value-type="string" calcext:value-type="string">
            <text:p>/home/koppfabi/thesis/src/runs/save_model/baseline_doDL_flow_if_V/AD/7ce8be79_IsolationForest_model.jlib</text:p>
          </table:table-cell>
          <table:table-cell table:number-columns-repeated="29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number-columns-repeated="31"/>
        </table:table-row>
        <table:table-row table:style-name="ro5">
          <table:table-cell/>
          <table:table-cell table:style-name="ce647" office:value-type="string" calcext:value-type="string">
            <text:p>7ce8be79</text:p>
          </table:table-cell>
          <table:table-cell table:style-name="ce647" office:value-type="string" calcext:value-type="string">
            <text:p>IsolationForest</text:p>
          </table:table-cell>
          <table:table-cell table:style-name="ce647" office:value-type="string" calcext:value-type="string">
            <text:p>baseline_doDL_flow_if_V</text:p>
          </table:table-cell>
          <table:table-cell table:style-name="ce647" office:value-type="string" calcext:value-type="string">
            <text:p>flow_voerde/eval_flow</text:p>
          </table:table-cell>
          <table:table-cell table:style-name="ce648"/>
          <table:table-cell table:style-name="ce647" office:value-type="float" office:value="0" calcext:value-type="float">
            <text:p>0</text:p>
          </table:table-cell>
          <table:table-cell table:style-name="ce647" office:value-type="float" office:value="51452" calcext:value-type="float">
            <text:p>51452</text:p>
          </table:table-cell>
          <table:table-cell table:style-name="ce647" office:value-type="float" office:value="0" calcext:value-type="float">
            <text:p>0</text:p>
          </table:table-cell>
          <table:table-cell office:value-type="float" office:value="19456" calcext:value-type="float">
            <text:p>19456</text:p>
          </table:table-cell>
          <table:table-cell table:style-name="ce647" office:value-type="float" office:value="1" calcext:value-type="float">
            <text:p>1</text:p>
          </table:table-cell>
          <table:table-cell table:style-name="ce648" office:value-type="float" office:value="0.27438370846731" calcext:value-type="float">
            <text:p>0.27438370846731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0.430613961312027" calcext:value-type="float">
            <text:p>0.430613961312027</text:p>
          </table:table-cell>
          <table:table-cell table:style-name="ce698" office:value-type="time" office:time-value="PT00H27M13.824291S" calcext:value-type="time">
            <text:p>00:27:13.82</text:p>
          </table:table-cell>
          <table:table-cell office:value-type="string" calcext:value-type="string">
            <text:p>/home/koppfabi/thesis/src/runs/save_model/baseline_doDL_flow_if_V/AD/7ce8be79_IsolationForest_model.jlib</text:p>
          </table:table-cell>
          <table:table-cell table:number-columns-repeated="29"/>
        </table:table-row>
        <table:table-row table:style-name="ro5">
          <table:table-cell/>
          <table:table-cell table:style-name="ce647" table:number-columns-repeated="4"/>
          <table:table-cell table:style-name="ce648"/>
          <table:table-cell table:style-name="ce647" table:number-columns-repeated="3"/>
          <table:table-cell/>
          <table:table-cell table:style-name="ce647"/>
          <table:table-cell table:style-name="ce648"/>
          <table:table-cell table:style-name="ce647" table:number-columns-repeated="2"/>
          <table:table-cell table:style-name="ce766"/>
          <table:table-cell table:style-name="ce680"/>
          <table:table-cell table:number-columns-repeated="29"/>
        </table:table-row>
        <table:table-row table:style-name="ro5" table:number-rows-repeated="2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mitmEVA_byte_finput1_LOF</text:p>
          </table:table-cell>
          <table:table-cell office:value-type="string" calcext:value-type="string">
            <text:p>runs/redu_data/voerde_mitm_eav_f1_byte/synth_mitm_eav_byte__cpd/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9231" calcext:value-type="float">
            <text:p>879231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.999992038560663" calcext:value-type="float">
            <text:p>0.999992038560663</text:p>
          </table:table-cell>
          <table:table-cell office:value-type="float" office:value="0.00127789212545834" calcext:value-type="float">
            <text:p>0.001277892125458</text:p>
          </table:table-cell>
          <table:table-cell office:value-type="float" office:value="1" calcext:value-type="float">
            <text:p>1</text:p>
          </table:table-cell>
          <table:table-cell office:value-type="float" office:value="0.00255252240263829" calcext:value-type="float">
            <text:p>0.002552522402638</text:p>
          </table:table-cell>
          <table:table-cell table:style-name="ce698" office:value-type="time" office:time-value="PT08H18M12.114139S" calcext:value-type="time">
            <text:p>08:18:12.11</text:p>
          </table:table-cell>
          <table:table-cell office:value-type="string" calcext:value-type="string">
            <text:p>../runs/save_model/AD_VOERDE_byte_finput1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mitmEVA_byte_finput3_LOF</text:p>
          </table:table-cell>
          <table:table-cell office:value-type="string" calcext:value-type="string">
            <text:p>runs/redu_data/voerde_mitm_eav_f3_byte/synth_mitm_eav_byte__cpd/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77385" calcext:value-type="float">
            <text:p>877385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0.99994757422521" calcext:value-type="float">
            <text:p>0.99994757422521</text:p>
          </table:table-cell>
          <table:table-cell office:value-type="float" office:value="0.00332835405508256" calcext:value-type="float">
            <text:p>0.003328354055083</text:p>
          </table:table-cell>
          <table:table-cell office:value-type="float" office:value="1" calcext:value-type="float">
            <text:p>1</text:p>
          </table:table-cell>
          <table:table-cell office:value-type="float" office:value="0.00663462572672362" calcext:value-type="float">
            <text:p>0.006634625726724</text:p>
          </table:table-cell>
          <table:table-cell table:style-name="ce698" office:value-type="time" office:time-value="PT08H04M56.017694S" calcext:value-type="time">
            <text:p>08:04:56.02</text:p>
          </table:table-cell>
          <table:table-cell office:value-type="string" calcext:value-type="string">
            <text:p>../runs/save_model/AD_VOERDE_byte_finput3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mitmEVA_flow_finput1_LOF</text:p>
          </table:table-cell>
          <table:table-cell office:value-type="string" calcext:value-type="string">
            <text:p>runs/redu_data/voerde_mitm_eav_f1_flow/synth_mitm_eav_flow__cpd/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92291" calcext:value-type="float">
            <text:p>2922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998728913460191" calcext:value-type="float">
            <text:p>0.998728913460191</text:p>
          </table:table-cell>
          <table:table-cell office:value-type="float" office:value="0.000133410871275613" calcext:value-type="float">
            <text:p>0.000133410871276</text:p>
          </table:table-cell>
          <table:table-cell office:value-type="float" office:value="1" calcext:value-type="float">
            <text:p>1</text:p>
          </table:table-cell>
          <table:table-cell office:value-type="float" office:value="0.00026678615037846" calcext:value-type="float">
            <text:p>0.000266786150378</text:p>
          </table:table-cell>
          <table:table-cell table:style-name="ce698" office:value-type="time" office:time-value="PT00H44M08.743286S" calcext:value-type="time">
            <text:p>00:44:08.74</text:p>
          </table:table-cell>
          <table:table-cell office:value-type="string" calcext:value-type="string">
            <text:p>../runs/save_model/AD_VOERDE_flow_finput1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mitmEVA_flow_finput3_LOF</text:p>
          </table:table-cell>
          <table:table-cell office:value-type="string" calcext:value-type="string">
            <text:p>runs/redu_data/voerde_mitm_eav_f3_flow/synth_mitm_eav_flow__cpd/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2644" calcext:value-type="float">
            <text:p>29264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999989748741658" calcext:value-type="float">
            <text:p>0.999989748741658</text:p>
          </table:table-cell>
          <table:table-cell office:value-type="float" office:value="0.000181074626661701" calcext:value-type="float">
            <text:p>0.000181074626662</text:p>
          </table:table-cell>
          <table:table-cell office:value-type="float" office:value="1" calcext:value-type="float">
            <text:p>1</text:p>
          </table:table-cell>
          <table:table-cell office:value-type="float" office:value="0.000362083689154569" calcext:value-type="float">
            <text:p>0.000362083689155</text:p>
          </table:table-cell>
          <table:table-cell table:style-name="ce698" office:value-type="time" office:time-value="PT00H42M35.301358S" calcext:value-type="time">
            <text:p>00:42:35.30</text:p>
          </table:table-cell>
          <table:table-cell office:value-type="string" calcext:value-type="string">
            <text:p>../runs/save_model/AD_VOERDE_flow_finput3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dos_byte_finput1_LOF</text:p>
          </table:table-cell>
          <table:table-cell office:value-type="string" calcext:value-type="string">
            <text:p>runs/redu_data/voerde_dos_f1_byte/synth_dos_byte__cpd/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4441" calcext:value-type="float">
            <text:p>474441</text:p>
          </table:table-cell>
          <table:table-cell office:value-type="float" office:value="0" calcext:value-type="float">
            <text:p>0</text:p>
          </table:table-cell>
          <table:table-cell office:value-type="float" office:value="22871" calcext:value-type="float">
            <text:p>22871</text:p>
          </table:table-cell>
          <table:table-cell office:value-type="float" office:value="0.999993676809065" calcext:value-type="float">
            <text:p>0.999993676809065</text:p>
          </table:table-cell>
          <table:table-cell office:value-type="float" office:value="0.0459892381442636" calcext:value-type="float">
            <text:p>0.045989238144264</text:p>
          </table:table-cell>
          <table:table-cell office:value-type="float" office:value="1" calcext:value-type="float">
            <text:p>1</text:p>
          </table:table-cell>
          <table:table-cell office:value-type="float" office:value="0.0879344384572353" calcext:value-type="float">
            <text:p>0.087934438457235</text:p>
          </table:table-cell>
          <table:table-cell table:style-name="ce698" office:value-type="time" office:time-value="PT04H41M51.736557S" calcext:value-type="time">
            <text:p>04:41:51.74</text:p>
          </table:table-cell>
          <table:table-cell office:value-type="string" calcext:value-type="string">
            <text:p>../runs/save_model/AD_VOERDE_byte_finput1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dos_byte_finput3_LOF</text:p>
          </table:table-cell>
          <table:table-cell office:value-type="string" calcext:value-type="string">
            <text:p>runs/redu_data/voerde_dos_f3_byte/synth_dos_byte__cpd/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2843" calcext:value-type="float">
            <text:p>472843</text:p>
          </table:table-cell>
          <table:table-cell office:value-type="float" office:value="0" calcext:value-type="float">
            <text:p>0</text:p>
          </table:table-cell>
          <table:table-cell office:value-type="float" office:value="24441" calcext:value-type="float">
            <text:p>24441</text:p>
          </table:table-cell>
          <table:table-cell office:value-type="float" office:value="0.999938672621767" calcext:value-type="float">
            <text:p>0.999938672621767</text:p>
          </table:table-cell>
          <table:table-cell office:value-type="float" office:value="0.0491489772443916" calcext:value-type="float">
            <text:p>0.049148977244392</text:p>
          </table:table-cell>
          <table:table-cell office:value-type="float" office:value="1" calcext:value-type="float">
            <text:p>1</text:p>
          </table:table-cell>
          <table:table-cell office:value-type="float" office:value="0.0936930375197662" calcext:value-type="float">
            <text:p>0.093693037519766</text:p>
          </table:table-cell>
          <table:table-cell table:style-name="ce698" office:value-type="time" office:time-value="PT04H33M37.771663S" calcext:value-type="time">
            <text:p>04:33:37.77</text:p>
          </table:table-cell>
          <table:table-cell office:value-type="string" calcext:value-type="string">
            <text:p>../runs/save_model/AD_VOERDE_byte_finput3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dos_flow_finput1_LOF</text:p>
          </table:table-cell>
          <table:table-cell office:value-type="string" calcext:value-type="string">
            <text:p>runs/redu_data/voerde_dos_f1_flow/synth_dos_flow__cpd/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156730" calcext:value-type="float">
            <text:p>156730</text:p>
          </table:table-cell>
          <table:table-cell office:value-type="float" office:value="75" calcext:value-type="float">
            <text:p>75</text:p>
          </table:table-cell>
          <table:table-cell office:value-type="float" office:value="9218" calcext:value-type="float">
            <text:p>9218</text:p>
          </table:table-cell>
          <table:table-cell office:value-type="float" office:value="0.991228014697977" calcext:value-type="float">
            <text:p>0.991228014697977</text:p>
          </table:table-cell>
          <table:table-cell office:value-type="float" office:value="0.0555475209101646" calcext:value-type="float">
            <text:p>0.055547520910165</text:p>
          </table:table-cell>
          <table:table-cell office:value-type="float" office:value="0.991929409232756" calcext:value-type="float">
            <text:p>0.991929409232756</text:p>
          </table:table-cell>
          <table:table-cell office:value-type="float" office:value="0.10520369091708" calcext:value-type="float">
            <text:p>0.10520369091708</text:p>
          </table:table-cell>
          <table:table-cell table:style-name="ce698" office:value-type="time" office:time-value="PT00H25M00.566512S" calcext:value-type="time">
            <text:p>00:25:00.57</text:p>
          </table:table-cell>
          <table:table-cell office:value-type="string" calcext:value-type="string">
            <text:p>../runs/save_model/AD_VOERDE_flow_finput1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dos_flow_finput3_LOF</text:p>
          </table:table-cell>
          <table:table-cell office:value-type="string" calcext:value-type="string">
            <text:p>runs/redu_data/voerde_dos_f3_flow/synth_dos_flow__cpd/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56584" calcext:value-type="float">
            <text:p>156584</text:p>
          </table:table-cell>
          <table:table-cell office:value-type="float" office:value="1" calcext:value-type="float">
            <text:p>1</text:p>
          </table:table-cell>
          <table:table-cell office:value-type="float" office:value="10088" calcext:value-type="float">
            <text:p>10088</text:p>
          </table:table-cell>
          <table:table-cell office:value-type="float" office:value="0.995327964200128" calcext:value-type="float">
            <text:p>0.995327964200128</text:p>
          </table:table-cell>
          <table:table-cell office:value-type="float" office:value="0.0605260631659787" calcext:value-type="float">
            <text:p>0.060526063165979</text:p>
          </table:table-cell>
          <table:table-cell office:value-type="float" office:value="0.999900882148875" calcext:value-type="float">
            <text:p>0.999900882148875</text:p>
          </table:table-cell>
          <table:table-cell office:value-type="float" office:value="0.114142825623299" calcext:value-type="float">
            <text:p>0.114142825623299</text:p>
          </table:table-cell>
          <table:table-cell table:style-name="ce698" office:value-type="time" office:time-value="PT00H24M27.503479S" calcext:value-type="time">
            <text:p>00:24:27.50</text:p>
          </table:table-cell>
          <table:table-cell office:value-type="string" calcext:value-type="string">
            <text:p>../runs/save_model/AD_VOERDE_flow_finput3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mitm_rej_byte_finput1_LOF</text:p>
          </table:table-cell>
          <table:table-cell office:value-type="string" calcext:value-type="string">
            <text:p>runs/redu_data/voerde_mitm_rej_f1_byte/synth_mitm_rej_byte__cpd/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6620" calcext:value-type="float">
            <text:p>74662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0.999997321268326" calcext:value-type="float">
            <text:p>0.999997321268326</text:p>
          </table:table-cell>
          <table:table-cell office:value-type="float" office:value="0.00174082324092619" calcext:value-type="float">
            <text:p>0.001740823240926</text:p>
          </table:table-cell>
          <table:table-cell office:value-type="float" office:value="1" calcext:value-type="float">
            <text:p>1</text:p>
          </table:table-cell>
          <table:table-cell office:value-type="float" office:value="0.00347559608341431" calcext:value-type="float">
            <text:p>0.003475596083414</text:p>
          </table:table-cell>
          <table:table-cell table:style-name="ce698" office:value-type="time" office:time-value="PT07H01M24.387273S" calcext:value-type="time">
            <text:p>07:01:24.39</text:p>
          </table:table-cell>
          <table:table-cell office:value-type="string" calcext:value-type="string">
            <text:p>../runs/save_model/AD_VOERDE_byte_finput1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mitm_rej_byte_finput3_LOF</text:p>
          </table:table-cell>
          <table:table-cell office:value-type="string" calcext:value-type="string">
            <text:p>runs/redu_data/voerde_mitm_rej_f3_byte/synth_mitm_rej_byte__cpd/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44913" calcext:value-type="float">
            <text:p>744913</text:p>
          </table:table-cell>
          <table:table-cell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0.999959728462446" calcext:value-type="float">
            <text:p>0.999959728462446</text:p>
          </table:table-cell>
          <table:table-cell office:value-type="float" office:value="0.00398319543463495" calcext:value-type="float">
            <text:p>0.003983195434635</text:p>
          </table:table-cell>
          <table:table-cell office:value-type="float" office:value="1" calcext:value-type="float">
            <text:p>1</text:p>
          </table:table-cell>
          <table:table-cell office:value-type="float" office:value="0.00793478506960583" calcext:value-type="float">
            <text:p>0.007934785069606</text:p>
          </table:table-cell>
          <table:table-cell table:style-name="ce698" office:value-type="time" office:time-value="PT06H51M09.394528S" calcext:value-type="time">
            <text:p>06:51:09.39</text:p>
          </table:table-cell>
          <table:table-cell office:value-type="string" calcext:value-type="string">
            <text:p>../runs/save_model/AD_VOERDE_byte_finput3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mitm_rej_flow_finput1_LOF</text:p>
          </table:table-cell>
          <table:table-cell office:value-type="string" calcext:value-type="string">
            <text:p>runs/redu_data/voerde_mitm_rej_f1_flow/synth_mitm_rej_flow__cpd/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47282" calcext:value-type="float">
            <text:p>247282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.998691469512047" calcext:value-type="float">
            <text:p>0.998691469512047</text:p>
          </table:table-cell>
          <table:table-cell office:value-type="float" office:value="0.00466108517146997" calcext:value-type="float">
            <text:p>0.00466108517147</text:p>
          </table:table-cell>
          <table:table-cell office:value-type="float" office:value="1" calcext:value-type="float">
            <text:p>1</text:p>
          </table:table-cell>
          <table:table-cell office:value-type="float" office:value="0.00927892050417071" calcext:value-type="float">
            <text:p>0.009278920504171</text:p>
          </table:table-cell>
          <table:table-cell table:style-name="ce698" office:value-type="time" office:time-value="PT00H37M26.71737S" calcext:value-type="time">
            <text:p>00:37:26.72</text:p>
          </table:table-cell>
          <table:table-cell office:value-type="string" calcext:value-type="string">
            <text:p>../runs/save_model/AD_VOERDE_flow_finput1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EVAL_VOERDE_snyth_mitm_rej_flow_finput3_LOF</text:p>
          </table:table-cell>
          <table:table-cell office:value-type="string" calcext:value-type="string">
            <text:p>runs/redu_data/voerde_mitm_rej_f3_flow/synth_mitm_rej_flow__cpd/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792" calcext:value-type="float">
            <text:p>245792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0.999991863104876" calcext:value-type="float">
            <text:p>0.999991863104876</text:p>
          </table:table-cell>
          <table:table-cell office:value-type="float" office:value="0.0119311786460846" calcext:value-type="float">
            <text:p>0.011931178646085</text:p>
          </table:table-cell>
          <table:table-cell office:value-type="float" office:value="1" calcext:value-type="float">
            <text:p>1</text:p>
          </table:table-cell>
          <table:table-cell office:value-type="float" office:value="0.0235810080722049" calcext:value-type="float">
            <text:p>0.023581008072205</text:p>
          </table:table-cell>
          <table:table-cell table:style-name="ce698" office:value-type="time" office:time-value="PT00H36M01.951409S" calcext:value-type="time">
            <text:p>00:36:01.95</text:p>
          </table:table-cell>
          <table:table-cell office:value-type="string" calcext:value-type="string">
            <text:p>../runs/save_model/AD_VOERDE_flow_finput3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mitmEVA_byte_finput1_IF</text:p>
          </table:table-cell>
          <table:table-cell office:value-type="string" calcext:value-type="string">
            <text:p>runs/redu_data/voerde_mitm_eav_f1_byte/synth_mitm_eav_byte__cpd/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79235" calcext:value-type="float">
            <text:p>87923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.99999658795457" calcext:value-type="float">
            <text:p>0.99999658795457</text:p>
          </table:table-cell>
          <table:table-cell office:value-type="float" office:value="0.00127788631923304" calcext:value-type="float">
            <text:p>0.001277886319233</text:p>
          </table:table-cell>
          <table:table-cell office:value-type="float" office:value="1" calcext:value-type="float">
            <text:p>1</text:p>
          </table:table-cell>
          <table:table-cell office:value-type="float" office:value="0.00255251081980975" calcext:value-type="float">
            <text:p>0.00255251081981</text:p>
          </table:table-cell>
          <table:table-cell table:style-name="ce698" office:value-type="time" office:time-value="PT00H03M03.013882S" calcext:value-type="time">
            <text:p>00:03:03.01</text:p>
          </table:table-cell>
          <table:table-cell office:value-type="string" calcext:value-type="string">
            <text:p>../runs/save_model/AD_VOERDE_byte_finput1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mitmEVA_byte_finput3_IF</text:p>
          </table:table-cell>
          <table:table-cell office:value-type="string" calcext:value-type="string">
            <text:p>runs/redu_data/voerde_mitm_eav_f3_byte/synth_mitm_eav_byte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7431" calcext:value-type="float">
            <text:p>877431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1" calcext:value-type="float">
            <text:p>1</text:p>
          </table:table-cell>
          <table:table-cell office:value-type="float" office:value="0.00332818014428172" calcext:value-type="float">
            <text:p>0.003328180144282</text:p>
          </table:table-cell>
          <table:table-cell office:value-type="float" office:value="1" calcext:value-type="float">
            <text:p>1</text:p>
          </table:table-cell>
          <table:table-cell office:value-type="float" office:value="0.00663428020890058" calcext:value-type="float">
            <text:p>0.006634280208901</text:p>
          </table:table-cell>
          <table:table-cell table:style-name="ce698" office:value-type="time" office:time-value="PT00H02M54.504183S" calcext:value-type="time">
            <text:p>00:02:54.50</text:p>
          </table:table-cell>
          <table:table-cell office:value-type="string" calcext:value-type="string">
            <text:p>../runs/save_model/AD_VOERDE_byte_finput3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mitmEVA_flow_finput1_IF</text:p>
          </table:table-cell>
          <table:table-cell office:value-type="string" calcext:value-type="string">
            <text:p>runs/redu_data/voerde_mitm_eav_f1_flow/synth_mitm_eav_flow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2663" calcext:value-type="float">
            <text:p>29266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000133241317107502" calcext:value-type="float">
            <text:p>0.000133241317108</text:p>
          </table:table-cell>
          <table:table-cell office:value-type="float" office:value="1" calcext:value-type="float">
            <text:p>1</text:p>
          </table:table-cell>
          <table:table-cell office:value-type="float" office:value="0.000266447132448137" calcext:value-type="float">
            <text:p>0.000266447132448</text:p>
          </table:table-cell>
          <table:table-cell table:style-name="ce698" office:value-type="time" office:time-value="PT00H00M58.926479S" calcext:value-type="time">
            <text:p>00:00:58.93</text:p>
          </table:table-cell>
          <table:table-cell office:value-type="string" calcext:value-type="string">
            <text:p>../runs/save_model/AD_VOERDE_flow_finput1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mitmEVA_flow_finput3_IF</text:p>
          </table:table-cell>
          <table:table-cell office:value-type="string" calcext:value-type="string">
            <text:p>runs/redu_data/voerde_mitm_eav_f3_flow/synth_mitm_eav_flow__cpd/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2638" calcext:value-type="float">
            <text:p>2926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999969246224974" calcext:value-type="float">
            <text:p>0.999969246224974</text:p>
          </table:table-cell>
          <table:table-cell office:value-type="float" office:value="0.000181078338589161" calcext:value-type="float">
            <text:p>0.000181078338589</text:p>
          </table:table-cell>
          <table:table-cell office:value-type="float" office:value="1" calcext:value-type="float">
            <text:p>1</text:p>
          </table:table-cell>
          <table:table-cell office:value-type="float" office:value="0.000362091110321646" calcext:value-type="float">
            <text:p>0.000362091110322</text:p>
          </table:table-cell>
          <table:table-cell table:style-name="ce698" office:value-type="time" office:time-value="PT00H00M56.811604S" calcext:value-type="time">
            <text:p>00:00:56.81</text:p>
          </table:table-cell>
          <table:table-cell office:value-type="string" calcext:value-type="string">
            <text:p>../runs/save_model/AD_VOERDE_flow_finput3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dos_byte_finput1_IF</text:p>
          </table:table-cell>
          <table:table-cell office:value-type="string" calcext:value-type="string">
            <text:p>runs/redu_data/voerde_dos_f1_byte/synth_dos_byte__cpd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4443" calcext:value-type="float">
            <text:p>474443</text:p>
          </table:table-cell>
          <table:table-cell office:value-type="float" office:value="0" calcext:value-type="float">
            <text:p>0</text:p>
          </table:table-cell>
          <table:table-cell office:value-type="float" office:value="22871" calcext:value-type="float">
            <text:p>22871</text:p>
          </table:table-cell>
          <table:table-cell office:value-type="float" office:value="0.999997892269688" calcext:value-type="float">
            <text:p>0.999997892269688</text:p>
          </table:table-cell>
          <table:table-cell office:value-type="float" office:value="0.0459890531937569" calcext:value-type="float">
            <text:p>0.045989053193757</text:p>
          </table:table-cell>
          <table:table-cell office:value-type="float" office:value="1" calcext:value-type="float">
            <text:p>1</text:p>
          </table:table-cell>
          <table:table-cell office:value-type="float" office:value="0.0879341003681383" calcext:value-type="float">
            <text:p>0.087934100368138</text:p>
          </table:table-cell>
          <table:table-cell table:style-name="ce698" office:value-type="time" office:time-value="PT00H01M34.175075S" calcext:value-type="time">
            <text:p>00:01:34.18</text:p>
          </table:table-cell>
          <table:table-cell office:value-type="string" calcext:value-type="string">
            <text:p>../runs/save_model/AD_VOERDE_byte_finput1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dos_byte_finput3_IF</text:p>
          </table:table-cell>
          <table:table-cell office:value-type="string" calcext:value-type="string">
            <text:p>runs/redu_data/voerde_dos_f3_byte/synth_dos_byte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2872" calcext:value-type="float">
            <text:p>472872</text:p>
          </table:table-cell>
          <table:table-cell office:value-type="float" office:value="0" calcext:value-type="float">
            <text:p>0</text:p>
          </table:table-cell>
          <table:table-cell office:value-type="float" office:value="24441" calcext:value-type="float">
            <text:p>24441</text:p>
          </table:table-cell>
          <table:table-cell office:value-type="float" office:value="1" calcext:value-type="float">
            <text:p>1</text:p>
          </table:table-cell>
          <table:table-cell office:value-type="float" office:value="0.0491461112015974" calcext:value-type="float">
            <text:p>0.049146111201597</text:p>
          </table:table-cell>
          <table:table-cell office:value-type="float" office:value="1" calcext:value-type="float">
            <text:p>1</text:p>
          </table:table-cell>
          <table:table-cell office:value-type="float" office:value="0.0936878298968479" calcext:value-type="float">
            <text:p>0.093687829896848</text:p>
          </table:table-cell>
          <table:table-cell table:style-name="ce698" office:value-type="time" office:time-value="PT00H01M35.140812S" calcext:value-type="time">
            <text:p>00:01:35.14</text:p>
          </table:table-cell>
          <table:table-cell office:value-type="string" calcext:value-type="string">
            <text:p>../runs/save_model/AD_VOERDE_byte_finput3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dos_flow_finput1_IF</text:p>
          </table:table-cell>
          <table:table-cell office:value-type="string" calcext:value-type="string">
            <text:p>runs/redu_data/voerde_dos_f1_flow/synth_dos_flow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8117" calcext:value-type="float">
            <text:p>158117</text:p>
          </table:table-cell>
          <table:table-cell office:value-type="float" office:value="0" calcext:value-type="float">
            <text:p>0</text:p>
          </table:table-cell>
          <table:table-cell office:value-type="float" office:value="9293" calcext:value-type="float">
            <text:p>9293</text:p>
          </table:table-cell>
          <table:table-cell office:value-type="float" office:value="1" calcext:value-type="float">
            <text:p>1</text:p>
          </table:table-cell>
          <table:table-cell office:value-type="float" office:value="0.0555104235111403" calcext:value-type="float">
            <text:p>0.05551042351114</text:p>
          </table:table-cell>
          <table:table-cell office:value-type="float" office:value="1" calcext:value-type="float">
            <text:p>1</text:p>
          </table:table-cell>
          <table:table-cell office:value-type="float" office:value="0.105182141785935" calcext:value-type="float">
            <text:p>0.105182141785935</text:p>
          </table:table-cell>
          <table:table-cell table:style-name="ce698" office:value-type="time" office:time-value="PT00H00M34.491213S" calcext:value-type="time">
            <text:p>00:00:34.49</text:p>
          </table:table-cell>
          <table:table-cell office:value-type="string" calcext:value-type="string">
            <text:p>../runs/save_model/AD_VOERDE_flow_finput1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dos_flow_finput3_IF</text:p>
          </table:table-cell>
          <table:table-cell office:value-type="string" calcext:value-type="string">
            <text:p>runs/redu_data/voerde_dos_f3_flow/synth_dos_flow__cpd/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7304" calcext:value-type="float">
            <text:p>157304</text:p>
          </table:table-cell>
          <table:table-cell office:value-type="float" office:value="0" calcext:value-type="float">
            <text:p>0</text:p>
          </table:table-cell>
          <table:table-cell office:value-type="float" office:value="10089" calcext:value-type="float">
            <text:p>10089</text:p>
          </table:table-cell>
          <table:table-cell office:value-type="float" office:value="0.999904652330615" calcext:value-type="float">
            <text:p>0.999904652330615</text:p>
          </table:table-cell>
          <table:table-cell office:value-type="float" office:value="0.0602713375111265" calcext:value-type="float">
            <text:p>0.060271337511127</text:p>
          </table:table-cell>
          <table:table-cell office:value-type="float" office:value="1" calcext:value-type="float">
            <text:p>1</text:p>
          </table:table-cell>
          <table:table-cell office:value-type="float" office:value="0.113690402407005" calcext:value-type="float">
            <text:p>0.113690402407005</text:p>
          </table:table-cell>
          <table:table-cell table:style-name="ce698" office:value-type="time" office:time-value="PT00H00M34.541953S" calcext:value-type="time">
            <text:p>00:00:34.54</text:p>
          </table:table-cell>
          <table:table-cell office:value-type="string" calcext:value-type="string">
            <text:p>../runs/save_model/AD_VOERDE_flow_finput3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mitm_rej_byte_finput1_IF</text:p>
          </table:table-cell>
          <table:table-cell office:value-type="string" calcext:value-type="string">
            <text:p>runs/redu_data/voerde_mitm_rej_f1_byte/synth_mitm_rej_byte__cpd/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6620" calcext:value-type="float">
            <text:p>74662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0.999997321268326" calcext:value-type="float">
            <text:p>0.999997321268326</text:p>
          </table:table-cell>
          <table:table-cell office:value-type="float" office:value="0.00174082324092619" calcext:value-type="float">
            <text:p>0.001740823240926</text:p>
          </table:table-cell>
          <table:table-cell office:value-type="float" office:value="1" calcext:value-type="float">
            <text:p>1</text:p>
          </table:table-cell>
          <table:table-cell office:value-type="float" office:value="0.00347559608341431" calcext:value-type="float">
            <text:p>0.003475596083414</text:p>
          </table:table-cell>
          <table:table-cell table:style-name="ce698" office:value-type="time" office:time-value="PT00H02M23.12679S" calcext:value-type="time">
            <text:p>00:02:23.13</text:p>
          </table:table-cell>
          <table:table-cell office:value-type="string" calcext:value-type="string">
            <text:p>../runs/save_model/AD_VOERDE_byte_finput1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mitm_rej_byte_finput3_IF</text:p>
          </table:table-cell>
          <table:table-cell office:value-type="string" calcext:value-type="string">
            <text:p>runs/redu_data/voerde_mitm_rej_f3_byte/synth_mitm_rej_byte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4943" calcext:value-type="float">
            <text:p>744943</text:p>
          </table:table-cell>
          <table:table-cell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office:value-type="float" office:value="0.0039830356641468" calcext:value-type="float">
            <text:p>0.003983035664147</text:p>
          </table:table-cell>
          <table:table-cell office:value-type="float" office:value="1" calcext:value-type="float">
            <text:p>1</text:p>
          </table:table-cell>
          <table:table-cell office:value-type="float" office:value="0.00793446805903841" calcext:value-type="float">
            <text:p>0.007934468059038</text:p>
          </table:table-cell>
          <table:table-cell table:style-name="ce698" office:value-type="time" office:time-value="PT00H02M24.26339S" calcext:value-type="time">
            <text:p>00:02:24.26</text:p>
          </table:table-cell>
          <table:table-cell office:value-type="string" calcext:value-type="string">
            <text:p>../runs/save_model/AD_VOERDE_byte_finput3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mitm_rej_flow_finput1_IF</text:p>
          </table:table-cell>
          <table:table-cell office:value-type="string" calcext:value-type="string">
            <text:p>runs/redu_data/voerde_mitm_rej_f1_flow/synth_mitm_rej_flow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606" calcext:value-type="float">
            <text:p>247606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0.00465501439114984" calcext:value-type="float">
            <text:p>0.00465501439115</text:p>
          </table:table-cell>
          <table:table-cell office:value-type="float" office:value="1" calcext:value-type="float">
            <text:p>1</text:p>
          </table:table-cell>
          <table:table-cell office:value-type="float" office:value="0.00926689127007627" calcext:value-type="float">
            <text:p>0.009266891270076</text:p>
          </table:table-cell>
          <table:table-cell table:style-name="ce698" office:value-type="time" office:time-value="PT00H00M49.717143S" calcext:value-type="time">
            <text:p>00:00:49.72</text:p>
          </table:table-cell>
          <table:table-cell office:value-type="string" calcext:value-type="string">
            <text:p>../runs/save_model/AD_VOERDE_flow_finput1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b9053c7c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EVAL_VOERDE_snyth_mitm_rej_flow_finput3_IF</text:p>
          </table:table-cell>
          <table:table-cell office:value-type="string" calcext:value-type="string">
            <text:p>runs/redu_data/voerde_mitm_rej_f3_flow/synth_mitm_rej_flow__cpd/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5786" calcext:value-type="float">
            <text:p>245786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0.999967452419506" calcext:value-type="float">
            <text:p>0.999967452419506</text:p>
          </table:table-cell>
          <table:table-cell office:value-type="float" office:value="0.0119314664286805" calcext:value-type="float">
            <text:p>0.011931466428681</text:p>
          </table:table-cell>
          <table:table-cell office:value-type="float" office:value="1" calcext:value-type="float">
            <text:p>1</text:p>
          </table:table-cell>
          <table:table-cell office:value-type="float" office:value="0.0235815701448423" calcext:value-type="float">
            <text:p>0.023581570144842</text:p>
          </table:table-cell>
          <table:table-cell table:style-name="ce698" office:value-type="time" office:time-value="PT00H00M49.516808S" calcext:value-type="time">
            <text:p>00:00:49.52</text:p>
          </table:table-cell>
          <table:table-cell office:value-type="string" calcext:value-type="string">
            <text:p>../runs/save_model/AD_VOERDE_flow_finput3/AD/b9053c7c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mitmEVA_byte_finput1_SVM</text:p>
          </table:table-cell>
          <table:table-cell office:value-type="string" calcext:value-type="string">
            <text:p>runs/redu_data/voerde_mitm_eav_f1_byte/synth_mitm_eav_byte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9238" calcext:value-type="float">
            <text:p>879238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0.00127788196459869" calcext:value-type="float">
            <text:p>0.001277881964599</text:p>
          </table:table-cell>
          <table:table-cell office:value-type="float" office:value="1" calcext:value-type="float">
            <text:p>1</text:p>
          </table:table-cell>
          <table:table-cell office:value-type="float" office:value="0.00255250213275734" calcext:value-type="float">
            <text:p>0.002552502132757</text:p>
          </table:table-cell>
          <table:table-cell table:style-name="ce698" office:value-type="time" office:time-value="PT00H02M18.589279S" calcext:value-type="time">
            <text:p>00:02:18.59</text:p>
          </table:table-cell>
          <table:table-cell office:value-type="string" calcext:value-type="string">
            <text:p>../runs/save_model/AD_VOERDE_byte_finput1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mitmEVA_byte_finput3_SVM</text:p>
          </table:table-cell>
          <table:table-cell office:value-type="string" calcext:value-type="string">
            <text:p>runs/redu_data/voerde_mitm_eav_f3_byte/synth_mitm_eav_byte__cpd/</text:p>
          </table:table-cell>
          <table:table-cell/>
          <table:table-cell office:value-type="float" office:value="706366" calcext:value-type="float">
            <text:p>706366</text:p>
          </table:table-cell>
          <table:table-cell office:value-type="float" office:value="171065" calcext:value-type="float">
            <text:p>171065</text:p>
          </table:table-cell>
          <table:table-cell office:value-type="float" office:value="2602" calcext:value-type="float">
            <text:p>2602</text:p>
          </table:table-cell>
          <table:table-cell office:value-type="float" office:value="328" calcext:value-type="float">
            <text:p>328</text:p>
          </table:table-cell>
          <table:table-cell office:value-type="float" office:value="0.194961199228201" calcext:value-type="float">
            <text:p>0.194961199228201</text:p>
          </table:table-cell>
          <table:table-cell office:value-type="float" office:value="0.00191373043239806" calcext:value-type="float">
            <text:p>0.001913730432398</text:p>
          </table:table-cell>
          <table:table-cell office:value-type="float" office:value="0.111945392491468" calcext:value-type="float">
            <text:p>0.111945392491468</text:p>
          </table:table-cell>
          <table:table-cell office:value-type="float" office:value="0.00376312936330834" calcext:value-type="float">
            <text:p>0.003763129363308</text:p>
          </table:table-cell>
          <table:table-cell table:style-name="ce698" office:value-type="time" office:time-value="PT00H02M18.086554S" calcext:value-type="time">
            <text:p>00:02:18.09</text:p>
          </table:table-cell>
          <table:table-cell office:value-type="string" calcext:value-type="string">
            <text:p>../runs/save_model/AD_VOERDE_byte_finput3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mitmEVA_flow_finput1_SVM</text:p>
          </table:table-cell>
          <table:table-cell office:value-type="string" calcext:value-type="string">
            <text:p>runs/redu_data/voerde_mitm_eav_f1_flow/synth_mitm_eav_flow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2663" calcext:value-type="float">
            <text:p>29266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000133241317107502" calcext:value-type="float">
            <text:p>0.000133241317108</text:p>
          </table:table-cell>
          <table:table-cell office:value-type="float" office:value="1" calcext:value-type="float">
            <text:p>1</text:p>
          </table:table-cell>
          <table:table-cell office:value-type="float" office:value="0.000266447132448137" calcext:value-type="float">
            <text:p>0.000266447132448</text:p>
          </table:table-cell>
          <table:table-cell table:style-name="ce698" office:value-type="time" office:time-value="PT00H00M48.086646S" calcext:value-type="time">
            <text:p>00:00:48.09</text:p>
          </table:table-cell>
          <table:table-cell office:value-type="string" calcext:value-type="string">
            <text:p>../runs/save_model/AD_VOERDE_flow_finput1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mitmEVA_flow_finput3_SVM</text:p>
          </table:table-cell>
          <table:table-cell office:value-type="string" calcext:value-type="string">
            <text:p>runs/redu_data/voerde_mitm_eav_f3_flow/synth_mitm_eav_flow__cpd/</text:p>
          </table:table-cell>
          <table:table-cell/>
          <table:table-cell office:value-type="float" office:value="270501" calcext:value-type="float">
            <text:p>270501</text:p>
          </table:table-cell>
          <table:table-cell office:value-type="float" office:value="22146" calcext:value-type="float">
            <text:p>2214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756747890803596" calcext:value-type="float">
            <text:p>0.07567478908036</text:p>
          </table:table-cell>
          <table:table-cell table:style-name="ce684" office:value-type="float" office:value="0.0000451528423714273" calcext:value-type="float">
            <text:p>4.52E-05</text:p>
          </table:table-cell>
          <table:table-cell office:value-type="float" office:value="0.0188679245283019" calcext:value-type="float">
            <text:p>0.018867924528302</text:p>
          </table:table-cell>
          <table:table-cell table:style-name="ce684" office:value-type="float" office:value="0.0000900900900900901" calcext:value-type="float">
            <text:p>9.01E-05</text:p>
          </table:table-cell>
          <table:table-cell table:style-name="ce698" office:value-type="time" office:time-value="PT00H00M47.56914S" calcext:value-type="time">
            <text:p>00:00:47.57</text:p>
          </table:table-cell>
          <table:table-cell office:value-type="string" calcext:value-type="string">
            <text:p>../runs/save_model/AD_VOERDE_flow_finput3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dos_byte_finput1_SVM</text:p>
          </table:table-cell>
          <table:table-cell office:value-type="string" calcext:value-type="string">
            <text:p>runs/redu_data/voerde_dos_f1_byte/synth_dos_byte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4444" calcext:value-type="float">
            <text:p>474444</text:p>
          </table:table-cell>
          <table:table-cell office:value-type="float" office:value="0" calcext:value-type="float">
            <text:p>0</text:p>
          </table:table-cell>
          <table:table-cell office:value-type="float" office:value="22871" calcext:value-type="float">
            <text:p>22871</text:p>
          </table:table-cell>
          <table:table-cell office:value-type="float" office:value="1" calcext:value-type="float">
            <text:p>1</text:p>
          </table:table-cell>
          <table:table-cell office:value-type="float" office:value="0.0459889607190614" calcext:value-type="float">
            <text:p>0.045988960719061</text:p>
          </table:table-cell>
          <table:table-cell office:value-type="float" office:value="1" calcext:value-type="float">
            <text:p>1</text:p>
          </table:table-cell>
          <table:table-cell office:value-type="float" office:value="0.0879339313245647" calcext:value-type="float">
            <text:p>0.087933931324565</text:p>
          </table:table-cell>
          <table:table-cell table:style-name="ce698" office:value-type="time" office:time-value="PT00H01M19.405978S" calcext:value-type="time">
            <text:p>00:01:19.41</text:p>
          </table:table-cell>
          <table:table-cell office:value-type="string" calcext:value-type="string">
            <text:p>../runs/save_model/AD_VOERDE_byte_finput1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dos_byte_finput3_SVM</text:p>
          </table:table-cell>
          <table:table-cell office:value-type="string" calcext:value-type="string">
            <text:p>runs/redu_data/voerde_dos_f3_byte/synth_dos_byte__cpd/</text:p>
          </table:table-cell>
          <table:table-cell/>
          <table:table-cell office:value-type="float" office:value="380945" calcext:value-type="float">
            <text:p>380945</text:p>
          </table:table-cell>
          <table:table-cell office:value-type="float" office:value="91927" calcext:value-type="float">
            <text:p>91927</text:p>
          </table:table-cell>
          <table:table-cell office:value-type="float" office:value="20560" calcext:value-type="float">
            <text:p>20560</text:p>
          </table:table-cell>
          <table:table-cell office:value-type="float" office:value="3881" calcext:value-type="float">
            <text:p>3881</text:p>
          </table:table-cell>
          <table:table-cell office:value-type="float" office:value="0.194401444788442" calcext:value-type="float">
            <text:p>0.194401444788442</text:p>
          </table:table-cell>
          <table:table-cell office:value-type="float" office:value="0.0405080995323981" calcext:value-type="float">
            <text:p>0.040508099532398</text:p>
          </table:table-cell>
          <table:table-cell office:value-type="float" office:value="0.158790556851193" calcext:value-type="float">
            <text:p>0.158790556851193</text:p>
          </table:table-cell>
          <table:table-cell office:value-type="float" office:value="0.0645493933421484" calcext:value-type="float">
            <text:p>0.064549393342148</text:p>
          </table:table-cell>
          <table:table-cell table:style-name="ce698" office:value-type="time" office:time-value="PT00H01M19.295392S" calcext:value-type="time">
            <text:p>00:01:19.30</text:p>
          </table:table-cell>
          <table:table-cell office:value-type="string" calcext:value-type="string">
            <text:p>../runs/save_model/AD_VOERDE_byte_finput3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dos_flow_finput1_SVM</text:p>
          </table:table-cell>
          <table:table-cell office:value-type="string" calcext:value-type="string">
            <text:p>runs/redu_data/voerde_dos_f1_flow/synth_dos_flow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8117" calcext:value-type="float">
            <text:p>158117</text:p>
          </table:table-cell>
          <table:table-cell office:value-type="float" office:value="0" calcext:value-type="float">
            <text:p>0</text:p>
          </table:table-cell>
          <table:table-cell office:value-type="float" office:value="9293" calcext:value-type="float">
            <text:p>9293</text:p>
          </table:table-cell>
          <table:table-cell office:value-type="float" office:value="1" calcext:value-type="float">
            <text:p>1</text:p>
          </table:table-cell>
          <table:table-cell office:value-type="float" office:value="0.0555104235111403" calcext:value-type="float">
            <text:p>0.05551042351114</text:p>
          </table:table-cell>
          <table:table-cell office:value-type="float" office:value="1" calcext:value-type="float">
            <text:p>1</text:p>
          </table:table-cell>
          <table:table-cell office:value-type="float" office:value="0.105182141785935" calcext:value-type="float">
            <text:p>0.105182141785935</text:p>
          </table:table-cell>
          <table:table-cell table:style-name="ce698" office:value-type="time" office:time-value="PT00H00M28.694109S" calcext:value-type="time">
            <text:p>00:00:28.69</text:p>
          </table:table-cell>
          <table:table-cell office:value-type="string" calcext:value-type="string">
            <text:p>../runs/save_model/AD_VOERDE_flow_finput1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dos_flow_finput3_SVM</text:p>
          </table:table-cell>
          <table:table-cell office:value-type="string" calcext:value-type="string">
            <text:p>runs/redu_data/voerde_dos_f3_flow/synth_dos_flow__cpd/</text:p>
          </table:table-cell>
          <table:table-cell/>
          <table:table-cell office:value-type="float" office:value="142622" calcext:value-type="float">
            <text:p>142622</text:p>
          </table:table-cell>
          <table:table-cell office:value-type="float" office:value="14697" calcext:value-type="float">
            <text:p>14697</text:p>
          </table:table-cell>
          <table:table-cell office:value-type="float" office:value="9271" calcext:value-type="float">
            <text:p>9271</text:p>
          </table:table-cell>
          <table:table-cell office:value-type="float" office:value="818" calcext:value-type="float">
            <text:p>818</text:p>
          </table:table-cell>
          <table:table-cell office:value-type="float" office:value="0.0934216464635549" calcext:value-type="float">
            <text:p>0.093421646463555</text:p>
          </table:table-cell>
          <table:table-cell office:value-type="float" office:value="0.052723171124718" calcext:value-type="float">
            <text:p>0.052723171124718</text:p>
          </table:table-cell>
          <table:table-cell office:value-type="float" office:value="0.0810784022202399" calcext:value-type="float">
            <text:p>0.08107840222024</text:p>
          </table:table-cell>
          <table:table-cell office:value-type="float" office:value="0.0638962662084049" calcext:value-type="float">
            <text:p>0.063896266208405</text:p>
          </table:table-cell>
          <table:table-cell table:style-name="ce698" office:value-type="time" office:time-value="PT00H00M28.708216S" calcext:value-type="time">
            <text:p>00:00:28.71</text:p>
          </table:table-cell>
          <table:table-cell office:value-type="string" calcext:value-type="string">
            <text:p>../runs/save_model/AD_VOERDE_flow_finput3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mitm_rej_byte_finput1_SVM</text:p>
          </table:table-cell>
          <table:table-cell office:value-type="string" calcext:value-type="string">
            <text:p>runs/redu_data/voerde_mitm_rej_f1_byte/synth_mitm_rej_byte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6622" calcext:value-type="float">
            <text:p>746622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0.00174081858584562" calcext:value-type="float">
            <text:p>0.001740818585846</text:p>
          </table:table-cell>
          <table:table-cell office:value-type="float" office:value="1" calcext:value-type="float">
            <text:p>1</text:p>
          </table:table-cell>
          <table:table-cell office:value-type="float" office:value="0.00347558680558336" calcext:value-type="float">
            <text:p>0.003475586805583</text:p>
          </table:table-cell>
          <table:table-cell table:style-name="ce698" office:value-type="time" office:time-value="PT00H01M56.284964S" calcext:value-type="time">
            <text:p>00:01:56.28</text:p>
          </table:table-cell>
          <table:table-cell office:value-type="string" calcext:value-type="string">
            <text:p>../runs/save_model/AD_VOERDE_byte_finput1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mitm_rej_byte_finput3_SVM</text:p>
          </table:table-cell>
          <table:table-cell office:value-type="string" calcext:value-type="string">
            <text:p>runs/redu_data/voerde_mitm_rej_f3_byte/synth_mitm_rej_byte__cpd/</text:p>
          </table:table-cell>
          <table:table-cell/>
          <table:table-cell office:value-type="float" office:value="600209" calcext:value-type="float">
            <text:p>600209</text:p>
          </table:table-cell>
          <table:table-cell office:value-type="float" office:value="144734" calcext:value-type="float">
            <text:p>144734</text:p>
          </table:table-cell>
          <table:table-cell office:value-type="float" office:value="2358" calcext:value-type="float">
            <text:p>2358</text:p>
          </table:table-cell>
          <table:table-cell office:value-type="float" office:value="621" calcext:value-type="float">
            <text:p>621</text:p>
          </table:table-cell>
          <table:table-cell office:value-type="float" office:value="0.194288690544109" calcext:value-type="float">
            <text:p>0.194288690544109</text:p>
          </table:table-cell>
          <table:table-cell office:value-type="float" office:value="0.00427229885452857" calcext:value-type="float">
            <text:p>0.004272298854529</text:p>
          </table:table-cell>
          <table:table-cell office:value-type="float" office:value="0.208459214501511" calcext:value-type="float">
            <text:p>0.208459214501511</text:p>
          </table:table-cell>
          <table:table-cell office:value-type="float" office:value="0.00837299607642213" calcext:value-type="float">
            <text:p>0.008372996076422</text:p>
          </table:table-cell>
          <table:table-cell table:style-name="ce698" office:value-type="time" office:time-value="PT00H01M58.365134S" calcext:value-type="time">
            <text:p>00:01:58.37</text:p>
          </table:table-cell>
          <table:table-cell office:value-type="string" calcext:value-type="string">
            <text:p>../runs/save_model/AD_VOERDE_byte_finput3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mitm_rej_flow_finput1_SVM</text:p>
          </table:table-cell>
          <table:table-cell office:value-type="string" calcext:value-type="string">
            <text:p>runs/redu_data/voerde_mitm_rej_f1_flow/synth_mitm_rej_flow__cpd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606" calcext:value-type="float">
            <text:p>247606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0.00465501439114984" calcext:value-type="float">
            <text:p>0.00465501439115</text:p>
          </table:table-cell>
          <table:table-cell office:value-type="float" office:value="1" calcext:value-type="float">
            <text:p>1</text:p>
          </table:table-cell>
          <table:table-cell office:value-type="float" office:value="0.00926689127007627" calcext:value-type="float">
            <text:p>0.009266891270076</text:p>
          </table:table-cell>
          <table:table-cell table:style-name="ce698" office:value-type="time" office:time-value="PT00H00M41.245087S" calcext:value-type="time">
            <text:p>00:00:41.25</text:p>
          </table:table-cell>
          <table:table-cell office:value-type="string" calcext:value-type="string">
            <text:p>../runs/save_model/AD_VOERDE_flow_finput1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EVAL_VOERDE_snyth_mitm_rej_flow_finput3_SVM</text:p>
          </table:table-cell>
          <table:table-cell office:value-type="string" calcext:value-type="string">
            <text:p>runs/redu_data/voerde_mitm_rej_f3_flow/synth_mitm_rej_flow__cpd/</text:p>
          </table:table-cell>
          <table:table-cell/>
          <table:table-cell office:value-type="float" office:value="229177" calcext:value-type="float">
            <text:p>229177</text:p>
          </table:table-cell>
          <table:table-cell office:value-type="float" office:value="16617" calcext:value-type="float">
            <text:p>16617</text:p>
          </table:table-cell>
          <table:table-cell office:value-type="float" office:value="2760" calcext:value-type="float">
            <text:p>2760</text:p>
          </table:table-cell>
          <table:table-cell office:value-type="float" office:value="208" calcext:value-type="float">
            <text:p>208</text:p>
          </table:table-cell>
          <table:table-cell office:value-type="float" office:value="0.0676053931340879" calcext:value-type="float">
            <text:p>0.067605393134088</text:p>
          </table:table-cell>
          <table:table-cell office:value-type="float" office:value="0.0123625557206538" calcext:value-type="float">
            <text:p>0.012362555720654</text:p>
          </table:table-cell>
          <table:table-cell office:value-type="float" office:value="0.0700808625336927" calcext:value-type="float">
            <text:p>0.070080862533693</text:p>
          </table:table-cell>
          <table:table-cell office:value-type="float" office:value="0.0210175314505128" calcext:value-type="float">
            <text:p>0.021017531450513</text:p>
          </table:table-cell>
          <table:table-cell table:style-name="ce698" office:value-type="time" office:time-value="PT00H00M41.320237S" calcext:value-type="time">
            <text:p>00:00:41.32</text:p>
          </table:table-cell>
          <table:table-cell office:value-type="string" calcext:value-type="string">
            <text:p>../runs/save_model/AD_VOERDE_flow_finput3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byteF1</text:p>
          </table:table-cell>
          <table:table-cell office:value-type="string" calcext:value-type="string">
            <text:p>VOERDE/train_byte/</text:p>
          </table:table-cell>
          <table:table-cell office:value-type="string" calcext:value-type="string">
            <text:p>(0, (0.0006511873, 0.0019763741875067353))</text:p>
          </table:table-cell>
          <table:table-cell office:value-type="float" office:value="1185209" calcext:value-type="float">
            <text:p>1185209</text:p>
          </table:table-cell>
          <table:table-cell office:value-type="float" office:value="47301" calcext:value-type="float">
            <text:p>47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3777819246903" calcext:value-type="float">
            <text:p>0.038377781924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5H54M22.443879S" calcext:value-type="time">
            <text:p>05:54:22.44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5"/>
          <table:table-cell table:style-name="ce648"/>
          <table:table-cell table:number-columns-repeated="39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byteF1</text:p>
          </table:table-cell>
          <table:table-cell office:value-type="string" calcext:value-type="string">
            <text:p>VOERDE/vali_byte/</text:p>
          </table:table-cell>
          <table:table-cell office:value-type="string" calcext:value-type="string">
            <text:p>(0, (0.0006511873, 0.0019763741875067353))</text:p>
          </table:table-cell>
          <table:table-cell office:value-type="float" office:value="211271" calcext:value-type="float">
            <text:p>211271</text:p>
          </table:table-cell>
          <table:table-cell office:value-type="float" office:value="8818" calcext:value-type="float">
            <text:p>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656098214813" calcext:value-type="float">
            <text:p>0.040065609821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5H58M28.325671S" calcext:value-type="time">
            <text:p>05:58:28.33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byteF1</text:p>
          </table:table-cell>
          <table:table-cell office:value-type="string" calcext:value-type="string">
            <text:p>synth/dos/byte/</text:p>
          </table:table-cell>
          <table:table-cell office:value-type="string" calcext:value-type="string">
            <text:p>(0, (0.0006511873, 0.0019763741875067353))</text:p>
          </table:table-cell>
          <table:table-cell office:value-type="float" office:value="455109" calcext:value-type="float">
            <text:p>455109</text:p>
          </table:table-cell>
          <table:table-cell office:value-type="float" office:value="19335" calcext:value-type="float">
            <text:p>19335</text:p>
          </table:table-cell>
          <table:table-cell office:value-type="float" office:value="21742" calcext:value-type="float">
            <text:p>21742</text:p>
          </table:table-cell>
          <table:table-cell office:value-type="float" office:value="1129" calcext:value-type="float">
            <text:p>1129</text:p>
          </table:table-cell>
          <table:table-cell office:value-type="float" office:value="0.0407529655765486" calcext:value-type="float">
            <text:p>0.040752965576549</text:p>
          </table:table-cell>
          <table:table-cell office:value-type="float" office:value="0.055170054730258" calcext:value-type="float">
            <text:p>0.055170054730258</text:p>
          </table:table-cell>
          <table:table-cell office:value-type="float" office:value="0.0493638231821958" calcext:value-type="float">
            <text:p>0.049363823182196</text:p>
          </table:table-cell>
          <table:table-cell office:value-type="float" office:value="0.0521056882427599" calcext:value-type="float">
            <text:p>0.05210568824276</text:p>
          </table:table-cell>
          <table:table-cell table:style-name="ce698" office:value-type="time" office:time-value="PT05H59M09.544254S" calcext:value-type="time">
            <text:p>05:59:09.54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byteF3</text:p>
          </table:table-cell>
          <table:table-cell office:value-type="string" calcext:value-type="string">
            <text:p>VOERDE/train_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1162979" calcext:value-type="float">
            <text:p>1162979</text:p>
          </table:table-cell>
          <table:table-cell office:value-type="float" office:value="69529" calcext:value-type="float">
            <text:p>69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126155773431" calcext:value-type="float">
            <text:p>0.056412615577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2H06M25.982516S" calcext:value-type="time">
            <text:p>12:06:25.98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byteF3</text:p>
          </table:table-cell>
          <table:table-cell office:value-type="string" calcext:value-type="string">
            <text:p>VOERDE/vali_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199257" calcext:value-type="float">
            <text:p>199257</text:p>
          </table:table-cell>
          <table:table-cell office:value-type="float" office:value="20830" calcext:value-type="float">
            <text:p>20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6443906273429" calcext:value-type="float">
            <text:p>0.094644390627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2H10M34.293145S" calcext:value-type="time">
            <text:p>12:10:34.2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byteF3</text:p>
          </table:table-cell>
          <table:table-cell office:value-type="string" calcext:value-type="string">
            <text:p>synth/dos/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424009" calcext:value-type="float">
            <text:p>424009</text:p>
          </table:table-cell>
          <table:table-cell office:value-type="float" office:value="48863" calcext:value-type="float">
            <text:p>48863</text:p>
          </table:table-cell>
          <table:table-cell office:value-type="float" office:value="19485" calcext:value-type="float">
            <text:p>19485</text:p>
          </table:table-cell>
          <table:table-cell office:value-type="float" office:value="4956" calcext:value-type="float">
            <text:p>4956</text:p>
          </table:table-cell>
          <table:table-cell office:value-type="float" office:value="0.103332402848974" calcext:value-type="float">
            <text:p>0.103332402848974</text:p>
          </table:table-cell>
          <table:table-cell office:value-type="float" office:value="0.0920864378750999" calcext:value-type="float">
            <text:p>0.0920864378751</text:p>
          </table:table-cell>
          <table:table-cell office:value-type="float" office:value="0.202774027249294" calcext:value-type="float">
            <text:p>0.202774027249294</text:p>
          </table:table-cell>
          <table:table-cell office:value-type="float" office:value="0.126654740608229" calcext:value-type="float">
            <text:p>0.126654740608229</text:p>
          </table:table-cell>
          <table:table-cell table:style-name="ce698" office:value-type="time" office:time-value="PT12H11M19.087531S" calcext:value-type="time">
            <text:p>12:11:19.0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flowF1</text:p>
          </table:table-cell>
          <table:table-cell office:value-type="string" calcext:value-type="string">
            <text:p>VOERDE/train_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404404" calcext:value-type="float">
            <text:p>40440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4" office:value-type="float" office:value="0.0000667604609933462" calcext:value-type="float">
            <text:p>6.6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1H54M25.604554S" calcext:value-type="time">
            <text:p>01:54:25.60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flowF1</text:p>
          </table:table-cell>
          <table:table-cell office:value-type="string" calcext:value-type="string">
            <text:p>VOERDE/vali_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73156" calcext:value-type="float">
            <text:p>731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9343392925482" calcext:value-type="float">
            <text:p>0.000109343392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1H55M48.325499S" calcext:value-type="time">
            <text:p>01:55:48.33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flowF1</text:p>
          </table:table-cell>
          <table:table-cell office:value-type="string" calcext:value-type="string">
            <text:p>synth/dos/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158069" calcext:value-type="float">
            <text:p>158069</text:p>
          </table:table-cell>
          <table:table-cell office:value-type="float" office:value="48" calcext:value-type="float">
            <text:p>48</text:p>
          </table:table-cell>
          <table:table-cell office:value-type="float" office:value="9293" calcext:value-type="float">
            <text:p>9293</text:p>
          </table:table-cell>
          <table:table-cell office:value-type="float" office:value="0" calcext:value-type="float">
            <text:p>0</text:p>
          </table:table-cell>
          <table:table-cell office:value-type="float" office:value="0.000303572670870305" calcext:value-type="float">
            <text:p>0.0003035726708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1H56M01.606555S" calcext:value-type="time">
            <text:p>01:56:01.61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flowF3</text:p>
          </table:table-cell>
          <table:table-cell office:value-type="string" calcext:value-type="string">
            <text:p>VOERDE/train_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404421" calcext:value-type="float">
            <text:p>4044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4" office:value-type="float" office:value="0.0000197809751526226" calcext:value-type="float">
            <text:p>1.9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3H56M06.042037S" calcext:value-type="time">
            <text:p>03:56:06.04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flowF3</text:p>
          </table:table-cell>
          <table:table-cell office:value-type="string" calcext:value-type="string">
            <text:p>VOERDE/vali_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71063" calcext:value-type="float">
            <text:p>71063</text:p>
          </table:table-cell>
          <table:table-cell office:value-type="float" office:value="2099" calcext:value-type="float">
            <text:p>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89756977666" calcext:value-type="float">
            <text:p>0.028689756977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3H57M32.413838S" calcext:value-type="time">
            <text:p>03:57:32.41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DOS_voerde_flowF3</text:p>
          </table:table-cell>
          <table:table-cell office:value-type="string" calcext:value-type="string">
            <text:p>synth/dos/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151831" calcext:value-type="float">
            <text:p>151831</text:p>
          </table:table-cell>
          <table:table-cell office:value-type="float" office:value="5488" calcext:value-type="float">
            <text:p>5488</text:p>
          </table:table-cell>
          <table:table-cell office:value-type="float" office:value="9745" calcext:value-type="float">
            <text:p>9745</text:p>
          </table:table-cell>
          <table:table-cell office:value-type="float" office:value="344" calcext:value-type="float">
            <text:p>344</text:p>
          </table:table-cell>
          <table:table-cell office:value-type="float" office:value="0.0348845339723746" calcext:value-type="float">
            <text:p>0.034884533972375</text:p>
          </table:table-cell>
          <table:table-cell office:value-type="float" office:value="0.0589849108367627" calcext:value-type="float">
            <text:p>0.058984910836763</text:p>
          </table:table-cell>
          <table:table-cell office:value-type="float" office:value="0.0340965407869957" calcext:value-type="float">
            <text:p>0.034096540786996</text:p>
          </table:table-cell>
          <table:table-cell office:value-type="float" office:value="0.0432133659945983" calcext:value-type="float">
            <text:p>0.043213365994598</text:p>
          </table:table-cell>
          <table:table-cell table:style-name="ce698" office:value-type="time" office:time-value="PT03H57M46.914684S" calcext:value-type="time">
            <text:p>03:57:46.91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byteF1</text:p>
          </table:table-cell>
          <table:table-cell office:value-type="string" calcext:value-type="string">
            <text:p>VOERDE/train_byte/</text:p>
          </table:table-cell>
          <table:table-cell office:value-type="string" calcext:value-type="string">
            <text:p>(0, (0.00065118744, 0.00197637447854504))</text:p>
          </table:table-cell>
          <table:table-cell office:value-type="float" office:value="1185211" calcext:value-type="float">
            <text:p>1185211</text:p>
          </table:table-cell>
          <table:table-cell office:value-type="float" office:value="47299" calcext:value-type="float">
            <text:p>47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3761592198035" calcext:value-type="float">
            <text:p>0.038376159219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6H32M42.547748S" calcext:value-type="time">
            <text:p>06:32:42.55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byteF1</text:p>
          </table:table-cell>
          <table:table-cell office:value-type="string" calcext:value-type="string">
            <text:p>VOERDE/vali_byte/</text:p>
          </table:table-cell>
          <table:table-cell office:value-type="string" calcext:value-type="string">
            <text:p>(0, (0.00065118744, 0.00197637447854504))</text:p>
          </table:table-cell>
          <table:table-cell office:value-type="float" office:value="211271" calcext:value-type="float">
            <text:p>211271</text:p>
          </table:table-cell>
          <table:table-cell office:value-type="float" office:value="8818" calcext:value-type="float">
            <text:p>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656098214813" calcext:value-type="float">
            <text:p>0.040065609821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6H37M30.703473S" calcext:value-type="time">
            <text:p>06:37:30.70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byteF1</text:p>
          </table:table-cell>
          <table:table-cell office:value-type="string" calcext:value-type="string">
            <text:p>synth/mitm_rej/byte/</text:p>
          </table:table-cell>
          <table:table-cell office:value-type="string" calcext:value-type="string">
            <text:p>(0, (0.00065118744, 0.00197637447854504))</text:p>
          </table:table-cell>
          <table:table-cell office:value-type="float" office:value="718960" calcext:value-type="float">
            <text:p>718960</text:p>
          </table:table-cell>
          <table:table-cell office:value-type="float" office:value="27662" calcext:value-type="float">
            <text:p>27662</text:p>
          </table:table-cell>
          <table:table-cell office:value-type="float" office:value="1280" calcext:value-type="float">
            <text:p>1280</text:p>
          </table:table-cell>
          <table:table-cell office:value-type="float" office:value="22" calcext:value-type="float">
            <text:p>22</text:p>
          </table:table-cell>
          <table:table-cell office:value-type="float" office:value="0.0370495377848496" calcext:value-type="float">
            <text:p>0.03704953778485</text:p>
          </table:table-cell>
          <table:table-cell office:value-type="float" office:value="0.000794682849299234" calcext:value-type="float">
            <text:p>0.000794682849299</text:p>
          </table:table-cell>
          <table:table-cell office:value-type="float" office:value="0.0168970814132104" calcext:value-type="float">
            <text:p>0.01689708141321</text:p>
          </table:table-cell>
          <table:table-cell office:value-type="float" office:value="0.00151797419443869" calcext:value-type="float">
            <text:p>0.001517974194439</text:p>
          </table:table-cell>
          <table:table-cell table:style-name="ce698" office:value-type="time" office:time-value="PT06H38M14.844765S" calcext:value-type="time">
            <text:p>06:38:14.84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byteF3</text:p>
          </table:table-cell>
          <table:table-cell office:value-type="string" calcext:value-type="string">
            <text:p>VOERDE/train_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1162979" calcext:value-type="float">
            <text:p>1162979</text:p>
          </table:table-cell>
          <table:table-cell office:value-type="float" office:value="69529" calcext:value-type="float">
            <text:p>69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126155773431" calcext:value-type="float">
            <text:p>0.056412615577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3H45M53.709358S" calcext:value-type="time">
            <text:p>13:45:53.71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byteF3</text:p>
          </table:table-cell>
          <table:table-cell office:value-type="string" calcext:value-type="string">
            <text:p>VOERDE/vali_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199257" calcext:value-type="float">
            <text:p>199257</text:p>
          </table:table-cell>
          <table:table-cell office:value-type="float" office:value="20830" calcext:value-type="float">
            <text:p>20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6443906273429" calcext:value-type="float">
            <text:p>0.094644390627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3H50M30.383204S" calcext:value-type="time">
            <text:p>13:50:30.38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byteF3</text:p>
          </table:table-cell>
          <table:table-cell office:value-type="string" calcext:value-type="string">
            <text:p>synth/mitm_rej/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675718" calcext:value-type="float">
            <text:p>675718</text:p>
          </table:table-cell>
          <table:table-cell office:value-type="float" office:value="69225" calcext:value-type="float">
            <text:p>69225</text:p>
          </table:table-cell>
          <table:table-cell office:value-type="float" office:value="2841" calcext:value-type="float">
            <text:p>2841</text:p>
          </table:table-cell>
          <table:table-cell office:value-type="float" office:value="138" calcext:value-type="float">
            <text:p>138</text:p>
          </table:table-cell>
          <table:table-cell office:value-type="float" office:value="0.092926572905578" calcext:value-type="float">
            <text:p>0.092926572905578</text:p>
          </table:table-cell>
          <table:table-cell office:value-type="float" office:value="0.00198953332468319" calcext:value-type="float">
            <text:p>0.001989533324683</text:p>
          </table:table-cell>
          <table:table-cell office:value-type="float" office:value="0.0463242698892246" calcext:value-type="float">
            <text:p>0.046324269889225</text:p>
          </table:table-cell>
          <table:table-cell office:value-type="float" office:value="0.00381521108070001" calcext:value-type="float">
            <text:p>0.0038152110807</text:p>
          </table:table-cell>
          <table:table-cell table:style-name="ce698" office:value-type="time" office:time-value="PT13H51M13.594254S" calcext:value-type="time">
            <text:p>13:51:13.5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flowF1</text:p>
          </table:table-cell>
          <table:table-cell office:value-type="string" calcext:value-type="string">
            <text:p>VOERDE/train_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404404" calcext:value-type="float">
            <text:p>40440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4" office:value-type="float" office:value="0.0000667604609933462" calcext:value-type="float">
            <text:p>6.6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11M00.886403S" calcext:value-type="time">
            <text:p>02:11:00.8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flowF1</text:p>
          </table:table-cell>
          <table:table-cell office:value-type="string" calcext:value-type="string">
            <text:p>VOERDE/vali_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73156" calcext:value-type="float">
            <text:p>731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9343392925482" calcext:value-type="float">
            <text:p>0.000109343392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12M29.183336S" calcext:value-type="time">
            <text:p>02:12:29.18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flowF1</text:p>
          </table:table-cell>
          <table:table-cell office:value-type="string" calcext:value-type="string">
            <text:p>synth/mitm_rej/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247553" calcext:value-type="float">
            <text:p>247553</text:p>
          </table:table-cell>
          <table:table-cell office:value-type="float" office:value="53" calcext:value-type="float">
            <text:p>53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0.00021404974031324" calcext:value-type="float">
            <text:p>0.0002140497403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2H12M43.368076S" calcext:value-type="time">
            <text:p>02:12:43.37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flowF3</text:p>
          </table:table-cell>
          <table:table-cell office:value-type="string" calcext:value-type="string">
            <text:p>VOERDE/train_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404421" calcext:value-type="float">
            <text:p>4044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4" office:value-type="float" office:value="0.0000197809751526226" calcext:value-type="float">
            <text:p>1.9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34M41.364475S" calcext:value-type="time">
            <text:p>04:34:41.36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flowF3</text:p>
          </table:table-cell>
          <table:table-cell office:value-type="string" calcext:value-type="string">
            <text:p>VOERDE/vali_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71063" calcext:value-type="float">
            <text:p>71063</text:p>
          </table:table-cell>
          <table:table-cell office:value-type="float" office:value="2099" calcext:value-type="float">
            <text:p>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89756977666" calcext:value-type="float">
            <text:p>0.028689756977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36M13.569294S" calcext:value-type="time">
            <text:p>04:36:13.57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rej_voerde_flowF3</text:p>
          </table:table-cell>
          <table:table-cell office:value-type="string" calcext:value-type="string">
            <text:p>synth/mitm_rej/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238905" calcext:value-type="float">
            <text:p>238905</text:p>
          </table:table-cell>
          <table:table-cell office:value-type="float" office:value="6889" calcext:value-type="float">
            <text:p>6889</text:p>
          </table:table-cell>
          <table:table-cell office:value-type="float" office:value="2892" calcext:value-type="float">
            <text:p>2892</text:p>
          </table:table-cell>
          <table:table-cell office:value-type="float" office:value="76" calcext:value-type="float">
            <text:p>76</text:p>
          </table:table-cell>
          <table:table-cell office:value-type="float" office:value="0.0280275352530981" calcext:value-type="float">
            <text:p>0.028027535253098</text:p>
          </table:table-cell>
          <table:table-cell office:value-type="float" office:value="0.0109117013639627" calcext:value-type="float">
            <text:p>0.010911701363963</text:p>
          </table:table-cell>
          <table:table-cell office:value-type="float" office:value="0.0256064690026954" calcext:value-type="float">
            <text:p>0.025606469002695</text:p>
          </table:table-cell>
          <table:table-cell office:value-type="float" office:value="0.0153025269304339" calcext:value-type="float">
            <text:p>0.015302526930434</text:p>
          </table:table-cell>
          <table:table-cell table:style-name="ce698" office:value-type="time" office:time-value="PT04H36M27.848539S" calcext:value-type="time">
            <text:p>04:36:27.85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byteF1</text:p>
          </table:table-cell>
          <table:table-cell office:value-type="string" calcext:value-type="string">
            <text:p>VOERDE/train_byte/</text:p>
          </table:table-cell>
          <table:table-cell office:value-type="string" calcext:value-type="string">
            <text:p>(0, (0.00065118744, 0.00197637447854504))</text:p>
          </table:table-cell>
          <table:table-cell office:value-type="float" office:value="1185211" calcext:value-type="float">
            <text:p>1185211</text:p>
          </table:table-cell>
          <table:table-cell office:value-type="float" office:value="47299" calcext:value-type="float">
            <text:p>47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3761592198035" calcext:value-type="float">
            <text:p>0.038376159219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7H10M27.288498S" calcext:value-type="time">
            <text:p>07:10:27.2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byteF1</text:p>
          </table:table-cell>
          <table:table-cell office:value-type="string" calcext:value-type="string">
            <text:p>VOERDE/vali_byte/</text:p>
          </table:table-cell>
          <table:table-cell office:value-type="string" calcext:value-type="string">
            <text:p>(0, (0.00065118744, 0.00197637447854504))</text:p>
          </table:table-cell>
          <table:table-cell office:value-type="float" office:value="211271" calcext:value-type="float">
            <text:p>211271</text:p>
          </table:table-cell>
          <table:table-cell office:value-type="float" office:value="8818" calcext:value-type="float">
            <text:p>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656098214813" calcext:value-type="float">
            <text:p>0.040065609821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7H15M00.447663S" calcext:value-type="time">
            <text:p>07:15:00.45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byteF1</text:p>
          </table:table-cell>
          <table:table-cell office:value-type="string" calcext:value-type="string">
            <text:p>synth/mitm_eav/byte/</text:p>
          </table:table-cell>
          <table:table-cell office:value-type="string" calcext:value-type="string">
            <text:p>(0, (0.00065118744, 0.00197637447854504))</text:p>
          </table:table-cell>
          <table:table-cell office:value-type="float" office:value="847005" calcext:value-type="float">
            <text:p>847005</text:p>
          </table:table-cell>
          <table:table-cell office:value-type="float" office:value="32233" calcext:value-type="float">
            <text:p>32233</text:p>
          </table:table-cell>
          <table:table-cell office:value-type="float" office:value="872" calcext:value-type="float">
            <text:p>872</text:p>
          </table:table-cell>
          <table:table-cell office:value-type="float" office:value="253" calcext:value-type="float">
            <text:p>253</text:p>
          </table:table-cell>
          <table:table-cell office:value-type="float" office:value="0.0366601534510565" calcext:value-type="float">
            <text:p>0.036660153451057</text:p>
          </table:table-cell>
          <table:table-cell office:value-type="float" office:value="0.00778797020254879" calcext:value-type="float">
            <text:p>0.007787970202549</text:p>
          </table:table-cell>
          <table:table-cell office:value-type="float" office:value="0.224888888888889" calcext:value-type="float">
            <text:p>0.224888888888889</text:p>
          </table:table-cell>
          <table:table-cell office:value-type="float" office:value="0.0150545952218024" calcext:value-type="float">
            <text:p>0.015054595221802</text:p>
          </table:table-cell>
          <table:table-cell table:style-name="ce698" office:value-type="time" office:time-value="PT07H15M44.08254S" calcext:value-type="time">
            <text:p>07:15:44.08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byteF3</text:p>
          </table:table-cell>
          <table:table-cell office:value-type="string" calcext:value-type="string">
            <text:p>VOERDE/train_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1162979" calcext:value-type="float">
            <text:p>1162979</text:p>
          </table:table-cell>
          <table:table-cell office:value-type="float" office:value="69529" calcext:value-type="float">
            <text:p>69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126155773431" calcext:value-type="float">
            <text:p>0.056412615577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4H39M41.458616S" calcext:value-type="time">
            <text:p>14:39:41.46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byteF3</text:p>
          </table:table-cell>
          <table:table-cell office:value-type="string" calcext:value-type="string">
            <text:p>VOERDE/vali_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199257" calcext:value-type="float">
            <text:p>199257</text:p>
          </table:table-cell>
          <table:table-cell office:value-type="float" office:value="20830" calcext:value-type="float">
            <text:p>20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6443906273429" calcext:value-type="float">
            <text:p>0.094644390627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14H44M27.505011S" calcext:value-type="time">
            <text:p>14:44:27.51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byteF3</text:p>
          </table:table-cell>
          <table:table-cell office:value-type="string" calcext:value-type="string">
            <text:p>synth/mitm_eav/byte/</text:p>
          </table:table-cell>
          <table:table-cell office:value-type="string" calcext:value-type="string">
            <text:p>(0, (0.00429606, 0.012135255383327603))</text:p>
          </table:table-cell>
          <table:table-cell office:value-type="float" office:value="797665" calcext:value-type="float">
            <text:p>797665</text:p>
          </table:table-cell>
          <table:table-cell office:value-type="float" office:value="79766" calcext:value-type="float">
            <text:p>79766</text:p>
          </table:table-cell>
          <table:table-cell office:value-type="float" office:value="1528" calcext:value-type="float">
            <text:p>1528</text:p>
          </table:table-cell>
          <table:table-cell office:value-type="float" office:value="1402" calcext:value-type="float">
            <text:p>1402</text:p>
          </table:table-cell>
          <table:table-cell office:value-type="float" office:value="0.090908572867838" calcext:value-type="float">
            <text:p>0.090908572867838</text:p>
          </table:table-cell>
          <table:table-cell office:value-type="float" office:value="0.0172728168736448" calcext:value-type="float">
            <text:p>0.017272816873645</text:p>
          </table:table-cell>
          <table:table-cell office:value-type="float" office:value="0.478498293515358" calcext:value-type="float">
            <text:p>0.478498293515358</text:p>
          </table:table-cell>
          <table:table-cell office:value-type="float" office:value="0.0333420533187472" calcext:value-type="float">
            <text:p>0.033342053318747</text:p>
          </table:table-cell>
          <table:table-cell table:style-name="ce698" office:value-type="time" office:time-value="PT14H45M10.401227S" calcext:value-type="time">
            <text:p>14:45:10.40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flowF1</text:p>
          </table:table-cell>
          <table:table-cell office:value-type="string" calcext:value-type="string">
            <text:p>VOERDE/train_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404404" calcext:value-type="float">
            <text:p>40440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4" office:value-type="float" office:value="0.0000667604609933462" calcext:value-type="float">
            <text:p>6.6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20M53.986074S" calcext:value-type="time">
            <text:p>02:20:53.9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flowF1</text:p>
          </table:table-cell>
          <table:table-cell office:value-type="string" calcext:value-type="string">
            <text:p>VOERDE/vali_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73156" calcext:value-type="float">
            <text:p>731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9343392925482" calcext:value-type="float">
            <text:p>0.000109343392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21M58.374927S" calcext:value-type="time">
            <text:p>02:21:58.37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flowF1</text:p>
          </table:table-cell>
          <table:table-cell office:value-type="string" calcext:value-type="string">
            <text:p>synth/mitm_eav/flow/</text:p>
          </table:table-cell>
          <table:table-cell office:value-type="string" calcext:value-type="string">
            <text:p>(0, (0.011416943, 0.01434177509509027))</text:p>
          </table:table-cell>
          <table:table-cell office:value-type="float" office:value="292616" calcext:value-type="float">
            <text:p>29261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00160594267126354" calcext:value-type="float">
            <text:p>0.00016059426712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98" office:value-type="time" office:time-value="PT02H22M09.785413S" calcext:value-type="time">
            <text:p>02:22:09.7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flowF3</text:p>
          </table:table-cell>
          <table:table-cell office:value-type="string" calcext:value-type="string">
            <text:p>VOERDE/train_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404421" calcext:value-type="float">
            <text:p>4044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4" office:value-type="float" office:value="0.0000197809751526226" calcext:value-type="float">
            <text:p>1.9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54M28.390094S" calcext:value-type="time">
            <text:p>04:54:28.3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flowF3</text:p>
          </table:table-cell>
          <table:table-cell office:value-type="string" calcext:value-type="string">
            <text:p>VOERDE/vali_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71063" calcext:value-type="float">
            <text:p>71063</text:p>
          </table:table-cell>
          <table:table-cell office:value-type="float" office:value="2099" calcext:value-type="float">
            <text:p>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89756977666" calcext:value-type="float">
            <text:p>0.0286897569776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4H55M37.089833S" calcext:value-type="time">
            <text:p>04:55:37.09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9b5c3286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baseline_mitm_eav_voerde_flowF3</text:p>
          </table:table-cell>
          <table:table-cell office:value-type="string" calcext:value-type="string">
            <text:p>synth/mitm_eav/flow/</text:p>
          </table:table-cell>
          <table:table-cell office:value-type="string" calcext:value-type="string">
            <text:p>(0, (0.02242585, 0.02381384838372469))</text:p>
          </table:table-cell>
          <table:table-cell office:value-type="float" office:value="284527" calcext:value-type="float">
            <text:p>284527</text:p>
          </table:table-cell>
          <table:table-cell office:value-type="float" office:value="8120" calcext:value-type="float">
            <text:p>812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.0277467392455757" calcext:value-type="float">
            <text:p>0.027746739245576</text:p>
          </table:table-cell>
          <table:table-cell office:value-type="float" office:value="0.001230012300123" calcext:value-type="float">
            <text:p>0.001230012300123</text:p>
          </table:table-cell>
          <table:table-cell office:value-type="float" office:value="0.188679245283019" calcext:value-type="float">
            <text:p>0.188679245283019</text:p>
          </table:table-cell>
          <table:table-cell office:value-type="float" office:value="0.0024440914090187" calcext:value-type="float">
            <text:p>0.002444091409019</text:p>
          </table:table-cell>
          <table:table-cell table:style-name="ce698" office:value-type="time" office:time-value="PT04H55M49.240967S" calcext:value-type="time">
            <text:p>04:55:49.24</text:p>
          </table:table-cell>
          <table:table-cell office:value-type="string" calcext:value-type="string">
            <text:p>pcapAE</text:p>
          </table:table-cell>
          <table:table-cell table:number-columns-repeated="29"/>
        </table:table-row>
        <table:table-row table:style-name="ro5" table:number-rows-repeated="2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baseline_doDL_byte_if_V</text:p>
          </table:table-cell>
          <table:table-cell office:value-type="string" calcext:value-type="string">
            <text:p>byte_voerde/vali_byte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089" calcext:value-type="float">
            <text:p>22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1H51M14.3413S" calcext:value-type="time">
            <text:p>01:51:14.34</text:p>
          </table:table-cell>
          <table:table-cell table:style-name="ce698" office:value-type="time" office:time-value="PT05H51M04.39213S" calcext:value-type="time">
            <text:p>05:51:04.39</text:p>
          </table:table-cell>
          <table:table-cell office:value-type="string" calcext:value-type="string">
            <text:p>runs/save_model/AD_VOERDE_noDL_byte/AD/e2d1c37f_OneClassSVM_model.jlib</text:p>
          </table:table-cell>
          <table:table-cell table:number-columns-repeated="28"/>
        </table:table-row>
        <table:table-row table:style-name="ro5">
          <table:table-cell table:number-columns-repeated="16"/>
          <table:table-cell office:value-type="string" calcext:value-type="string">
            <text:p><text:s text:c="96"/></text:p>
          </table:table-cell>
          <table:table-cell table:number-columns-repeated="28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baseline_doDL_byte_if_V</text:p>
          </table:table-cell>
          <table:table-cell office:value-type="string" calcext:value-type="string">
            <text:p>byte_voerde/eval_byte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0150" calcext:value-type="float">
            <text:p>620150</text:p>
          </table:table-cell>
          <table:table-cell office:value-type="float" office:value="0" calcext:value-type="float">
            <text:p>0</text:p>
          </table:table-cell>
          <table:table-cell office:value-type="float" office:value="88547" calcext:value-type="float">
            <text:p>88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*([.L254]*[.M254]/([.L254]+[.M254]))" office:value-type="float" office:value="0" calcext:value-type="float">
            <text:p>0</text:p>
          </table:table-cell>
          <table:table-cell table:style-name="ce698" office:value-type="time" office:time-value="PT02H35M33.19104S" calcext:value-type="time">
            <text:p>02:35:33.19</text:p>
          </table:table-cell>
          <table:table-cell/>
          <table:table-cell office:value-type="string" calcext:value-type="string">
            <text:p>runs/save_model/AD_VOERDE_noDL_byte/AD/e2d1c37f_OneClassSVM_model.jlib</text:p>
          </table:table-cell>
          <table:table-cell table:number-columns-repeated="28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baseline_doDL_flow_if_V</text:p>
          </table:table-cell>
          <table:table-cell office:value-type="string" calcext:value-type="string">
            <text:p>flow_voerde/vali_flo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162" calcext:value-type="float">
            <text:p>73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0H21M42.453423S" calcext:value-type="time">
            <text:p>00:21:42.45</text:p>
          </table:table-cell>
          <table:table-cell table:style-name="ce698" office:value-type="time" office:time-value="PT00H43M17.25524S" calcext:value-type="time">
            <text:p>00:43:17.26</text:p>
          </table:table-cell>
          <table:table-cell office:value-type="string" calcext:value-type="string">
            <text:p>runs/save_model/AD_VOERDE_noDL_flow/AD/e2d1c37f_OneClassSVM_model.jlib</text:p>
          </table:table-cell>
          <table:table-cell table:number-columns-repeated="4"/>
          <table:table-cell office:value-type="string" calcext:value-type="string">
            <text:p><text:s text:c="96"/></text:p>
          </table:table-cell>
          <table:table-cell table:number-columns-repeated="23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office:value-type="string" calcext:value-type="string">
            <text:p>baseline_doDL_flow_if_V</text:p>
          </table:table-cell>
          <table:table-cell office:value-type="string" calcext:value-type="string">
            <text:p>flow_voerde/eval_flow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996" calcext:value-type="float">
            <text:p>31996</text:p>
          </table:table-cell>
          <table:table-cell office:value-type="float" office:value="18288" calcext:value-type="float">
            <text:p>18288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0.035218912073333" calcext:value-type="float">
            <text:p>0.035218912073333</text:p>
          </table:table-cell>
          <table:table-cell office:value-type="float" office:value="0.060032894736842" calcext:value-type="float">
            <text:p>0.060032894736842</text:p>
          </table:table-cell>
          <table:table-cell office:value-type="float" office:value="0.044393766628658" calcext:value-type="float">
            <text:p>0.044393766628658</text:p>
          </table:table-cell>
          <table:table-cell table:style-name="ce698" office:value-type="time" office:time-value="PT00H27M13.824291S" calcext:value-type="time">
            <text:p>00:27:13.82</text:p>
          </table:table-cell>
          <table:table-cell/>
          <table:table-cell office:value-type="string" calcext:value-type="string">
            <text:p>runs/save_model/AD_VOERDE_noDL_flow/AD/e2d1c37f_OneClassSVM_model.jlib</text:p>
          </table:table-cell>
          <table:table-cell table:number-columns-repeated="28"/>
        </table:table-row>
        <table:table-row table:style-name="ro5" table:number-rows-repeated="3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byte_if_V</text:p>
          </table:table-cell>
          <table:table-cell office:value-type="string" calcext:value-type="string">
            <text:p>byte_voerde/vali_byte/</text:p>
          </table:table-cell>
          <table:table-cell/>
          <table:table-cell office:value-type="float" office:value="172769" calcext:value-type="float">
            <text:p>172769</text:p>
          </table:table-cell>
          <table:table-cell office:value-type="float" office:value="47320" calcext:value-type="float">
            <text:p>47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003930228226" calcext:value-type="float">
            <text:p>0.215003930228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3H11M54.2134S" calcext:value-type="time">
            <text:p>03:11:54.21</text:p>
          </table:table-cell>
          <table:table-cell table:style-name="ce698" office:value-type="time" office:time-value="PT01H24M53.5324S" calcext:value-type="time">
            <text:p>01:24:53.53</text:p>
          </table:table-cell>
          <table:table-cell office:value-type="string" calcext:value-type="string">
            <text:p>runs/save_model/AD_VOERDE_flow_noDL/AD/aba7718a_LocalOutlierFactor_model.jlib</text:p>
          </table:table-cell>
          <table:table-cell table:number-columns-repeated="28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byte_if_V</text:p>
          </table:table-cell>
          <table:table-cell office:value-type="string" calcext:value-type="string">
            <text:p>byte_voerde/eval_byte/</text:p>
          </table:table-cell>
          <table:table-cell/>
          <table:table-cell office:value-type="float" office:value="620150" calcext:value-type="float">
            <text:p>620150</text:p>
          </table:table-cell>
          <table:table-cell office:value-type="float" office:value="0" calcext:value-type="float">
            <text:p>0</text:p>
          </table:table-cell>
          <table:table-cell office:value-type="float" office:value="88547" calcext:value-type="float">
            <text:p>88547</text:p>
          </table:table-cell>
          <table:table-cell office:value-type="float" office:value="0" calcext:value-type="float">
            <text:p>0</text:p>
          </table:table-cell>
          <table:table-cell office:value-type="float" office:value="0.124943382009519" calcext:value-type="float">
            <text:p>0.124943382009519</text:p>
          </table:table-cell>
          <table:table-cell office:value-type="float" office:value="1" calcext:value-type="float">
            <text:p>1</text:p>
          </table:table-cell>
          <table:table-cell office:value-type="float" office:value="0.124943382009519" calcext:value-type="float">
            <text:p>0.124943382009519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2H35M33.19104S" calcext:value-type="time">
            <text:p>02:35:33.19</text:p>
          </table:table-cell>
          <table:table-cell/>
          <table:table-cell office:value-type="string" calcext:value-type="string">
            <text:p>runs/save_model/AD_VOERDE_flow_noDL/AD/aba7718a_LocalOutlierFactor_model.jlib</text:p>
          </table:table-cell>
          <table:table-cell table:number-columns-repeated="28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flow_if_V</text:p>
          </table:table-cell>
          <table:table-cell office:value-type="string" calcext:value-type="string">
            <text:p>flow_voerde/vali_flow</text:p>
          </table:table-cell>
          <table:table-cell/>
          <table:table-cell office:value-type="float" office:value="5743" calcext:value-type="float">
            <text:p>5743</text:p>
          </table:table-cell>
          <table:table-cell office:value-type="float" office:value="67419" calcext:value-type="float">
            <text:p>67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1502966020612" calcext:value-type="float">
            <text:p>0.921502966020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98" office:value-type="time" office:time-value="PT01H38M52.5242S" calcext:value-type="time">
            <text:p>01:38:52.52</text:p>
          </table:table-cell>
          <table:table-cell table:style-name="ce698" office:value-type="time" office:time-value="PT01H54M12.903502S" calcext:value-type="time">
            <text:p>01:54:12.90</text:p>
          </table:table-cell>
          <table:table-cell office:value-type="string" calcext:value-type="string">
            <text:p>runs/save_model/AD_VOERDE_flow_noDL/AD/aba7718a_LocalOutlierFactor_model.jlib</text:p>
          </table:table-cell>
          <table:table-cell table:number-columns-repeated="28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flow_if_V</text:p>
          </table:table-cell>
          <table:table-cell office:value-type="string" calcext:value-type="string">
            <text:p>flow_voerde/eval_flow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531" calcext:value-type="float">
            <text:p>12531</text:p>
          </table:table-cell>
          <table:table-cell office:value-type="float" office:value="19439" calcext:value-type="float">
            <text:p>19439</text:p>
          </table:table-cell>
          <table:table-cell office:value-type="float" office:value="17" calcext:value-type="float">
            <text:p>17</text:p>
          </table:table-cell>
          <table:table-cell office:value-type="float" office:value="0.999282296650718" calcext:value-type="float">
            <text:p>0.999282296650718</text:p>
          </table:table-cell>
          <table:table-cell office:value-type="float" office:value="0.001354797577303" calcext:value-type="float">
            <text:p>0.001354797577303</text:p>
          </table:table-cell>
          <table:table-cell office:value-type="float" office:value="0.000873766447368" calcext:value-type="float">
            <text:p>0.000873766447368</text:p>
          </table:table-cell>
          <table:table-cell office:value-type="float" office:value="0.001062367204099" calcext:value-type="float">
            <text:p>0.001062367204099</text:p>
          </table:table-cell>
          <table:table-cell table:style-name="ce698" office:value-type="time" office:time-value="PT02H33M06.502442S" calcext:value-type="time">
            <text:p>02:33:06.50</text:p>
          </table:table-cell>
          <table:table-cell/>
          <table:table-cell office:value-type="string" calcext:value-type="string">
            <text:p>runs/save_model/AD_VOERDE_flow_noDL/AD/aba7718a_LocalOutlierFactor_model.jlib</text:p>
          </table:table-cell>
          <table:table-cell table:number-columns-repeated="28"/>
        </table:table-row>
        <table:table-row table:style-name="ro5" table:number-rows-repeated="3">
          <table:table-cell table:number-columns-repeated="45"/>
        </table:table-row>
        <table:table-row table:style-name="ro5">
          <table:table-cell/>
          <table:table-cell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byte_IF_dos</text:p>
          </table:table-cell>
          <table:table-cell office:value-type="string" calcext:value-type="string">
            <text:p>synth_out/dos/byte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4444" calcext:value-type="float">
            <text:p>474444</text:p>
          </table:table-cell>
          <table:table-cell office:value-type="float" office:value="0" calcext:value-type="float">
            <text:p>0</text:p>
          </table:table-cell>
          <table:table-cell office:value-type="float" office:value="22871" calcext:value-type="float">
            <text:p>22871</text:p>
          </table:table-cell>
          <table:table-cell office:value-type="float" office:value="1" calcext:value-type="float">
            <text:p>1</text:p>
          </table:table-cell>
          <table:table-cell office:value-type="float" office:value="0.0459889607190614" calcext:value-type="float">
            <text:p>0.045988960719061</text:p>
          </table:table-cell>
          <table:table-cell office:value-type="float" office:value="1" calcext:value-type="float">
            <text:p>1</text:p>
          </table:table-cell>
          <table:table-cell office:value-type="float" office:value="0.0879339313245647" calcext:value-type="float">
            <text:p>0.087933931324565</text:p>
          </table:table-cell>
          <table:table-cell table:style-name="ce698" office:value-type="time" office:time-value="PT00H13M48.27575S" calcext:value-type="time">
            <text:p>00:13:48.28</text:p>
          </table:table-cell>
          <table:table-cell office:value-type="string" calcext:value-type="string">
            <text:p>runs/save_model/baseline_doDL_byte_if_V/AD/7ce8be79_IsolationForest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flow_IF_dos</text:p>
          </table:table-cell>
          <table:table-cell office:value-type="string" calcext:value-type="string">
            <text:p>synth_out/dos/flow/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8114" calcext:value-type="float">
            <text:p>158114</text:p>
          </table:table-cell>
          <table:table-cell office:value-type="float" office:value="0" calcext:value-type="float">
            <text:p>0</text:p>
          </table:table-cell>
          <table:table-cell office:value-type="float" office:value="9293" calcext:value-type="float">
            <text:p>9293</text:p>
          </table:table-cell>
          <table:table-cell office:value-type="float" office:value="0.999981026708071" calcext:value-type="float">
            <text:p>0.999981026708071</text:p>
          </table:table-cell>
          <table:table-cell office:value-type="float" office:value="0.0555114182800002" calcext:value-type="float">
            <text:p>0.05551141828</text:p>
          </table:table-cell>
          <table:table-cell office:value-type="float" office:value="1" calcext:value-type="float">
            <text:p>1</text:p>
          </table:table-cell>
          <table:table-cell office:value-type="float" office:value="0.105183927560838" calcext:value-type="float">
            <text:p>0.105183927560838</text:p>
          </table:table-cell>
          <table:table-cell table:style-name="ce698" office:value-type="time" office:time-value="PT00H04M39.933294S" calcext:value-type="time">
            <text:p>00:04:39.93</text:p>
          </table:table-cell>
          <table:table-cell office:value-type="string" calcext:value-type="string">
            <text:p>runs/save_model/baseline_doDL_flow_if_V/AD/7ce8be79_IsolationForest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 table:number-columns-repeated="6"/>
          <table:table-cell table:style-name="ce695" table:number-columns-repeated="4"/>
          <table:table-cell table:number-columns-repeated="35"/>
        </table:table-row>
        <table:table-row table:style-name="ro5">
          <table:table-cell/>
          <table:table-cell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byte_IF_mitm_eav</text:p>
          </table:table-cell>
          <table:table-cell office:value-type="string" calcext:value-type="string">
            <text:p>synth_out/mitm_eav/byte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9238" calcext:value-type="float">
            <text:p>879238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0.00127788196459869" calcext:value-type="float">
            <text:p>0.001277881964599</text:p>
          </table:table-cell>
          <table:table-cell office:value-type="float" office:value="1" calcext:value-type="float">
            <text:p>1</text:p>
          </table:table-cell>
          <table:table-cell office:value-type="float" office:value="0.00255250213275734" calcext:value-type="float">
            <text:p>0.002552502132757</text:p>
          </table:table-cell>
          <table:table-cell table:style-name="ce698" office:value-type="time" office:time-value="PT00H24M31.080335S" calcext:value-type="time">
            <text:p>00:24:31.08</text:p>
          </table:table-cell>
          <table:table-cell office:value-type="string" calcext:value-type="string">
            <text:p>runs/save_model/baseline_doDL_byte_if_V/AD/7ce8be79_IsolationForest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flow_IF_mitm_eav</text:p>
          </table:table-cell>
          <table:table-cell office:value-type="string" calcext:value-type="string">
            <text:p>synth_out/mitm_eav/flow/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2656" calcext:value-type="float">
            <text:p>29265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999976081704896" calcext:value-type="float">
            <text:p>0.999976081704896</text:p>
          </table:table-cell>
          <table:table-cell office:value-type="float" office:value="0.000133244503664224" calcext:value-type="float">
            <text:p>0.000133244503664</text:p>
          </table:table-cell>
          <table:table-cell office:value-type="float" office:value="1" calcext:value-type="float">
            <text:p>1</text:p>
          </table:table-cell>
          <table:table-cell office:value-type="float" office:value="0.000266453503863576" calcext:value-type="float">
            <text:p>0.000266453503864</text:p>
          </table:table-cell>
          <table:table-cell table:style-name="ce698" office:value-type="time" office:time-value="PT00H08M01.304945S" calcext:value-type="time">
            <text:p>00:08:01.30</text:p>
          </table:table-cell>
          <table:table-cell office:value-type="string" calcext:value-type="string">
            <text:p>runs/save_model/baseline_doDL_flow_if_V/AD/7ce8be79_IsolationForest_model.jlib</text:p>
          </table:table-cell>
          <table:table-cell table:number-columns-repeated="29"/>
        </table:table-row>
        <table:table-row table:style-name="ro5">
          <table:table-cell table:number-columns-repeated="7"/>
          <table:table-cell table:style-name="ce695" table:number-columns-repeated="3"/>
          <table:table-cell table:number-columns-repeated="35"/>
        </table:table-row>
        <table:table-row table:style-name="ro5">
          <table:table-cell table:number-columns-repeated="6"/>
          <table:table-cell table:style-name="ce695" table:number-columns-repeated="4"/>
          <table:table-cell table:number-columns-repeated="35"/>
        </table:table-row>
        <table:table-row table:style-name="ro5">
          <table:table-cell/>
          <table:table-cell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byte_IF_mitm_rej</text:p>
          </table:table-cell>
          <table:table-cell office:value-type="string" calcext:value-type="string">
            <text:p>synth_out/mitm_rej/byte/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6622" calcext:value-type="float">
            <text:p>746622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0.00174081858584562" calcext:value-type="float">
            <text:p>0.001740818585846</text:p>
          </table:table-cell>
          <table:table-cell office:value-type="float" office:value="1" calcext:value-type="float">
            <text:p>1</text:p>
          </table:table-cell>
          <table:table-cell office:value-type="float" office:value="0.00347558680558336" calcext:value-type="float">
            <text:p>0.003475586805583</text:p>
          </table:table-cell>
          <table:table-cell table:style-name="ce698" office:value-type="time" office:time-value="PT00H21M15.951393S" calcext:value-type="time">
            <text:p>00:21:15.95</text:p>
          </table:table-cell>
          <table:table-cell office:value-type="string" calcext:value-type="string">
            <text:p>runs/save_model/baseline_doDL_byte_if_V/AD/7ce8be79_IsolationForest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7ce8be79</text:p>
          </table:table-cell>
          <table:table-cell office:value-type="string" calcext:value-type="string">
            <text:p>IsolationForest</text:p>
          </table:table-cell>
          <table:table-cell office:value-type="string" calcext:value-type="string">
            <text:p>baseline_doDL_flow_IF_mitm_rej</text:p>
          </table:table-cell>
          <table:table-cell office:value-type="string" calcext:value-type="string">
            <text:p>synth_out/mitm_rej/flow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7605" calcext:value-type="float">
            <text:p>247605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.999995961325654" calcext:value-type="float">
            <text:p>0.999995961325654</text:p>
          </table:table-cell>
          <table:table-cell office:value-type="float" office:value="0.00465503310379759" calcext:value-type="float">
            <text:p>0.004655033103798</text:p>
          </table:table-cell>
          <table:table-cell office:value-type="float" office:value="1" calcext:value-type="float">
            <text:p>1</text:p>
          </table:table-cell>
          <table:table-cell office:value-type="float" office:value="0.0092669283493584" calcext:value-type="float">
            <text:p>0.009266928349358</text:p>
          </table:table-cell>
          <table:table-cell table:style-name="ce698" office:value-type="time" office:time-value="PT00H07M11.744616S" calcext:value-type="time">
            <text:p>00:07:11.74</text:p>
          </table:table-cell>
          <table:table-cell office:value-type="string" calcext:value-type="string">
            <text:p>runs/save_model/baseline_doDL_flow_if_V/AD/7ce8be79_IsolationForest_model.jlib</text:p>
          </table:table-cell>
          <table:table-cell table:number-columns-repeated="29"/>
        </table:table-row>
        <table:table-row table:style-name="ro5" table:number-rows-repeated="2">
          <table:table-cell table:number-columns-repeated="6"/>
          <table:table-cell table:style-name="ce695" table:number-columns-repeated="4"/>
          <table:table-cell table:number-columns-repeated="35"/>
        </table:table-row>
        <table:table-row table:style-name="ro5">
          <table:table-cell table:number-columns-repeated="6"/>
          <table:table-cell table:style-name="ce696" table:number-columns-repeated="4"/>
          <table:table-cell table:number-columns-repeated="3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dos/</text:p>
          </table:table-cell>
          <table:table-cell table:style-name="ce688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float" office:value="474357" calcext:value-type="float">
            <text:p>474357</text:p>
          </table:table-cell>
          <table:table-cell office:value-type="float" office:value="686" calcext:value-type="float">
            <text:p>686</text:p>
          </table:table-cell>
          <table:table-cell office:value-type="float" office:value="22185" calcext:value-type="float">
            <text:p>22185</text:p>
          </table:table-cell>
          <table:table-cell office:value-type="float" office:value="0.88745148771022" calcext:value-type="float">
            <text:p>0.88745148771022</text:p>
          </table:table-cell>
          <table:table-cell office:value-type="float" office:value="0.044678999963749" calcext:value-type="float">
            <text:p>0.044678999963749</text:p>
          </table:table-cell>
          <table:table-cell office:value-type="float" office:value="0.88745148771022" calcext:value-type="float">
            <text:p>0.88745148771022</text:p>
          </table:table-cell>
          <table:table-cell office:value-type="float" office:value="0.085074880634315" calcext:value-type="float">
            <text:p>0.085074880634315</text:p>
          </table:table-cell>
          <table:table-cell table:style-name="ce698" office:value-type="time" office:time-value="PT03H21M55.02629S" calcext:value-type="time">
            <text:p>03:21:55.03</text:p>
          </table:table-cell>
          <table:table-cell office:value-type="string" calcext:value-type="string">
            <text:p>runs/save_model/baseline_doDL_byte_lof_V/AD/aba7718a_LocalOutlierFactor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dos/</text:p>
          </table:table-cell>
          <table:table-cell table:style-name="ce68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8115" calcext:value-type="float">
            <text:p>158115</text:p>
          </table:table-cell>
          <table:table-cell office:value-type="float" office:value="278" calcext:value-type="float">
            <text:p>278</text:p>
          </table:table-cell>
          <table:table-cell office:value-type="float" office:value="9015" calcext:value-type="float">
            <text:p>9015</text:p>
          </table:table-cell>
          <table:table-cell office:value-type="float" office:value="0.992857142857143" calcext:value-type="float">
            <text:p>0.992857142857143</text:p>
          </table:table-cell>
          <table:table-cell office:value-type="float" office:value="0.053940046670257" calcext:value-type="float">
            <text:p>0.053940046670257</text:p>
          </table:table-cell>
          <table:table-cell office:value-type="float" office:value="0.992857142857143" calcext:value-type="float">
            <text:p>0.992857142857143</text:p>
          </table:table-cell>
          <table:table-cell office:value-type="float" office:value="0.102321177699742" calcext:value-type="float">
            <text:p>0.102321177699742</text:p>
          </table:table-cell>
          <table:table-cell table:style-name="ce698" office:value-type="time" office:time-value="PT02H48M36.69304S" calcext:value-type="time">
            <text:p>02:48:36.69</text:p>
          </table:table-cell>
          <table:table-cell office:value-type="string" calcext:value-type="string">
            <text:p>runs/save_model/baseline_doDL_flow_lof_V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mitm_eav/</text:p>
          </table:table-cell>
          <table:table-cell table:style-name="ce688" office:value-type="string" calcext:value-type="string">
            <text:p>-</text:p>
          </table:table-cell>
          <table:table-cell table:style-name="ce688" office:value-type="float" office:value="162" calcext:value-type="float">
            <text:p>162</text:p>
          </table:table-cell>
          <table:table-cell table:style-name="ce688" office:value-type="float" office:value="879076" calcext:value-type="float">
            <text:p>879076</text:p>
          </table:table-cell>
          <table:table-cell table:style-name="ce688" office:value-type="float" office:value="33" calcext:value-type="float">
            <text:p>33</text:p>
          </table:table-cell>
          <table:table-cell table:style-name="ce688" office:value-type="float" office:value="1092" calcext:value-type="float">
            <text:p>1092</text:p>
          </table:table-cell>
          <table:table-cell table:style-name="ce723" office:value-type="float" office:value="0.169230769230769" calcext:value-type="float">
            <text:p>1.69E-01</text:p>
          </table:table-cell>
          <table:table-cell table:style-name="ce688" office:value-type="float" office:value="0.001240672235301" calcext:value-type="float">
            <text:p>0.001240672235301</text:p>
          </table:table-cell>
          <table:table-cell table:style-name="ce688" office:value-type="float" office:value="0.169230769230769" calcext:value-type="float">
            <text:p>0.169230769230769</text:p>
          </table:table-cell>
          <table:table-cell table:style-name="ce688" office:value-type="float" office:value="0.002463285520877" calcext:value-type="float">
            <text:p>0.002463285520877</text:p>
          </table:table-cell>
          <table:table-cell table:style-name="ce698" office:value-type="time" office:time-value="PT04H18M46.75029S" calcext:value-type="time">
            <text:p>04:18:46.75</text:p>
          </table:table-cell>
          <table:table-cell office:value-type="string" calcext:value-type="string">
            <text:p>runs/save_model/baseline_doDL_byte_lof_V/AD/aba7718a_LocalOutlierFactor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flow_LOF_mitm_eav</text:p>
          </table:table-cell>
          <table:table-cell office:value-type="string" calcext:value-type="string">
            <text:p>synth_out/mitm_eav/flow/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2659" calcext:value-type="float">
            <text:p>2926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999986332402798" calcext:value-type="float">
            <text:p>0.999986332402798</text:p>
          </table:table-cell>
          <table:table-cell office:value-type="float" office:value="0.000133243137978394" calcext:value-type="float">
            <text:p>0.000133243137978</text:p>
          </table:table-cell>
          <table:table-cell office:value-type="float" office:value="1" calcext:value-type="float">
            <text:p>1</text:p>
          </table:table-cell>
          <table:table-cell office:value-type="float" office:value="0.000266450773219648" calcext:value-type="float">
            <text:p>0.00026645077322</text:p>
          </table:table-cell>
          <table:table-cell table:style-name="ce698" office:value-type="time" office:time-value="PT03H25M14.696553S" calcext:value-type="time">
            <text:p>03:25:14.70</text:p>
          </table:table-cell>
          <table:table-cell office:value-type="string" calcext:value-type="string">
            <text:p>runs/save_model/baseline_doDL_flow_lof_V/AD/aba7718a_LocalOutlierFactor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flow_swatA6/eval_byte_mitm_rej/</text:p>
          </table:table-cell>
          <table:table-cell table:style-name="ce688" office:value-type="string" calcext:value-type="string">
            <text:p>-</text:p>
          </table:table-cell>
          <table:table-cell table:style-name="ce688" office:value-type="float" office:value="212" calcext:value-type="float">
            <text:p>212</text:p>
          </table:table-cell>
          <table:table-cell table:style-name="ce688" office:value-type="float" office:value="746410" calcext:value-type="float">
            <text:p>746410</text:p>
          </table:table-cell>
          <table:table-cell table:style-name="ce688" office:value-type="float" office:value="91" calcext:value-type="float">
            <text:p>91</text:p>
          </table:table-cell>
          <table:table-cell table:style-name="ce688" office:value-type="float" office:value="1211" calcext:value-type="float">
            <text:p>1211</text:p>
          </table:table-cell>
          <table:table-cell table:style-name="ce723" office:value-type="float" office:value="0.3003300330033" calcext:value-type="float">
            <text:p>3.00E-01</text:p>
          </table:table-cell>
          <table:table-cell table:style-name="ce688" office:value-type="float" office:value="0.001619804687134" calcext:value-type="float">
            <text:p>0.001619804687134</text:p>
          </table:table-cell>
          <table:table-cell table:style-name="ce688" office:value-type="float" office:value="0.3003300330033" calcext:value-type="float">
            <text:p>0.3003300330033</text:p>
          </table:table-cell>
          <table:table-cell table:style-name="ce688" office:value-type="float" office:value="0.003222230545755" calcext:value-type="float">
            <text:p>0.003222230545755</text:p>
          </table:table-cell>
          <table:table-cell table:style-name="ce698" office:value-type="time" office:time-value="PT03H31M52.152044S" calcext:value-type="time">
            <text:p>03:31:52.15</text:p>
          </table:table-cell>
          <table:table-cell office:value-type="string" calcext:value-type="string">
            <text:p>runs/save_model/baseline_doDL_byte_lof_V/AD/aba7718a_LocalOutlierFactor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aba7718a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baseline_doDL_flow_LOF_mitm_rej</text:p>
          </table:table-cell>
          <table:table-cell office:value-type="string" calcext:value-type="string">
            <text:p>synth_out/mitm_rej/flow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7605" calcext:value-type="float">
            <text:p>247605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0.999995961325654" calcext:value-type="float">
            <text:p>0.999995961325654</text:p>
          </table:table-cell>
          <table:table-cell office:value-type="float" office:value="0.00465503310379759" calcext:value-type="float">
            <text:p>0.004655033103798</text:p>
          </table:table-cell>
          <table:table-cell office:value-type="float" office:value="1" calcext:value-type="float">
            <text:p>1</text:p>
          </table:table-cell>
          <table:table-cell office:value-type="float" office:value="0.0092669283493584" calcext:value-type="float">
            <text:p>0.009266928349358</text:p>
          </table:table-cell>
          <table:table-cell table:style-name="ce698" office:value-type="time" office:time-value="PT02H54M29.169572S" calcext:value-type="time">
            <text:p>02:54:29.17</text:p>
          </table:table-cell>
          <table:table-cell office:value-type="string" calcext:value-type="string">
            <text:p>runs/save_model/baseline_doDL_flow_lof_V/AD/aba7718a_LocalOutlierFactor_model.jlib</text:p>
          </table:table-cell>
          <table:table-cell table:number-columns-repeated="29"/>
        </table:table-row>
        <table:table-row table:style-name="ro5" table:number-rows-repeated="2">
          <table:table-cell table:number-columns-repeated="45"/>
        </table:table-row>
        <table:table-row table:style-name="ro5">
          <table:table-cell table:number-columns-repeated="5"/>
          <table:table-cell table:style-name="ce672"/>
          <table:table-cell table:number-columns-repeated="39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dos/</text:p>
          </table:table-cell>
          <table:table-cell table:style-name="ce688" office:value-type="string" calcext:value-type="string">
            <text:p>-</text:p>
          </table:table-cell>
          <table:table-cell office:value-type="float" office:value="8943" calcext:value-type="float">
            <text:p>8943</text:p>
          </table:table-cell>
          <table:table-cell office:value-type="float" office:value="465501" calcext:value-type="float">
            <text:p>465501</text:p>
          </table:table-cell>
          <table:table-cell office:value-type="float" office:value="3430" calcext:value-type="float">
            <text:p>3430</text:p>
          </table:table-cell>
          <table:table-cell office:value-type="float" office:value="19441" calcext:value-type="float">
            <text:p>19441</text:p>
          </table:table-cell>
          <table:table-cell office:value-type="float" office:value="0.277216519841591" calcext:value-type="float">
            <text:p>0.277216519841591</text:p>
          </table:table-cell>
          <table:table-cell office:value-type="float" office:value="0.040089330270424" calcext:value-type="float">
            <text:p>0.040089330270424</text:p>
          </table:table-cell>
          <table:table-cell office:value-type="float" office:value="0.277216519841591" calcext:value-type="float">
            <text:p>0.277216519841591</text:p>
          </table:table-cell>
          <table:table-cell office:value-type="float" office:value="0.070048658834521" calcext:value-type="float">
            <text:p>0.070048658834521</text:p>
          </table:table-cell>
          <table:table-cell table:style-name="ce698" office:value-type="time" office:time-value="PT04H02M33.8529S" calcext:value-type="time">
            <text:p>04:02:33.85</text:p>
          </table:table-cell>
          <table:table-cell office:value-type="string" calcext:value-type="string">
            <text:p>runs/save_model/baseline_doDL_byte_lof_V/AD/e2d1c37f_OneClassSVM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dos/</text:p>
          </table:table-cell>
          <table:table-cell table:style-name="ce688" office:value-type="string" calcext:value-type="string">
            <text:p>-</text:p>
          </table:table-cell>
          <table:table-cell office:value-type="float" office:value="2980" calcext:value-type="float">
            <text:p>2980</text:p>
          </table:table-cell>
          <table:table-cell office:value-type="float" office:value="155137" calcext:value-type="float">
            <text:p>155137</text:p>
          </table:table-cell>
          <table:table-cell office:value-type="float" office:value="1393" calcext:value-type="float">
            <text:p>1393</text:p>
          </table:table-cell>
          <table:table-cell office:value-type="float" office:value="7900" calcext:value-type="float">
            <text:p>7900</text:p>
          </table:table-cell>
          <table:table-cell office:value-type="float" office:value="0.318545620855248" calcext:value-type="float">
            <text:p>0.318545620855248</text:p>
          </table:table-cell>
          <table:table-cell office:value-type="float" office:value="0.048455258622276" calcext:value-type="float">
            <text:p>0.048455258622276</text:p>
          </table:table-cell>
          <table:table-cell office:value-type="float" office:value="0.318545620855248" calcext:value-type="float">
            <text:p>0.318545620855248</text:p>
          </table:table-cell>
          <table:table-cell office:value-type="float" office:value="0.084115386663425" calcext:value-type="float">
            <text:p>0.084115386663425</text:p>
          </table:table-cell>
          <table:table-cell table:style-name="ce698" office:value-type="time" office:time-value="PT03H23M47.14838S" calcext:value-type="time">
            <text:p>03:23:47.15</text:p>
          </table:table-cell>
          <table:table-cell office:value-type="string" calcext:value-type="string">
            <text:p>runs/save_model/baseline_doDL_flow_lof_V/AD/e2d1c37f_OneClassSVM_model.jlib</text:p>
          </table:table-cell>
          <table:table-cell table:number-columns-repeated="29"/>
        </table:table-row>
        <table:table-row table:style-name="ro5">
          <table:table-cell table:number-columns-repeated="4"/>
          <table:table-cell table:style-name="ce672"/>
          <table:table-cell table:number-columns-repeated="40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mitm_eav/</text:p>
          </table:table-cell>
          <table:table-cell table:style-name="ce688" office:value-type="string" calcext:value-type="string">
            <text:p>-</text:p>
          </table:table-cell>
          <table:table-cell office:value-type="float" office:value="2505" calcext:value-type="float">
            <text:p>2505</text:p>
          </table:table-cell>
          <table:table-cell office:value-type="float" office:value="876733" calcext:value-type="float">
            <text:p>876733</text:p>
          </table:table-cell>
          <table:table-cell office:value-type="float" office:value="146" calcext:value-type="float">
            <text:p>146</text:p>
          </table:table-cell>
          <table:table-cell office:value-type="float" office:value="979" calcext:value-type="float">
            <text:p>979</text:p>
          </table:table-cell>
          <table:table-cell office:value-type="float" office:value="0.055073557148246" calcext:value-type="float">
            <text:p>0.055073557148246</text:p>
          </table:table-cell>
          <table:table-cell office:value-type="float" office:value="0.001115400040104" calcext:value-type="float">
            <text:p>0.001115400040104</text:p>
          </table:table-cell>
          <table:table-cell office:value-type="float" office:value="0.055073557148246" calcext:value-type="float">
            <text:p>0.055073557148246</text:p>
          </table:table-cell>
          <table:table-cell office:value-type="float" office:value="0.002186516743705" calcext:value-type="float">
            <text:p>0.002186516743705</text:p>
          </table:table-cell>
          <table:table-cell table:style-name="ce698" office:value-type="time" office:time-value="PT04H54M11.35025S" calcext:value-type="time">
            <text:p>04:54:11.35</text:p>
          </table:table-cell>
          <table:table-cell office:value-type="string" calcext:value-type="string">
            <text:p>runs/save_model/baseline_doDL_byte_lof_V/AD/e2d1c37f_OneClassSVM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mitm_eav/</text:p>
          </table:table-cell>
          <table:table-cell table:style-name="ce688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92658" calcext:value-type="float">
            <text:p>2926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0012982753437" calcext:value-type="float">
            <text:p>0.0001298275343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00259452963909" calcext:value-type="float">
            <text:p>0.000259452963909</text:p>
          </table:table-cell>
          <table:table-cell table:style-name="ce698" office:value-type="time" office:time-value="PT03H58M24.29S" calcext:value-type="time">
            <text:p>03:58:24.29</text:p>
          </table:table-cell>
          <table:table-cell office:value-type="string" calcext:value-type="string">
            <text:p>runs/save_model/baseline_doDL_flow_lof_V/AD/e2d1c37f_OneClassSVM_model.jlib</text:p>
          </table:table-cell>
          <table:table-cell table:number-columns-repeated="29"/>
        </table:table-row>
        <table:table-row table:style-name="ro5">
          <table:table-cell table:number-columns-repeated="45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byte</text:p>
          </table:table-cell>
          <table:table-cell table:style-name="ce688" office:value-type="string" calcext:value-type="string">
            <text:p>byte_swatA6/eval_byte_mitm_rej/</text:p>
          </table:table-cell>
          <table:table-cell table:style-name="ce688" office:value-type="string" calcext:value-type="string">
            <text:p>-</text:p>
          </table:table-cell>
          <table:table-cell office:value-type="float" office:value="660" calcext:value-type="float">
            <text:p>660</text:p>
          </table:table-cell>
          <table:table-cell office:value-type="float" office:value="745962" calcext:value-type="float">
            <text:p>745962</text:p>
          </table:table-cell>
          <table:table-cell office:value-type="float" office:value="169" calcext:value-type="float">
            <text:p>169</text:p>
          </table:table-cell>
          <table:table-cell office:value-type="float" office:value="1133" calcext:value-type="float">
            <text:p>1133</text:p>
          </table:table-cell>
          <table:table-cell office:value-type="float" office:value="0.203860072376357" calcext:value-type="float">
            <text:p>0.203860072376357</text:p>
          </table:table-cell>
          <table:table-cell office:value-type="float" office:value="0.001516540734445" calcext:value-type="float">
            <text:p>0.001516540734445</text:p>
          </table:table-cell>
          <table:table-cell office:value-type="float" office:value="0.203860072376357" calcext:value-type="float">
            <text:p>0.203860072376357</text:p>
          </table:table-cell>
          <table:table-cell office:value-type="float" office:value="0.003010684607198" calcext:value-type="float">
            <text:p>0.003010684607198</text:p>
          </table:table-cell>
          <table:table-cell table:style-name="ce698" office:value-type="time" office:time-value="PT04H01M21.47534S" calcext:value-type="time">
            <text:p>04:01:21.48</text:p>
          </table:table-cell>
          <table:table-cell office:value-type="string" calcext:value-type="string">
            <text:p>runs/save_model/baseline_doDL_byte_lof_V/AD/e2d1c37f_OneClassSVM_model.jlib</text:p>
          </table:table-cell>
          <table:table-cell table:number-columns-repeated="29"/>
        </table:table-row>
        <table:table-row table:style-name="ro5">
          <table:table-cell/>
          <table:table-cell office:value-type="string" calcext:value-type="string">
            <text:p>e2d1c37f</text:p>
          </table:table-cell>
          <table:table-cell office:value-type="string" calcext:value-type="string">
            <text:p>OneClassSVM</text:p>
          </table:table-cell>
          <table:table-cell table:style-name="ce688" office:value-type="string" calcext:value-type="string">
            <text:p>baseline_flow</text:p>
          </table:table-cell>
          <table:table-cell table:style-name="ce688" office:value-type="string" calcext:value-type="string">
            <text:p>flow_swatA6/eval_flow_mitm_rej/</text:p>
          </table:table-cell>
          <table:table-cell table:style-name="ce688" office:value-type="string" calcext:value-type="string">
            <text:p>-</text:p>
          </table:table-cell>
          <table:table-cell office:value-type="float" office:value="466" calcext:value-type="float">
            <text:p>466</text:p>
          </table:table-cell>
          <table:table-cell office:value-type="float" office:value="247140" calcext:value-type="float">
            <text:p>247140</text:p>
          </table:table-cell>
          <table:table-cell office:value-type="float" office:value="243" calcext:value-type="float">
            <text:p>243</text:p>
          </table:table-cell>
          <table:table-cell office:value-type="float" office:value="915" calcext:value-type="float">
            <text:p>915</text:p>
          </table:table-cell>
          <table:table-cell office:value-type="float" office:value="0.342736248236953" calcext:value-type="float">
            <text:p>0.342736248236953</text:p>
          </table:table-cell>
          <table:table-cell office:value-type="float" office:value="0.003688698070992" calcext:value-type="float">
            <text:p>0.003688698070992</text:p>
          </table:table-cell>
          <table:table-cell office:value-type="float" office:value="0.342736248236953" calcext:value-type="float">
            <text:p>0.342736248236953</text:p>
          </table:table-cell>
          <table:table-cell office:value-type="float" office:value="0.007298842368049" calcext:value-type="float">
            <text:p>0.007298842368049</text:p>
          </table:table-cell>
          <table:table-cell table:style-name="ce698" office:value-type="time" office:time-value="PT03H30M51.50422S" calcext:value-type="time">
            <text:p>03:30:51.50</text:p>
          </table:table-cell>
          <table:table-cell office:value-type="string" calcext:value-type="string">
            <text:p>runs/save_model/baseline_doDL_flow_lof_V/AD/e2d1c37f_OneClassSVM_model.jlib</text:p>
          </table:table-cell>
          <table:table-cell table:number-columns-repeated="29"/>
        </table:table-row>
        <table:table-row table:style-name="ro5" table:number-rows-repeated="4">
          <table:table-cell table:number-columns-repeated="45"/>
        </table:table-row>
        <table:table-row table:style-name="ro5">
          <table:table-cell table:number-columns-repeated="10"/>
          <table:table-cell table:style-name="ce765" table:number-columns-repeated="3"/>
          <table:table-cell table:number-columns-repeated="32"/>
        </table:table-row>
        <table:table-row table:style-name="ro5" table:number-rows-repeated="19">
          <table:table-cell table:number-columns-repeated="45"/>
        </table:table-row>
        <table:table-row table:style-name="ro5">
          <table:table-cell table:number-columns-repeated="18"/>
          <table:table-cell office:value-type="string" calcext:value-type="string">
            <text:p><text:s text:c="86"/>[10/47013]</text:p>
          </table:table-cell>
          <table:table-cell table:number-columns-repeated="26"/>
        </table:table-row>
        <table:table-row table:style-name="ro5" table:number-rows-repeated="27">
          <table:table-cell table:number-columns-repeated="45"/>
        </table:table-row>
        <table:table-row table:style-name="ro5">
          <table:table-cell table:number-columns-repeated="45"/>
        </table:table-row>
      </table:table>
      <table:table table:name="hyperparameters" table:style-name="ta7">
        <office:forms form:automatic-focus="false" form:apply-design-mode="false"/>
        <table:table-column table:style-name="co7" table:default-cell-style-name="Default"/>
        <table:table-column table:style-name="co7" table:number-columns-repeated="2" table:default-cell-style-name="ce770"/>
        <table:table-row table:style-name="ro5">
          <table:table-cell table:style-name="ce768" office:value-type="string" calcext:value-type="string">
            <text:p>hyperparams</text:p>
          </table:table-cell>
          <table:table-cell table:style-name="Default" table:number-columns-repeated="2"/>
        </table:table-row>
        <table:table-row table:style-name="ro5">
          <table:table-cell/>
          <table:table-cell table:style-name="ce769" office:value-type="string" calcext:value-type="string">
            <text:p>seq_len</text:p>
          </table:table-cell>
          <table:table-cell table:style-name="ce773" office:value-type="string" calcext:value-type="string">
            <text:p>1 &amp; 3</text:p>
          </table:table-cell>
        </table:table-row>
        <table:table-row table:style-name="ro5">
          <table:table-cell/>
          <table:table-cell office:value-type="string" calcext:value-type="string">
            <text:p>batch_siz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/>
          <table:table-cell table:style-name="ce771" office:value-type="string" calcext:value-type="string">
            <text:p>trainGB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/>
          <table:table-cell table:style-name="ce771" office:value-type="string" calcext:value-type="string">
            <text:p>valiGB</text:p>
          </table:table-cell>
          <table:table-cell office:value-type="string" calcext:value-type="string">
            <text:p>XXX</text:p>
          </table:table-cell>
        </table:table-row>
        <table:table-row table:style-name="ro5">
          <table:table-cell/>
          <table:table-cell table:style-name="ce771" office:value-type="string" calcext:value-type="string">
            <text:p>fitGB</text:p>
          </table:table-cell>
          <table:table-cell office:value-type="string" calcext:value-type="string">
            <text:p>XXX</text:p>
          </table:table-cell>
        </table:table-row>
        <table:table-row table:style-name="ro5">
          <table:table-cell/>
          <table:table-cell table:style-name="ce771" office:value-type="string" calcext:value-type="string">
            <text:p>predictGB</text:p>
          </table:table-cell>
          <table:table-cell office:value-type="string" calcext:value-type="string">
            <text:p>XXX</text:p>
          </table:table-cell>
        </table:table-row>
        <table:table-row table:style-name="ro5">
          <table:table-cell/>
          <table:table-cell table:style-name="ce771" office:value-type="string" calcext:value-type="string">
            <text:p>evalGB</text:p>
          </table:table-cell>
          <table:table-cell office:value-type="string" calcext:value-type="string">
            <text:p>XXX</text:p>
          </table:table-cell>
        </table:table-row>
        <table:table-row table:style-name="ro5">
          <table:table-cell/>
          <table:table-cell office:value-type="string" calcext:value-type="string">
            <text:p>learinrate</text:p>
          </table:table-cell>
          <table:table-cell office:value-type="string" calcext:value-type="string">
            <text:p>0,00005 (5E-05) </text:p>
          </table:table-cell>
        </table:table-row>
        <table:table-row table:style-name="ro5">
          <table:table-cell/>
          <table:table-cell office:value-type="string" calcext:value-type="string">
            <text:p>layer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/>
          <table:table-cell office:value-type="string" calcext:value-type="string">
            <text:p>input size</text:p>
          </table:table-cell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string" calcext:value-type="string">
            <text:p>latent size</text:p>
          </table:table-cell>
          <table:table-cell office:value-type="float" office:value="64" calcext:value-type="float">
            <text:p>64</text:p>
          </table:table-cell>
        </table:table-row>
        <table:table-row table:style-name="ro5">
          <table:table-cell/>
          <table:table-cell office:value-type="string" calcext:value-type="string">
            <text:p>optim</text:p>
          </table:table-cell>
          <table:table-cell office:value-type="string" calcext:value-type="string">
            <text:p>adamW</text:p>
          </table:table-cell>
        </table:table-row>
        <table:table-row table:style-name="ro5">
          <table:table-cell/>
          <table:table-cell office:value-type="string" calcext:value-type="string">
            <text:p>schedular</text:p>
          </table:table-cell>
          <table:table-cell office:value-type="string" calcext:value-type="string">
            <text:p>OneCycle</text:p>
          </table:table-cell>
        </table:table-row>
        <table:table-row table:style-name="ro5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</table:table-row>
        <table:table-row table:style-name="ro5">
          <table:table-cell/>
          <table:table-cell office:value-type="string" calcext:value-type="string">
            <text:p>Max epoch</text:p>
          </table:table-cell>
          <table:table-cell office:value-type="float" office:value="144" calcext:value-type="float">
            <text:p>144</text:p>
          </table:table-cell>
        </table:table-row>
        <table:table-row table:style-name="ro5">
          <table:table-cell/>
          <table:table-cell table:style-name="ce772" office:value-type="string" calcext:value-type="string">
            <text:p>data_stride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/>
          <table:table-cell office:value-type="string" calcext:value-type="string">
            <text:p>SEED</text:p>
          </table:table-cell>
          <table:table-cell office:value-type="float" office:value="1994" calcext:value-type="float">
            <text:p>1994</text:p>
          </table:table-cell>
        </table:table-row>
        <table:table-row table:style-name="ro5">
          <table:table-cell/>
          <table:table-cell office:value-type="string" calcext:value-type="string">
            <text:p>clipping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/>
          <table:table-cell office:value-type="string" calcext:value-type="string">
            <text:p>CELL</text:p>
          </table:table-cell>
          <table:table-cell office:value-type="string" calcext:value-type="string">
            <text:p>GRU</text:p>
          </table:table-cell>
        </table:table-row>
      </table:table>
      <table:table table:name="hardware &amp; performance" table:style-name="ta8">
        <office:forms form:automatic-focus="false" form:apply-design-mode="false"/>
        <table:table-column table:style-name="co7" table:number-columns-repeated="2" table:default-cell-style-name="Default"/>
        <table:table-column table:style-name="co46" table:default-cell-style-name="Default"/>
        <table:table-column table:style-name="co47" table:default-cell-style-name="ce456"/>
        <table:table-column table:style-name="co48" table:default-cell-style-name="ce456"/>
        <table:table-column table:style-name="co49" table:default-cell-style-name="Default"/>
        <table:table-row table:style-name="ro5">
          <table:table-cell table:style-name="ce579" office:value-type="string" calcext:value-type="string">
            <text:p>HARDWARE INF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5">
          <table:table-cell/>
          <table:table-cell table:style-name="ce325" office:value-type="string" calcext:value-type="string">
            <text:p>static</text:p>
          </table:table-cell>
          <table:table-cell table:style-name="ce365" table:number-columns-repeated="3"/>
          <table:table-cell/>
        </table:table-row>
        <table:table-row table:style-name="ro5">
          <table:table-cell table:number-columns-repeated="2"/>
          <table:table-cell table:style-name="ce366" office:value-type="string" calcext:value-type="string">
            <text:p>GPU</text:p>
          </table:table-cell>
          <table:table-cell table:style-name="ce529" office:value-type="string" calcext:value-type="string">
            <text:p>1 x NVIDIA Tesla T4</text:p>
          </table:table-cell>
          <table:table-cell table:style-name="ce529" office:value-type="string" calcext:value-type="string">
            <text:p>2560 CUDA Cores</text:p>
          </table:table-cell>
          <table:table-cell/>
        </table:table-row>
        <table:table-row table:style-name="ro5">
          <table:table-cell table:number-columns-repeated="2"/>
          <table:table-cell table:style-name="ce367" office:value-type="string" calcext:value-type="string">
            <text:p>CPU</text:p>
          </table:table-cell>
          <table:table-cell office:value-type="string" calcext:value-type="string">
            <text:p>4 vCPUs Intel Haswell</text:p>
          </table:table-cell>
          <table:table-cell office:value-type="string" calcext:value-type="string">
            <text:p><text:s/>(n1-standard-4) on GCP</text:p>
          </table:table-cell>
          <table:table-cell/>
        </table:table-row>
        <table:table-row table:style-name="ro5">
          <table:table-cell table:number-columns-repeated="2"/>
          <table:table-cell table:style-name="ce366" office:value-type="string" calcext:value-type="string">
            <text:p>Motherboard</text:p>
          </table:table-cell>
          <table:table-cell table:style-name="ce529" office:value-type="string" calcext:value-type="string">
            <text:p>PCIe 3@16x</text:p>
          </table:table-cell>
          <table:table-cell table:style-name="ce529"/>
          <table:table-cell/>
        </table:table-row>
        <table:table-row table:style-name="ro5">
          <table:table-cell table:number-columns-repeated="2"/>
          <table:table-cell table:style-name="ce368" office:value-type="string" calcext:value-type="string">
            <text:p>RAM</text:p>
          </table:table-cell>
          <table:table-cell table:style-name="ce572" office:value-type="string" calcext:value-type="string">
            <text:p>15 GB</text:p>
          </table:table-cell>
          <table:table-cell table:style-name="ce572"/>
          <table:table-cell/>
        </table:table-row>
        <table:table-row table:style-name="ro5">
          <table:table-cell table:number-columns-repeated="2"/>
          <table:table-cell table:style-name="ce385" office:value-type="string" calcext:value-type="string">
            <text:p>Drivers</text:p>
          </table:table-cell>
          <table:table-cell table:style-name="ce457" table:number-columns-repeated="2"/>
          <table:table-cell/>
        </table:table-row>
        <table:table-row table:style-name="ro5">
          <table:table-cell table:number-columns-repeated="2"/>
          <table:table-cell table:style-name="ce456"/>
          <table:table-cell office:value-type="string" calcext:value-type="string">
            <text:p>NVIDIA-SMI</text:p>
          </table:table-cell>
          <table:table-cell table:style-name="ce498" office:value-type="string" calcext:value-type="string">
            <text:p>465.19.01</text:p>
          </table:table-cell>
          <table:table-cell/>
        </table:table-row>
        <table:table-row table:style-name="ro5">
          <table:table-cell table:number-columns-repeated="2"/>
          <table:table-cell table:style-name="ce457"/>
          <table:table-cell table:style-name="ce457" office:value-type="string" calcext:value-type="string">
            <text:p>Pytorch</text:p>
          </table:table-cell>
          <table:table-cell table:style-name="ce457" office:value-type="float" office:value="1.9" calcext:value-type="float">
            <text:p>1.9</text:p>
          </table:table-cell>
          <table:table-cell/>
        </table:table-row>
        <table:table-row table:style-name="ro5">
          <table:table-cell table:number-columns-repeated="2"/>
          <table:table-cell table:style-name="ce456" office:value-type="string" calcext:value-type="string">
            <text:p><text:s/></text:p>
          </table:table-cell>
          <table:table-cell office:value-type="string" calcext:value-type="string">
            <text:p>CUDA Version: 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5">
          <table:table-cell table:number-columns-repeated="2"/>
          <table:table-cell table:style-name="ce457"/>
          <table:table-cell table:style-name="ce457" office:value-type="string" calcext:value-type="string">
            <text:p>cudNN version</text:p>
          </table:table-cell>
          <table:table-cell table:style-name="ce457" office:value-type="float" office:value="8005" calcext:value-type="float">
            <text:p>8005</text:p>
          </table:table-cell>
          <table:table-cell/>
        </table:table-row>
        <table:table-row table:style-name="ro5">
          <table:table-cell/>
          <table:table-cell table:style-name="ce361" office:value-type="string" calcext:value-type="string">
            <text:p>dynamic</text:p>
          </table:table-cell>
          <table:table-cell/>
          <table:table-cell table:style-name="Default" table:number-columns-repeated="2"/>
          <table:table-cell/>
        </table:table-row>
        <table:table-row table:style-name="ro12">
          <table:table-cell table:number-columns-repeated="2"/>
          <table:table-cell table:style-name="ce492" office:value-type="string" calcext:value-type="string">
            <text:p>–finput <text:span text:style-name="T1">1</text:span> --batch_size <text:span text:style-name="T2">2</text:span> &amp;&amp; 32**2 = 1024 fragment size (4 layer’s)</text:p>
          </table:table-cell>
          <table:table-cell table:style-name="ce492" table:number-columns-repeated="2"/>
          <table:table-cell/>
        </table:table-row>
        <table:table-row table:style-name="ro5">
          <table:table-cell table:number-columns-repeated="3"/>
          <table:table-cell office:value-type="string" calcext:value-type="string">
            <text:p>RX: 90 MB/s</text:p>
          </table:table-cell>
          <table:table-cell office:value-type="string" calcext:value-type="string">
            <text:p>TX: 18 MS/s</text:p>
          </table:table-cell>
          <table:table-cell table:style-name="ce456" office:value-type="string" calcext:value-type="string">
            <text:p>~40% Utliazation</text:p>
          </table:table-cell>
        </table:table-row>
        <table:table-row table:style-name="ro5">
          <table:table-cell table:number-columns-repeated="3"/>
          <table:table-cell table:style-name="ce529" office:value-type="string" calcext:value-type="string">
            <text:p>1 epoche (2.436.685 samples)</text:p>
          </table:table-cell>
          <table:table-cell table:style-name="ce529" office:value-type="string" calcext:value-type="string">
            <text:p>~24h</text:p>
          </table:table-cell>
          <table:table-cell table:style-name="ce529"/>
        </table:table-row>
        <table:table-row table:style-name="ro5">
          <table:table-cell table:number-columns-repeated="3"/>
          <table:table-cell table:style-name="ce497" office:value-type="string" calcext:value-type="string">
            <text:p>~ 50 batch/s</text:p>
          </table:table-cell>
          <table:table-cell/>
          <table:table-cell table:style-name="ce456"/>
        </table:table-row>
        <table:table-row table:style-name="ro12">
          <table:table-cell table:number-columns-repeated="2"/>
          <table:table-cell table:style-name="ce493" office:value-type="string" calcext:value-type="string">
            <text:p>–finput <text:span text:style-name="T1">3</text:span> --batch_size <text:span text:style-name="T2">2</text:span> &amp;&amp; 32**2 = 1024 fragment size (4 layer’s)</text:p>
          </table:table-cell>
          <table:table-cell table:style-name="ce493" table:number-columns-repeated="2"/>
          <table:table-cell/>
        </table:table-row>
        <table:table-row table:style-name="ro5">
          <table:table-cell table:number-columns-repeated="3"/>
          <table:table-cell office:value-type="string" calcext:value-type="string">
            <text:p>RX: 90 MB/s</text:p>
          </table:table-cell>
          <table:table-cell office:value-type="string" calcext:value-type="string">
            <text:p>TX: 18 MS/s</text:p>
          </table:table-cell>
          <table:table-cell table:style-name="ce456" office:value-type="string" calcext:value-type="string">
            <text:p>~40% Utliazation</text:p>
          </table:table-cell>
        </table:table-row>
        <table:table-row table:style-name="ro5">
          <table:table-cell table:number-columns-repeated="3"/>
          <table:table-cell table:style-name="ce529" office:value-type="string" calcext:value-type="string">
            <text:p>1 epoche (2.436.685 samples)</text:p>
          </table:table-cell>
          <table:table-cell table:style-name="ce529" office:value-type="string" calcext:value-type="string">
            <text:p>~24h</text:p>
          </table:table-cell>
          <table:table-cell table:style-name="ce529"/>
        </table:table-row>
        <table:table-row table:style-name="ro5">
          <table:table-cell table:number-columns-repeated="3"/>
          <table:table-cell table:style-name="ce497" office:value-type="string" calcext:value-type="string">
            <text:p>~ 30 batch/s</text:p>
          </table:table-cell>
          <table:table-cell/>
          <table:table-cell table:style-name="ce4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996699" fo:border="0.06pt solid #660066"/>
      <style:text-properties fo:color="#000000" style:text-outline="true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0:39:21.176710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7:03:38.664615291</meta:creation-date>
    <dc:date>2022-04-20T10:40:07.217227960</dc:date>
    <meta:editing-duration>P4DT22H50M</meta:editing-duration>
    <meta:editing-cycles>126</meta:editing-cycles>
    <meta:generator>LibreOffice/6.1.5.2$Linux_X86_64 LibreOffice_project/10$Build-2</meta:generator>
    <meta:document-statistic meta:table-count="8" meta:cell-count="7012" meta:object-count="0"/>
  </office:meta>
</office:document-meta>
</file>